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74f9c" officeooo:paragraph-rsid="00074f9c"/>
    </style:style>
    <style:style style:name="P4" style:family="paragraph" style:parent-style-name="Text_20_body">
      <style:text-properties officeooo:rsid="0009085c" officeooo:paragraph-rsid="0009085c"/>
    </style:style>
    <style:style style:name="P5" style:family="paragraph" style:parent-style-name="Text_20_body">
      <style:text-properties officeooo:rsid="000a6401" officeooo:paragraph-rsid="000a6401"/>
    </style:style>
    <style:style style:name="P6" style:family="paragraph" style:parent-style-name="Text_20_body">
      <style:text-properties officeooo:rsid="000b5457" officeooo:paragraph-rsid="000b5457"/>
    </style:style>
    <style:style style:name="P7" style:family="paragraph" style:parent-style-name="Text_20_body">
      <style:text-properties officeooo:rsid="000c9818" officeooo:paragraph-rsid="000c9818"/>
    </style:style>
    <style:style style:name="P8" style:family="paragraph" style:parent-style-name="Text_20_body">
      <style:text-properties officeooo:paragraph-rsid="000c9818"/>
    </style:style>
    <style:style style:name="P9" style:family="paragraph" style:parent-style-name="Text_20_body">
      <style:text-properties officeooo:rsid="000de1a5" officeooo:paragraph-rsid="000de1a5"/>
    </style:style>
    <style:style style:name="P10" style:family="paragraph" style:parent-style-name="Text_20_body">
      <style:text-properties officeooo:rsid="00109723" officeooo:paragraph-rsid="00109723"/>
    </style:style>
    <style:style style:name="P11" style:family="paragraph" style:parent-style-name="Text_20_body">
      <style:text-properties officeooo:rsid="0011d908" officeooo:paragraph-rsid="0011d908"/>
    </style:style>
    <style:style style:name="P12" style:family="paragraph" style:parent-style-name="Text_20_body">
      <style:text-properties officeooo:rsid="0013a7a4" officeooo:paragraph-rsid="0013a7a4"/>
    </style:style>
    <style:style style:name="P13" style:family="paragraph" style:parent-style-name="Text_20_body">
      <style:text-properties officeooo:rsid="0013a7a4" officeooo:paragraph-rsid="0014f394"/>
    </style:style>
    <style:style style:name="P14" style:family="paragraph" style:parent-style-name="Text_20_body">
      <style:text-properties officeooo:rsid="001ae59d" officeooo:paragraph-rsid="001ae59d"/>
    </style:style>
    <style:style style:name="P15" style:family="paragraph" style:parent-style-name="Text_20_body">
      <style:paragraph-properties fo:text-align="center" style:justify-single-word="false"/>
      <style:text-properties officeooo:rsid="001ae59d" officeooo:paragraph-rsid="001ae59d"/>
    </style:style>
    <style:style style:name="P16" style:family="paragraph" style:parent-style-name="Text_20_body">
      <style:text-properties officeooo:rsid="001ce7c0" officeooo:paragraph-rsid="001ce7c0"/>
    </style:style>
    <style:style style:name="P17" style:family="paragraph" style:parent-style-name="Text_20_body">
      <style:text-properties officeooo:paragraph-rsid="00151a0e"/>
    </style:style>
    <style:style style:name="P18" style:family="paragraph" style:parent-style-name="Text_20_body">
      <style:text-properties officeooo:rsid="001df2ed" officeooo:paragraph-rsid="001df2ed"/>
    </style:style>
    <style:style style:name="P19" style:family="paragraph" style:parent-style-name="Text_20_body">
      <style:text-properties officeooo:rsid="001e3fe1" officeooo:paragraph-rsid="001e3fe1"/>
    </style:style>
    <style:style style:name="P20" style:family="paragraph" style:parent-style-name="Text_20_body">
      <style:text-properties officeooo:rsid="001fdaa1" officeooo:paragraph-rsid="001fdaa1"/>
    </style:style>
    <style:style style:name="P21" style:family="paragraph" style:parent-style-name="Text_20_body">
      <style:text-properties officeooo:paragraph-rsid="00246c99"/>
    </style:style>
    <style:style style:name="P22" style:family="paragraph" style:parent-style-name="Text_20_body">
      <style:text-properties officeooo:rsid="00246c99" officeooo:paragraph-rsid="00246c99"/>
    </style:style>
    <style:style style:name="P23" style:family="paragraph" style:parent-style-name="Text_20_body">
      <style:text-properties officeooo:rsid="0025c595" officeooo:paragraph-rsid="0025c595"/>
    </style:style>
    <style:style style:name="P24" style:family="paragraph" style:parent-style-name="Text_20_body">
      <style:text-properties officeooo:rsid="002b4b90" officeooo:paragraph-rsid="002b4b90"/>
    </style:style>
    <style:style style:name="P25" style:family="paragraph" style:parent-style-name="Text_20_body">
      <style:text-properties officeooo:rsid="002d0c8d" officeooo:paragraph-rsid="002d0c8d"/>
    </style:style>
    <style:style style:name="P26" style:family="paragraph" style:parent-style-name="Text_20_body">
      <style:text-properties officeooo:rsid="002d0c8d" officeooo:paragraph-rsid="002f2393"/>
    </style:style>
    <style:style style:name="P27" style:family="paragraph" style:parent-style-name="Text_20_body">
      <style:text-properties officeooo:rsid="002de7c5" officeooo:paragraph-rsid="002de7c5"/>
    </style:style>
    <style:style style:name="P28" style:family="paragraph" style:parent-style-name="Text_20_body">
      <style:text-properties officeooo:rsid="002de7c5" officeooo:paragraph-rsid="002f2393"/>
    </style:style>
    <style:style style:name="P29" style:family="paragraph" style:parent-style-name="Text_20_body">
      <style:text-properties officeooo:rsid="002f2393" officeooo:paragraph-rsid="002f2393"/>
    </style:style>
    <style:style style:name="P30" style:family="paragraph" style:parent-style-name="Text_20_body">
      <style:text-properties officeooo:rsid="0030ded3" officeooo:paragraph-rsid="0030ded3"/>
    </style:style>
    <style:style style:name="P31" style:family="paragraph" style:parent-style-name="Text_20_body">
      <style:text-properties officeooo:rsid="0033c973" officeooo:paragraph-rsid="0033c973"/>
    </style:style>
    <style:style style:name="P32" style:family="paragraph" style:parent-style-name="Text_20_body">
      <style:text-properties officeooo:rsid="00349ee5" officeooo:paragraph-rsid="00349ee5"/>
    </style:style>
    <style:style style:name="P33" style:family="paragraph" style:parent-style-name="Text_20_body">
      <style:text-properties officeooo:rsid="00363961" officeooo:paragraph-rsid="00363961"/>
    </style:style>
    <style:style style:name="P34" style:family="paragraph" style:parent-style-name="Text_20_body">
      <style:text-properties officeooo:rsid="003653ce" officeooo:paragraph-rsid="003653ce"/>
    </style:style>
    <style:style style:name="P35" style:family="paragraph" style:parent-style-name="Text_20_body">
      <style:text-properties officeooo:rsid="00380e27" officeooo:paragraph-rsid="00380e27"/>
    </style:style>
    <style:style style:name="P36" style:family="paragraph" style:parent-style-name="Text_20_body">
      <style:text-properties officeooo:rsid="00380e27" officeooo:paragraph-rsid="0038e135"/>
    </style:style>
    <style:style style:name="P37" style:family="paragraph" style:parent-style-name="Text_20_body">
      <style:text-properties officeooo:rsid="00380e27" officeooo:paragraph-rsid="0039fe53"/>
    </style:style>
    <style:style style:name="P38" style:family="paragraph" style:parent-style-name="Text_20_body">
      <style:text-properties officeooo:rsid="00380e27" officeooo:paragraph-rsid="003c0cfe"/>
    </style:style>
    <style:style style:name="P39" style:family="paragraph" style:parent-style-name="Text_20_body">
      <style:text-properties officeooo:rsid="00380e27" officeooo:paragraph-rsid="003eb10a"/>
    </style:style>
    <style:style style:name="P40" style:family="paragraph" style:parent-style-name="Text_20_body">
      <style:text-properties officeooo:rsid="00380e27" officeooo:paragraph-rsid="003fc60a"/>
    </style:style>
    <style:style style:name="P41" style:family="paragraph" style:parent-style-name="Text_20_body">
      <style:text-properties officeooo:rsid="0038a5c5" officeooo:paragraph-rsid="0038a5c5"/>
    </style:style>
    <style:style style:name="P42" style:family="paragraph" style:parent-style-name="Text_20_body">
      <style:text-properties officeooo:rsid="00287341" officeooo:paragraph-rsid="0038e135"/>
    </style:style>
    <style:style style:name="P43" style:family="paragraph" style:parent-style-name="Text_20_body">
      <style:text-properties officeooo:rsid="0039fe53" officeooo:paragraph-rsid="0039fe53"/>
    </style:style>
    <style:style style:name="P44" style:family="paragraph" style:parent-style-name="Text_20_body">
      <style:text-properties officeooo:rsid="003b9021" officeooo:paragraph-rsid="003b9021"/>
    </style:style>
    <style:style style:name="P45" style:family="paragraph" style:parent-style-name="Text_20_body">
      <style:text-properties officeooo:rsid="003eb351" officeooo:paragraph-rsid="003eb351"/>
    </style:style>
    <style:style style:name="P46" style:family="paragraph" style:parent-style-name="Text_20_body">
      <style:text-properties officeooo:rsid="00404393" officeooo:paragraph-rsid="00404393"/>
    </style:style>
    <style:style style:name="P47" style:family="paragraph" style:parent-style-name="Text_20_body">
      <style:text-properties officeooo:rsid="00417672" officeooo:paragraph-rsid="00435201"/>
    </style:style>
    <style:style style:name="P48" style:family="paragraph" style:parent-style-name="Text_20_body">
      <style:text-properties officeooo:rsid="004b528d" officeooo:paragraph-rsid="004b528d"/>
    </style:style>
    <style:style style:name="P49" style:family="paragraph" style:parent-style-name="Text_20_body">
      <style:text-properties officeooo:rsid="004bf848" officeooo:paragraph-rsid="004bf848"/>
    </style:style>
    <style:style style:name="P50" style:family="paragraph" style:parent-style-name="Text_20_body">
      <style:text-properties officeooo:rsid="004d6e53" officeooo:paragraph-rsid="004d6e53"/>
    </style:style>
    <style:style style:name="P51" style:family="paragraph" style:parent-style-name="Text_20_body">
      <style:text-properties officeooo:rsid="004d7078" officeooo:paragraph-rsid="004d7078"/>
    </style:style>
    <style:style style:name="P52" style:family="paragraph" style:parent-style-name="Text_20_body">
      <style:text-properties officeooo:rsid="004dbbce" officeooo:paragraph-rsid="004dbbce"/>
    </style:style>
    <style:style style:name="P53" style:family="paragraph" style:parent-style-name="Text_20_body">
      <style:text-properties officeooo:rsid="004f6dc9" officeooo:paragraph-rsid="004f6dc9"/>
    </style:style>
    <style:style style:name="P54" style:family="paragraph" style:parent-style-name="Text_20_body">
      <style:text-properties officeooo:rsid="0050720b" officeooo:paragraph-rsid="0051e517"/>
    </style:style>
    <style:style style:name="P55" style:family="paragraph" style:parent-style-name="Text_20_body">
      <style:text-properties officeooo:rsid="0050720b" officeooo:paragraph-rsid="00524be4"/>
    </style:style>
    <style:style style:name="P56" style:family="paragraph" style:parent-style-name="Text_20_body">
      <style:text-properties officeooo:rsid="0053e5f9" officeooo:paragraph-rsid="0053e5f9"/>
    </style:style>
    <style:style style:name="P57" style:family="paragraph" style:parent-style-name="Text_20_body">
      <style:text-properties officeooo:rsid="0055b818" officeooo:paragraph-rsid="0055b818"/>
    </style:style>
    <style:style style:name="P58" style:family="paragraph" style:parent-style-name="Text_20_body">
      <style:text-properties officeooo:rsid="0057afd3" officeooo:paragraph-rsid="0057afd3"/>
    </style:style>
    <style:style style:name="P59" style:family="paragraph" style:parent-style-name="Text_20_body">
      <style:text-properties officeooo:rsid="00591933" officeooo:paragraph-rsid="00591933"/>
    </style:style>
    <style:style style:name="P60" style:family="paragraph" style:parent-style-name="Text_20_body">
      <style:text-properties officeooo:rsid="005a8f8d" officeooo:paragraph-rsid="005a8f8d"/>
    </style:style>
    <style:style style:name="P61" style:family="paragraph" style:parent-style-name="Text_20_body">
      <style:text-properties officeooo:rsid="005b4cc6" officeooo:paragraph-rsid="005b4cc6"/>
    </style:style>
    <style:style style:name="P62" style:family="paragraph" style:parent-style-name="Text_20_body">
      <style:text-properties officeooo:rsid="005bc91d" officeooo:paragraph-rsid="005bc91d"/>
    </style:style>
    <style:style style:name="P63" style:family="paragraph" style:parent-style-name="Text_20_body">
      <style:text-properties officeooo:rsid="005d1752" officeooo:paragraph-rsid="005d1752"/>
    </style:style>
    <style:style style:name="P64" style:family="paragraph" style:parent-style-name="Text_20_body">
      <style:text-properties officeooo:rsid="006082cc" officeooo:paragraph-rsid="006082cc"/>
    </style:style>
    <style:style style:name="P65" style:family="paragraph" style:parent-style-name="Text_20_body">
      <style:text-properties officeooo:rsid="00524be4" officeooo:paragraph-rsid="00524be4"/>
    </style:style>
    <style:style style:name="P66" style:family="paragraph" style:parent-style-name="Text_20_body">
      <style:text-properties officeooo:rsid="0060ecb5" officeooo:paragraph-rsid="0060ecb5"/>
    </style:style>
    <style:style style:name="P67" style:family="paragraph" style:parent-style-name="Text_20_body">
      <style:text-properties officeooo:paragraph-rsid="0053e5f9"/>
    </style:style>
    <style:style style:name="P68" style:family="paragraph" style:parent-style-name="Text_20_body">
      <style:text-properties officeooo:rsid="006128c2" officeooo:paragraph-rsid="006128c2"/>
    </style:style>
    <style:style style:name="P69" style:family="paragraph" style:parent-style-name="Text_20_body">
      <style:text-properties officeooo:paragraph-rsid="0062ce71"/>
    </style:style>
    <style:style style:name="P70" style:family="paragraph" style:parent-style-name="Text_20_body">
      <style:text-properties officeooo:rsid="0063fe4a" officeooo:paragraph-rsid="0063fe4a"/>
    </style:style>
    <style:style style:name="P71" style:family="paragraph" style:parent-style-name="Text_20_body">
      <style:text-properties officeooo:rsid="00680da6" officeooo:paragraph-rsid="00680da6"/>
    </style:style>
    <style:style style:name="P72" style:family="paragraph" style:parent-style-name="Text_20_body">
      <style:text-properties officeooo:rsid="006a05cb" officeooo:paragraph-rsid="006a05cb"/>
    </style:style>
    <style:style style:name="P73" style:family="paragraph" style:parent-style-name="Text_20_body">
      <style:text-properties officeooo:rsid="0044f440" officeooo:paragraph-rsid="0044f440"/>
    </style:style>
    <style:style style:name="P74" style:family="paragraph" style:parent-style-name="Text_20_body">
      <style:text-properties officeooo:rsid="006d80bb" officeooo:paragraph-rsid="006d80bb"/>
    </style:style>
    <style:style style:name="P75" style:family="paragraph" style:parent-style-name="Text_20_body">
      <style:text-properties officeooo:rsid="006f07c2" officeooo:paragraph-rsid="006f07c2"/>
    </style:style>
    <style:style style:name="P76" style:family="paragraph" style:parent-style-name="Text_20_body">
      <style:text-properties officeooo:rsid="006fdf45" officeooo:paragraph-rsid="006fdf45"/>
    </style:style>
    <style:style style:name="P77" style:family="paragraph" style:parent-style-name="Text_20_body">
      <style:text-properties officeooo:rsid="0070c310" officeooo:paragraph-rsid="0070c310"/>
    </style:style>
    <style:style style:name="P78" style:family="paragraph" style:parent-style-name="Text_20_body">
      <style:text-properties officeooo:rsid="007145eb" officeooo:paragraph-rsid="007145eb"/>
    </style:style>
    <style:style style:name="P79" style:family="paragraph" style:parent-style-name="Text_20_body">
      <style:text-properties officeooo:rsid="007297d7" officeooo:paragraph-rsid="007297d7"/>
    </style:style>
    <style:style style:name="P80" style:family="paragraph" style:parent-style-name="Text_20_body">
      <style:text-properties officeooo:rsid="00748fac" officeooo:paragraph-rsid="00748fac"/>
    </style:style>
    <style:style style:name="P81" style:family="paragraph" style:parent-style-name="Text_20_body">
      <style:text-properties officeooo:rsid="0075b793" officeooo:paragraph-rsid="0075b793"/>
    </style:style>
    <style:style style:name="P82" style:family="paragraph" style:parent-style-name="Text_20_body">
      <style:text-properties officeooo:rsid="00767e0d" officeooo:paragraph-rsid="00767e0d"/>
    </style:style>
    <style:style style:name="P83" style:family="paragraph" style:parent-style-name="Text_20_body">
      <style:text-properties officeooo:rsid="0076fac3" officeooo:paragraph-rsid="0076fac3"/>
    </style:style>
    <style:style style:name="P84" style:family="paragraph" style:parent-style-name="Text_20_body">
      <style:text-properties officeooo:rsid="00788108" officeooo:paragraph-rsid="00788108"/>
    </style:style>
    <style:style style:name="P85" style:family="paragraph" style:parent-style-name="Text_20_body">
      <style:text-properties officeooo:rsid="0079036b" officeooo:paragraph-rsid="0079036b"/>
    </style:style>
    <style:style style:name="P86" style:family="paragraph" style:parent-style-name="Text_20_body">
      <style:text-properties officeooo:rsid="0079b443" officeooo:paragraph-rsid="0079b443"/>
    </style:style>
    <style:style style:name="P87" style:family="paragraph" style:parent-style-name="Text_20_body">
      <style:text-properties officeooo:rsid="007aef50" officeooo:paragraph-rsid="007aef50"/>
    </style:style>
    <style:style style:name="P88" style:family="paragraph" style:parent-style-name="Text_20_body">
      <style:text-properties officeooo:rsid="007b653f" officeooo:paragraph-rsid="007b653f"/>
    </style:style>
    <style:style style:name="P89" style:family="paragraph" style:parent-style-name="Text_20_body">
      <style:text-properties officeooo:rsid="007e4cc5" officeooo:paragraph-rsid="007e4cc5"/>
    </style:style>
    <style:style style:name="P90" style:family="paragraph" style:parent-style-name="Text_20_body">
      <style:text-properties fo:font-weight="bold" officeooo:rsid="007e4cc5" officeooo:paragraph-rsid="007e4cc5" style:font-weight-asian="bold" style:font-weight-complex="bold"/>
    </style:style>
    <style:style style:name="P91" style:family="paragraph" style:parent-style-name="Text_20_body">
      <style:text-properties officeooo:rsid="007fffbd" officeooo:paragraph-rsid="007fffbd"/>
    </style:style>
    <style:style style:name="P92" style:family="paragraph" style:parent-style-name="Text_20_body">
      <style:text-properties officeooo:rsid="00822bb2" officeooo:paragraph-rsid="00822bb2"/>
    </style:style>
    <style:style style:name="P93" style:family="paragraph" style:parent-style-name="Text_20_body">
      <style:text-properties officeooo:rsid="00830030" officeooo:paragraph-rsid="00830030"/>
    </style:style>
    <style:style style:name="P94" style:family="paragraph" style:parent-style-name="Text_20_body">
      <style:text-properties officeooo:rsid="00843267" officeooo:paragraph-rsid="00843267"/>
    </style:style>
    <style:style style:name="P95" style:family="paragraph" style:parent-style-name="Text_20_body">
      <style:text-properties officeooo:rsid="0085efd8" officeooo:paragraph-rsid="0085efd8"/>
    </style:style>
    <style:style style:name="P96" style:family="paragraph" style:parent-style-name="Text_20_body">
      <style:text-properties officeooo:rsid="00872a87" officeooo:paragraph-rsid="00872a87"/>
    </style:style>
    <style:style style:name="P97" style:family="paragraph" style:parent-style-name="Text_20_body">
      <style:text-properties officeooo:rsid="008875c9" officeooo:paragraph-rsid="008875c9"/>
    </style:style>
    <style:style style:name="P98" style:family="paragraph" style:parent-style-name="Text_20_body">
      <style:text-properties officeooo:rsid="008a2a0f" officeooo:paragraph-rsid="008a2a0f"/>
    </style:style>
    <style:style style:name="P99" style:family="paragraph" style:parent-style-name="Text_20_body">
      <style:text-properties officeooo:rsid="008b0173" officeooo:paragraph-rsid="008b0173"/>
    </style:style>
    <style:style style:name="P100" style:family="paragraph" style:parent-style-name="Text_20_body">
      <style:text-properties officeooo:rsid="008d9607" officeooo:paragraph-rsid="008d9607"/>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e9fc0" officeooo:paragraph-rsid="008e9fc0"/>
    </style:style>
    <style:style style:name="P103" style:family="paragraph" style:parent-style-name="Text_20_body">
      <style:text-properties officeooo:rsid="0090372a" officeooo:paragraph-rsid="0090372a"/>
    </style:style>
    <style:style style:name="P104" style:family="paragraph" style:parent-style-name="Text_20_body">
      <style:text-properties officeooo:rsid="009099c0" officeooo:paragraph-rsid="009099c0"/>
    </style:style>
    <style:style style:name="P105" style:family="paragraph" style:parent-style-name="Text_20_body">
      <style:text-properties officeooo:rsid="0091f701" officeooo:paragraph-rsid="0091f701"/>
    </style:style>
    <style:style style:name="P106" style:family="paragraph" style:parent-style-name="Text_20_body">
      <style:text-properties officeooo:rsid="00934ce3" officeooo:paragraph-rsid="00934ce3"/>
    </style:style>
    <style:style style:name="P107" style:family="paragraph" style:parent-style-name="Text_20_body">
      <style:text-properties officeooo:rsid="00934ce3" officeooo:paragraph-rsid="00949dc1"/>
    </style:style>
    <style:style style:name="P108" style:family="paragraph" style:parent-style-name="Text_20_body">
      <style:text-properties officeooo:rsid="0094a2e4" officeooo:paragraph-rsid="0094a2e4"/>
    </style:style>
    <style:style style:name="P109" style:family="paragraph" style:parent-style-name="Text_20_body">
      <style:text-properties officeooo:rsid="009663dc" officeooo:paragraph-rsid="009663dc"/>
    </style:style>
    <style:style style:name="P110" style:family="paragraph" style:parent-style-name="Text_20_body">
      <style:text-properties officeooo:rsid="009663dc" officeooo:paragraph-rsid="00a687eb"/>
    </style:style>
    <style:style style:name="P111" style:family="paragraph" style:parent-style-name="Text_20_body">
      <style:text-properties officeooo:rsid="0096966f" officeooo:paragraph-rsid="0096966f"/>
    </style:style>
    <style:style style:name="P112" style:family="paragraph" style:parent-style-name="Text_20_body">
      <style:text-properties officeooo:rsid="009751ed" officeooo:paragraph-rsid="009751ed"/>
    </style:style>
    <style:style style:name="P113" style:family="paragraph" style:parent-style-name="Text_20_body">
      <style:text-properties officeooo:rsid="009a6851" officeooo:paragraph-rsid="009a6851"/>
    </style:style>
    <style:style style:name="P114" style:family="paragraph" style:parent-style-name="Text_20_body">
      <style:text-properties officeooo:rsid="009a7657" officeooo:paragraph-rsid="009a7657"/>
    </style:style>
    <style:style style:name="P115" style:family="paragraph" style:parent-style-name="Text_20_body">
      <style:text-properties officeooo:rsid="009db2fe" officeooo:paragraph-rsid="009db2fe"/>
    </style:style>
    <style:style style:name="P116" style:family="paragraph" style:parent-style-name="Text_20_body">
      <style:text-properties officeooo:rsid="009f2afd" officeooo:paragraph-rsid="009f2afd"/>
    </style:style>
    <style:style style:name="P117" style:family="paragraph" style:parent-style-name="Text_20_body">
      <style:text-properties officeooo:rsid="00a3d028" officeooo:paragraph-rsid="00a3d028"/>
    </style:style>
    <style:style style:name="P118" style:family="paragraph" style:parent-style-name="Text_20_body">
      <style:text-properties officeooo:paragraph-rsid="00a5bd25"/>
    </style:style>
    <style:style style:name="P119" style:family="paragraph" style:parent-style-name="Text_20_body">
      <style:text-properties officeooo:rsid="00a6dd69" officeooo:paragraph-rsid="00a6dd69"/>
    </style:style>
    <style:style style:name="P120" style:family="paragraph" style:parent-style-name="Text_20_body">
      <style:text-properties officeooo:rsid="00a8bcd1" officeooo:paragraph-rsid="00a8bcd1"/>
    </style:style>
    <style:style style:name="P121" style:family="paragraph" style:parent-style-name="Text_20_body">
      <style:text-properties officeooo:rsid="00ac298a" officeooo:paragraph-rsid="00ac298a"/>
    </style:style>
    <style:style style:name="P122" style:family="paragraph" style:parent-style-name="Text_20_body">
      <style:text-properties officeooo:rsid="00addb75" officeooo:paragraph-rsid="00addb75"/>
    </style:style>
    <style:style style:name="P123" style:family="paragraph" style:parent-style-name="Text_20_body">
      <style:text-properties officeooo:rsid="00ae7953" officeooo:paragraph-rsid="00ae7953"/>
    </style:style>
    <style:style style:name="P124" style:family="paragraph" style:parent-style-name="Text_20_body">
      <style:text-properties officeooo:rsid="00af7453" officeooo:paragraph-rsid="00af7453"/>
    </style:style>
    <style:style style:name="P125" style:family="paragraph" style:parent-style-name="Text_20_body">
      <style:text-properties officeooo:rsid="00b0a964" officeooo:paragraph-rsid="00b0a964"/>
    </style:style>
    <style:style style:name="P126" style:family="paragraph" style:parent-style-name="Text_20_body">
      <style:text-properties officeooo:paragraph-rsid="00b0a964"/>
    </style:style>
    <style:style style:name="P127" style:family="paragraph" style:parent-style-name="Text_20_body">
      <style:text-properties officeooo:rsid="00b0c26b" officeooo:paragraph-rsid="00b0c26b"/>
    </style:style>
    <style:style style:name="P128" style:family="paragraph" style:parent-style-name="Text_20_body">
      <style:text-properties officeooo:paragraph-rsid="00b2aac9"/>
    </style:style>
    <style:style style:name="P129" style:family="paragraph" style:parent-style-name="Text_20_body">
      <style:text-properties officeooo:rsid="00b41032" officeooo:paragraph-rsid="00b41032"/>
    </style:style>
    <style:style style:name="P130" style:family="paragraph" style:parent-style-name="Text_20_body">
      <style:text-properties officeooo:rsid="00b561ec" officeooo:paragraph-rsid="00b561ec"/>
    </style:style>
    <style:style style:name="P131" style:family="paragraph" style:parent-style-name="Text_20_body">
      <style:text-properties officeooo:rsid="00b6cff3" officeooo:paragraph-rsid="00b6cff3"/>
    </style:style>
    <style:style style:name="P132" style:family="paragraph" style:parent-style-name="Text_20_body">
      <style:text-properties officeooo:rsid="00b766e2" officeooo:paragraph-rsid="00b766e2"/>
    </style:style>
    <style:style style:name="P133" style:family="paragraph" style:parent-style-name="Text_20_body">
      <style:text-properties officeooo:rsid="00b766e2" officeooo:paragraph-rsid="00b988a1"/>
    </style:style>
    <style:style style:name="P134" style:family="paragraph" style:parent-style-name="Text_20_body">
      <style:text-properties officeooo:paragraph-rsid="00b766e2"/>
    </style:style>
    <style:style style:name="P135" style:family="paragraph" style:parent-style-name="Text_20_body">
      <style:text-properties officeooo:rsid="00b939f3" officeooo:paragraph-rsid="00b988a1"/>
    </style:style>
    <style:style style:name="P136" style:family="paragraph" style:parent-style-name="Text_20_body">
      <style:text-properties officeooo:rsid="00b988a1" officeooo:paragraph-rsid="00b988a1"/>
    </style:style>
    <style:style style:name="P137" style:family="paragraph" style:parent-style-name="Text_20_body">
      <style:text-properties officeooo:rsid="00ba74f0" officeooo:paragraph-rsid="00ba74f0"/>
    </style:style>
    <style:style style:name="P138" style:family="paragraph" style:parent-style-name="Text_20_body">
      <style:text-properties officeooo:rsid="00babe20" officeooo:paragraph-rsid="00babe20"/>
    </style:style>
    <style:style style:name="P139" style:family="paragraph" style:parent-style-name="Text_20_body">
      <style:text-properties officeooo:rsid="00bd94c7" officeooo:paragraph-rsid="00bd94c7"/>
    </style:style>
    <style:style style:name="P140" style:family="paragraph" style:parent-style-name="Text_20_body">
      <style:text-properties officeooo:rsid="00bd94c7" officeooo:paragraph-rsid="00c324ef"/>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Preformatted_20_Text">
      <style:text-properties officeooo:rsid="000b5457" officeooo:paragraph-rsid="000b5457"/>
    </style:style>
    <style:style style:name="P156" style:family="paragraph" style:parent-style-name="Preformatted_20_Text">
      <style:text-properties officeooo:rsid="004d6e53" officeooo:paragraph-rsid="004d6e53"/>
    </style:style>
    <style:style style:name="P157" style:family="paragraph" style:parent-style-name="Preformatted_20_Text">
      <style:paragraph-properties fo:margin-left="0cm" fo:margin-right="0cm" fo:margin-top="0cm" fo:margin-bottom="0cm" style:contextual-spacing="false" fo:text-indent="0cm" style:auto-text-indent="false"/>
    </style:style>
    <style:style style:name="P158" style:family="paragraph" style:parent-style-name="КОД">
      <style:text-properties fo:color="#800080" loext:opacity="100%"/>
    </style:style>
    <style:style style:name="P159" style:family="paragraph" style:parent-style-name="КОД">
      <style:text-properties officeooo:paragraph-rsid="002bc303"/>
    </style:style>
    <style:style style:name="P160" style:family="paragraph" style:parent-style-name="КОД">
      <style:text-properties officeooo:paragraph-rsid="003184db"/>
    </style:style>
    <style:style style:name="P161" style:family="paragraph" style:parent-style-name="КОД">
      <style:text-properties officeooo:paragraph-rsid="00349ee5"/>
    </style:style>
    <style:style style:name="P162" style:family="paragraph" style:parent-style-name="КОД">
      <style:text-properties officeooo:paragraph-rsid="00363961"/>
    </style:style>
    <style:style style:name="P163" style:family="paragraph" style:parent-style-name="КОД">
      <style:text-properties officeooo:paragraph-rsid="00468d96"/>
    </style:style>
    <style:style style:name="P164" style:family="paragraph" style:parent-style-name="КОД">
      <style:text-properties officeooo:rsid="004d6e53" officeooo:paragraph-rsid="004d6e53"/>
    </style:style>
    <style:style style:name="P165" style:family="paragraph" style:parent-style-name="КОД">
      <style:text-properties officeooo:paragraph-rsid="00524be4"/>
    </style:style>
    <style:style style:name="P166" style:family="paragraph" style:parent-style-name="КОД">
      <style:text-properties officeooo:paragraph-rsid="00602b7b"/>
    </style:style>
    <style:style style:name="P167" style:family="paragraph" style:parent-style-name="КОД">
      <style:text-properties officeooo:rsid="00602b7b" officeooo:paragraph-rsid="00602b7b"/>
    </style:style>
    <style:style style:name="P168" style:family="paragraph" style:parent-style-name="КОД">
      <style:text-properties officeooo:rsid="00748fac" officeooo:paragraph-rsid="00748fac"/>
    </style:style>
    <style:style style:name="P169" style:family="paragraph" style:parent-style-name="КОД">
      <style:text-properties officeooo:rsid="00748fac" officeooo:paragraph-rsid="0075b793"/>
    </style:style>
    <style:style style:name="P170" style:family="paragraph" style:parent-style-name="КОД">
      <style:text-properties officeooo:paragraph-rsid="0075b793"/>
    </style:style>
    <style:style style:name="P171" style:family="paragraph" style:parent-style-name="КОД">
      <style:text-properties officeooo:rsid="0075b793" officeooo:paragraph-rsid="0075b793"/>
    </style:style>
    <style:style style:name="P172" style:family="paragraph" style:parent-style-name="КОД">
      <style:text-properties officeooo:rsid="0079b443" officeooo:paragraph-rsid="0079b443"/>
    </style:style>
    <style:style style:name="P173" style:family="paragraph" style:parent-style-name="КОД">
      <style:text-properties officeooo:rsid="007aef50" officeooo:paragraph-rsid="007aef50"/>
    </style:style>
    <style:style style:name="P174" style:family="paragraph" style:parent-style-name="КОД">
      <style:text-properties officeooo:paragraph-rsid="007aef50"/>
    </style:style>
    <style:style style:name="P175" style:family="paragraph" style:parent-style-name="КОД">
      <style:text-properties officeooo:paragraph-rsid="0094a2e4"/>
    </style:style>
    <style:style style:name="P176" style:family="paragraph" style:parent-style-name="КОД">
      <style:text-properties officeooo:paragraph-rsid="00a8bcd1"/>
    </style:style>
    <style:style style:name="P177" style:family="paragraph" style:parent-style-name="КОД">
      <style:text-properties officeooo:rsid="00cbf136" officeooo:paragraph-rsid="00ccb7b3"/>
    </style:style>
    <style:style style:name="P178" style:family="paragraph" style:parent-style-name="КОД">
      <style:text-properties officeooo:paragraph-rsid="00d3f3f4"/>
    </style:style>
    <style:style style:name="P179" style:family="paragraph" style:parent-style-name="ВЫВОД">
      <style:text-properties officeooo:rsid="0060ecb5" officeooo:paragraph-rsid="0060ecb5"/>
    </style:style>
    <style:style style:name="P180" style:family="paragraph" style:parent-style-name="ВЫВОД">
      <style:text-properties officeooo:paragraph-rsid="0060ecb5"/>
    </style:style>
    <style:style style:name="P181" style:family="paragraph" style:parent-style-name="Standard">
      <style:text-properties officeooo:rsid="00babe20" officeooo:paragraph-rsid="00babe20"/>
    </style:style>
    <style:style style:name="P182" style:family="paragraph" style:parent-style-name="Table_20_Contents">
      <style:text-properties officeooo:rsid="00ba74f0" officeooo:paragraph-rsid="00ba74f0"/>
    </style:style>
    <style:style style:name="P183" style:family="paragraph" style:parent-style-name="Table_20_Contents">
      <style:text-properties officeooo:rsid="00ba74f0" officeooo:paragraph-rsid="00babe20"/>
    </style:style>
    <style:style style:name="P184"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185" style:family="paragraph" style:parent-style-name="Table_20_Contents">
      <style:text-properties officeooo:rsid="00babe20" officeooo:paragraph-rsid="00babe20"/>
    </style:style>
    <style:style style:name="P186" style:family="paragraph" style:parent-style-name="Heading_20_2">
      <style:text-properties officeooo:rsid="000b9d21" officeooo:paragraph-rsid="000b9d21"/>
    </style:style>
    <style:style style:name="P187" style:family="paragraph" style:parent-style-name="Heading_20_2">
      <style:text-properties officeooo:rsid="000b5457" officeooo:paragraph-rsid="000c9818"/>
    </style:style>
    <style:style style:name="P188" style:family="paragraph" style:parent-style-name="Heading_20_2">
      <style:text-properties officeooo:rsid="0013a7a4" officeooo:paragraph-rsid="0013a7a4"/>
    </style:style>
    <style:style style:name="P189" style:family="paragraph" style:parent-style-name="Heading_20_2">
      <style:text-properties officeooo:rsid="00cbf136" officeooo:paragraph-rsid="00cbf136"/>
    </style:style>
    <style:style style:name="P190" style:family="paragraph" style:parent-style-name="Heading_20_2">
      <style:text-properties officeooo:paragraph-rsid="00cbf136"/>
    </style:style>
    <style:style style:name="P191" style:family="paragraph" style:parent-style-name="Text_20_body" style:list-style-name="L1">
      <style:text-properties officeooo:rsid="000a6401" officeooo:paragraph-rsid="000a6401"/>
    </style:style>
    <style:style style:name="P192" style:family="paragraph" style:parent-style-name="Text_20_body" style:list-style-name="L2">
      <style:text-properties officeooo:paragraph-rsid="00246c99"/>
    </style:style>
    <style:style style:name="P193" style:family="paragraph" style:parent-style-name="Text_20_body" style:list-style-name="L3">
      <style:text-properties officeooo:rsid="009ab8ff" officeooo:paragraph-rsid="00a212fb"/>
    </style:style>
    <style:style style:name="P194" style:family="paragraph" style:parent-style-name="Text_20_body" style:list-style-name="L3">
      <style:text-properties officeooo:rsid="009ab8ff" officeooo:paragraph-rsid="009ab8ff"/>
    </style:style>
    <style:style style:name="P195" style:family="paragraph" style:parent-style-name="Text_20_body" style:list-style-name="L3">
      <style:text-properties officeooo:rsid="009c35b0" officeooo:paragraph-rsid="009c35b0"/>
    </style:style>
    <style:style style:name="P196" style:family="paragraph" style:parent-style-name="Text_20_body">
      <style:text-properties officeooo:rsid="00bd94c7" officeooo:paragraph-rsid="00cbf136"/>
    </style:style>
    <style:style style:name="P197" style:family="paragraph" style:parent-style-name="Text_20_body">
      <style:text-properties officeooo:rsid="00d9dfa7" officeooo:paragraph-rsid="00d9dfa7"/>
    </style:style>
    <style:style style:name="P198" style:family="paragraph" style:parent-style-name="Text_20_body">
      <style:text-properties officeooo:paragraph-rsid="00d9dfa7"/>
    </style:style>
    <style:style style:name="P199" style:family="paragraph" style:parent-style-name="Text_20_body">
      <style:text-properties officeooo:paragraph-rsid="00dd4260"/>
    </style:style>
    <style:style style:name="P200" style:family="paragraph" style:parent-style-name="Text_20_body">
      <style:text-properties officeooo:rsid="00de1280" officeooo:paragraph-rsid="00de1280"/>
    </style:style>
    <style:style style:name="P201" style:family="paragraph" style:parent-style-name="Text_20_body">
      <style:text-properties officeooo:rsid="00df00d9" officeooo:paragraph-rsid="00df00d9"/>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092e64" loext:opacity="100%"/>
    </style:style>
    <style:style style:name="T12" style:family="text">
      <style:text-properties fo:color="#092e64" loext:opacity="100%" officeooo:rsid="0029e059"/>
    </style:style>
    <style:style style:name="T13" style:family="text">
      <style:text-properties fo:color="#092e64" loext:opacity="100%" fo:font-style="italic"/>
    </style:style>
    <style:style style:name="T14" style:family="text">
      <style:text-properties fo:color="#00677c" loext:opacity="100%"/>
    </style:style>
    <style:style style:name="T15" style:family="text">
      <style:text-properties fo:color="#00677c" loext:opacity="100%" fo:font-weight="bold"/>
    </style:style>
    <style:style style:name="T16" style:family="text">
      <style:text-properties fo:color="#00677c" loext:opacity="100%" fo:font-style="italic"/>
    </style:style>
    <style:style style:name="T17" style:family="text">
      <style:text-properties fo:color="#00677c" loext:opacity="100%" fo:font-style="italic" fo:font-weight="bold"/>
    </style:style>
    <style:style style:name="T18" style:family="text">
      <style:text-properties fo:color="#00677c" loext:opacity="100%" officeooo:rsid="00404393"/>
    </style:style>
    <style:style style:name="T19" style:family="text">
      <style:text-properties fo:color="#008000" loext:opacity="100%"/>
    </style:style>
    <style:style style:name="T20" style:family="text">
      <style:text-properties fo:color="#008000" loext:opacity="100%" officeooo:rsid="003184db"/>
    </style:style>
    <style:style style:name="T21" style:family="text">
      <style:text-properties fo:color="#008000" loext:opacity="100%" officeooo:rsid="00363961"/>
    </style:style>
    <style:style style:name="T22" style:family="text">
      <style:text-properties fo:color="#008000" loext:opacity="100%" officeooo:rsid="00524be4"/>
    </style:style>
    <style:style style:name="T23" style:family="text">
      <style:text-properties fo:color="#008000" loext:opacity="100%" officeooo:rsid="0063fe4a"/>
    </style:style>
    <style:style style:name="T24" style:family="text">
      <style:text-properties fo:color="#000080" loext:opacity="100%"/>
    </style:style>
    <style:style style:name="T25" style:family="text">
      <style:text-properties fo:color="#0000ff" loext:opacity="100%"/>
    </style:style>
    <style:style style:name="T26" style:family="text">
      <style:text-properties fo:color="#808000" loext:opacity="100%"/>
    </style:style>
    <style:style style:name="T27" style:family="text">
      <style:text-properties officeooo:rsid="000c9818"/>
    </style:style>
    <style:style style:name="T28" style:family="text">
      <style:text-properties fo:color="#ce5c00" loext:opacity="100%"/>
    </style:style>
    <style:style style:name="T29" style:family="text">
      <style:text-properties officeooo:rsid="000ee927"/>
    </style:style>
    <style:style style:name="T30" style:family="text">
      <style:text-properties officeooo:rsid="00109723"/>
    </style:style>
    <style:style style:name="T31" style:family="text">
      <style:text-properties officeooo:rsid="001149a8"/>
    </style:style>
    <style:style style:name="T32" style:family="text">
      <style:text-properties officeooo:rsid="0014f394"/>
    </style:style>
    <style:style style:name="T33" style:family="text">
      <style:text-properties officeooo:rsid="00151a0e"/>
    </style:style>
    <style:style style:name="T34" style:family="text">
      <style:text-properties officeooo:rsid="0015d602"/>
    </style:style>
    <style:style style:name="T35" style:family="text">
      <style:text-properties officeooo:rsid="0018f796"/>
    </style:style>
    <style:style style:name="T36" style:family="text">
      <style:text-properties officeooo:rsid="001ae59d"/>
    </style:style>
    <style:style style:name="T37" style:family="text">
      <style:text-properties officeooo:rsid="001be815"/>
    </style:style>
    <style:style style:name="T38" style:family="text">
      <style:text-properties officeooo:rsid="001d9604"/>
    </style:style>
    <style:style style:name="T39" style:family="text">
      <style:text-properties officeooo:rsid="001df2ed"/>
    </style:style>
    <style:style style:name="T40" style:family="text">
      <style:text-properties fo:color="#800000" loext:opacity="100%"/>
    </style:style>
    <style:style style:name="T41" style:family="text">
      <style:text-properties fo:color="#800000" loext:opacity="100%" fo:font-style="italic"/>
    </style:style>
    <style:style style:name="T42" style:family="text">
      <style:text-properties officeooo:rsid="0023aee1"/>
    </style:style>
    <style:style style:name="T43" style:family="text">
      <style:text-properties officeooo:rsid="00246c99"/>
    </style:style>
    <style:style style:name="T44" style:family="text">
      <style:text-properties officeooo:rsid="00290783"/>
    </style:style>
    <style:style style:name="T45" style:family="text">
      <style:text-properties officeooo:rsid="002af075"/>
    </style:style>
    <style:style style:name="T46" style:family="text">
      <style:text-properties officeooo:rsid="002d0c8d"/>
    </style:style>
    <style:style style:name="T47" style:family="text">
      <style:text-properties officeooo:rsid="00320635"/>
    </style:style>
    <style:style style:name="T48" style:family="text">
      <style:text-properties officeooo:rsid="00349ee5"/>
    </style:style>
    <style:style style:name="T49" style:family="text">
      <style:text-properties officeooo:rsid="0038e135"/>
    </style:style>
    <style:style style:name="T50" style:family="text">
      <style:text-properties officeooo:rsid="003c0cfe"/>
    </style:style>
    <style:style style:name="T51" style:family="text">
      <style:text-properties officeooo:rsid="003d6144"/>
    </style:style>
    <style:style style:name="T52" style:family="text">
      <style:text-properties officeooo:rsid="003dec22"/>
    </style:style>
    <style:style style:name="T53" style:family="text">
      <style:text-properties officeooo:rsid="003eb10a"/>
    </style:style>
    <style:style style:name="T54" style:family="text">
      <style:text-properties officeooo:rsid="0045f1cd"/>
    </style:style>
    <style:style style:name="T55" style:family="text">
      <style:text-properties officeooo:rsid="0046677c"/>
    </style:style>
    <style:style style:name="T56" style:family="text">
      <style:text-properties officeooo:rsid="0046f546"/>
    </style:style>
    <style:style style:name="T57" style:family="text">
      <style:text-properties officeooo:rsid="0048d24b"/>
    </style:style>
    <style:style style:name="T58" style:family="text">
      <style:text-properties officeooo:rsid="004a22a5"/>
    </style:style>
    <style:style style:name="T59" style:family="text">
      <style:text-properties officeooo:rsid="004bf848"/>
    </style:style>
    <style:style style:name="T60" style:family="text">
      <style:text-properties officeooo:rsid="004d7078"/>
    </style:style>
    <style:style style:name="T61" style:family="text">
      <style:text-properties officeooo:rsid="004dbbce"/>
    </style:style>
    <style:style style:name="T62" style:family="text">
      <style:text-properties officeooo:rsid="0050720b"/>
    </style:style>
    <style:style style:name="T63" style:family="text">
      <style:text-properties officeooo:rsid="0051e517"/>
    </style:style>
    <style:style style:name="T64" style:family="text">
      <style:text-properties officeooo:rsid="00524be4"/>
    </style:style>
    <style:style style:name="T65" style:family="text">
      <style:text-properties officeooo:rsid="00591933"/>
    </style:style>
    <style:style style:name="T66" style:family="text">
      <style:text-properties officeooo:rsid="005a3a07"/>
    </style:style>
    <style:style style:name="T67" style:family="text">
      <style:text-properties officeooo:rsid="005a8f8d"/>
    </style:style>
    <style:style style:name="T68" style:family="text">
      <style:text-properties officeooo:rsid="005d1752"/>
    </style:style>
    <style:style style:name="T69" style:family="text">
      <style:text-properties officeooo:rsid="005f0703"/>
    </style:style>
    <style:style style:name="T70" style:family="text">
      <style:text-properties officeooo:rsid="00602b7b"/>
    </style:style>
    <style:style style:name="T71" style:family="text">
      <style:text-properties officeooo:rsid="0060ecb5"/>
    </style:style>
    <style:style style:name="T72" style:family="text">
      <style:text-properties officeooo:rsid="0053e5f9"/>
    </style:style>
    <style:style style:name="T73" style:family="text">
      <style:text-properties officeooo:rsid="006157d2"/>
    </style:style>
    <style:style style:name="T74" style:family="text">
      <style:text-properties officeooo:rsid="0062ce71"/>
    </style:style>
    <style:style style:name="T75" style:family="text">
      <style:text-properties officeooo:rsid="0063fe4a"/>
    </style:style>
    <style:style style:name="T76" style:family="text">
      <style:text-properties officeooo:rsid="00674c5e"/>
    </style:style>
    <style:style style:name="T77" style:family="text">
      <style:text-properties officeooo:rsid="006a84af"/>
    </style:style>
    <style:style style:name="T78" style:family="text">
      <style:text-properties officeooo:rsid="006bb761"/>
    </style:style>
    <style:style style:name="T79" style:family="text">
      <style:text-properties officeooo:rsid="006fdf45"/>
    </style:style>
    <style:style style:name="T80" style:family="text">
      <style:text-properties officeooo:rsid="00722ec6"/>
    </style:style>
    <style:style style:name="T81" style:family="text">
      <style:text-properties officeooo:rsid="0077c0bd"/>
    </style:style>
    <style:style style:name="T82" style:family="text">
      <style:text-properties officeooo:rsid="007e4cc5"/>
    </style:style>
    <style:style style:name="T83" style:family="text">
      <style:text-properties officeooo:rsid="008070f5"/>
    </style:style>
    <style:style style:name="T84" style:family="text">
      <style:text-properties officeooo:rsid="0081e8af"/>
    </style:style>
    <style:style style:name="T85" style:family="text">
      <style:text-properties officeooo:rsid="00822bb2"/>
    </style:style>
    <style:style style:name="T86" style:family="text">
      <style:text-properties officeooo:rsid="00872a87"/>
    </style:style>
    <style:style style:name="T87" style:family="text">
      <style:text-properties officeooo:rsid="008aa6ca"/>
    </style:style>
    <style:style style:name="T88" style:family="text">
      <style:text-properties officeooo:rsid="008e9fc0"/>
    </style:style>
    <style:style style:name="T89" style:family="text">
      <style:text-properties officeooo:rsid="009099c0"/>
    </style:style>
    <style:style style:name="T90" style:family="text">
      <style:text-properties officeooo:rsid="0093da13"/>
    </style:style>
    <style:style style:name="T91" style:family="text">
      <style:text-properties officeooo:rsid="00949dc1"/>
    </style:style>
    <style:style style:name="T92" style:family="text">
      <style:text-properties officeooo:rsid="009751ed"/>
    </style:style>
    <style:style style:name="T93" style:family="text">
      <style:text-properties officeooo:rsid="009882e7"/>
    </style:style>
    <style:style style:name="T94" style:family="text">
      <style:text-properties officeooo:rsid="009ab8ff"/>
    </style:style>
    <style:style style:name="T95" style:family="text">
      <style:text-properties officeooo:rsid="00a0fe11"/>
    </style:style>
    <style:style style:name="T96" style:family="text">
      <style:text-properties officeooo:rsid="00a212fb"/>
    </style:style>
    <style:style style:name="T97" style:family="text">
      <style:text-properties officeooo:rsid="00a4fab5"/>
    </style:style>
    <style:style style:name="T98" style:family="text">
      <style:text-properties officeooo:rsid="00a5bd25"/>
    </style:style>
    <style:style style:name="T99" style:family="text">
      <style:text-properties officeooo:rsid="00a687eb"/>
    </style:style>
    <style:style style:name="T100" style:family="text">
      <style:text-properties officeooo:rsid="00a97bd4"/>
    </style:style>
    <style:style style:name="T101" style:family="text">
      <style:text-properties officeooo:rsid="00aadc5c"/>
    </style:style>
    <style:style style:name="T102" style:family="text">
      <style:text-properties officeooo:rsid="00ac298a"/>
    </style:style>
    <style:style style:name="T103" style:family="text">
      <style:text-properties officeooo:rsid="00addb75"/>
    </style:style>
    <style:style style:name="T104" style:family="text">
      <style:text-properties officeooo:rsid="00b0a964"/>
    </style:style>
    <style:style style:name="T105" style:family="text">
      <style:text-properties officeooo:rsid="00b2aac9"/>
    </style:style>
    <style:style style:name="T106" style:family="text">
      <style:text-properties officeooo:rsid="00b766e2"/>
    </style:style>
    <style:style style:name="T107" style:family="text">
      <style:text-properties officeooo:rsid="00b988a1"/>
    </style:style>
    <style:style style:name="T108" style:family="text">
      <style:text-properties officeooo:rsid="00ba74f0"/>
    </style:style>
    <style:style style:name="T109" style:family="text">
      <style:text-properties officeooo:rsid="00bd94c7"/>
    </style:style>
    <style:style style:name="T110" style:family="text">
      <style:text-properties officeooo:rsid="00c0a029"/>
    </style:style>
    <style:style style:name="T111" style:family="text">
      <style:text-properties officeooo:rsid="00c324ef"/>
    </style:style>
    <style:style style:name="T112" style:family="text">
      <style:text-properties officeooo:rsid="00c403d7"/>
    </style:style>
    <style:style style:name="T113" style:family="text">
      <style:text-properties officeooo:rsid="00c9f9c1"/>
    </style:style>
    <style:style style:name="T114" style:family="text">
      <style:text-properties officeooo:rsid="00cbf136"/>
    </style:style>
    <style:style style:name="T115" style:family="text">
      <style:text-properties officeooo:rsid="00cc1045"/>
    </style:style>
    <style:style style:name="T116" style:family="text">
      <style:text-properties officeooo:rsid="00d03579"/>
    </style:style>
    <style:style style:name="T117" style:family="text">
      <style:text-properties officeooo:rsid="00d1e498"/>
    </style:style>
    <style:style style:name="T118" style:family="text">
      <style:text-properties fo:font-style="italic"/>
    </style:style>
    <style:style style:name="T119" style:family="text">
      <style:text-properties officeooo:rsid="00d231c9"/>
    </style:style>
    <style:style style:name="T120" style:family="text">
      <style:text-properties officeooo:rsid="00d5c41b"/>
    </style:style>
    <style:style style:name="T121" style:family="text">
      <style:text-properties officeooo:rsid="00d65b87"/>
    </style:style>
    <style:style style:name="T122" style:family="text">
      <style:text-properties officeooo:rsid="00d7c239"/>
    </style:style>
    <style:style style:name="T123" style:family="text">
      <style:text-properties officeooo:rsid="00d804c0"/>
    </style:style>
    <style:style style:name="T124" style:family="text">
      <style:text-properties officeooo:rsid="00d842e3"/>
    </style:style>
    <style:style style:name="T125" style:family="text">
      <style:text-properties officeooo:rsid="00d944bd"/>
    </style:style>
    <style:style style:name="T126" style:family="text">
      <style:text-properties officeooo:rsid="00d9dfa7"/>
    </style:style>
    <style:style style:name="T127" style:family="text">
      <style:text-properties officeooo:rsid="00dd4260"/>
    </style:style>
    <style:style style:name="T128" style:family="text">
      <style:text-properties officeooo:rsid="00e094c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8.07.2023</text:p>
      <text:h text:style-name="Heading_20_1" text:outline-level="1">ECMA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Здесь предпринята попытка создать встраиваемый скриптовый движок на подмножестве языка <text:span text:style-name="T1">ECMA </text:span>Script.</text:p>
      <text:p text:style-name="P4">В книге описывается процесс создания скриптового движка.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5">Для этого будут разработаны:</text:p>
      <text:list xml:id="list3589339455" text:style-name="L1">
        <text:list-item>
          <text:p text:style-name="P191">лексический анализатор</text:p>
        </text:list-item>
        <text:list-item>
          <text:p text:style-name="P191">синтаксический анализатор</text:p>
        </text:list-item>
        <text:list-item>
          <text:p text:style-name="P191">представление в виде трёхадресного кода</text:p>
        </text:list-item>
        <text:list-item>
          <text:p text:style-name="P191">виртуальная машина</text:p>
        </text:list-item>
        <text:list-item>
          <text:p text:style-name="P191">сборка мусора</text:p>
        </text:list-item>
      </text:list>
      <text:p text:style-name="P5">Затем по мере развития в язык и транслятор будут добавлены другие функции.</text:p>
      <text:p text:style-name="P6">Начнём с самого начала: чтения входного потока.</text:p>
      <text:h text:style-name="Heading_20_2" text:outline-level="2">Входной поток</text:h>
      <text:p text:style-name="P6">В приложениях входной поток может представлять собой либо строку кода непосредственно в программе, например, наподобие этого:</text:p>
      <text:p text:style-name="P155"><text:span text:style-name="T2"><text:s text:c="4"/>EScript</text:span><text:span text:style-name="T7"> </text:span><text:span text:style-name="T11">engine</text:span>;</text:p>
      <text:p text:style-name="P157"><text:span text:style-name="T7"><text:s text:c="4"/></text:span><text:span text:style-name="T11">engine</text:span>.<text:span text:style-name="T14">eval</text:span>(<text:span text:style-name="T19">"i = 1 + 2;"</text:span>);</text:p>
      <text:p text:style-name="P6">Кроме того, это может быть макрос в виде файла. Таким образом, движок должен принимать как строки, так и файлы.</text:p>
      <text:p text:style-name="P6">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6"><text:soft-page-break/>Если посчитаем нужным, можно будет создать отдельный класс, который будет работать с UTF8, но сейчас это не столь важно.</text:p>
      <text:p text:style-name="P6">Итак, условимся на данном этапе использовать только u32string. В C++ для этого <text:span text:style-name="T54">есть </text:span>такой строковый литерал:</text:p>
      <text:p text:style-name="P155"><text:span text:style-name="T2">std</text:span>::<text:span text:style-name="T2">u32string</text:span><text:span text:style-name="T7"> </text:span><text:span text:style-name="T11">code</text:span><text:span text:style-name="T7"> </text:span>=<text:span text:style-name="T7"> </text:span><text:span text:style-name="T19">U"i = 1 + 2;"</text:span>;</text:p>
      <text:p text:style-name="P6">Т.е. префикс U.</text:p>
      <text:p text:style-name="P6">Файлы пока трогать не будем, добавим их, когда наш язык достаточно разрастётся.</text:p>
      <text:h text:style-name="P186" text:outline-level="2">Создание проекта</text:h>
      <text:p text:style-name="P6">Пора создать проект.</text:p>
      <text:p text:style-name="P6">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55">Installation from this IP is not allowed</text:span>», <text:span text:style-name="T55">но смысл тот же.</text:span></text:p>
      <text:p text:style-name="P6">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6">Создайте проект следующей структуры:</text:p>
      <text:p text:style-name="P6">EScriptEngine — каталог решения</text:p>
      <text:p text:style-name="P6">EScriptEngine/EScript — каталог проекта движка.</text:p>
      <text:p text:style-name="P6">EScriptEngine/tests — каталог для тестовых проектов.</text:p>
      <text:p text:style-name="P6">В других IDE создайте похожую структуру.</text:p>
      <text:p text:style-name="P6">Проект <text:s/>EScript будет оформлен в виде shared library (или dll, если в терминологии Windows). Это как раз и будет библиотека с нашим движком.</text:p>
      <text:p text:style-name="P6">Visual Studio раньше создавала файлы stdafx.h и stdafx.cpp, добавим их тоже как предкомпилированный заголовок.</text:p>
      <text:p text:style-name="P6">Файлы проекта EScript:</text:p>
      <text:p text:style-name="КОД">/**</text:p>
      <text:p text:style-name="КОД"><text:span text:style-name="T7"><text:s/></text:span><text:span text:style-name="T24">*</text:span><text:span text:style-name="T7"> </text:span><text:span text:style-name="T25">@file</text:span><text:span text:style-name="T7"> </text:span><text:span text:style-name="T24">stdafx.h</text:span></text:p>
      <text:p text:style-name="КОД"><text:span text:style-name="T7"><text:s/></text:span><text:span text:style-name="T24">*</text:span><text:span text:style-name="T7"> </text:span><text:span text:style-name="T25">@brief</text:span><text:span text:style-name="T7"> </text:span><text:span text:style-name="T24">Precompiled</text:span><text:span text:style-name="T7"> </text:span><text:span text:style-name="T24">header</text:span></text:p>
      <text:p text:style-name="КОД"><text:span text:style-name="T7"><text:s/></text:span><text:span text:style-name="T24">*/</text:span></text:p>
      <text:p text:style-name="КОД">#<text:span text:style-name="T24">ifndef</text:span><text:span text:style-name="T7"> </text:span><text:span text:style-name="T24">STDAFX_H</text:span></text:p>
      <text:p text:style-name="КОД">#<text:span text:style-name="T24">define</text:span><text:span text:style-name="T7"> </text:span><text:span text:style-name="T24">STDAFX_H</text:span></text:p>
      <text:p text:style-name="КОД">#<text:span text:style-name="T24">include</text:span><text:span text:style-name="T7"> </text:span>&lt;<text:span text:style-name="T19">memory</text:span>&gt;</text:p>
      <text:p text:style-name="КОД">#<text:span text:style-name="T24">include</text:span><text:span text:style-name="T7"> </text:span>&lt;<text:span text:style-name="T19">string</text:span>&gt;</text:p>
      <text:p text:style-name="КОД">#<text:span text:style-name="T24">include</text:span><text:span text:style-name="T7"> </text:span>&lt;<text:span text:style-name="T19">iostream</text:span>&gt;</text:p>
      <text:p text:style-name="КОД">#<text:span text:style-name="T24">endif</text:span><text:span text:style-name="T7"> </text:span><text:span text:style-name="T19">//</text:span><text:span text:style-name="T7"> </text:span><text:span text:style-name="T19">STDAFX_H</text:span></text:p>
      <text:p text:style-name="Horizontal_20_Line"/>
      <text:p text:style-name="КОД">/**</text:p>
      <text:p text:style-name="КОД"><text:span text:style-name="T7"><text:s/></text:span><text:span text:style-name="T24">*</text:span><text:span text:style-name="T7"> </text:span><text:span text:style-name="T25">@file</text:span><text:span text:style-name="T7"> </text:span><text:span text:style-name="T24">stdafx.cpp</text:span></text:p>
      <text:p text:style-name="КОД"><text:span text:style-name="T7"><text:s/></text:span><text:span text:style-name="T24">*</text:span><text:span text:style-name="T7"> </text:span><text:span text:style-name="T25">@brief</text:span><text:span text:style-name="T7"> </text:span><text:span text:style-name="T24">Precompiled</text:span><text:span text:style-name="T7"> </text:span><text:span text:style-name="T24">header</text:span></text:p>
      <text:p text:style-name="КОД"><text:span text:style-name="T7"><text:s/></text:span><text:span text:style-name="T24">*/</text:span></text:p>
      <text:p text:style-name="КОД">#<text:span text:style-name="T24">include</text:span><text:span text:style-name="T7"> </text:span><text:span text:style-name="T19">"stdafx.h"</text:span></text:p>
      <text:p text:style-name="Horizontal_20_Line"><text:soft-page-break/></text:p>
      <text:p text:style-name="КОД">/**</text:p>
      <text:p text:style-name="КОД"><text:span text:style-name="T7"><text:s/></text:span><text:span text:style-name="T24">*</text:span><text:span text:style-name="T7"> </text:span><text:span text:style-name="T25">@file</text:span><text:span text:style-name="T7"> </text:span><text:span text:style-name="T24">escript_global.h</text:span></text:p>
      <text:p text:style-name="КОД"><text:span text:style-name="T7"><text:s/></text:span><text:span text:style-name="T24">*/</text:span></text:p>
      <text:p text:style-name="КОД"><text:span text:style-name="T24">#ifndef</text:span><text:span text:style-name="T7"> </text:span>ESCRIPT_GLOBAL_H</text:p>
      <text:p text:style-name="КОД">#<text:span text:style-name="T24">define</text:span><text:span text:style-name="T7"> </text:span><text:span text:style-name="T24">ESCRIPT_GLOBAL_H</text:span></text:p>
      <text:p text:style-name="КОД">#<text:span text:style-name="T24">if</text:span><text:span text:style-name="T7"> </text:span><text:span text:style-name="T24">defined</text:span>(<text:span text:style-name="T24">_MSC_VER</text:span>)<text:span text:style-name="T7"> </text:span>||<text:span text:style-name="T7"> </text:span><text:span text:style-name="T24">defined</text:span>(<text:span text:style-name="T24">WIN64</text:span>)<text:span text:style-name="T7"> </text:span>||<text:span text:style-name="T7"> </text:span><text:span text:style-name="T24">defined</text:span>(<text:span text:style-name="T24">_WIN64</text:span>)<text:span text:style-name="T7"> </text:span>||<text:span text:style-name="T7"> </text:span><text:span text:style-name="T24">defined</text:span>(<text:span text:style-name="T24">__WIN64__</text:span>)<text:span text:style-name="T7"> </text:span>||<text:span text:style-name="T7"> </text:span><text:span text:style-name="T24">defined</text:span>(<text:span text:style-name="T24">WIN32</text:span>)<text:span text:style-name="T7"> </text:span>||<text:span text:style-name="T7"> </text:span><text:span text:style-name="T24">defined</text:span>(<text:span text:style-name="T24">_WIN32</text:span>)<text:span text:style-name="T7"> </text:span>||<text:span text:style-name="T7"> </text:span><text:span text:style-name="T24">defined</text:span>(<text:span text:style-name="T24">__WIN32__</text:span>)<text:span text:style-name="T7"> </text:span>||<text:span text:style-name="T7"> </text:span><text:span text:style-name="T24">defined</text:span>(<text:span text:style-name="T24">__NT__</text:span>)</text:p>
      <text:p text:style-name="КОД">#<text:span text:style-name="T7"> <text:s/></text:span><text:span text:style-name="T24">define</text:span><text:span text:style-name="T7"> </text:span><text:span text:style-name="T24">Q_DECL_EXPORT</text:span><text:span text:style-name="T7"> </text:span><text:span text:style-name="T24">__declspec</text:span>(<text:span text:style-name="T24">dllexport</text:span>)</text:p>
      <text:p text:style-name="КОД">#<text:span text:style-name="T7"> <text:s/></text:span><text:span text:style-name="T24">define</text:span><text:span text:style-name="T7"> </text:span><text:span text:style-name="T24">Q_DECL_IMPORT</text:span><text:span text:style-name="T7"> </text:span><text:span text:style-name="T24">__declspec</text:span>(<text:span text:style-name="T24">dllimport</text:span>)</text:p>
      <text:p text:style-name="КОД">#<text:span text:style-name="T24">else</text:span></text:p>
      <text:p text:style-name="КОД">#<text:span text:style-name="T7"> <text:s/></text:span><text:span text:style-name="T24">define</text:span><text:span text:style-name="T7"> </text:span><text:span text:style-name="T24">Q_DECL_EXPORT</text:span><text:span text:style-name="T7"> <text:s text:c="4"/></text:span><text:span text:style-name="T26">__attribute__</text:span>((<text:span text:style-name="T24">visibility</text:span>(<text:span text:style-name="T19">"default"</text:span>)))</text:p>
      <text:p text:style-name="КОД">#<text:span text:style-name="T7"> <text:s/></text:span><text:span text:style-name="T24">define</text:span><text:span text:style-name="T7"> </text:span><text:span text:style-name="T24">Q_DECL_IMPORT</text:span><text:span text:style-name="T7"> <text:s text:c="4"/></text:span><text:span text:style-name="T26">__attribute__</text:span>((<text:span text:style-name="T24">visibility</text:span>(<text:span text:style-name="T19">"default"</text:span>)))</text:p>
      <text:p text:style-name="КОД">#<text:span text:style-name="T24">endif</text:span></text:p>
      <text:p text:style-name="КОД">#<text:span text:style-name="T24">if</text:span><text:span text:style-name="T7"> </text:span><text:span text:style-name="T24">defined</text:span>(<text:span text:style-name="T24">ESCRIPT_LIBRARY</text:span>)</text:p>
      <text:p text:style-name="КОД">#<text:span text:style-name="T7"> <text:s/></text:span><text:span text:style-name="T24">define</text:span><text:span text:style-name="T7"> </text:span><text:span text:style-name="T24">ESCRIPT_EXPORT</text:span><text:span text:style-name="T7"> </text:span><text:span text:style-name="T24">Q_DECL_EXPORT</text:span></text:p>
      <text:p text:style-name="КОД">#<text:span text:style-name="T24">else</text:span></text:p>
      <text:p text:style-name="КОД">#<text:span text:style-name="T7"> <text:s/></text:span><text:span text:style-name="T24">define</text:span><text:span text:style-name="T7"> </text:span><text:span text:style-name="T24">ESCRIPT_EXPORT</text:span><text:span text:style-name="T7"> </text:span><text:span text:style-name="T24">Q_DECL_IMPORT</text:span></text:p>
      <text:p text:style-name="КОД">#<text:span text:style-name="T24">endif</text:span></text:p>
      <text:p text:style-name="КОД">#<text:span text:style-name="T24">endif</text:span><text:span text:style-name="T7"> </text:span><text:span text:style-name="T19">//</text:span><text:span text:style-name="T7"> </text:span><text:span text:style-name="T19">ESCRIPT_GLOBAL_H</text:span></text:p>
      <text:p text:style-name="Horizontal_20_Line"/>
      <text:p text:style-name="КОД">/**</text:p>
      <text:p text:style-name="КОД"><text:span text:style-name="T7"><text:s/></text:span><text:span text:style-name="T24">*</text:span><text:span text:style-name="T7"> </text:span><text:span text:style-name="T25">@file</text:span><text:span text:style-name="T7"> </text:span><text:span text:style-name="T24">escript.h</text:span></text:p>
      <text:p text:style-name="КОД"><text:span text:style-name="T7"><text:s/></text:span><text:span text:style-name="T24">*</text:span><text:span text:style-name="T7"> </text:span><text:span text:style-name="T25">@brief</text:span><text:span text:style-name="T7"> </text:span><text:span text:style-name="T24">Определение</text:span><text:span text:style-name="T7"> </text:span><text:span text:style-name="T24">класса</text:span><text:span text:style-name="T7"> </text:span><text:span text:style-name="T24">скриптового</text:span><text:span text:style-name="T7"> </text:span><text:span text:style-name="T24">движка.</text:span></text:p>
      <text:p text:style-name="КОД"><text:span text:style-name="T7"><text:s/></text:span><text:span text:style-name="T24">*/</text:span></text:p>
      <text:p text:style-name="КОД">#<text:span text:style-name="T24">ifndef</text:span><text:span text:style-name="T7"> </text:span><text:span text:style-name="T24">ESCRIPT_H</text:span></text:p>
      <text:p text:style-name="КОД">#<text:span text:style-name="T24">define</text:span><text:span text:style-name="T7"> </text:span><text:span text:style-name="T24">ESCRIPT_H</text:span></text:p>
      <text:p text:style-name="КОД">#<text:span text:style-name="T24">include</text:span><text:span text:style-name="T7"> </text:span><text:span text:style-name="T19">"EScript_global.h"</text:span></text:p>
      <text:p text:style-name="КОД"><text:span text:style-name="T26">namespace</text:span><text:span text:style-name="T7"> </text:span><text:span text:style-name="T3">escript</text:span><text:span text:style-name="T7"> </text:span>{</text:p>
      <text:p text:style-name="КОД">/**</text:p>
      <text:p text:style-name="КОД"><text:span text:style-name="T7"><text:s/></text:span><text:span text:style-name="T24">*</text:span><text:span text:style-name="T7"> </text:span><text:span text:style-name="T25">@brief</text:span><text:span text:style-name="T7"> </text:span><text:span text:style-name="T24">Класс</text:span><text:span text:style-name="T7"> </text:span><text:span text:style-name="T24">движка.</text:span><text:span text:style-name="T7"> </text:span><text:span text:style-name="T24">Используйте</text:span><text:span text:style-name="T7"> </text:span><text:span text:style-name="T24">его</text:span><text:span text:style-name="T7"> </text:span><text:span text:style-name="T24">в</text:span><text:span text:style-name="T7"> </text:span><text:span text:style-name="T24">своей</text:span><text:span text:style-name="T7"> </text:span><text:span text:style-name="T24">программе</text:span><text:span text:style-name="T7"> </text:span><text:span text:style-name="T24">для</text:span><text:span text:style-name="T7"> </text:span><text:span text:style-name="T24">запуска</text:span><text:span text:style-name="T7"> </text:span><text:span text:style-name="T24">скриптов.</text:span></text:p>
      <text:p text:style-name="КОД"><text:span text:style-name="T7"><text:s/></text:span><text:span text:style-name="T24">*/</text:span></text:p>
      <text:p text:style-name="КОД"><text:span text:style-name="T26">class</text:span><text:span text:style-name="T7"> </text:span><text:span text:style-name="T24">ESCRIPT_EXPORT</text:span><text:span text:style-name="T7"> </text:span><text:span text:style-name="T3">EScript</text:span></text:p>
      <text:p text:style-name="КОД">{</text:p>
      <text:p text:style-name="КОД"><text:span text:style-name="T26">public</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Создаёт</text:span><text:span text:style-name="T7"> </text:span><text:span text:style-name="T24">новый</text:span><text:span text:style-name="T7"> </text:span><text:span text:style-name="T24">экземпляр</text:span><text:span text:style-name="T7"> </text:span><text:span text:style-name="T24">скриптового</text:span><text:span text:style-name="T7"> </text:span><text:span text:style-name="T24">движка</text:span></text:p>
      <text:p text:style-name="КОД"><text:span text:style-name="T7"><text:s text:c="5"/></text:span><text:span text:style-name="T24">*/</text:span></text:p>
      <text:p text:style-name="КОД"><text:span text:style-name="T7"><text:s text:c="4"/></text:span><text:span text:style-name="T15">EScript</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Удаляет</text:span><text:span text:style-name="T7"> </text:span><text:span text:style-name="T24">связанные</text:span><text:span text:style-name="T7"> </text:span><text:span text:style-name="T24">ресурсы</text:span></text:p>
      <text:p text:style-name="КОД"><text:span text:style-name="T7"><text:s text:c="5"/></text:span><text:span text:style-name="T24">*/</text:span></text:p>
      <text:p text:style-name="КОД"><text:span text:style-name="T7"><text:s text:c="4"/></text:span><text:span text:style-name="T26">virtual</text:span><text:span text:style-name="T7"> </text:span>~<text:span text:style-name="T17">EScript</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КОД"><text:span text:style-name="T24">#endif</text:span><text:span text:style-name="T7"> </text:span><text:span text:style-name="T19">//</text:span><text:span text:style-name="T7"> </text:span><text:span text:style-name="T19">ESCRIPT_H</text:span></text:p>
      <text:p text:style-name="Horizontal_20_Line"/>
      <text:p text:style-name="КОД">/**</text:p>
      <text:p text:style-name="КОД"><text:span text:style-name="T7"><text:s/></text:span><text:span text:style-name="T24">*</text:span><text:span text:style-name="T7"> </text:span><text:span text:style-name="T25">@file</text:span><text:span text:style-name="T7"> </text:span><text:span text:style-name="T24">escript.cpp</text:span></text:p>
      <text:p text:style-name="КОД"><text:span text:style-name="T7"><text:s/></text:span><text:span text:style-name="T24">*</text:span><text:span text:style-name="T7"> </text:span><text:span text:style-name="T25">@brief</text:span><text:span text:style-name="T7"> </text:span><text:span text:style-name="T24">Реализация</text:span><text:span text:style-name="T7"> </text:span><text:span text:style-name="T24">класса</text:span><text:span text:style-name="T7"> </text:span><text:span text:style-name="T24">скриптового</text:span><text:span text:style-name="T7"> </text:span><text:span text:style-name="T24">движка.</text:span></text:p>
      <text:p text:style-name="КОД"><text:span text:style-name="T7"><text:s/></text:span><text:span text:style-name="T24">*/</text:span></text:p>
      <text:p text:style-name="КОД">#<text:span text:style-name="T24">include</text:span><text:span text:style-name="T7"> </text:span><text:span text:style-name="T19">"stdafx.h"</text:span></text:p>
      <text:p text:style-name="КОД">#<text:span text:style-name="T24">include</text:span><text:span text:style-name="T7"> </text:span><text:span text:style-name="T19">"escript.h"</text:span></text:p>
      <text:p text:style-name="КОД"><text:span text:style-name="T26">namespace</text:span><text:span text:style-name="T7"> </text:span><text:span text:style-name="T3">escript</text:span><text:span text:style-name="T7"> </text:span>{</text:p>
      <text:p text:style-name="КОД"><text:span text:style-name="T2">EScript</text:span>::<text:span text:style-name="T15">EScript</text:span>()</text:p>
      <text:p text:style-name="КОД">{</text:p>
      <text:p text:style-name="КОД">}</text:p>
      <text:p text:style-name="КОД"><text:span text:style-name="T2">EScript</text:span>::~<text:span text:style-name="T17">EScript</text:span>()</text:p>
      <text:p text:style-name="КОД">{</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Horizontal_20_Line"><text:soft-page-break/></text:p>
      <text:p text:style-name="P7">Убедитесь, что всё компилируется. Должна получиться разделяемая библиотека.</text:p>
      <text:p text:style-name="P7">Теперь создайте тестовое приложение <text:span text:style-name="T55">с именем </text:span>«<text:span text:style-name="T55">simple</text:span>» по шаблону «Консольное приложение». В нём будет один файл примерно такого содержания:</text:p>
      <text:p text:style-name="КОД">#<text:span text:style-name="T24">include</text:span><text:span text:style-name="T7"> </text:span>&lt;<text:span text:style-name="T19">iostream</text:span>&gt;</text:p>
      <text:p text:style-name="КОД">#<text:span text:style-name="T24">include</text:span><text:span text:style-name="T7"> </text:span><text:span text:style-name="T19">"escript.h"</text:span></text:p>
      <text:p text:style-name="КОД"><text:span text:style-name="T26">using</text:span><text:span text:style-name="T7"> </text:span><text:span text:style-name="T26">namespace</text:span><text:span text:style-name="T7"> </text:span><text:span text:style-name="T2">std</text:span>;</text:p>
      <text:p text:style-name="КОД"><text:span text:style-name="T26">using</text:span><text:span text:style-name="T7"> </text:span><text:span text:style-name="T26">namespace</text:span><text:span text:style-name="T7"> </text:span><text:span text:style-name="T2">escript</text:span>;</text:p>
      <text:p text:style-name="КОД"/>
      <text:p text:style-name="КОД"><text:span text:style-name="T26">int</text:span><text:span text:style-name="T7"> </text:span><text:span text:style-name="T15">main</text:span>()</text:p>
      <text:p text:style-name="КОД">{</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28">cout</text:span><text:span text:style-name="T7"> </text:span><text:span text:style-name="T14">&lt;&lt;</text:span><text:span text:style-name="T7"> </text:span><text:span text:style-name="T19">"Hello World!"</text:span><text:span text:style-name="T7"> </text:span><text:span text:style-name="T14">&lt;&lt;</text:span><text:span text:style-name="T7"> </text:span><text:span text:style-name="T14">endl</text:span>;</text:p>
      <text:p text:style-name="КОД"><text:span text:style-name="T7"><text:s text:c="4"/></text:span><text:span text:style-name="T26">return</text:span><text:span text:style-name="T7"> </text:span><text:span text:style-name="T24">0</text:span>;</text:p>
      <text:p text:style-name="КОД">}</text:p>
      <text:p text:style-name="Horizontal_20_Line"/>
      <text:p text:style-name="P7">Добавьте в этот проект ссылку на библиотеку EScript. Всё должно скомпилироваться.</text:p>
      <text:h text:style-name="P187" text:outline-level="2">Определение интерфейса движка</text:h>
      <text:p text:style-name="P8"><text:span text:style-name="T27">Теперь откроем файл </text:span>«escript.h». <text:span text:style-name="T27">Это файл декларации класса движка. Единственны</text:span><text:span text:style-name="T55">е</text:span><text:span text:style-name="T27"> метод</text:span><text:span text:style-name="T55">ы</text:span><text:span text:style-name="T27">, которы</text:span><text:span text:style-name="T55">е</text:span><text:span text:style-name="T27"> пока буд</text:span><text:span text:style-name="T55">у</text:span><text:span text:style-name="T27">т доступн</text:span><text:span text:style-name="T55">ы</text:span><text:span text:style-name="T27"> снаружи, это его конструктор и метод выполнения кода. Добавьте в него сигнатуру метода eval:</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Выполняет</text:span><text:span text:style-name="T7"> </text:span><text:span text:style-name="T24">указанную</text:span><text:span text:style-name="T7"> </text:span><text:span text:style-name="T24">строку</text:span><text:span text:style-name="T7"> </text:span><text:span text:style-name="T24">кода</text:span></text:p>
      <text:p text:style-name="КОД"><text:span text:style-name="T7"><text:s text:c="5"/></text:span><text:span text:style-name="T24">*</text:span><text:span text:style-name="T7"> </text:span><text:span text:style-name="T25">@param</text:span><text:span text:style-name="T7"> </text:span><text:span text:style-name="T24">strCode</text:span><text:span text:style-name="T7"> </text:span><text:span text:style-name="T24">строка</text:span><text:span text:style-name="T7"> </text:span><text:span text:style-name="T24">кода</text:span></text:p>
      <text:p text:style-name="КОД"><text:span text:style-name="T7"><text:s text:c="5"/></text:span><text:span text:style-name="T24">*/</text:span></text:p>
      <text:p text:style-name="КОД"><text:span text:style-name="T7"><text:s text:c="4"/></text:span><text:span text:style-name="T26">void</text:span><text:span text:style-name="T7"> </text:span><text:span text:style-name="T15">eval</text:span>(<text:span text:style-name="T26">const</text:span><text:span text:style-name="T7"> </text:span><text:span text:style-name="T2">std</text:span>::<text:span text:style-name="T2">u32string</text:span><text:span text:style-name="T7"> </text:span>&amp;<text:span text:style-name="T11">strCode</text:span>);</text:p>
      <text:p text:style-name="Horizontal_20_Line"/>
      <text:p text:style-name="P7">И реализацию в файл «escript.cpp»:</text:p>
      <text:p text:style-name="КОД"><text:span text:style-name="T26">void</text:span><text:span text:style-name="T7"> </text:span><text:span text:style-name="T2">EScript</text:span>::<text:span text:style-name="T15">eval</text:span>(<text:span text:style-name="T26">const</text:span><text:span text:style-name="T7"> </text:span><text:span text:style-name="T2">std</text:span>::<text:span text:style-name="T2">u32string</text:span><text:span text:style-name="T7"> </text:span>&amp;<text:span text:style-name="T11">strCode</text:span>)</text:p>
      <text:p text:style-name="КОД">{</text:p>
      <text:p text:style-name="КОД"><text:s text:c="4"/></text:p>
      <text:p text:style-name="КОД">}</text:p>
      <text:p text:style-name="Horizontal_20_Line"/>
      <text:p text:style-name="P9">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1">engine</text:span>;</text:p>
      <text:p text:style-name="КОД"><text:span text:style-name="T7"><text:s text:c="4"/></text:span><text:span text:style-name="T2">std</text:span>::<text:span text:style-name="T2">u32string</text:span><text:span text:style-name="T7"> </text:span><text:span text:style-name="T11">code</text:span><text:span text:style-name="T7"> </text:span>=<text:span text:style-name="T7"> </text:span><text:span text:style-name="T19">U"i</text:span><text:span text:style-name="T7"> </text:span><text:span text:style-name="T19">=</text:span><text:span text:style-name="T7"> </text:span><text:span text:style-name="T19">1</text:span><text:span text:style-name="T7"> </text:span><text:span text:style-name="T19">+</text:span><text:span text:style-name="T7"> </text:span><text:span text:style-name="T19">2;"</text:span>;</text:p>
      <text:p text:style-name="КОД"><text:span text:style-name="T7"><text:s text:c="4"/></text:span><text:span text:style-name="T11">engine</text:span>.<text:span text:style-name="T14">eval</text:span>(<text:span text:style-name="T11">code</text:span>);</text:p>
      <text:p text:style-name="Horizontal_20_Line"/>
      <text:p text:style-name="P9">то мы должны будем найти в таблице символов переменную «i», иначе попросту возвращаемых значений не напасёшься.</text:p>
      <text:p text:style-name="P9">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29">Э</text:span>то какая-то синтаксическая единица, так или иначе <text:soft-page-break/>транслируемая <text:span text:style-name="T29">в промежуточное представление, но не сразу же выполняемая, а по мере необходимости</text:span>. <text:span text:style-name="T29">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30">его</text:span><text:span text:style-name="T29"> позже.</text:span></text:p>
      <text:p text:style-name="P10">А пока что <text:span text:style-name="T31">у нас будет </text:span>единственный метод eval(), <text:span text:style-name="T31">на котором мы всё обкатаем</text:span>.</text:p>
      <text:p text:style-name="P11">В методе main проекта «simple» напишите такие строки:</text:p>
      <text:p text:style-name="КОД"><text:span text:style-name="T26">int</text:span><text:span text:style-name="T7"> </text:span><text:span text:style-name="T15">main</text:span>()</text:p>
      <text:p text:style-name="КОД">{</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2">std</text:span>::<text:span text:style-name="T2">u32string</text:span><text:span text:style-name="T7"> </text:span><text:span text:style-name="T11">code</text:span><text:span text:style-name="T7"> </text:span>=<text:span text:style-name="T7"> </text:span><text:span text:style-name="T19">U"i</text:span><text:span text:style-name="T7"> </text:span><text:span text:style-name="T19">=</text:span><text:span text:style-name="T7"> </text:span><text:span text:style-name="T19">1</text:span><text:span text:style-name="T7"> </text:span><text:span text:style-name="T19">+</text:span><text:span text:style-name="T7"> </text:span><text:span text:style-name="T19">2;"</text:span>;</text:p>
      <text:p text:style-name="КОД"><text:span text:style-name="T7"><text:s text:c="4"/></text:span><text:span text:style-name="T11">engine</text:span>.<text:span text:style-name="T14">eval</text:span>(<text:span text:style-name="T11">code</text:span>);</text:p>
      <text:p text:style-name="КОД"><text:span text:style-name="T7"><text:s text:c="4"/></text:span><text:span text:style-name="T26">return</text:span><text:span text:style-name="T7"> </text:span><text:span text:style-name="T24">0</text:span>;</text:p>
      <text:p text:style-name="КОД">}</text:p>
      <text:p text:style-name="Horizontal_20_Line"/>
      <text:p text:style-name="P11">Убедитесь, что всё собирается без ошибок. С этим мы будем работать дальше.</text:p>
      <text:h text:style-name="P188" text:outline-level="2">Схема транслятора</text:h>
      <text:p text:style-name="P12">Типичный транслятор работает примерно по такой схеме:</text:p>
      <text:p text:style-name="P12">Лексический анализатор → Синтаксический анализатор → Промежуточное представление</text:p>
      <text:p text:style-name="P12">На этом заканчивается front-end. Далее начинается back-end:</text:p>
      <text:p text:style-name="P12">→ Генератор целевого кода → <text:span text:style-name="T32">О</text:span>птимизатор <text:span text:style-name="T32">кода</text:span> → объектный код/исполняемый файл.</text:p>
      <text:p text:style-name="P12">Лексический анализатор читает входной поток, разбивает его на токены и передаёт токены синтаксическому анализатору. </text:p>
      <text:p text:style-name="P12">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2">Промежуточное представление бывает: в виде дерева разбора, в виде префиксной записи, в виде трёхадресного кода.</text:p>
      <text:p text:style-name="P13">В нашем случае промежуточное представление лучше взять в виде трехадресного кода, <text:span text:style-name="T32">который также будет являться и целевым кодом нашей абстрактной машины</text:span>. Это проще, и мы сразу получим код, который можно выполнить.</text:p>
      <text:p text:style-name="P17"><text:span text:style-name="T33">Исходя из этого давайте добавим </text:span><text:span text:style-name="T34">в проект «EScript» </text:span><text:span text:style-name="T33">класс</text:span><text:span text:style-name="T35">ы лексического и синтаксического анализаторов. </text:span><text:span text:style-name="T36">На диаграмме классов это выглядит следующим образом:</text:span></text:p>
      <text:p text:style-name="P15"><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4">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37">Parser вызывает функцию Lexer::next() до тех пор, пока она не вернёт E</text:span><text:span text:style-name="T39">of</text:span><text:span text:style-name="T37">, т. е. не будет достигнут конец строки.</text:span></text:p>
      <text:p text:style-name="P16">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38">Поэтому добавим несколько членов в класс Lexer: ссылку на саму строку, позицию в строке, последний токен.</text:span></text:p>
      <text:p text:style-name="P18">Приведём полный текст текущей версии классов:</text:p>
      <text:p text:style-name="КОД">/**</text:p>
      <text:p text:style-name="КОД"><text:span text:style-name="T7"><text:s/></text:span><text:span text:style-name="T24">*</text:span><text:span text:style-name="T7"> </text:span><text:span text:style-name="T25">@file</text:span><text:span text:style-name="T7"> </text:span><text:span text:style-name="T24">lexer.h</text:span></text:p>
      <text:p text:style-name="КОД"><text:span text:style-name="T7"><text:s/></text:span><text:span text:style-name="T24">*</text:span><text:span text:style-name="T7"> </text:span><text:span text:style-name="T25">@brief</text:span><text:span text:style-name="T7"> </text:span><text:span text:style-name="T24">Лексический</text:span><text:span text:style-name="T7"> </text:span><text:span text:style-name="T24">анализатор</text:span><text:span text:style-name="T7"> </text:span><text:span text:style-name="T24">-</text:span><text:span text:style-name="T7"> </text:span><text:span text:style-name="T24">объявление</text:span></text:p>
      <text:p text:style-name="КОД"><text:span text:style-name="T7"><text:s/></text:span><text:span text:style-name="T24">*/</text:span></text:p>
      <text:p text:style-name="КОД">#<text:span text:style-name="T24">ifndef</text:span><text:span text:style-name="T7"> </text:span><text:span text:style-name="T24">LEXER_H</text:span></text:p>
      <text:p text:style-name="КОД">#<text:span text:style-name="T24">define</text:span><text:span text:style-name="T7"> </text:span><text:span text:style-name="T24">LEXER_H</text:span></text:p>
      <text:p text:style-name="КОД">#<text:span text:style-name="T24">include</text:span><text:span text:style-name="T7"> </text:span><text:span text:style-name="T19">"EScript_global.h"</text:span></text:p>
      <text:p text:style-name="КОД">#<text:span text:style-name="T24">include</text:span><text:span text:style-name="T7"> </text:span><text:span text:style-name="T19">"token.h"</text:span></text:p>
      <text:p text:style-name="КОД"><text:span text:style-name="T26">namespace</text:span><text:span text:style-name="T7"> </text:span><text:span text:style-name="T3">escript</text:span><text:span text:style-name="T7"> </text:span>{</text:p>
      <text:p text:style-name="КОД">/**</text:p>
      <text:p text:style-name="КОД"><text:span text:style-name="T7"><text:s/></text:span><text:span text:style-name="T24">*</text:span><text:span text:style-name="T7"> </text:span><text:span text:style-name="T25">@brief</text:span><text:span text:style-name="T7"> </text:span><text:span text:style-name="T24">Лексический</text:span><text:span text:style-name="T7"> </text:span><text:span text:style-name="T24">анализатор</text:span></text:p>
      <text:p text:style-name="КОД"><text:span text:style-name="T7"><text:s/></text:span><text:span text:style-name="T24">*/</text:span></text:p>
      <text:p text:style-name="КОД"><text:span text:style-name="T26">class</text:span><text:span text:style-name="T7"> </text:span><text:span text:style-name="T24">ESCRIPT_EXPORT</text:span><text:span text:style-name="T7"> </text:span><text:span text:style-name="T3">Lexer</text:span></text:p>
      <text:p text:style-name="КОД">{</text:p>
      <text:p text:style-name="КОД"><text:span text:style-name="T26">private</text:span>:</text:p>
      <text:p text:style-name="КОД"><text:span text:style-name="T7"><text:s text:c="4"/></text:span><text:span text:style-name="T19">//</text:span><text:span text:style-name="T7"> </text:span><text:span text:style-name="T19">разбираемый</text:span><text:span text:style-name="T7"> </text:span><text:span text:style-name="T19">текст</text:span></text:p>
      <text:p text:style-name="КОД"><text:span text:style-name="T7"><text:s text:c="4"/></text:span><text:span text:style-name="T26">const</text:span><text:span text:style-name="T7"> </text:span><text:span text:style-name="T2">std</text:span>::<text:span text:style-name="T2">u32string</text:span><text:span text:style-name="T7"> </text:span>&amp;<text:span text:style-name="T40">_text</text:span>;</text:p>
      <text:p text:style-name="КОД"><text:span text:style-name="T7"><text:s text:c="4"/></text:span><text:span text:style-name="T19">//</text:span><text:span text:style-name="T7"> </text:span><text:span text:style-name="T19">текущая</text:span><text:span text:style-name="T7"> </text:span><text:span text:style-name="T19">позиция</text:span><text:span text:style-name="T7"> </text:span><text:span text:style-name="T19">в</text:span><text:span text:style-name="T7"> </text:span><text:span text:style-name="T19">строке</text:span></text:p>
      <text:p text:style-name="КОД"><text:span text:style-name="T7"><text:s text:c="4"/></text:span><text:span text:style-name="T26">int</text:span><text:span text:style-name="T7"> </text:span><text:span text:style-name="T40">_pos</text:span><text:span text:style-name="T7"> </text:span>{<text:span text:style-name="T7"> </text:span><text:span text:style-name="T24">0</text:span><text:span text:style-name="T7"> </text:span>};</text:p>
      <text:p text:style-name="КОД"><text:span text:style-name="T7"><text:s text:c="4"/></text:span><text:span text:style-name="T19">//</text:span><text:span text:style-name="T7"> </text:span><text:span text:style-name="T19">последний</text:span><text:span text:style-name="T7"> </text:span><text:span text:style-name="T19">разобранный</text:span><text:span text:style-name="T7"> </text:span><text:span text:style-name="T19">токен</text:span></text:p>
      <text:p text:style-name="КОД"><text:span text:style-name="T7"><text:s text:c="4"/></text:span><text:span text:style-name="T2">Token</text:span><text:span text:style-name="T7"> </text:span><text:span text:style-name="T40">_token</text:span><text:span text:style-name="T7"> </text:span>=<text:span text:style-name="T7"> </text:span><text:span text:style-name="T2">Token</text:span>::<text:span text:style-name="T2">Eof</text:span>;</text:p>
      <text:p text:style-name="КОД"><text:span text:style-name="T7"><text:s text:c="4"/></text:span><text:span text:style-name="T19">//</text:span><text:span text:style-name="T7"> </text:span><text:span text:style-name="T19">строковое</text:span><text:span text:style-name="T7"> </text:span><text:span text:style-name="T19">представление</text:span><text:span text:style-name="T7"> </text:span><text:span text:style-name="T19">последнего</text:span><text:span text:style-name="T7"> </text:span><text:span text:style-name="T19">разобранного</text:span><text:span text:style-name="T7"> </text:span><text:span text:style-name="T19">токена</text:span></text:p>
      <text:p text:style-name="КОД"><text:span text:style-name="T7"><text:s text:c="4"/></text:span><text:span text:style-name="T2">std</text:span>::<text:span text:style-name="T2">u32string</text:span><text:span text:style-name="T7"> </text:span><text:span text:style-name="T40">_tokenText</text:span>;</text:p>
      <text:p text:style-name="КОД"><text:span text:style-name="T26">public</text:span>:</text:p>
      <text:p text:style-name="КОД"><text:soft-page-break/><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Создаёт</text:span><text:span text:style-name="T7"> </text:span><text:span text:style-name="T24">новый</text:span><text:span text:style-name="T7"> </text:span><text:span text:style-name="T24">экземпляр</text:span><text:span text:style-name="T7"> </text:span><text:span text:style-name="T24">класса</text:span><text:span text:style-name="T7"> </text:span><text:span text:style-name="T24">Lexer</text:span></text:p>
      <text:p text:style-name="КОД"><text:span text:style-name="T7"><text:s text:c="5"/></text:span><text:span text:style-name="T24">*/</text:span></text:p>
      <text:p text:style-name="КОД"><text:span text:style-name="T7"><text:s text:c="4"/></text:span><text:span text:style-name="T15">Lexer</text:span>(<text:span text:style-name="T26">const</text:span><text:span text:style-name="T7"> </text:span><text:span text:style-name="T2">std</text:span>::<text:span text:style-name="T2">u32string</text:span><text:span text:style-name="T7"> </text:span>&amp;<text:span text:style-name="T11">strCode</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Освобождает</text:span><text:span text:style-name="T7"> </text:span><text:span text:style-name="T24">связанные</text:span><text:span text:style-name="T7"> </text:span><text:span text:style-name="T24">с</text:span><text:span text:style-name="T7"> </text:span><text:span text:style-name="T24">этим</text:span><text:span text:style-name="T7"> </text:span><text:span text:style-name="T24">экземпляром</text:span><text:span text:style-name="T7"> </text:span><text:span text:style-name="T24">ресурсы</text:span></text:p>
      <text:p text:style-name="КОД"><text:span text:style-name="T7"><text:s text:c="5"/></text:span><text:span text:style-name="T24">*/</text:span></text:p>
      <text:p text:style-name="КОД"><text:span text:style-name="T7"><text:s text:c="4"/></text:span><text:span text:style-name="T26">virtual</text:span><text:span text:style-name="T7"> </text:span>~<text:span text:style-name="T17">Lexer</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Возвращает</text:span><text:span text:style-name="T7"> </text:span><text:span text:style-name="T24">следующий</text:span><text:span text:style-name="T7"> </text:span><text:span text:style-name="T24">токен</text:span><text:span text:style-name="T7"> </text:span><text:span text:style-name="T24">из</text:span><text:span text:style-name="T7"> </text:span><text:span text:style-name="T24">входного</text:span><text:span text:style-name="T7"> </text:span><text:span text:style-name="T24">потока</text:span></text:p>
      <text:p text:style-name="КОД"><text:span text:style-name="T7"><text:s text:c="5"/></text:span><text:span text:style-name="T24">*</text:span><text:span text:style-name="T7"> </text:span><text:span text:style-name="T25">@return</text:span><text:span text:style-name="T7"> </text:span><text:span text:style-name="T24">Token::Eof</text:span><text:span text:style-name="T7"> </text:span><text:span text:style-name="T24">в</text:span><text:span text:style-name="T7"> </text:span><text:span text:style-name="T24">случе</text:span><text:span text:style-name="T7"> </text:span><text:span text:style-name="T24">достижения</text:span><text:span text:style-name="T7"> </text:span><text:span text:style-name="T24">конца</text:span><text:span text:style-name="T7"> </text:span><text:span text:style-name="T24">потока</text:span></text:p>
      <text:p text:style-name="КОД"><text:span text:style-name="T7"><text:s text:c="5"/></text:span><text:span text:style-name="T24">*/</text:span></text:p>
      <text:p text:style-name="КОД"><text:span text:style-name="T7"><text:s text:c="4"/></text:span><text:span text:style-name="T2">Token</text:span><text:span text:style-name="T7"> </text:span><text:span text:style-name="T15">next</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Возвращает</text:span><text:span text:style-name="T7"> </text:span><text:span text:style-name="T24">последний</text:span><text:span text:style-name="T7"> </text:span><text:span text:style-name="T24">разобранный</text:span><text:span text:style-name="T7"> </text:span><text:span text:style-name="T24">токен</text:span></text:p>
      <text:p text:style-name="КОД"><text:span text:style-name="T7"><text:s text:c="5"/></text:span><text:span text:style-name="T24">*</text:span><text:span text:style-name="T7"> </text:span><text:span text:style-name="T25">@return</text:span></text:p>
      <text:p text:style-name="КОД"><text:span text:style-name="T7"><text:s text:c="5"/></text:span><text:span text:style-name="T24">*/</text:span></text:p>
      <text:p text:style-name="P159"><text:span text:style-name="T7"><text:s text:c="4"/></text:span><text:span text:style-name="T2">Token</text:span><text:span text:style-name="T7"> </text:span><text:span text:style-name="T15">currentToken</text:span>()<text:span text:style-name="T7"> </text:span><text:span text:style-name="T26">const</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Возвращает</text:span><text:span text:style-name="T7"> </text:span><text:span text:style-name="T24">строковое</text:span><text:span text:style-name="T7"> </text:span><text:span text:style-name="T24">представление</text:span><text:span text:style-name="T7"> </text:span><text:span text:style-name="T24">последнего</text:span><text:span text:style-name="T7"> </text:span><text:span text:style-name="T24">разобранного</text:span><text:span text:style-name="T7"> </text:span><text:span text:style-name="T24">токена</text:span></text:p>
      <text:p text:style-name="КОД"><text:span text:style-name="T7"><text:s text:c="5"/></text:span><text:span text:style-name="T24">*</text:span><text:span text:style-name="T7"> </text:span><text:span text:style-name="T25">@return</text:span></text:p>
      <text:p text:style-name="КОД"><text:span text:style-name="T7"><text:s text:c="5"/></text:span><text:span text:style-name="T24">*/</text:span></text:p>
      <text:p text:style-name="КОД"><text:span text:style-name="T7"><text:s text:c="4"/></text:span><text:span text:style-name="T26">const</text:span><text:span text:style-name="T7"> </text:span><text:span text:style-name="T2">std</text:span>::<text:span text:style-name="T2">u32string</text:span><text:span text:style-name="T7"> </text:span>&amp;<text:span text:style-name="T15">tokenText</text:span>()<text:span text:style-name="T7"> </text:span><text:span text:style-name="T26">const</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КОД"><text:span text:style-name="T24">#endif</text:span><text:span text:style-name="T7"> </text:span><text:span text:style-name="T19">//</text:span><text:span text:style-name="T7"> </text:span><text:span text:style-name="T19">LEXER_H</text:span></text:p>
      <text:p text:style-name="Horizontal_20_Line"/>
      <text:p text:style-name="КОД">/**</text:p>
      <text:p text:style-name="КОД"><text:span text:style-name="T7"><text:s/></text:span><text:span text:style-name="T24">*</text:span><text:span text:style-name="T7"> </text:span><text:span text:style-name="T25">@file</text:span><text:span text:style-name="T7"> </text:span><text:span text:style-name="T24">lexer.cpp</text:span></text:p>
      <text:p text:style-name="КОД"><text:span text:style-name="T7"><text:s/></text:span><text:span text:style-name="T24">*</text:span><text:span text:style-name="T7"> </text:span><text:span text:style-name="T25">@brief</text:span><text:span text:style-name="T7"> </text:span><text:span text:style-name="T24">Лексический</text:span><text:span text:style-name="T7"> </text:span><text:span text:style-name="T24">анализатор</text:span><text:span text:style-name="T7"> </text:span><text:span text:style-name="T24">-</text:span><text:span text:style-name="T7"> </text:span><text:span text:style-name="T24">реализация</text:span></text:p>
      <text:p text:style-name="КОД"><text:span text:style-name="T7"><text:s/></text:span><text:span text:style-name="T24">*/</text:span></text:p>
      <text:p text:style-name="КОД">#<text:span text:style-name="T24">include</text:span><text:span text:style-name="T7"> </text:span><text:span text:style-name="T19">"stdafx.h"</text:span></text:p>
      <text:p text:style-name="КОД"><text:span text:style-name="T24">#include</text:span><text:span text:style-name="T7"> </text:span><text:span text:style-name="T19">"lexer.h"</text:span></text:p>
      <text:p text:style-name="КОД"><text:span text:style-name="T26">namespace</text:span><text:span text:style-name="T7"> </text:span><text:span text:style-name="T3">escript</text:span><text:span text:style-name="T7"> </text:span>{</text:p>
      <text:p text:style-name="КОД"><text:span text:style-name="T2">Lexer</text:span>::<text:span text:style-name="T15">Lexer</text:span>(<text:span text:style-name="T26">const</text:span><text:span text:style-name="T7"> </text:span><text:span text:style-name="T2">std</text:span>::<text:span text:style-name="T2">u32string</text:span><text:span text:style-name="T7"> </text:span>&amp;<text:span text:style-name="T11">strCode</text:span>)</text:p>
      <text:p text:style-name="КОД"><text:span text:style-name="T7"><text:s text:c="4"/></text:span>:<text:span text:style-name="T7"> </text:span><text:span text:style-name="T40">_text</text:span>(<text:span text:style-name="T11">strCode</text:span>)</text:p>
      <text:p text:style-name="КОД">{</text:p>
      <text:p text:style-name="КОД">}</text:p>
      <text:p text:style-name="КОД"><text:span text:style-name="T2">Lexer</text:span>::~<text:span text:style-name="T17">Lexer</text:span>()</text:p>
      <text:p text:style-name="КОД">{</text:p>
      <text:p text:style-name="КОД">}</text:p>
      <text:p text:style-name="КОД"><text:span text:style-name="T2">Token</text:span><text:span text:style-name="T7"> </text:span><text:span text:style-name="T2">Lexer</text:span>::<text:span text:style-name="T15">next</text:span>()</text:p>
      <text:p text:style-name="КОД">{</text:p>
      <text:p text:style-name="КОД"><text:span text:style-name="T7"><text:s text:c="4"/></text:span><text:span text:style-name="T26">return</text:span><text:span text:style-name="T7"> </text:span><text:span text:style-name="T2">Token</text:span>::<text:span text:style-name="T2">Eof</text:span>;</text:p>
      <text:p text:style-name="КОД">}</text:p>
      <text:p text:style-name="P159"><text:span text:style-name="T2">Token</text:span><text:span text:style-name="T7"> </text:span><text:span text:style-name="T2">Lexer</text:span>::<text:span text:style-name="T15">currentToken</text:span>()<text:span text:style-name="T7"> </text:span><text:span text:style-name="T26">const</text:span></text:p>
      <text:p text:style-name="КОД">{</text:p>
      <text:p text:style-name="КОД"><text:span text:style-name="T7"><text:s text:c="4"/></text:span><text:span text:style-name="T26">return</text:span><text:span text:style-name="T7"> </text:span><text:span text:style-name="T40">_token</text:span>;</text:p>
      <text:p text:style-name="КОД">}</text:p>
      <text:p text:style-name="КОД"><text:span text:style-name="T26">const</text:span><text:span text:style-name="T7"> </text:span><text:span text:style-name="T2">std</text:span>::<text:span text:style-name="T2">u32string</text:span><text:span text:style-name="T7"> </text:span>&amp;<text:span text:style-name="T2">Lexer</text:span>::<text:span text:style-name="T15">tokenText</text:span>()<text:span text:style-name="T7"> </text:span><text:span text:style-name="T26">const</text:span></text:p>
      <text:p text:style-name="КОД">{</text:p>
      <text:p text:style-name="КОД"><text:span text:style-name="T7"><text:s text:c="4"/></text:span><text:span text:style-name="T26">return</text:span><text:span text:style-name="T7"> </text:span><text:span text:style-name="T40">_tokenText</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Horizontal_20_Line"/>
      <text:p text:style-name="КОД">/**</text:p>
      <text:p text:style-name="КОД"><text:span text:style-name="T7"><text:s/></text:span><text:span text:style-name="T24">*</text:span><text:span text:style-name="T7"> </text:span><text:span text:style-name="T25">@file</text:span><text:span text:style-name="T7"> </text:span><text:span text:style-name="T24">token.h</text:span></text:p>
      <text:p text:style-name="КОД"><text:span text:style-name="T7"><text:s/></text:span><text:span text:style-name="T24">*</text:span><text:span text:style-name="T7"> </text:span><text:span text:style-name="T25">@brief</text:span><text:span text:style-name="T7"> </text:span><text:span text:style-name="T24">Определение</text:span><text:span text:style-name="T7"> </text:span><text:span text:style-name="T24">токенов</text:span></text:p>
      <text:p text:style-name="КОД"><text:span text:style-name="T7"><text:s/></text:span><text:span text:style-name="T24">*/</text:span></text:p>
      <text:p text:style-name="КОД">#<text:span text:style-name="T24">ifndef</text:span><text:span text:style-name="T7"> </text:span><text:span text:style-name="T24">TOKEN_H</text:span></text:p>
      <text:p text:style-name="КОД">#<text:span text:style-name="T24">define</text:span><text:span text:style-name="T7"> </text:span><text:span text:style-name="T24">TOKEN_H</text:span></text:p>
      <text:p text:style-name="КОД"><text:span text:style-name="T26">namespace</text:span><text:span text:style-name="T7"> </text:span><text:span text:style-name="T3">escript</text:span><text:span text:style-name="T7"> </text:span>{</text:p>
      <text:p text:style-name="КОД"><text:soft-page-break/>/**</text:p>
      <text:p text:style-name="КОД"><text:span text:style-name="T7"><text:s/></text:span><text:span text:style-name="T24">*</text:span><text:span text:style-name="T7"> </text:span><text:span text:style-name="T25">@brief</text:span><text:span text:style-name="T7"> </text:span><text:span text:style-name="T24">Токен</text:span></text:p>
      <text:p text:style-name="КОД"><text:span text:style-name="T7"><text:s/></text:span><text:span text:style-name="T24">*/</text:span></text:p>
      <text:p text:style-name="КОД"><text:span text:style-name="T26">enum</text:span><text:span text:style-name="T7"> </text:span><text:span text:style-name="T26">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4">0</text:span>,<text:span text:style-name="T7"> </text:span><text:span text:style-name="T19">//</text:span><text:span text:style-name="T7"> </text:span><text:span text:style-name="T19">Конец</text:span><text:span text:style-name="T7"> </text:span><text:span text:style-name="T19">потока</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КОД"><text:span text:style-name="T24">#endif</text:span><text:span text:style-name="T7"> </text:span><text:span text:style-name="T19">//</text:span><text:span text:style-name="T7"> </text:span><text:span text:style-name="T19">TOKEN_H</text:span></text:p>
      <text:p text:style-name="Horizontal_20_Line"/>
      <text:p text:style-name="КОД">/**</text:p>
      <text:p text:style-name="КОД"><text:span text:style-name="T7"><text:s/></text:span><text:span text:style-name="T24">*</text:span><text:span text:style-name="T7"> </text:span><text:span text:style-name="T25">@file</text:span><text:span text:style-name="T7"> </text:span><text:span text:style-name="T24">parser.h</text:span></text:p>
      <text:p text:style-name="КОД"><text:span text:style-name="T7"><text:s/></text:span><text:span text:style-name="T24">*</text:span><text:span text:style-name="T7"> </text:span><text:span text:style-name="T25">@brief</text:span><text:span text:style-name="T7"> </text:span><text:span text:style-name="T24">Синтаксический</text:span><text:span text:style-name="T7"> </text:span><text:span text:style-name="T24">анализатор</text:span><text:span text:style-name="T7"> </text:span><text:span text:style-name="T24">-</text:span><text:span text:style-name="T7"> </text:span><text:span text:style-name="T24">объявление</text:span></text:p>
      <text:p text:style-name="КОД"><text:span text:style-name="T7"><text:s/></text:span><text:span text:style-name="T24">*/</text:span></text:p>
      <text:p text:style-name="КОД">#<text:span text:style-name="T24">ifndef</text:span><text:span text:style-name="T7"> </text:span><text:span text:style-name="T24">PARSER_H</text:span></text:p>
      <text:p text:style-name="КОД">#<text:span text:style-name="T24">define</text:span><text:span text:style-name="T7"> </text:span><text:span text:style-name="T24">PARSER_H</text:span></text:p>
      <text:p text:style-name="КОД">#<text:span text:style-name="T24">include</text:span><text:span text:style-name="T7"> </text:span><text:span text:style-name="T19">"lexer.h"</text:span></text:p>
      <text:p text:style-name="КОД"><text:span text:style-name="T26">namespace</text:span><text:span text:style-name="T7"> </text:span><text:span text:style-name="T3">escript</text:span><text:span text:style-name="T7"> </text:span>{</text:p>
      <text:p text:style-name="КОД">#<text:span text:style-name="T24">include</text:span><text:span text:style-name="T7"> </text:span><text:span text:style-name="T19">"EScript_global.h"</text:span></text:p>
      <text:p text:style-name="КОД"><text:span text:style-name="T26">class</text:span><text:span text:style-name="T7"> </text:span><text:span text:style-name="T24">ESCRIPT_EXPORT</text:span><text:span text:style-name="T7"> </text:span><text:span text:style-name="T3">Parser</text:span></text:p>
      <text:p text:style-name="КОД">{</text:p>
      <text:p text:style-name="КОД"><text:span text:style-name="T26">private</text:span>:</text:p>
      <text:p text:style-name="КОД"><text:span text:style-name="T7"><text:s text:c="4"/></text:span><text:span text:style-name="T2">std</text:span>::<text:span text:style-name="T2">unique_ptr</text:span>&lt;<text:span text:style-name="T2">Lexer</text:span>&gt;<text:span text:style-name="T7"> </text:span><text:span text:style-name="T40">_lexer</text:span>;</text:p>
      <text:p text:style-name="КОД"><text:span text:style-name="T26">public</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Создаёт</text:span><text:span text:style-name="T7"> </text:span><text:span text:style-name="T24">новый</text:span><text:span text:style-name="T7"> </text:span><text:span text:style-name="T24">экземпляр</text:span><text:span text:style-name="T7"> </text:span><text:span text:style-name="T24">класса</text:span><text:span text:style-name="T7"> </text:span><text:span text:style-name="T24">Parser</text:span></text:p>
      <text:p text:style-name="КОД"><text:span text:style-name="T7"><text:s text:c="5"/></text:span><text:span text:style-name="T24">*/</text:span></text:p>
      <text:p text:style-name="КОД"><text:span text:style-name="T7"><text:s text:c="4"/></text:span><text:span text:style-name="T15">Parser</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Освобождает</text:span><text:span text:style-name="T7"> </text:span><text:span text:style-name="T24">связанные</text:span><text:span text:style-name="T7"> </text:span><text:span text:style-name="T24">с</text:span><text:span text:style-name="T7"> </text:span><text:span text:style-name="T24">этим</text:span><text:span text:style-name="T7"> </text:span><text:span text:style-name="T24">экземпляром</text:span><text:span text:style-name="T7"> </text:span><text:span text:style-name="T24">ресурсы</text:span></text:p>
      <text:p text:style-name="КОД"><text:span text:style-name="T7"><text:s text:c="5"/></text:span><text:span text:style-name="T24">*/</text:span></text:p>
      <text:p text:style-name="КОД"><text:span text:style-name="T7"><text:s text:c="4"/></text:span><text:span text:style-name="T26">virtual</text:span><text:span text:style-name="T7"> </text:span>~<text:span text:style-name="T17">Parser</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производит</text:span><text:span text:style-name="T7"> </text:span><text:span text:style-name="T24">синтаксический</text:span><text:span text:style-name="T7"> </text:span><text:span text:style-name="T24">разбор</text:span><text:span text:style-name="T7"> </text:span><text:span text:style-name="T24">строки</text:span><text:span text:style-name="T7"> </text:span><text:span text:style-name="T24">кода</text:span></text:p>
      <text:p text:style-name="КОД"><text:span text:style-name="T7"><text:s text:c="5"/></text:span><text:span text:style-name="T24">*</text:span><text:span text:style-name="T7"> </text:span><text:span text:style-name="T25">@param</text:span><text:span text:style-name="T7"> </text:span><text:span text:style-name="T24">strCode</text:span><text:span text:style-name="T7"> </text:span><text:span text:style-name="T24">строка</text:span><text:span text:style-name="T7"> </text:span><text:span text:style-name="T24">кода</text:span></text:p>
      <text:p text:style-name="КОД"><text:span text:style-name="T7"><text:s text:c="5"/></text:span><text:span text:style-name="T24">*/</text:span></text:p>
      <text:p text:style-name="КОД"><text:span text:style-name="T7"><text:s text:c="4"/></text:span><text:span text:style-name="T26">void</text:span><text:span text:style-name="T7"> </text:span><text:span text:style-name="T15">parse</text:span>(<text:span text:style-name="T26">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КОД">#<text:span text:style-name="T24">endif</text:span><text:span text:style-name="T7"> </text:span><text:span text:style-name="T19">//</text:span><text:span text:style-name="T7"> </text:span><text:span text:style-name="T19">PARSER_H</text:span></text:p>
      <text:p text:style-name="Horizontal_20_Line"/>
      <text:p text:style-name="КОД">/**</text:p>
      <text:p text:style-name="КОД"><text:span text:style-name="T7"><text:s/></text:span><text:span text:style-name="T24">*</text:span><text:span text:style-name="T7"> </text:span><text:span text:style-name="T25">@file</text:span><text:span text:style-name="T7"> </text:span><text:span text:style-name="T24">parser.cpp</text:span></text:p>
      <text:p text:style-name="КОД"><text:span text:style-name="T7"><text:s/></text:span><text:span text:style-name="T24">*</text:span><text:span text:style-name="T7"> </text:span><text:span text:style-name="T25">@brief</text:span><text:span text:style-name="T7"> </text:span><text:span text:style-name="T24">Синтаксический</text:span><text:span text:style-name="T7"> </text:span><text:span text:style-name="T24">анализатор</text:span><text:span text:style-name="T7"> </text:span><text:span text:style-name="T24">-</text:span><text:span text:style-name="T7"> </text:span><text:span text:style-name="T24">реализация</text:span></text:p>
      <text:p text:style-name="КОД"><text:span text:style-name="T7"><text:s/></text:span><text:span text:style-name="T24">*/</text:span></text:p>
      <text:p text:style-name="КОД">#<text:span text:style-name="T24">include</text:span><text:span text:style-name="T7"> </text:span><text:span text:style-name="T19">"stdafx.h"</text:span></text:p>
      <text:p text:style-name="КОД">#<text:span text:style-name="T24">include</text:span><text:span text:style-name="T7"> </text:span><text:span text:style-name="T19">"parser.h"</text:span></text:p>
      <text:p text:style-name="КОД"><text:span text:style-name="T26">namespace</text:span><text:span text:style-name="T7"> </text:span><text:span text:style-name="T3">escript</text:span><text:span text:style-name="T7"> </text:span>{</text:p>
      <text:p text:style-name="КОД"><text:span text:style-name="T2">Parser</text:span>::<text:span text:style-name="T15">Parser</text:span>()</text:p>
      <text:p text:style-name="КОД">{</text:p>
      <text:p text:style-name="КОД">}</text:p>
      <text:p text:style-name="КОД"><text:span text:style-name="T2">Parser</text:span>::~<text:span text:style-name="T17">Parser</text:span>()</text:p>
      <text:p text:style-name="КОД">{</text:p>
      <text:p text:style-name="КОД">}</text:p>
      <text:p text:style-name="КОД"><text:span text:style-name="T26">void</text:span><text:span text:style-name="T7"> </text:span><text:span text:style-name="T2">Parser</text:span>::<text:span text:style-name="T15">parse</text:span>(<text:span text:style-name="T26">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text:s text:c="4"/></text:span><text:span text:style-name="T40">_lexer</text:span><text:span text:style-name="T7"> </text:span><text:span text:style-name="T14">=</text:span><text:span text:style-name="T7"> </text:span><text:span text:style-name="T2">std</text:span>::<text:span text:style-name="T14">make_unique</text:span>&lt;<text:span text:style-name="T2">Lexer</text:span>&gt;(<text:span text:style-name="T11">strCode</text:span>);</text:p>
      <text:p text:style-name="КОД"><text:span text:style-name="T7"><text:s text:c="4"/></text:span><text:span text:style-name="T26">while</text:span><text:span text:style-name="T7"> </text:span>(<text:span text:style-name="T40">_lexer</text:span><text:span text:style-name="T14">-&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Horizontal_20_Line"/>
      <text:p text:style-name="P18"><text:soft-page-break/>Осталось немного изменить файл «escript.cpp»:</text:p>
      <text:p text:style-name="КОД">#<text:span text:style-name="T24">include</text:span><text:span text:style-name="T7"> </text:span><text:span text:style-name="T19">"parser.h"</text:span></text:p>
      <text:p text:style-name="КОД">..................</text:p>
      <text:p text:style-name="КОД"><text:span text:style-name="T26">void</text:span><text:span text:style-name="T7"> </text:span><text:span text:style-name="T2">EScript</text:span>::<text:span text:style-name="T15">eval</text:span>(<text:span text:style-name="T26">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text:s text:c="4"/></text:span><text:span text:style-name="T2">Parser</text:span><text:span text:style-name="T7"> </text:span><text:span text:style-name="T11">parser</text:span>;</text:p>
      <text:p text:style-name="КОД"><text:span text:style-name="T7"><text:s text:c="4"/></text:span><text:span text:style-name="T11">parser</text:span>.<text:span text:style-name="T14">parse</text:span>(<text:span text:style-name="T11">strCode</text:span>);</text:p>
      <text:p text:style-name="КОД">}</text:p>
      <text:p text:style-name="Horizontal_20_Line"/>
      <text:p text:style-name="P18">Заглушка транслятора готова. Скомпилируйте, убедитесь, что нет ошибок.</text:p>
      <text:p text:style-name="P19">Теперь наконец-то можно приступить к реализации каждой части транслятора.</text:p>
      <text:h text:style-name="Heading_20_2" text:outline-level="2">Токены/<text:span text:style-name="T45">лексемы</text:span></text:h>
      <text:p text:style-name="P20">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2">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2">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1">Во-вторых, <text:span text:style-name="T42">это операции: </text:span></text:p>
      <text:list xml:id="list271084907" text:style-name="L2">
        <text:list-item>
          <text:p text:style-name="P192">. (доступ к свойству),[] (доступ к свойству),() (вызов функции), new (создание нового объекта),</text:p>
        </text:list-item>
        <text:list-item>
          <text:p text:style-name="P192">++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192">* (умножение), / (деление), % (остаток от деления),</text:p>
        </text:list-item>
        <text:list-item>
          <text:p text:style-name="P192">+ (сложение), - (вычитание), + (конкатенация строк),</text:p>
        </text:list-item>
        <text:list-item>
          <text:p text:style-name="P192">&lt;&lt; (сдвиг влево), &gt;&gt; (сдвиг вправо с расширением знакового разряда), &gt;&gt;&gt; (сдвиг вправо с дополнением нулями),</text:p>
        </text:list-item>
        <text:list-item>
          <text:p text:style-name="P192">&lt; (меньше), &lt;= (меньше или равно), &gt; (больше), &gt;= (больше или равно), instanceof (проверка типа объекта), in (проверка наличия свойства),</text:p>
        </text:list-item>
        <text:list-item>
          <text:p text:style-name="P192">== (проверка на равенство), != (проверка на неравенство), === (проверка на идентичность), !== (проверка на неидентичность),</text:p>
        </text:list-item>
        <text:list-item>
          <text:p text:style-name="P192"><text:soft-page-break/>&amp; (поразрядная конъюнкция),</text:p>
        </text:list-item>
        <text:list-item>
          <text:p text:style-name="P192">^ (поразрядное сложение по модулю 2),</text:p>
        </text:list-item>
        <text:list-item>
          <text:p text:style-name="P192">| (поразрядная дизъюнкция),</text:p>
        </text:list-item>
        <text:list-item>
          <text:p text:style-name="P192">&amp;&amp; (конъюнкция),</text:p>
        </text:list-item>
        <text:list-item>
          <text:p text:style-name="P192">|| (дизъюнкция),</text:p>
        </text:list-item>
        <text:list-item>
          <text:p text:style-name="P192">?: (тернарная условная операция),</text:p>
        </text:list-item>
        <text:list-item>
          <text:p text:style-name="P192">= (присваивание), *=, /=, +=, -=, &lt;&lt;=, &gt;&gt;=, &gt;&gt;&gt;=, &amp;=, ^=, |= (присваивание с операцией),</text:p>
        </text:list-item>
        <text:list-item>
          <text:p text:style-name="P192">, (множественное вычисление)</text:p>
        </text:list-item>
      </text:list>
      <text:p text:style-name="P22">Кроме того, это <text:span text:style-name="T42">числа, строки, регулярные выражения.</text:span></text:p>
      <text:p text:style-name="P21"><text:span text:style-name="T42">Комментарии </text:span><text:span text:style-name="T43">и пробелы</text:span><text:span text:style-name="T42"> мы будем отбрасывать на этапе лексического анализа. </text:span><text:span text:style-name="T44">Лексемам дадим читаемые имена.</text:span></text:p>
      <text:p text:style-name="КОД">/**</text:p>
      <text:p text:style-name="КОД"><text:span text:style-name="T7"><text:s/></text:span><text:span text:style-name="T24">*</text:span><text:span text:style-name="T7"> </text:span><text:span text:style-name="T25">@file</text:span><text:span text:style-name="T7"> </text:span><text:span text:style-name="T24">token.h</text:span></text:p>
      <text:p text:style-name="КОД"><text:span text:style-name="T7"><text:s/></text:span><text:span text:style-name="T24">*</text:span><text:span text:style-name="T7"> </text:span><text:span text:style-name="T25">@brief</text:span><text:span text:style-name="T7"> </text:span><text:span text:style-name="T24">Определение</text:span><text:span text:style-name="T7"> </text:span><text:span text:style-name="T24">токенов</text:span></text:p>
      <text:p text:style-name="КОД"><text:span text:style-name="T7"><text:s/></text:span><text:span text:style-name="T24">*/</text:span></text:p>
      <text:p text:style-name="КОД">#<text:span text:style-name="T24">ifndef</text:span><text:span text:style-name="T7"> </text:span><text:span text:style-name="T24">TOKEN_H</text:span></text:p>
      <text:p text:style-name="КОД">#<text:span text:style-name="T24">define</text:span><text:span text:style-name="T7"> </text:span><text:span text:style-name="T24">TOKEN_H</text:span></text:p>
      <text:p text:style-name="КОД"><text:span text:style-name="T26">namespace</text:span><text:span text:style-name="T7"> </text:span><text:span text:style-name="T3">escript</text:span><text:span text:style-name="T7"> </text:span>{</text:p>
      <text:p text:style-name="КОД">/**</text:p>
      <text:p text:style-name="КОД"><text:span text:style-name="T7"><text:s/></text:span><text:span text:style-name="T24">*</text:span><text:span text:style-name="T7"> </text:span><text:span text:style-name="T25">@brief</text:span><text:span text:style-name="T7"> </text:span><text:span text:style-name="T24">Токен/лексема</text:span></text:p>
      <text:p text:style-name="КОД"><text:span text:style-name="T7"><text:s/></text:span><text:span text:style-name="T24">*/</text:span></text:p>
      <text:p text:style-name="КОД"><text:span text:style-name="T26">enum</text:span><text:span text:style-name="T7"> </text:span><text:span text:style-name="T26">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4">0</text:span>,<text:span text:style-name="T7"> <text:s text:c="11"/></text:span><text:span text:style-name="T19">//</text:span><text:span text:style-name="T7"> </text:span><text:span text:style-name="T19">Конец</text:span><text:span text:style-name="T7"> </text:span><text:span text:style-name="T19">потока</text:span></text:p>
      <text:p text:style-name="КОД"><text:span text:style-name="T7"><text:s text:c="4"/></text:span><text:span text:style-name="T2">Break</text:span>,<text:span text:style-name="T7"> <text:s text:c="13"/></text:span><text:span text:style-name="T19">//</text:span><text:span text:style-name="T7"> </text:span><text:span text:style-name="T19">break</text:span></text:p>
      <text:p text:style-name="КОД"><text:span text:style-name="T7"><text:s text:c="4"/></text:span><text:span text:style-name="T2">Case</text:span>,<text:span text:style-name="T7"> <text:s text:c="14"/></text:span><text:span text:style-name="T19">//</text:span><text:span text:style-name="T7"> </text:span><text:span text:style-name="T19">case</text:span></text:p>
      <text:p text:style-name="КОД"><text:span text:style-name="T7"><text:s text:c="4"/></text:span><text:span text:style-name="T2">Catch</text:span>,<text:span text:style-name="T7"> <text:s text:c="13"/></text:span><text:span text:style-name="T19">//</text:span><text:span text:style-name="T7"> </text:span><text:span text:style-name="T19">catch</text:span></text:p>
      <text:p text:style-name="КОД"><text:span text:style-name="T7"><text:s text:c="4"/></text:span><text:span text:style-name="T2">Class</text:span>,<text:span text:style-name="T7"> <text:s text:c="13"/></text:span><text:span text:style-name="T19">//</text:span><text:span text:style-name="T7"> </text:span><text:span text:style-name="T19">class</text:span></text:p>
      <text:p text:style-name="КОД"><text:span text:style-name="T7"><text:s text:c="4"/></text:span><text:span text:style-name="T2">Const</text:span>,<text:span text:style-name="T7"> <text:s text:c="13"/></text:span><text:span text:style-name="T19">//</text:span><text:span text:style-name="T7"> </text:span><text:span text:style-name="T19">const</text:span></text:p>
      <text:p text:style-name="КОД"><text:span text:style-name="T7"><text:s text:c="4"/></text:span><text:span text:style-name="T2">Continue</text:span>,<text:span text:style-name="T7"> <text:s text:c="10"/></text:span><text:span text:style-name="T19">//</text:span><text:span text:style-name="T7"> </text:span><text:span text:style-name="T19">continue</text:span></text:p>
      <text:p text:style-name="КОД"><text:span text:style-name="T7"><text:s text:c="4"/></text:span><text:span text:style-name="T2">Debugger</text:span>,<text:span text:style-name="T7"> <text:s text:c="10"/></text:span><text:span text:style-name="T19">//</text:span><text:span text:style-name="T7"> </text:span><text:span text:style-name="T19">debugger</text:span></text:p>
      <text:p text:style-name="КОД"><text:span text:style-name="T7"><text:s text:c="4"/></text:span><text:span text:style-name="T2">Default</text:span>,<text:span text:style-name="T7"> <text:s text:c="11"/></text:span><text:span text:style-name="T19">//</text:span><text:span text:style-name="T7"> </text:span><text:span text:style-name="T19">default</text:span></text:p>
      <text:p text:style-name="КОД"><text:span text:style-name="T7"><text:s text:c="4"/></text:span><text:span text:style-name="T2">Delete</text:span>,<text:span text:style-name="T7"> <text:s text:c="12"/></text:span><text:span text:style-name="T19">//</text:span><text:span text:style-name="T7"> </text:span><text:span text:style-name="T19">delete</text:span></text:p>
      <text:p text:style-name="КОД"><text:span text:style-name="T7"><text:s text:c="4"/></text:span><text:span text:style-name="T2">Do</text:span>,<text:span text:style-name="T7"> <text:s text:c="16"/></text:span><text:span text:style-name="T19">//</text:span><text:span text:style-name="T7"> </text:span><text:span text:style-name="T19">do</text:span></text:p>
      <text:p text:style-name="КОД"><text:span text:style-name="T7"><text:s text:c="4"/></text:span><text:span text:style-name="T2">Else</text:span>,<text:span text:style-name="T7"> <text:s text:c="14"/></text:span><text:span text:style-name="T19">//</text:span><text:span text:style-name="T7"> </text:span><text:span text:style-name="T19">else</text:span></text:p>
      <text:p text:style-name="КОД"><text:span text:style-name="T7"><text:s text:c="4"/></text:span><text:span text:style-name="T2">Enum</text:span>,<text:span text:style-name="T7"> <text:s text:c="14"/></text:span><text:span text:style-name="T19">//</text:span><text:span text:style-name="T7"> </text:span><text:span text:style-name="T19">enum</text:span></text:p>
      <text:p text:style-name="КОД"><text:span text:style-name="T7"><text:s text:c="4"/></text:span><text:span text:style-name="T2">Export</text:span>,<text:span text:style-name="T7"> <text:s text:c="12"/></text:span><text:span text:style-name="T19">//</text:span><text:span text:style-name="T7"> </text:span><text:span text:style-name="T19">export</text:span></text:p>
      <text:p text:style-name="КОД"><text:span text:style-name="T7"><text:s text:c="4"/></text:span><text:span text:style-name="T2">Extends</text:span>,<text:span text:style-name="T7"> <text:s text:c="11"/></text:span><text:span text:style-name="T19">//</text:span><text:span text:style-name="T7"> </text:span><text:span text:style-name="T19">extends</text:span></text:p>
      <text:p text:style-name="КОД"><text:span text:style-name="T7"><text:s text:c="4"/></text:span><text:span text:style-name="T2">Finally</text:span>,<text:span text:style-name="T7"> <text:s text:c="11"/></text:span><text:span text:style-name="T19">//</text:span><text:span text:style-name="T7"> </text:span><text:span text:style-name="T19">finally</text:span></text:p>
      <text:p text:style-name="КОД"><text:span text:style-name="T7"><text:s text:c="4"/></text:span><text:span text:style-name="T2">For</text:span>,<text:span text:style-name="T7"> <text:s text:c="15"/></text:span><text:span text:style-name="T19">//</text:span><text:span text:style-name="T7"> </text:span><text:span text:style-name="T19">for</text:span></text:p>
      <text:p text:style-name="КОД"><text:span text:style-name="T7"><text:s text:c="4"/></text:span><text:span text:style-name="T2">Function</text:span>,<text:span text:style-name="T7"> <text:s text:c="10"/></text:span><text:span text:style-name="T19">//</text:span><text:span text:style-name="T7"> </text:span><text:span text:style-name="T19">function</text:span></text:p>
      <text:p text:style-name="КОД"><text:span text:style-name="T7"><text:s text:c="4"/></text:span><text:span text:style-name="T2">If</text:span>,<text:span text:style-name="T7"> <text:s text:c="16"/></text:span><text:span text:style-name="T19">//</text:span><text:span text:style-name="T7"> </text:span><text:span text:style-name="T19">if</text:span></text:p>
      <text:p text:style-name="КОД"><text:span text:style-name="T7"><text:s text:c="4"/></text:span><text:span text:style-name="T2">Implements</text:span>,<text:span text:style-name="T7"> <text:s text:c="8"/></text:span><text:span text:style-name="T19">//</text:span><text:span text:style-name="T7"> </text:span><text:span text:style-name="T19">implements</text:span></text:p>
      <text:p text:style-name="КОД"><text:span text:style-name="T7"><text:s text:c="4"/></text:span><text:span text:style-name="T2">Import</text:span>,<text:span text:style-name="T7"> <text:s text:c="12"/></text:span><text:span text:style-name="T19">//</text:span><text:span text:style-name="T7"> </text:span><text:span text:style-name="T19">import</text:span></text:p>
      <text:p text:style-name="КОД"><text:span text:style-name="T7"><text:s text:c="4"/></text:span><text:span text:style-name="T2">In</text:span>,<text:span text:style-name="T7"> <text:s text:c="16"/></text:span><text:span text:style-name="T19">//</text:span><text:span text:style-name="T7"> </text:span><text:span text:style-name="T19">in</text:span></text:p>
      <text:p text:style-name="КОД"><text:span text:style-name="T7"><text:s text:c="4"/></text:span><text:span text:style-name="T2">Instanceof</text:span>,<text:span text:style-name="T7"> <text:s text:c="8"/></text:span><text:span text:style-name="T19">//</text:span><text:span text:style-name="T7"> </text:span><text:span text:style-name="T19">instanceof</text:span></text:p>
      <text:p text:style-name="КОД"><text:span text:style-name="T7"><text:s text:c="4"/></text:span><text:span text:style-name="T2">Interface</text:span>,<text:span text:style-name="T7"> <text:s text:c="9"/></text:span><text:span text:style-name="T19">//</text:span><text:span text:style-name="T7"> </text:span><text:span text:style-name="T19">interface</text:span></text:p>
      <text:p text:style-name="КОД"><text:span text:style-name="T7"><text:s text:c="4"/></text:span><text:span text:style-name="T2">Let</text:span>,<text:span text:style-name="T7"> <text:s text:c="15"/></text:span><text:span text:style-name="T19">//</text:span><text:span text:style-name="T7"> </text:span><text:span text:style-name="T19">let</text:span></text:p>
      <text:p text:style-name="КОД"><text:span text:style-name="T7"><text:s text:c="4"/></text:span><text:span text:style-name="T2">New</text:span>,<text:span text:style-name="T7"> <text:s text:c="15"/></text:span><text:span text:style-name="T19">//</text:span><text:span text:style-name="T7"> </text:span><text:span text:style-name="T19">new</text:span></text:p>
      <text:p text:style-name="КОД"><text:span text:style-name="T7"><text:s text:c="4"/></text:span><text:span text:style-name="T2">Package</text:span>,<text:span text:style-name="T7"> <text:s text:c="11"/></text:span><text:span text:style-name="T19">//</text:span><text:span text:style-name="T7"> </text:span><text:span text:style-name="T19">package</text:span></text:p>
      <text:p text:style-name="КОД"><text:span text:style-name="T7"><text:s text:c="4"/></text:span><text:span text:style-name="T2">Private</text:span>,<text:span text:style-name="T7"> <text:s text:c="11"/></text:span><text:span text:style-name="T19">//</text:span><text:span text:style-name="T7"> </text:span><text:span text:style-name="T19">private</text:span></text:p>
      <text:p text:style-name="КОД"><text:span text:style-name="T7"><text:s text:c="4"/></text:span><text:span text:style-name="T2">Protected</text:span>,<text:span text:style-name="T7"> <text:s text:c="9"/></text:span><text:span text:style-name="T19">//</text:span><text:span text:style-name="T7"> </text:span><text:span text:style-name="T19">protected</text:span></text:p>
      <text:p text:style-name="КОД"><text:soft-page-break/><text:span text:style-name="T7"><text:s text:c="4"/></text:span><text:span text:style-name="T2">Public</text:span>,<text:span text:style-name="T7"> <text:s text:c="12"/></text:span><text:span text:style-name="T19">//</text:span><text:span text:style-name="T7"> </text:span><text:span text:style-name="T19">public</text:span></text:p>
      <text:p text:style-name="КОД"><text:span text:style-name="T7"><text:s text:c="4"/></text:span><text:span text:style-name="T2">Return</text:span>,<text:span text:style-name="T7"> <text:s text:c="12"/></text:span><text:span text:style-name="T19">//</text:span><text:span text:style-name="T7"> </text:span><text:span text:style-name="T19">return</text:span></text:p>
      <text:p text:style-name="КОД"><text:span text:style-name="T7"><text:s text:c="4"/></text:span><text:span text:style-name="T2">Static</text:span>,<text:span text:style-name="T7"> <text:s text:c="12"/></text:span><text:span text:style-name="T19">//</text:span><text:span text:style-name="T7"> </text:span><text:span text:style-name="T19">static</text:span></text:p>
      <text:p text:style-name="КОД"><text:span text:style-name="T7"><text:s text:c="4"/></text:span><text:span text:style-name="T2">Super</text:span>,<text:span text:style-name="T7"> <text:s text:c="13"/></text:span><text:span text:style-name="T19">//</text:span><text:span text:style-name="T7"> </text:span><text:span text:style-name="T19">super</text:span></text:p>
      <text:p text:style-name="КОД"><text:span text:style-name="T7"><text:s text:c="4"/></text:span><text:span text:style-name="T2">Switch</text:span>,<text:span text:style-name="T7"> <text:s text:c="12"/></text:span><text:span text:style-name="T19">//</text:span><text:span text:style-name="T7"> </text:span><text:span text:style-name="T19">switch</text:span></text:p>
      <text:p text:style-name="КОД"><text:span text:style-name="T7"><text:s text:c="4"/></text:span><text:span text:style-name="T2">This</text:span>,<text:span text:style-name="T7"> <text:s text:c="14"/></text:span><text:span text:style-name="T19">//</text:span><text:span text:style-name="T7"> </text:span><text:span text:style-name="T19">this</text:span></text:p>
      <text:p text:style-name="КОД"><text:span text:style-name="T7"><text:s text:c="4"/></text:span><text:span text:style-name="T2">Throw</text:span>,<text:span text:style-name="T7"> <text:s text:c="13"/></text:span><text:span text:style-name="T19">//</text:span><text:span text:style-name="T7"> </text:span><text:span text:style-name="T19">throw</text:span></text:p>
      <text:p text:style-name="КОД"><text:span text:style-name="T7"><text:s text:c="4"/></text:span><text:span text:style-name="T2">Try</text:span>,<text:span text:style-name="T7"> <text:s text:c="15"/></text:span><text:span text:style-name="T19">//</text:span><text:span text:style-name="T7"> </text:span><text:span text:style-name="T19">try</text:span></text:p>
      <text:p text:style-name="КОД"><text:span text:style-name="T7"><text:s text:c="4"/></text:span><text:span text:style-name="T2">Typeof</text:span>,<text:span text:style-name="T7"> <text:s text:c="12"/></text:span><text:span text:style-name="T19">//</text:span><text:span text:style-name="T7"> </text:span><text:span text:style-name="T19">typeof</text:span></text:p>
      <text:p text:style-name="КОД"><text:span text:style-name="T7"><text:s text:c="4"/></text:span><text:span text:style-name="T2">Var</text:span>,<text:span text:style-name="T7"> <text:s text:c="15"/></text:span><text:span text:style-name="T19">//</text:span><text:span text:style-name="T7"> </text:span><text:span text:style-name="T19">var</text:span></text:p>
      <text:p text:style-name="КОД"><text:span text:style-name="T7"><text:s text:c="4"/></text:span><text:span text:style-name="T2">Void</text:span>,<text:span text:style-name="T7"> <text:s text:c="14"/></text:span><text:span text:style-name="T19">//</text:span><text:span text:style-name="T7"> </text:span><text:span text:style-name="T19">void</text:span></text:p>
      <text:p text:style-name="КОД"><text:span text:style-name="T7"><text:s text:c="4"/></text:span><text:span text:style-name="T2">While</text:span>,<text:span text:style-name="T7"> <text:s text:c="13"/></text:span><text:span text:style-name="T19">//</text:span><text:span text:style-name="T7"> </text:span><text:span text:style-name="T19">while</text:span></text:p>
      <text:p text:style-name="КОД"><text:span text:style-name="T7"><text:s text:c="4"/></text:span><text:span text:style-name="T2">With</text:span>,<text:span text:style-name="T7"> <text:s text:c="14"/></text:span><text:span text:style-name="T19">//</text:span><text:span text:style-name="T7"> </text:span><text:span text:style-name="T19">with</text:span></text:p>
      <text:p text:style-name="КОД"><text:span text:style-name="T7"><text:s text:c="4"/></text:span><text:span text:style-name="T2">Yield</text:span>,<text:span text:style-name="T7"> <text:s text:c="13"/></text:span><text:span text:style-name="T19">//</text:span><text:span text:style-name="T7"> </text:span><text:span text:style-name="T19">yield</text:span></text:p>
      <text:p text:style-name="КОД"><text:span text:style-name="T7"><text:s text:c="4"/></text:span><text:span text:style-name="T2">Dot</text:span>,<text:span text:style-name="T7"> <text:s text:c="15"/></text:span><text:span text:style-name="T19">//</text:span><text:span text:style-name="T7"> </text:span><text:span text:style-name="T19">.</text:span></text:p>
      <text:p text:style-name="КОД"><text:span text:style-name="T7"><text:s text:c="4"/></text:span><text:span text:style-name="T2">LeftParenth</text:span>,<text:span text:style-name="T7"> <text:s text:c="7"/></text:span><text:span text:style-name="T19">//</text:span><text:span text:style-name="T7"> </text:span><text:span text:style-name="T19">(</text:span></text:p>
      <text:p text:style-name="КОД"><text:span text:style-name="T7"><text:s text:c="4"/></text:span><text:span text:style-name="T2">LeftBrace</text:span>,<text:span text:style-name="T7"> <text:s text:c="9"/></text:span><text:span text:style-name="T19">//</text:span><text:span text:style-name="T7"> </text:span><text:span text:style-name="T19">{</text:span></text:p>
      <text:p text:style-name="КОД"><text:span text:style-name="T7"><text:s text:c="4"/></text:span><text:span text:style-name="T2">LeftBracket</text:span>,<text:span text:style-name="T7"> <text:s text:c="7"/></text:span><text:span text:style-name="T19">//</text:span><text:span text:style-name="T7"> </text:span><text:span text:style-name="T19">[</text:span></text:p>
      <text:p text:style-name="КОД"><text:span text:style-name="T7"><text:s text:c="4"/></text:span><text:span text:style-name="T2">RightParenth</text:span>,<text:span text:style-name="T7"> <text:s text:c="6"/></text:span><text:span text:style-name="T19">//</text:span><text:span text:style-name="T7"> </text:span><text:span text:style-name="T19">)</text:span></text:p>
      <text:p text:style-name="КОД"><text:span text:style-name="T7"><text:s text:c="4"/></text:span><text:span text:style-name="T2">RightBrace</text:span>,<text:span text:style-name="T7"> <text:s text:c="8"/></text:span><text:span text:style-name="T19">//</text:span><text:span text:style-name="T7"> </text:span><text:span text:style-name="T19">}</text:span></text:p>
      <text:p text:style-name="КОД"><text:span text:style-name="T7"><text:s text:c="4"/></text:span><text:span text:style-name="T2">RightBracket</text:span>,<text:span text:style-name="T7"> <text:s text:c="6"/></text:span><text:span text:style-name="T19">//</text:span><text:span text:style-name="T7"> </text:span><text:span text:style-name="T19">]</text:span></text:p>
      <text:p text:style-name="КОД"><text:span text:style-name="T7"><text:s text:c="4"/></text:span><text:span text:style-name="T2">Plus</text:span>,<text:span text:style-name="T7"> <text:s text:c="14"/></text:span><text:span text:style-name="T19">//</text:span><text:span text:style-name="T7"> </text:span><text:span text:style-name="T19">+</text:span></text:p>
      <text:p text:style-name="КОД"><text:span text:style-name="T7"><text:s text:c="4"/></text:span><text:span text:style-name="T2">Minus</text:span>,<text:span text:style-name="T7"> <text:s text:c="13"/></text:span><text:span text:style-name="T19">//</text:span><text:span text:style-name="T7"> </text:span><text:span text:style-name="T19">-</text:span></text:p>
      <text:p text:style-name="КОД"><text:span text:style-name="T7"><text:s text:c="4"/></text:span><text:span text:style-name="T2">PlusPlus</text:span>,<text:span text:style-name="T7"> <text:s text:c="10"/></text:span><text:span text:style-name="T19">//</text:span><text:span text:style-name="T7"> </text:span><text:span text:style-name="T19">++</text:span></text:p>
      <text:p text:style-name="КОД"><text:span text:style-name="T7"><text:s text:c="4"/></text:span><text:span text:style-name="T2">MinusMinus</text:span>,<text:span text:style-name="T7"> <text:s text:c="8"/></text:span><text:span text:style-name="T19">//</text:span><text:span text:style-name="T7"> </text:span><text:span text:style-name="T19">--</text:span></text:p>
      <text:p text:style-name="КОД"><text:span text:style-name="T7"><text:s text:c="4"/></text:span><text:span text:style-name="T2">Caret</text:span>,<text:span text:style-name="T7"> <text:s text:c="13"/></text:span><text:span text:style-name="T19">//</text:span><text:span text:style-name="T7"> </text:span><text:span text:style-name="T19">^</text:span></text:p>
      <text:p text:style-name="КОД"><text:span text:style-name="T7"><text:s text:c="4"/></text:span><text:span text:style-name="T2">Exclamation</text:span>,<text:span text:style-name="T7"> <text:s text:c="7"/></text:span><text:span text:style-name="T19">//</text:span><text:span text:style-name="T7"> </text:span><text:span text:style-name="T19">!</text:span></text:p>
      <text:p text:style-name="КОД"><text:span text:style-name="T7"><text:s text:c="4"/></text:span><text:span text:style-name="T2">Asterisk</text:span>,<text:span text:style-name="T7"> <text:s text:c="10"/></text:span><text:span text:style-name="T19">//</text:span><text:span text:style-name="T7"> </text:span><text:span text:style-name="T19">*</text:span></text:p>
      <text:p text:style-name="КОД"><text:span text:style-name="T7"><text:s text:c="4"/></text:span><text:span text:style-name="T2">Slash</text:span>,<text:span text:style-name="T7"> <text:s text:c="13"/></text:span><text:span text:style-name="T19">//</text:span><text:span text:style-name="T7"> </text:span><text:span text:style-name="T19">/</text:span></text:p>
      <text:p text:style-name="КОД"><text:span text:style-name="T7"><text:s text:c="4"/></text:span><text:span text:style-name="T2">Percent</text:span>,<text:span text:style-name="T7"> <text:s text:c="11"/></text:span><text:span text:style-name="T19">//</text:span><text:span text:style-name="T7"> </text:span><text:span text:style-name="T19">%</text:span></text:p>
      <text:p text:style-name="КОД"><text:span text:style-name="T7"><text:s text:c="4"/></text:span><text:span text:style-name="T2">LShift</text:span>,<text:span text:style-name="T7"> <text:s text:c="12"/></text:span><text:span text:style-name="T19">//</text:span><text:span text:style-name="T7"> </text:span><text:span text:style-name="T19">&lt;&lt;</text:span></text:p>
      <text:p text:style-name="КОД"><text:span text:style-name="T7"><text:s text:c="4"/></text:span><text:span text:style-name="T2">RShift</text:span>,<text:span text:style-name="T7"> <text:s text:c="12"/></text:span><text:span text:style-name="T19">//</text:span><text:span text:style-name="T7"> </text:span><text:span text:style-name="T19">&gt;&gt;</text:span></text:p>
      <text:p text:style-name="КОД"><text:span text:style-name="T7"><text:s text:c="4"/></text:span><text:span text:style-name="T2">RShiftZero</text:span>,<text:span text:style-name="T7"> <text:s text:c="8"/></text:span><text:span text:style-name="T19">//</text:span><text:span text:style-name="T7"> </text:span><text:span text:style-name="T19">&gt;&gt;&gt;</text:span></text:p>
      <text:p text:style-name="КОД"><text:span text:style-name="T7"><text:s text:c="4"/></text:span><text:span text:style-name="T2">Less</text:span>,<text:span text:style-name="T7"> <text:s text:c="14"/></text:span><text:span text:style-name="T19">//</text:span><text:span text:style-name="T7"> </text:span><text:span text:style-name="T19">&lt;</text:span></text:p>
      <text:p text:style-name="КОД"><text:span text:style-name="T7"><text:s text:c="4"/></text:span><text:span text:style-name="T2">LessEqual</text:span>,<text:span text:style-name="T7"> <text:s text:c="9"/></text:span><text:span text:style-name="T19">//</text:span><text:span text:style-name="T7"> </text:span><text:span text:style-name="T19">&lt;=</text:span></text:p>
      <text:p text:style-name="КОД"><text:span text:style-name="T7"><text:s text:c="4"/></text:span><text:span text:style-name="T2">Greater</text:span>,<text:span text:style-name="T7"> <text:s text:c="11"/></text:span><text:span text:style-name="T19">//</text:span><text:span text:style-name="T7"> </text:span><text:span text:style-name="T19">&gt;</text:span></text:p>
      <text:p text:style-name="КОД"><text:span text:style-name="T7"><text:s text:c="4"/></text:span><text:span text:style-name="T2">GreaterEqual</text:span>,<text:span text:style-name="T7"> <text:s text:c="6"/></text:span><text:span text:style-name="T19">//</text:span><text:span text:style-name="T7"> </text:span><text:span text:style-name="T19">&gt;=</text:span></text:p>
      <text:p text:style-name="КОД"><text:span text:style-name="T7"><text:s text:c="4"/></text:span><text:span text:style-name="T2">Equal</text:span>,<text:span text:style-name="T7"> <text:s text:c="13"/></text:span><text:span text:style-name="T19">//</text:span><text:span text:style-name="T7"> </text:span><text:span text:style-name="T19">==</text:span></text:p>
      <text:p text:style-name="КОД"><text:span text:style-name="T7"><text:s text:c="4"/></text:span><text:span text:style-name="T2">NotEqual</text:span>,<text:span text:style-name="T7"> <text:s text:c="10"/></text:span><text:span text:style-name="T19">//</text:span><text:span text:style-name="T7"> </text:span><text:span text:style-name="T19">!=</text:span></text:p>
      <text:p text:style-name="КОД"><text:span text:style-name="T7"><text:s text:c="4"/></text:span><text:span text:style-name="T2">Identity</text:span>,<text:span text:style-name="T7"> <text:s text:c="10"/></text:span><text:span text:style-name="T19">//</text:span><text:span text:style-name="T7"> </text:span><text:span text:style-name="T19">===</text:span></text:p>
      <text:p text:style-name="КОД"><text:span text:style-name="T7"><text:s text:c="4"/></text:span><text:span text:style-name="T2">NotIdentity</text:span>,<text:span text:style-name="T7"> <text:s text:c="7"/></text:span><text:span text:style-name="T19">//</text:span><text:span text:style-name="T7"> </text:span><text:span text:style-name="T19">!==</text:span></text:p>
      <text:p text:style-name="КОД"><text:span text:style-name="T7"><text:s text:c="4"/></text:span><text:span text:style-name="T2">Ampersand</text:span>,<text:span text:style-name="T7"> <text:s text:c="9"/></text:span><text:span text:style-name="T19">//</text:span><text:span text:style-name="T7"> </text:span><text:span text:style-name="T19">&amp;</text:span></text:p>
      <text:p text:style-name="КОД"><text:span text:style-name="T7"><text:s text:c="4"/></text:span><text:span text:style-name="T2">Vertical</text:span>,<text:span text:style-name="T7"> <text:s text:c="10"/></text:span><text:span text:style-name="T19">//</text:span><text:span text:style-name="T7"> </text:span><text:span text:style-name="T19">|</text:span></text:p>
      <text:p text:style-name="КОД"><text:span text:style-name="T7"><text:s text:c="4"/></text:span><text:span text:style-name="T2">LogicalAnd</text:span>,<text:span text:style-name="T7"> <text:s text:c="8"/></text:span><text:span text:style-name="T19">//</text:span><text:span text:style-name="T7"> </text:span><text:span text:style-name="T19">&amp;&amp;</text:span></text:p>
      <text:p text:style-name="КОД"><text:span text:style-name="T7"><text:s text:c="4"/></text:span><text:span text:style-name="T2">LogicalOr</text:span>,<text:span text:style-name="T7"> <text:s text:c="9"/></text:span><text:span text:style-name="T19">//</text:span><text:span text:style-name="T7"> </text:span><text:span text:style-name="T19">||</text:span></text:p>
      <text:p text:style-name="КОД"><text:span text:style-name="T7"><text:s text:c="4"/></text:span><text:span text:style-name="T2">Question</text:span>,<text:span text:style-name="T7"> <text:s text:c="10"/></text:span><text:span text:style-name="T19">//</text:span><text:span text:style-name="T7"> </text:span><text:span text:style-name="T19">?</text:span></text:p>
      <text:p text:style-name="КОД"><text:span text:style-name="T7"><text:s text:c="4"/></text:span><text:span text:style-name="T2">Colon</text:span>,<text:span text:style-name="T7"> <text:s text:c="13"/></text:span><text:span text:style-name="T19">//</text:span><text:span text:style-name="T7"> </text:span><text:span text:style-name="T19">:</text:span></text:p>
      <text:p text:style-name="КОД"><text:span text:style-name="T7"><text:s text:c="4"/></text:span><text:span text:style-name="T2">Assign</text:span>,<text:span text:style-name="T7"> <text:s text:c="12"/></text:span><text:span text:style-name="T19">//</text:span><text:span text:style-name="T7"> </text:span><text:span text:style-name="T19">=</text:span></text:p>
      <text:p text:style-name="КОД"><text:span text:style-name="T7"><text:s text:c="4"/></text:span><text:span text:style-name="T2">MulAssign</text:span>,<text:span text:style-name="T7"> <text:s text:c="9"/></text:span><text:span text:style-name="T19">//</text:span><text:span text:style-name="T7"> </text:span><text:span text:style-name="T19">*=</text:span></text:p>
      <text:p text:style-name="КОД"><text:span text:style-name="T7"><text:s text:c="4"/></text:span><text:span text:style-name="T2">SlashAssign</text:span>,<text:span text:style-name="T7"> <text:s text:c="7"/></text:span><text:span text:style-name="T19">//</text:span><text:span text:style-name="T7"> </text:span><text:span text:style-name="T19">/=</text:span></text:p>
      <text:p text:style-name="КОД"><text:span text:style-name="T7"><text:s text:c="4"/></text:span><text:span text:style-name="T2">PlusAssign</text:span>,<text:span text:style-name="T7"> <text:s text:c="8"/></text:span><text:span text:style-name="T19">//</text:span><text:span text:style-name="T7"> </text:span><text:span text:style-name="T19">+=</text:span></text:p>
      <text:p text:style-name="КОД"><text:span text:style-name="T7"><text:s text:c="4"/></text:span><text:span text:style-name="T2">MinusAssign</text:span>,<text:span text:style-name="T7"> <text:s text:c="7"/></text:span><text:span text:style-name="T19">//</text:span><text:span text:style-name="T7"> </text:span><text:span text:style-name="T19">-=</text:span></text:p>
      <text:p text:style-name="КОД"><text:span text:style-name="T7"><text:s text:c="4"/></text:span><text:span text:style-name="T2">LShiftAssign</text:span>,<text:span text:style-name="T7"> <text:s text:c="6"/></text:span><text:span text:style-name="T19">//</text:span><text:span text:style-name="T7"> </text:span><text:span text:style-name="T19">&lt;&lt;=</text:span></text:p>
      <text:p text:style-name="КОД"><text:span text:style-name="T7"><text:s text:c="4"/></text:span><text:span text:style-name="T2">RShiftAssign</text:span>,<text:span text:style-name="T7"> <text:s text:c="6"/></text:span><text:span text:style-name="T19">//</text:span><text:span text:style-name="T7"> </text:span><text:span text:style-name="T19">&gt;&gt;=</text:span></text:p>
      <text:p text:style-name="КОД"><text:span text:style-name="T7"><text:s text:c="4"/></text:span><text:span text:style-name="T2">RShiftZeroAssign</text:span>,<text:span text:style-name="T7"> <text:s text:c="2"/></text:span><text:span text:style-name="T19">//</text:span><text:span text:style-name="T7"> </text:span><text:span text:style-name="T19">&gt;&gt;&gt;=</text:span></text:p>
      <text:p text:style-name="КОД"><text:span text:style-name="T7"><text:s text:c="4"/></text:span><text:span text:style-name="T2">BitAndAssign</text:span>,<text:span text:style-name="T7"> <text:s text:c="6"/></text:span><text:span text:style-name="T19">//</text:span><text:span text:style-name="T7"> </text:span><text:span text:style-name="T19">&amp;=</text:span></text:p>
      <text:p text:style-name="КОД"><text:span text:style-name="T7"><text:s text:c="4"/></text:span><text:span text:style-name="T2">XorAssign</text:span>,<text:span text:style-name="T7"> <text:s text:c="9"/></text:span><text:span text:style-name="T19">//</text:span><text:span text:style-name="T7"> </text:span><text:span text:style-name="T19">^=</text:span></text:p>
      <text:p text:style-name="КОД"><text:span text:style-name="T7"><text:s text:c="4"/></text:span><text:span text:style-name="T2">BitOrAssign</text:span>,<text:span text:style-name="T7"> <text:s text:c="7"/></text:span><text:span text:style-name="T19">//</text:span><text:span text:style-name="T7"> </text:span><text:span text:style-name="T19">|=</text:span></text:p>
      <text:p text:style-name="КОД"><text:span text:style-name="T7"><text:s text:c="4"/></text:span><text:span text:style-name="T2">Comma</text:span>,<text:span text:style-name="T7"> <text:s text:c="13"/></text:span><text:span text:style-name="T19">//</text:span><text:span text:style-name="T7"> </text:span><text:span text:style-name="T19">,</text:span></text:p>
      <text:p text:style-name="КОД"><text:span text:style-name="T7"><text:s text:c="4"/></text:span><text:span text:style-name="T2">Semicolon</text:span>,<text:span text:style-name="T7"> <text:s text:c="9"/></text:span><text:span text:style-name="T19">//</text:span><text:span text:style-name="T7"> </text:span><text:span text:style-name="T19">;</text:span></text:p>
      <text:p text:style-name="КОД"><text:span text:style-name="T7"><text:s text:c="4"/></text:span><text:span text:style-name="T2">RealNumber</text:span>,<text:span text:style-name="T7"> <text:s text:c="8"/></text:span><text:span text:style-name="T19">//</text:span><text:span text:style-name="T7"> </text:span><text:span text:style-name="T19">действительное</text:span><text:span text:style-name="T7"> </text:span><text:span text:style-name="T19">число</text:span></text:p>
      <text:p text:style-name="КОД"><text:span text:style-name="T7"><text:s text:c="4"/></text:span><text:span text:style-name="T2">IntegerNumber</text:span>,<text:span text:style-name="T7"> <text:s text:c="5"/></text:span><text:span text:style-name="T19">//</text:span><text:span text:style-name="T7"> </text:span><text:span text:style-name="T19">целое</text:span><text:span text:style-name="T7"> </text:span><text:span text:style-name="T19">число</text:span></text:p>
      <text:p text:style-name="P163"><text:span text:style-name="T7"><text:s text:c="4"/></text:span><text:span text:style-name="T4">QuotedString</text:span>,<text:span text:style-name="T7"> <text:s text:c="6"/></text:span><text:span text:style-name="T19">//</text:span><text:span text:style-name="T7"> </text:span><text:span text:style-name="T19">строка</text:span><text:span text:style-name="T7"> </text:span><text:span text:style-name="T19">в</text:span><text:span text:style-name="T7"> </text:span><text:span text:style-name="T19">кавычках</text:span></text:p>
      <text:p text:style-name="КОД"><text:s text:c="4"/><text:span text:style-name="T4">Identifier</text:span>,<text:span text:style-name="T7"> <text:s text:c="8"/></text:span><text:span text:style-name="T19">//</text:span><text:span text:style-name="T7"> </text:span><text:span text:style-name="T19">идентификатор</text:span></text:p>
      <text:p text:style-name="КОД"><text:soft-page-break/></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КОД"><text:span text:style-name="T24">#endif</text:span><text:span text:style-name="T7"> </text:span><text:span text:style-name="T19">//</text:span><text:span text:style-name="T7"> </text:span><text:span text:style-name="T19">TOKEN_H</text:span></text:p>
      <text:p text:style-name="Horizontal_20_Line"/>
      <text:p text:style-name="P23">Для определения, является ли данная лексема ключевым словом, создадим небольшой класс:</text:p>
      <text:p text:style-name="КОД">/**</text:p>
      <text:p text:style-name="КОД"><text:span text:style-name="T7"><text:s/></text:span><text:span text:style-name="T24">*</text:span><text:span text:style-name="T7"> </text:span><text:span text:style-name="T25">@file</text:span><text:span text:style-name="T7"> </text:span><text:span text:style-name="T24">keyword.h</text:span></text:p>
      <text:p text:style-name="КОД"><text:span text:style-name="T7"><text:s/></text:span><text:span text:style-name="T24">*</text:span><text:span text:style-name="T7"> </text:span><text:span text:style-name="T25">@brief</text:span><text:span text:style-name="T7"> </text:span><text:span text:style-name="T24">Объявление</text:span><text:span text:style-name="T7"> </text:span><text:span text:style-name="T24">класса</text:span><text:span text:style-name="T7"> </text:span><text:span text:style-name="T24">KeyWord</text:span></text:p>
      <text:p text:style-name="КОД"><text:span text:style-name="T7"><text:s/></text:span><text:span text:style-name="T24">*/</text:span></text:p>
      <text:p text:style-name="КОД">#<text:span text:style-name="T24">ifndef</text:span><text:span text:style-name="T7"> </text:span><text:span text:style-name="T24">KEYWORD_H</text:span></text:p>
      <text:p text:style-name="КОД">#<text:span text:style-name="T24">define</text:span><text:span text:style-name="T7"> </text:span><text:span text:style-name="T24">KEYWORD_H</text:span></text:p>
      <text:p text:style-name="КОД">#<text:span text:style-name="T24">include</text:span><text:span text:style-name="T7"> </text:span><text:span text:style-name="T19">"token.h"</text:span></text:p>
      <text:p text:style-name="КОД"><text:span text:style-name="T26">namespace</text:span><text:span text:style-name="T7"> </text:span><text:span text:style-name="T3">escript</text:span><text:span text:style-name="T7"> </text:span>{</text:p>
      <text:p text:style-name="КОД">/**</text:p>
      <text:p text:style-name="КОД"><text:span text:style-name="T7"><text:s/></text:span><text:span text:style-name="T24">*</text:span><text:span text:style-name="T7"> </text:span><text:span text:style-name="T25">@brief</text:span><text:span text:style-name="T7"> </text:span><text:span text:style-name="T24">Класс</text:span><text:span text:style-name="T7"> </text:span><text:span text:style-name="T24">для</text:span><text:span text:style-name="T7"> </text:span><text:span text:style-name="T24">определения</text:span><text:span text:style-name="T7"> </text:span><text:span text:style-name="T24">ключевых</text:span><text:span text:style-name="T7"> </text:span><text:span text:style-name="T24">слов</text:span></text:p>
      <text:p text:style-name="КОД"><text:span text:style-name="T7"><text:s/></text:span><text:span text:style-name="T24">*/</text:span></text:p>
      <text:p text:style-name="КОД"><text:span text:style-name="T26">class</text:span><text:span text:style-name="T7"> </text:span><text:span text:style-name="T3">KeyWord</text:span></text:p>
      <text:p text:style-name="КОД">{</text:p>
      <text:p text:style-name="КОД"><text:span text:style-name="T26">public</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Определяет,</text:span><text:span text:style-name="T7"> </text:span><text:span text:style-name="T24">является</text:span><text:span text:style-name="T7"> </text:span><text:span text:style-name="T24">ли</text:span><text:span text:style-name="T7"> </text:span><text:span text:style-name="T24">данная</text:span><text:span text:style-name="T7"> </text:span><text:span text:style-name="T24">строка</text:span><text:span text:style-name="T7"> </text:span><text:span text:style-name="T24">ключевым</text:span><text:span text:style-name="T7"> </text:span><text:span text:style-name="T24">словом</text:span></text:p>
      <text:p text:style-name="КОД"><text:span text:style-name="T7"><text:s text:c="5"/></text:span><text:span text:style-name="T24">*</text:span><text:span text:style-name="T7"> </text:span><text:span text:style-name="T25">@param</text:span><text:span text:style-name="T7"> </text:span><text:span text:style-name="T24">str</text:span><text:span text:style-name="T7"> </text:span><text:span text:style-name="T24">определяемое</text:span><text:span text:style-name="T7"> </text:span><text:span text:style-name="T24">строковое</text:span><text:span text:style-name="T7"> </text:span><text:span text:style-name="T24">представление</text:span><text:span text:style-name="T7"> </text:span><text:span text:style-name="T24">токена</text:span></text:p>
      <text:p text:style-name="КОД"><text:span text:style-name="T7"><text:s text:c="5"/></text:span><text:span text:style-name="T24">*</text:span><text:span text:style-name="T7"> </text:span><text:span text:style-name="T25">@return</text:span><text:span text:style-name="T7"> </text:span><text:span text:style-name="T24">Token::Eof,</text:span><text:span text:style-name="T7"> </text:span><text:span text:style-name="T24">если</text:span><text:span text:style-name="T7"> </text:span><text:span text:style-name="T24">это</text:span><text:span text:style-name="T7"> </text:span><text:span text:style-name="T24">не</text:span><text:span text:style-name="T7"> </text:span><text:span text:style-name="T24">ключевое</text:span><text:span text:style-name="T7"> </text:span><text:span text:style-name="T24">слово,</text:span><text:span text:style-name="T7"> </text:span><text:span text:style-name="T24">иначе</text:span><text:span text:style-name="T7"> </text:span><text:span text:style-name="T24">-</text:span></text:p>
      <text:p text:style-name="КОД"><text:span text:style-name="T7"><text:s text:c="5"/></text:span><text:span text:style-name="T24">*</text:span><text:span text:style-name="T7"> <text:s text:c="8"/></text:span><text:span text:style-name="T24">соответствующий</text:span><text:span text:style-name="T7"> </text:span><text:span text:style-name="T24">токен.</text:span></text:p>
      <text:p text:style-name="КОД"><text:span text:style-name="T7"><text:s text:c="5"/></text:span><text:span text:style-name="T24">*/</text:span></text:p>
      <text:p text:style-name="КОД"><text:span text:style-name="T7"><text:s text:c="4"/></text:span><text:span text:style-name="T26">static</text:span><text:span text:style-name="T7"> </text:span><text:span text:style-name="T2">Token</text:span><text:span text:style-name="T7"> </text:span><text:span text:style-name="T15">checkKeyWord</text:span>(<text:span text:style-name="T26">const</text:span><text:span text:style-name="T7"> </text:span><text:span text:style-name="T2">std</text:span>::<text:span text:style-name="T2">u32string</text:span><text:span text:style-name="T7"> </text:span>&amp;<text:span text:style-name="T11">str</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КОД">#<text:span text:style-name="T24">endif</text:span><text:span text:style-name="T7"> </text:span><text:span text:style-name="T19">//</text:span><text:span text:style-name="T7"> </text:span><text:span text:style-name="T19">KEYWORD_H</text:span></text:p>
      <text:p text:style-name="Horizontal_20_Line"/>
      <text:p text:style-name="P23">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4">*</text:span><text:span text:style-name="T7"> </text:span><text:span text:style-name="T25">@file</text:span><text:span text:style-name="T7"> </text:span><text:span text:style-name="T24">keyword.cpp</text:span></text:p>
      <text:p text:style-name="КОД"><text:span text:style-name="T7"><text:s/></text:span><text:span text:style-name="T24">*</text:span><text:span text:style-name="T7"> </text:span><text:span text:style-name="T25">@brief</text:span><text:span text:style-name="T7"> </text:span><text:span text:style-name="T24">Реализация</text:span><text:span text:style-name="T7"> </text:span><text:span text:style-name="T24">класса</text:span><text:span text:style-name="T7"> </text:span><text:span text:style-name="T24">KeyWord</text:span></text:p>
      <text:p text:style-name="КОД"><text:span text:style-name="T7"><text:s/></text:span><text:span text:style-name="T24">*/</text:span></text:p>
      <text:p text:style-name="КОД">#<text:span text:style-name="T24">include</text:span><text:span text:style-name="T7"> </text:span><text:span text:style-name="T19">"stdafx.h"</text:span></text:p>
      <text:p text:style-name="КОД">#<text:span text:style-name="T24">include</text:span><text:span text:style-name="T7"> </text:span><text:span text:style-name="T19">"keyword.h"</text:span></text:p>
      <text:p text:style-name="КОД"><text:span text:style-name="T26">namespace</text:span><text:span text:style-name="T7"> </text:span><text:span text:style-name="T3">escript</text:span><text:span text:style-name="T7"> </text:span>{</text:p>
      <text:p text:style-name="КОД"/>
      <text:p text:style-name="КОД">/**</text:p>
      <text:p text:style-name="КОД"><text:span text:style-name="T7"><text:s/></text:span><text:span text:style-name="T24">*</text:span><text:span text:style-name="T7"> </text:span><text:span text:style-name="T24">Ключевые</text:span><text:span text:style-name="T7"> </text:span><text:span text:style-name="T24">слова</text:span></text:p>
      <text:p text:style-name="КОД"><text:span text:style-name="T7"><text:s/></text:span><text:span text:style-name="T24">*/</text:span></text:p>
      <text:p text:style-name="КОД"><text:span text:style-name="T26">static</text:span><text:span text:style-name="T7"> </text:span><text:span text:style-name="T26">const</text:span><text:span text:style-name="T7"> </text:span><text:span text:style-name="T26">constexpr</text:span><text:span text:style-name="T7"> </text:span><text:span text:style-name="T26">char32_t</text:span><text:span text:style-name="T7"> </text:span>*<text:span text:style-name="T28">keyWords</text:span>[]<text:span text:style-name="T7"> </text:span>=<text:span text:style-name="T7"> </text:span>{</text:p>
      <text:p text:style-name="КОД"><text:span text:style-name="T7"><text:s text:c="4"/></text:span><text:span text:style-name="T19">U"break"</text:span>,<text:span text:style-name="T7"> <text:s text:c="3"/></text:span><text:span text:style-name="T19">U"case"</text:span>,<text:span text:style-name="T7"> <text:s text:c="6"/></text:span><text:span text:style-name="T19">U"catch"</text:span>,<text:span text:style-name="T7"> <text:s text:c="4"/></text:span><text:span text:style-name="T19">U"class"</text:span>,<text:span text:style-name="T7"> <text:s text:c="6"/></text:span><text:span text:style-name="T19">U"const"</text:span>,</text:p>
      <text:p text:style-name="КОД"><text:span text:style-name="T7"><text:s text:c="4"/></text:span><text:span text:style-name="T19">U"continue"</text:span>,<text:span text:style-name="T7"> </text:span><text:span text:style-name="T19">U"debugger"</text:span>, <text:s/><text:span text:style-name="T7"><text:s/></text:span><text:span text:style-name="T19">U"default"</text:span>,<text:span text:style-name="T7"> <text:s text:c="2"/></text:span><text:span text:style-name="T19">U"delete"</text:span>,<text:span text:style-name="T7"> <text:s text:c="5"/></text:span><text:span text:style-name="T19">U"do"</text:span>,</text:p>
      <text:p text:style-name="КОД"><text:span text:style-name="T7"><text:s text:c="4"/></text:span><text:span text:style-name="T19">U"else"</text:span>,<text:span text:style-name="T7"> <text:s text:c="4"/></text:span><text:span text:style-name="T19">U"enum"</text:span>,<text:span text:style-name="T7"> <text:s text:c="6"/></text:span><text:span text:style-name="T19">U"export"</text:span>,<text:span text:style-name="T7"> <text:s text:c="3"/></text:span><text:span text:style-name="T19">U"extends"</text:span>,<text:span text:style-name="T7"> <text:s text:c="4"/></text:span><text:span text:style-name="T19">U"finally"</text:span>,</text:p>
      <text:p text:style-name="КОД"><text:span text:style-name="T7"><text:s text:c="4"/></text:span><text:span text:style-name="T19">U"for"</text:span>,<text:span text:style-name="T7"> <text:s text:c="5"/></text:span><text:span text:style-name="T19">U"function"</text:span>,<text:span text:style-name="T7"> <text:s text:c="2"/></text:span><text:span text:style-name="T19">U"if"</text:span>, <text:s text:c="3"/><text:span text:style-name="T7"><text:s text:c="4"/></text:span><text:span text:style-name="T19">U"implements"</text:span>,<text:span text:style-name="T7"> <text:s/></text:span><text:span text:style-name="T19">U"import"</text:span>,</text:p>
      <text:p text:style-name="КОД"><text:span text:style-name="T7"><text:s text:c="4"/></text:span><text:span text:style-name="T19">U"in"</text:span>,<text:span text:style-name="T7"> <text:s text:c="6"/></text:span><text:span text:style-name="T19">U"instanceof"</text:span>,<text:span text:style-name="T7"> </text:span><text:span text:style-name="T19">U"interface"</text:span>,<text:span text:style-name="T7"> </text:span><text:span text:style-name="T19">U"let"</text:span>,<text:span text:style-name="T7"> <text:s text:c="8"/></text:span><text:span text:style-name="T19">U"new"</text:span>,</text:p>
      <text:p text:style-name="КОД"><text:span text:style-name="T7"><text:s text:c="4"/></text:span><text:span text:style-name="T19">U"package"</text:span>,<text:span text:style-name="T7"> <text:s/></text:span><text:span text:style-name="T19">U"private"</text:span>,<text:span text:style-name="T7"> <text:s text:c="3"/></text:span><text:span text:style-name="T19">U"protected"</text:span>,<text:span text:style-name="T7"> </text:span><text:span text:style-name="T19">U"public"</text:span>,<text:span text:style-name="T7"> <text:s text:c="5"/></text:span><text:span text:style-name="T19">U"return"</text:span>,</text:p>
      <text:p text:style-name="КОД"><text:span text:style-name="T7"><text:s text:c="4"/></text:span><text:span text:style-name="T19">U"static"</text:span>,<text:span text:style-name="T7"> <text:s text:c="2"/></text:span><text:span text:style-name="T19">U"super"</text:span>,<text:span text:style-name="T7"> <text:s text:c="5"/></text:span><text:span text:style-name="T19">U"switch"</text:span>,<text:span text:style-name="T7"> <text:s text:c="3"/></text:span><text:span text:style-name="T19">U"this"</text:span>,<text:span text:style-name="T7"> <text:s text:c="7"/></text:span><text:span text:style-name="T19">U"throw"</text:span>,</text:p>
      <text:p text:style-name="КОД"><text:span text:style-name="T7"><text:s text:c="4"/></text:span><text:span text:style-name="T19">U"try"</text:span>,<text:span text:style-name="T7"> <text:s text:c="5"/></text:span><text:span text:style-name="T19">U"typeof"</text:span>,<text:span text:style-name="T7"> <text:s text:c="4"/></text:span><text:span text:style-name="T19">U"var"</text:span>,<text:span text:style-name="T7"> <text:s text:c="6"/></text:span><text:span text:style-name="T19">U"void"</text:span>,<text:span text:style-name="T7"> <text:s text:c="7"/></text:span><text:span text:style-name="T19">U"while"</text:span>,</text:p>
      <text:p text:style-name="КОД"><text:span text:style-name="T7"><text:s text:c="4"/></text:span><text:span text:style-name="T19">U"with"</text:span>,<text:span text:style-name="T7"> <text:s text:c="4"/></text:span><text:span text:style-name="T19">U"yield"</text:span>,</text:p>
      <text:p text:style-name="КОД">};</text:p>
      <text:p text:style-name="КОД"/>
      <text:p text:style-name="КОД">/**</text:p>
      <text:p text:style-name="КОД"><text:span text:style-name="T7"><text:s/></text:span><text:span text:style-name="T24">*</text:span><text:span text:style-name="T7"> </text:span><text:span text:style-name="T24">Токены,</text:span><text:span text:style-name="T7"> </text:span><text:span text:style-name="T24">соответствующие</text:span><text:span text:style-name="T7"> </text:span><text:span text:style-name="T24">ключевым</text:span><text:span text:style-name="T7"> </text:span><text:span text:style-name="T24">словам</text:span></text:p>
      <text:p text:style-name="КОД"><text:soft-page-break/><text:span text:style-name="T7"><text:s/></text:span><text:span text:style-name="T24">*/</text:span></text:p>
      <text:p text:style-name="КОД"><text:span text:style-name="T26">static</text:span><text:span text:style-name="T7"> </text:span><text:span text:style-name="T26">const</text:span><text:span text:style-name="T7"> </text:span><text:span text:style-name="T26">constexpr</text:span><text:span text:style-name="T7"> </text:span><text:span text:style-name="T2">Token</text:span><text:span text:style-name="T7"> </text:span><text:span text:style-name="T28">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158"/>
      <text:p text:style-name="КОД"><text:span text:style-name="T2">Token</text:span><text:span text:style-name="T7"> </text:span><text:span text:style-name="T2">KeyWord</text:span>::<text:span text:style-name="T15">checkKeyWord</text:span>(<text:span text:style-name="T26">const</text:span><text:span text:style-name="T7"> </text:span><text:span text:style-name="T2">std</text:span>::<text:span text:style-name="T2">u32string</text:span><text:span text:style-name="T7"> </text:span>&amp;<text:span text:style-name="T11">str</text:span>)</text:p>
      <text:p text:style-name="КОД">{</text:p>
      <text:p text:style-name="КОД"><text:span text:style-name="T7"><text:s text:c="4"/></text:span><text:span text:style-name="T26">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1">keyWordsHash</text:span>;</text:p>
      <text:p text:style-name="КОД"><text:span text:style-name="T7"><text:s text:c="4"/></text:span><text:span text:style-name="T26">if</text:span><text:span text:style-name="T7"> </text:span>(<text:span text:style-name="T11">keyWordsHash</text:span>.<text:span text:style-name="T14">empty</text:span>())<text:span text:style-name="T7"> </text:span>{</text:p>
      <text:p text:style-name="КОД"><text:span text:style-name="T7"><text:s text:c="8"/></text:span><text:span text:style-name="T26">int</text:span><text:span text:style-name="T7"> </text:span><text:span text:style-name="T11">i</text:span><text:span text:style-name="T7"> </text:span>=<text:span text:style-name="T7"> </text:span><text:span text:style-name="T24">0</text:span>;</text:p>
      <text:p text:style-name="КОД"><text:span text:style-name="T7"><text:s text:c="8"/></text:span><text:span text:style-name="T26">for</text:span><text:span text:style-name="T7"> </text:span>(<text:span text:style-name="T26">auto</text:span><text:span text:style-name="T7"> </text:span>&amp;<text:span text:style-name="T11">t</text:span><text:span text:style-name="T7"> </text:span>:<text:span text:style-name="T7"> </text:span><text:span text:style-name="T28">tokenKeywords</text:span>)<text:span text:style-name="T7"> </text:span>{</text:p>
      <text:p text:style-name="КОД"><text:span text:style-name="T7"><text:s text:c="12"/></text:span><text:span text:style-name="T19">//</text:span><text:span text:style-name="T7"> </text:span><text:span text:style-name="T19">мы</text:span><text:span text:style-name="T7"> </text:span><text:span text:style-name="T19">гарантируем,</text:span><text:span text:style-name="T7"> </text:span><text:span text:style-name="T19">что</text:span><text:span text:style-name="T7"> </text:span><text:span text:style-name="T19">размер</text:span><text:span text:style-name="T7"> </text:span><text:span text:style-name="T19">обоих</text:span><text:span text:style-name="T7"> </text:span><text:span text:style-name="T19">массивов</text:span><text:span text:style-name="T7"> </text:span><text:span text:style-name="T19">одинаковый</text:span></text:p>
      <text:p text:style-name="КОД"><text:span text:style-name="T7"><text:s text:c="12"/></text:span><text:span text:style-name="T11">keyWordsHash</text:span><text:span text:style-name="T14">[</text:span><text:span text:style-name="T28">keyWords</text:span>[<text:span text:style-name="T11">i</text:span><text:span text:style-name="T12">++</text:span>]<text:span text:style-name="T14">]</text:span><text:span text:style-name="T7"> </text:span>=<text:span text:style-name="T7"> </text:span><text:span text:style-name="T11">t</text:span>;</text:p>
      <text:p text:style-name="КОД"><text:span text:style-name="T7"><text:s text:c="8"/></text:span>}</text:p>
      <text:p text:style-name="КОД"><text:span text:style-name="T7"><text:s text:c="4"/></text:span>}</text:p>
      <text:p text:style-name="КОД"><text:span text:style-name="T7"><text:s text:c="4"/></text:span><text:span text:style-name="T26">auto</text:span><text:span text:style-name="T7"> </text:span><text:span text:style-name="T11">it</text:span><text:span text:style-name="T7"> </text:span>=<text:span text:style-name="T7"> </text:span><text:span text:style-name="T11">keyWordsHash</text:span>.<text:span text:style-name="T14">find</text:span>(<text:span text:style-name="T11">str</text:span>);</text:p>
      <text:p text:style-name="КОД"><text:span text:style-name="T7"><text:s text:c="4"/></text:span><text:span text:style-name="T26">if</text:span><text:span text:style-name="T7"> </text:span>(<text:span text:style-name="T11">it</text:span><text:span text:style-name="T7"> </text:span><text:span text:style-name="T14">==</text:span><text:span text:style-name="T7"> </text:span><text:span text:style-name="T11">keyWordsHash</text:span>.<text:span text:style-name="T14">end</text:span>())</text:p>
      <text:p text:style-name="КОД"><text:span text:style-name="T7"><text:s text:c="8"/></text:span><text:span text:style-name="T26">return</text:span><text:span text:style-name="T7"> </text:span><text:span text:style-name="T2">Token</text:span>::<text:span text:style-name="T2">Eof</text:span>;</text:p>
      <text:p text:style-name="КОД"><text:span text:style-name="T7"><text:s text:c="4"/></text:span><text:span text:style-name="T26">return</text:span><text:span text:style-name="T7"> </text:span><text:span text:style-name="T11">it</text:span><text:span text:style-name="T14">-&gt;</text:span><text:span text:style-name="T40">second</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Horizontal_20_Line"/>
      <text:p text:style-name="P42">Для ускорения поиска мы поместим ключевые слова в контейнер std::map. <text:span text:style-name="T49">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3">Также добавим в «stdafx.h» заголовок:</text:p>
      <text:p text:style-name="КОД">#<text:span text:style-name="T24">include</text:span><text:span text:style-name="T7"> </text:span>&lt;<text:span text:style-name="T19">map</text:span>&gt;</text:p>
      <text:p text:style-name="Horizontal_20_Line"/>
      <text:p text:style-name="P24">Теперь можно приступить к реализации лексического анализатора.</text:p>
      <text:h text:style-name="P188" text:outline-level="2">Лексический анализатор</text:h>
      <text:p text:style-name="P24">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46">Считывать мы будем по одному символу и желательно с наименьшим числом возвратов символов обратно в поток.</text:span></text:p>
      <text:p text:style-name="P25">Такой код выглядел бы довольно самоочевидно: </text:p>
      <text:p text:style-name="КОД">auto c = _text[i]; … </text:p>
      <text:p text:style-name="P25">Но мы так делать не будем. Во-первых, это медленно — мы будем использовать итераторы. </text:p>
      <text:p text:style-name="P25"><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5">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5">Для чтения следующего символа мы используем отдельный метод read().</text:p>
      <text:p text:style-name="P25">Изменим сначала приватную часть класса Lexer:</text:p>
      <text:p text:style-name="КОД"><text:span text:style-name="T26">private</text:span>:</text:p>
      <text:p text:style-name="КОД"><text:span text:style-name="T7"><text:s text:c="4"/></text:span><text:span text:style-name="T19">//</text:span><text:span text:style-name="T7"> </text:span><text:span text:style-name="T19">разбираемый</text:span><text:span text:style-name="T7"> </text:span><text:span text:style-name="T19">текст</text:span></text:p>
      <text:p text:style-name="КОД"><text:span text:style-name="T7"><text:s text:c="4"/></text:span><text:span text:style-name="T26">const</text:span><text:span text:style-name="T7"> </text:span><text:span text:style-name="T2">std</text:span>::<text:span text:style-name="T2">u32string</text:span><text:span text:style-name="T7"> </text:span>&amp;<text:span text:style-name="T40">_text</text:span>;</text:p>
      <text:p text:style-name="КОД"><text:span text:style-name="T7"><text:s text:c="4"/></text:span><text:span text:style-name="T19">//</text:span><text:span text:style-name="T7"> </text:span><text:span text:style-name="T19">начало</text:span><text:span text:style-name="T7"> </text:span><text:span text:style-name="T19">строки</text:span></text:p>
      <text:p text:style-name="КОД"><text:span text:style-name="T7"><text:s text:c="4"/></text:span><text:span text:style-name="T2">std</text:span>::<text:span text:style-name="T2">u32string</text:span>::<text:span text:style-name="T2">const_iterator</text:span><text:span text:style-name="T7"> </text:span><text:span text:style-name="T40">_begin</text:span>;</text:p>
      <text:p text:style-name="КОД"><text:span text:style-name="T7"><text:s text:c="4"/></text:span><text:span text:style-name="T19">//</text:span><text:span text:style-name="T7"> </text:span><text:span text:style-name="T19">конец</text:span><text:span text:style-name="T7"> </text:span><text:span text:style-name="T19">строки</text:span></text:p>
      <text:p text:style-name="КОД"><text:span text:style-name="T7"><text:s text:c="4"/></text:span><text:span text:style-name="T2">std</text:span>::<text:span text:style-name="T2">u32string</text:span>::<text:span text:style-name="T2">const_iterator</text:span><text:span text:style-name="T7"> </text:span><text:span text:style-name="T40">_end</text:span>;</text:p>
      <text:p text:style-name="КОД"><text:span text:style-name="T7"><text:s text:c="4"/></text:span><text:span text:style-name="T19">//</text:span><text:span text:style-name="T7"> </text:span><text:span text:style-name="T19">доступ</text:span><text:span text:style-name="T7"> </text:span><text:span text:style-name="T19">к</text:span><text:span text:style-name="T7"> </text:span><text:span text:style-name="T19">строке</text:span><text:span text:style-name="T7"> </text:span><text:span text:style-name="T19">через</text:span><text:span text:style-name="T7"> </text:span><text:span text:style-name="T19">итератор</text:span></text:p>
      <text:p text:style-name="КОД"><text:span text:style-name="T7"><text:s text:c="4"/></text:span><text:span text:style-name="T2">std</text:span>::<text:span text:style-name="T2">u32string</text:span>::<text:span text:style-name="T2">const_iterator</text:span><text:span text:style-name="T7"> </text:span><text:span text:style-name="T40">_p</text:span>;</text:p>
      <text:p text:style-name="КОД"><text:span text:style-name="T7"><text:s text:c="4"/></text:span><text:span text:style-name="T19">//</text:span><text:span text:style-name="T7"> </text:span><text:span text:style-name="T19">последний</text:span><text:span text:style-name="T7"> </text:span><text:span text:style-name="T19">разобранный</text:span><text:span text:style-name="T7"> </text:span><text:span text:style-name="T19">токен</text:span></text:p>
      <text:p text:style-name="КОД"><text:span text:style-name="T7"><text:s text:c="4"/></text:span><text:span text:style-name="T2">Token</text:span><text:span text:style-name="T7"> </text:span><text:span text:style-name="T40">_token</text:span><text:span text:style-name="T7"> </text:span>=<text:span text:style-name="T7"> </text:span><text:span text:style-name="T2">Token</text:span>::<text:span text:style-name="T2">Eof</text:span>;</text:p>
      <text:p text:style-name="КОД"><text:span text:style-name="T7"><text:s text:c="4"/></text:span><text:span text:style-name="T19">//</text:span><text:span text:style-name="T7"> </text:span><text:span text:style-name="T19">строковое</text:span><text:span text:style-name="T7"> </text:span><text:span text:style-name="T19">представление</text:span><text:span text:style-name="T7"> </text:span><text:span text:style-name="T19">последнего</text:span><text:span text:style-name="T7"> </text:span><text:span text:style-name="T19">разобранного</text:span><text:span text:style-name="T7"> </text:span><text:span text:style-name="T19">токена</text:span></text:p>
      <text:p text:style-name="КОД"><text:span text:style-name="T7"><text:s text:c="4"/></text:span><text:span text:style-name="T2">std</text:span>::<text:span text:style-name="T2">u32string</text:span><text:span text:style-name="T7"> </text:span><text:span text:style-name="T40">_tokenText</text:span>;</text:p>
      <text:p text:style-name="КОД"><text:span text:style-name="T7"><text:s text:c="4"/></text:span><text:span text:style-name="T19">//</text:span><text:span text:style-name="T7"> </text:span><text:span text:style-name="T19">текущая</text:span><text:span text:style-name="T7"> </text:span><text:span text:style-name="T19">позиция</text:span><text:span text:style-name="T7"> </text:span><text:span text:style-name="T19">в</text:span><text:span text:style-name="T7"> </text:span><text:span text:style-name="T19">строке</text:span><text:span text:style-name="T7"> </text:span><text:span text:style-name="T19">(отсчёт</text:span><text:span text:style-name="T7"> </text:span><text:span text:style-name="T19">с</text:span><text:span text:style-name="T7"> </text:span><text:span text:style-name="T19">1,</text:span><text:span text:style-name="T7"> </text:span><text:span text:style-name="T19">для</text:span><text:span text:style-name="T7"> </text:span><text:span text:style-name="T19">вывода</text:span><text:span text:style-name="T7"> </text:span><text:span text:style-name="T19">сообщений</text:span><text:span text:style-name="T7"> </text:span><text:span text:style-name="T19">об</text:span><text:span text:style-name="T7"> </text:span><text:span text:style-name="T19">ошибках)</text:span></text:p>
      <text:p text:style-name="КОД"><text:span text:style-name="T7"><text:s text:c="4"/></text:span><text:span text:style-name="T26">int</text:span><text:span text:style-name="T7"> </text:span><text:span text:style-name="T40">_pos</text:span><text:span text:style-name="T7"> </text:span>=<text:span text:style-name="T7"> </text:span><text:span text:style-name="T24">1</text:span>;</text:p>
      <text:p text:style-name="КОД"><text:span text:style-name="T7"><text:s text:c="4"/></text:span><text:span text:style-name="T19">//</text:span><text:span text:style-name="T7"> </text:span><text:span text:style-name="T19">номер</text:span><text:span text:style-name="T7"> </text:span><text:span text:style-name="T19">строки</text:span><text:span text:style-name="T7"> </text:span><text:span text:style-name="T19">(отсчёт</text:span><text:span text:style-name="T7"> </text:span><text:span text:style-name="T19">с</text:span><text:span text:style-name="T7"> </text:span><text:span text:style-name="T19">1,</text:span><text:span text:style-name="T7"> </text:span><text:span text:style-name="T19">для</text:span><text:span text:style-name="T7"> </text:span><text:span text:style-name="T19">вывода</text:span><text:span text:style-name="T7"> </text:span><text:span text:style-name="T19">сообщений</text:span><text:span text:style-name="T7"> </text:span><text:span text:style-name="T19">об</text:span><text:span text:style-name="T7"> </text:span><text:span text:style-name="T19">ошибках)</text:span></text:p>
      <text:p text:style-name="КОД"><text:span text:style-name="T7"><text:s text:c="4"/></text:span><text:span text:style-name="T26">int</text:span><text:span text:style-name="T7"> </text:span><text:span text:style-name="T40">_line</text:span><text:span text:style-name="T7"> </text:span>=<text:span text:style-name="T7"> </text:span><text:span text:style-name="T24">1</text:span>;</text:p>
      <text:p text:style-name="КОД"><text:span text:style-name="T7"><text:s text:c="4"/></text:span><text:span text:style-name="T19">//</text:span><text:span text:style-name="T7"> </text:span><text:span text:style-name="T19">длина</text:span><text:span text:style-name="T7"> </text:span><text:span text:style-name="T19">предыдущей</text:span><text:span text:style-name="T7"> </text:span><text:span text:style-name="T19">строки</text:span><text:span text:style-name="T7"> </text:span><text:span text:style-name="T19">(для</text:span><text:span text:style-name="T7"> </text:span><text:span text:style-name="T19">подсчёта</text:span><text:span text:style-name="T7"> </text:span><text:span text:style-name="T19">позиции</text:span><text:span text:style-name="T7"> </text:span><text:span text:style-name="T19">при</text:span><text:span text:style-name="T7"> </text:span><text:span text:style-name="T19">возврате</text:span><text:span text:style-name="T7"> </text:span><text:span text:style-name="T19">символа)</text:span></text:p>
      <text:p text:style-name="КОД"><text:span text:style-name="T7"><text:s text:c="4"/></text:span><text:span text:style-name="T26">int</text:span><text:span text:style-name="T7"> </text:span><text:span text:style-name="T40">_prevLineLen</text:span><text:span text:style-name="T7"> </text:span>=<text:span text:style-name="T7"> </text:span><text:span text:style-name="T24">0</text:span>;</text:p>
      <text:p text:style-name="КОД"/>
      <text:p text:style-name="Horizontal_20_Line"/>
      <text:p text:style-name="P25">Откроем файл «lexer.cpp» и изменим конструктор:</text:p>
      <text:p text:style-name="КОД"><text:span text:style-name="T2">Lexer</text:span>::<text:span text:style-name="T15">Lexer</text:span>(<text:span text:style-name="T26">const</text:span><text:span text:style-name="T7"> </text:span><text:span text:style-name="T2">std</text:span>::<text:span text:style-name="T2">u32string</text:span><text:span text:style-name="T7"> </text:span>&amp;<text:span text:style-name="T11">strCode</text:span>)</text:p>
      <text:p text:style-name="КОД"><text:span text:style-name="T7"><text:s text:c="4"/></text:span>:<text:span text:style-name="T7"> </text:span><text:span text:style-name="T40">_text</text:span>(<text:span text:style-name="T11">strCode</text:span>),</text:p>
      <text:p text:style-name="КОД"><text:span text:style-name="T7"><text:s text:c="6"/></text:span><text:span text:style-name="T40">_begin</text:span>(<text:span text:style-name="T11">strCode</text:span>.<text:span text:style-name="T14">begin</text:span>()),</text:p>
      <text:p text:style-name="КОД"><text:span text:style-name="T7"><text:s text:c="6"/></text:span><text:span text:style-name="T40">_end</text:span>(<text:span text:style-name="T11">strCode</text:span>.<text:span text:style-name="T14">end</text:span>()),</text:p>
      <text:p text:style-name="КОД"><text:span text:style-name="T7"><text:s text:c="6"/></text:span><text:span text:style-name="T40">_p</text:span>(<text:span text:style-name="T11">strCode</text:span>.<text:span text:style-name="T14">begin</text:span>())</text:p>
      <text:p text:style-name="КОД">{</text:p>
      <text:p text:style-name="КОД">}</text:p>
      <text:p text:style-name="Horizontal_20_Line"/>
      <text:p text:style-name="P28">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6">Реализуем метод next(). Заготовка будет следующая:</text:p>
      <text:p text:style-name="КОД"><text:span text:style-name="T2">Token</text:span><text:span text:style-name="T7"> </text:span><text:span text:style-name="T2">Lexer</text:span>::<text:span text:style-name="T15">next</text:span>()</text:p>
      <text:p text:style-name="КОД">{</text:p>
      <text:p text:style-name="КОД"><text:span text:style-name="T7"><text:s text:c="4"/></text:span><text:span text:style-name="T40">_tokenText</text:span>.<text:span text:style-name="T14">clear</text:span>();</text:p>
      <text:p text:style-name="КОД"><text:span text:style-name="T7"><text:s text:c="4"/></text:span><text:span text:style-name="T26">int</text:span><text:span text:style-name="T7"> </text:span><text:span text:style-name="T11">c</text:span><text:span text:style-name="T7"> </text:span>=<text:span text:style-name="T7"> </text:span><text:span text:style-name="T24">0</text:span>;</text:p>
      <text:p text:style-name="КОД"><text:span text:style-name="T7"><text:s text:c="4"/></text:span><text:span text:style-name="T26">while</text:span><text:span text:style-name="T7"> </text:span>(<text:span text:style-name="T11">c</text:span><text:span text:style-name="T7"> </text:span>&gt;=<text:span text:style-name="T7"> </text:span><text:span text:style-name="T24">0</text:span>)<text:span text:style-name="T7"> </text:span>{</text:p>
      <text:p text:style-name="КОД"><text:span text:style-name="T7"><text:s text:c="8"/></text:span><text:span text:style-name="T11">c</text:span><text:span text:style-name="T7"> </text:span>=<text:span text:style-name="T7"> </text:span><text:span text:style-name="T14">read</text:span>();</text:p>
      <text:p text:style-name="КОД"><text:span text:style-name="T7"><text:s text:c="8"/></text:span><text:span text:style-name="T26">switch</text:span><text:span text:style-name="T7"> </text:span>(<text:span text:style-name="T11">c</text:span>)<text:span text:style-name="T7"> </text:span>{</text:p>
      <text:p text:style-name="КОД"><text:span text:style-name="T7"><text:s text:c="8"/></text:span><text:span text:style-name="T26">default</text:span>:</text:p>
      <text:p text:style-name="КОД"><text:span text:style-name="T7"><text:s text:c="12"/></text:span><text:span text:style-name="T26">break</text:span>;</text:p>
      <text:p text:style-name="КОД"><text:soft-page-break/><text:span text:style-name="T7"><text:s text:c="8"/></text:span>}</text:p>
      <text:p text:style-name="КОД"><text:span text:style-name="T7"><text:s text:c="4"/></text:span>}</text:p>
      <text:p text:style-name="КОД"><text:span text:style-name="T7"><text:s text:c="4"/></text:span><text:span text:style-name="T26">return</text:span><text:span text:style-name="T7"> </text:span><text:span text:style-name="T2">Token</text:span>::<text:span text:style-name="T2">Eof</text:span>;</text:p>
      <text:p text:style-name="КОД">}</text:p>
      <text:p text:style-name="Horizontal_20_Line"/>
      <text:p text:style-name="P27">Метод Parser::parse() будет вызывать Lexer::next() для следующего токена, поэтому на входе мы сразу чистим буфер текущего токена.</text:p>
      <text:p text:style-name="P27">Мы будем считывать очередной символ и через большой блок switch <text:span text:style-name="T56">и </text:span>решать, какой токен мы вернём.</text:p>
      <text:p text:style-name="P29">Метод read() выглядит следующим образом:</text:p>
      <text:p text:style-name="P29">Файл lexer.h:</text:p>
      <text:p text:style-name="КОД"><text:span text:style-name="T26">private</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Считывает</text:span><text:span text:style-name="T7"> </text:span><text:span text:style-name="T24">следующий</text:span><text:span text:style-name="T7"> </text:span><text:span text:style-name="T24">символ</text:span><text:span text:style-name="T7"> </text:span><text:span text:style-name="T24">из</text:span><text:span text:style-name="T7"> </text:span><text:span text:style-name="T24">входного</text:span><text:span text:style-name="T7"> </text:span><text:span text:style-name="T24">потока</text:span></text:p>
      <text:p text:style-name="КОД"><text:span text:style-name="T7"><text:s text:c="5"/></text:span><text:span text:style-name="T24">*</text:span><text:span text:style-name="T7"> </text:span><text:span text:style-name="T25">@return</text:span><text:span text:style-name="T7"> </text:span><text:span text:style-name="T24">код</text:span><text:span text:style-name="T7"> </text:span><text:span text:style-name="T24">символа</text:span><text:span text:style-name="T7"> </text:span><text:span text:style-name="T24">или</text:span><text:span text:style-name="T7"> </text:span><text:span text:style-name="T24">-1,</text:span><text:span text:style-name="T7"> </text:span><text:span text:style-name="T24">если</text:span><text:span text:style-name="T7"> </text:span><text:span text:style-name="T24">достигнут</text:span><text:span text:style-name="T7"> </text:span><text:span text:style-name="T24">конец</text:span><text:span text:style-name="T7"> </text:span><text:span text:style-name="T24">потока</text:span></text:p>
      <text:p text:style-name="КОД"><text:span text:style-name="T7"><text:s text:c="5"/></text:span><text:span text:style-name="T24">*/</text:span></text:p>
      <text:p text:style-name="КОД"><text:span text:style-name="T7"><text:s text:c="4"/></text:span><text:span text:style-name="T26">int</text:span><text:span text:style-name="T7"> </text:span><text:span text:style-name="T15">read</text:span>();</text:p>
      <text:p text:style-name="Horizontal_20_Line"/>
      <text:p text:style-name="P29">Файл lexer.cpp:</text:p>
      <text:p text:style-name="КОД"><text:span text:style-name="T26">int</text:span><text:span text:style-name="T7"> </text:span><text:span text:style-name="T2">Lexer</text:span>::<text:span text:style-name="T15">read</text:span>()</text:p>
      <text:p text:style-name="КОД">{</text:p>
      <text:p text:style-name="КОД"><text:span text:style-name="T7"><text:s text:c="4"/></text:span><text:span text:style-name="T26">if</text:span><text:span text:style-name="T7"> </text:span>(<text:span text:style-name="T40">_p</text:span><text:span text:style-name="T7"> </text:span><text:span text:style-name="T14">==</text:span><text:span text:style-name="T7"> </text:span><text:span text:style-name="T40">_end</text:span>)</text:p>
      <text:p text:style-name="КОД"><text:span text:style-name="T7"><text:s text:c="8"/></text:span><text:span text:style-name="T26">return</text:span><text:span text:style-name="T7"> </text:span>-<text:span text:style-name="T24">1</text:span>;</text:p>
      <text:p text:style-name="КОД"><text:span text:style-name="T7"><text:s text:c="4"/></text:span><text:span text:style-name="T26">int</text:span><text:span text:style-name="T7"> </text:span><text:span text:style-name="T11">c</text:span><text:span text:style-name="T7"> </text:span>=<text:span text:style-name="T7"> </text:span><text:span text:style-name="T14">*</text:span><text:span text:style-name="T40">_p</text:span>;</text:p>
      <text:p text:style-name="КОД"><text:span text:style-name="T7"><text:s text:c="4"/></text:span><text:span text:style-name="T14">++</text:span><text:span text:style-name="T40">_p</text:span>;</text:p>
      <text:p text:style-name="КОД"><text:span text:style-name="T7"><text:s text:c="4"/></text:span><text:span text:style-name="T26">if</text:span><text:span text:style-name="T7"> </text:span>(<text:span text:style-name="T11">c</text:span><text:span text:style-name="T7"> </text:span>==<text:span text:style-name="T7"> </text:span><text:span text:style-name="T19">'\n'</text:span>)<text:span text:style-name="T7"> </text:span>{</text:p>
      <text:p text:style-name="КОД"><text:span text:style-name="T7"><text:s text:c="8"/></text:span><text:span text:style-name="T40">_prevLineLen</text:span><text:span text:style-name="T7"> </text:span>=<text:span text:style-name="T7"> </text:span><text:span text:style-name="T40">_pos</text:span>;</text:p>
      <text:p text:style-name="КОД"><text:span text:style-name="T7"><text:s text:c="8"/></text:span><text:span text:style-name="T40">_line</text:span>++;</text:p>
      <text:p text:style-name="КОД"><text:span text:style-name="T7"><text:s text:c="8"/></text:span><text:span text:style-name="T40">_pos</text:span><text:span text:style-name="T7"> </text:span>=<text:span text:style-name="T7"> </text:span><text:span text:style-name="T24">1</text:span>;</text:p>
      <text:p text:style-name="КОД"><text:span text:style-name="T7"><text:s text:c="4"/></text:span>}<text:span text:style-name="T7"> </text:span><text:span text:style-name="T26">else</text:span><text:span text:style-name="T7"> </text:span>{</text:p>
      <text:p text:style-name="P160"><text:span text:style-name="T7"><text:s text:c="8"/></text:span><text:span text:style-name="T26">if</text:span><text:span text:style-name="T7"> </text:span>(<text:span text:style-name="T11">c</text:span><text:span text:style-name="T7"> </text:span>!=<text:span text:style-name="T7"> </text:span><text:span text:style-name="T19">'\r'</text:span>)<text:span text:style-name="T7"> </text:span><text:span text:style-name="T19">//</text:span><text:span text:style-name="T7"> </text:span><text:span text:style-name="T19">не</text:span><text:span text:style-name="T7"> </text:span><text:span text:style-name="T19">считаем</text:span><text:span text:style-name="T7"> </text:span><text:span text:style-name="T19">сдвиг</text:span><text:span text:style-name="T7"> </text:span><text:span text:style-name="T19">на</text:span><text:span text:style-name="T7"> </text:span><text:span text:style-name="T19">'\r',</text:span><text:span text:style-name="T7"> </text:span><text:span text:style-name="T19">иначе</text:span><text:span text:style-name="T7"> </text:span><text:span text:style-name="T19">визуально</text:span><text:span text:style-name="T7"> </text:span><text:span text:style-name="T19">это</text:span><text:span text:style-name="T7"> </text:span><text:span text:style-name="T19">будет на</text:span><text:span text:style-name="T7"> </text:span></text:p>
      <text:p text:style-name="КОД"><text:span text:style-name="T7"><text:s text:c="12"/></text:span><text:span text:style-name="T40">_pos</text:span>++;<text:span text:style-name="T7"> <text:s text:c="3"/></text:span><text:span text:style-name="T19">// </text:span><text:span text:style-name="T20">1</text:span><text:span text:style-name="T8"> </text:span><text:span text:style-name="T19">символ</text:span><text:span text:style-name="T7"> </text:span><text:span text:style-name="T19">в</text:span><text:span text:style-name="T7"> </text:span><text:span text:style-name="T19">строке</text:span><text:span text:style-name="T7"> </text:span><text:span text:style-name="T19">больше,</text:span><text:span text:style-name="T7"> </text:span><text:span text:style-name="T19">чем</text:span><text:span text:style-name="T7"> </text:span><text:span text:style-name="T19">отображается</text:span><text:span text:style-name="T7"> </text:span><text:span text:style-name="T19">в</text:span><text:span text:style-name="T7"> </text:span><text:span text:style-name="T19">редакторе</text:span></text:p>
      <text:p text:style-name="КОД"><text:span text:style-name="T7"><text:s text:c="4"/></text:span>}</text:p>
      <text:p text:style-name="КОД"><text:span text:style-name="T7"><text:s text:c="4"/></text:span><text:span text:style-name="T26">return</text:span><text:span text:style-name="T7"> </text:span><text:span text:style-name="T11">c</text:span>;</text:p>
      <text:p text:style-name="КОД">}</text:p>
      <text:p text:style-name="Horizontal_20_Line"/>
      <text:p text:style-name="P30">Добавим <text:span text:style-name="T47">в те же файлы соответственно </text:span>метод back() для возврата на 1 символ назад:</text:p>
      <text:p text:style-name="КОД"><text:span text:style-name="T26">private</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Возвращается</text:span><text:span text:style-name="T7"> </text:span><text:span text:style-name="T24">на</text:span><text:span text:style-name="T7"> </text:span><text:span text:style-name="T24">1</text:span><text:span text:style-name="T7"> </text:span><text:span text:style-name="T24">символ</text:span><text:span text:style-name="T7"> </text:span><text:span text:style-name="T24">назад</text:span><text:span text:style-name="T7"> </text:span><text:span text:style-name="T24">во</text:span><text:span text:style-name="T7"> </text:span><text:span text:style-name="T24">входном</text:span><text:span text:style-name="T7"> </text:span><text:span text:style-name="T24">потоке</text:span></text:p>
      <text:p text:style-name="КОД"><text:span text:style-name="T7"><text:s text:c="5"/></text:span><text:span text:style-name="T24">*/</text:span></text:p>
      <text:p text:style-name="КОД"><text:span text:style-name="T7"><text:s text:c="4"/></text:span><text:span text:style-name="T26">void</text:span><text:span text:style-name="T7"> </text:span><text:span text:style-name="T15">back</text:span>();</text:p>
      <text:p text:style-name="Horizontal_20_Line"/>
      <text:p text:style-name="КОД"><text:span text:style-name="T26">void</text:span><text:span text:style-name="T7"> </text:span><text:span text:style-name="T2">Lexer</text:span>::<text:span text:style-name="T15">back</text:span>()</text:p>
      <text:p text:style-name="КОД">{</text:p>
      <text:p text:style-name="КОД"><text:span text:style-name="T7"><text:s text:c="4"/></text:span><text:span text:style-name="T26">if</text:span><text:span text:style-name="T7"> </text:span>(<text:span text:style-name="T40">_p</text:span><text:span text:style-name="T7"> </text:span><text:span text:style-name="T14">==</text:span><text:span text:style-name="T7"> </text:span><text:span text:style-name="T40">_text</text:span>.<text:span text:style-name="T14">begin</text:span>())</text:p>
      <text:p text:style-name="КОД"><text:span text:style-name="T7"><text:s text:c="8"/></text:span><text:span text:style-name="T26">throw</text:span><text:span text:style-name="T7"> </text:span><text:span text:style-name="T2">std</text:span>::<text:span text:style-name="T2">out_of_range</text:span>(<text:span text:style-name="T19">"jump over the beginning of the buffer"</text:span>);</text:p>
      <text:p text:style-name="КОД"><text:span text:style-name="T7"><text:s text:c="4"/></text:span><text:span text:style-name="T14">--</text:span><text:span text:style-name="T40">_p</text:span>;</text:p>
      <text:p text:style-name="КОД"><text:span text:style-name="T7"><text:s text:c="4"/></text:span><text:span text:style-name="T26">auto</text:span><text:span text:style-name="T7"> </text:span><text:span text:style-name="T11">c</text:span><text:span text:style-name="T7"> </text:span>=<text:span text:style-name="T7"> </text:span><text:span text:style-name="T14">*</text:span><text:span text:style-name="T40">_p</text:span>;</text:p>
      <text:p text:style-name="КОД"><text:span text:style-name="T7"><text:s text:c="4"/></text:span><text:span text:style-name="T26">if</text:span><text:span text:style-name="T7"> </text:span>(<text:span text:style-name="T11">c</text:span><text:span text:style-name="T7"> </text:span>==<text:span text:style-name="T7"> </text:span><text:span text:style-name="T19">'\n'</text:span>)<text:span text:style-name="T7"> </text:span>{</text:p>
      <text:p text:style-name="КОД"><text:span text:style-name="T7"><text:s text:c="8"/></text:span><text:span text:style-name="T40">_pos</text:span><text:span text:style-name="T7"> </text:span>=<text:span text:style-name="T7"> </text:span><text:span text:style-name="T40">_prevLineLen</text:span>;</text:p>
      <text:p text:style-name="КОД"><text:span text:style-name="T7"><text:s text:c="8"/></text:span><text:span text:style-name="T40">_line</text:span>--;</text:p>
      <text:p text:style-name="КОД"><text:span text:style-name="T7"><text:s text:c="4"/></text:span>}<text:span text:style-name="T7"> </text:span><text:span text:style-name="T26">else</text:span><text:span text:style-name="T7"> </text:span>{</text:p>
      <text:p text:style-name="КОД"><text:soft-page-break/><text:span text:style-name="T7"><text:s text:c="8"/></text:span><text:span text:style-name="T26">if</text:span><text:span text:style-name="T7"> </text:span>(<text:span text:style-name="T40">_pos</text:span><text:span text:style-name="T7"> </text:span>&gt;<text:span text:style-name="T7"> </text:span><text:span text:style-name="T24">0</text:span>)</text:p>
      <text:p text:style-name="КОД"><text:span text:style-name="T7"><text:s text:c="12"/></text:span><text:span text:style-name="T40">_pos</text:span>--;</text:p>
      <text:p text:style-name="КОД"><text:span text:style-name="T7"><text:s text:c="4"/></text:span>}</text:p>
      <text:p text:style-name="КОД">}</text:p>
      <text:p text:style-name="Horizontal_20_Line"/>
      <text:p text:style-name="P31">Теперь <text:span text:style-name="T57">рассмотрим,</text:span> как делается само извлечение токенов из входного потока.</text:p>
      <text:p text:style-name="P31">Первое, что мы должны сделать — пропустить все пробелы. Сделаем <text:span text:style-name="T48">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1">lexer.h:</text:p>
      <text:p text:style-name="КОД">/**</text:p>
      <text:p text:style-name="КОД"><text:span text:style-name="T7"><text:s text:c="2"/></text:span><text:span text:style-name="T24">*</text:span><text:span text:style-name="T7"> </text:span><text:span text:style-name="T25">@brief</text:span><text:span text:style-name="T7"> </text:span><text:span text:style-name="T24">Проверяет,</text:span><text:span text:style-name="T7"> </text:span><text:span text:style-name="T24">является</text:span><text:span text:style-name="T7"> </text:span><text:span text:style-name="T24">ли</text:span><text:span text:style-name="T7"> </text:span><text:span text:style-name="T24">данный</text:span><text:span text:style-name="T7"> </text:span><text:span text:style-name="T24">символ</text:span><text:span text:style-name="T7"> </text:span><text:span text:style-name="T24">пробелом</text:span></text:p>
      <text:p text:style-name="P161"><text:span text:style-name="T7"><text:s text:c="2"/></text:span><text:span text:style-name="T24">*</text:span><text:span text:style-name="T7"> </text:span><text:span text:style-name="T25">@param</text:span><text:span text:style-name="T7"> </text:span><text:span text:style-name="T24">charCode</text:span><text:span text:style-name="T7"> </text:span><text:span text:style-name="T24">код</text:span><text:span text:style-name="T7"> </text:span><text:span text:style-name="T24">символа</text:span></text:p>
      <text:p text:style-name="КОД"><text:span text:style-name="T7"><text:s text:c="2"/></text:span><text:span text:style-name="T24">*</text:span><text:span text:style-name="T7"> </text:span><text:span text:style-name="T25">@return</text:span><text:span text:style-name="T7"> </text:span><text:span text:style-name="T24">true,</text:span><text:span text:style-name="T7"> </text:span><text:span text:style-name="T24">если</text:span><text:span text:style-name="T7"> </text:span><text:span text:style-name="T24">символ</text:span><text:span text:style-name="T7"> </text:span><text:span text:style-name="T24">является</text:span><text:span text:style-name="T7"> </text:span><text:span text:style-name="T24">одним</text:span><text:span text:style-name="T7"> </text:span><text:span text:style-name="T24">из</text:span><text:span text:style-name="T7"> </text:span><text:span text:style-name="T24">диапазона</text:span><text:span text:style-name="T7"> </text:span><text:span text:style-name="T24">Unicode</text:span><text:span text:style-name="T7"> </text:span><text:span text:style-name="T24">"whitespace"</text:span></text:p>
      <text:p text:style-name="КОД"><text:span text:style-name="T7"><text:s text:c="2"/></text:span><text:span text:style-name="T24">*/</text:span></text:p>
      <text:p text:style-name="P161"><text:span text:style-name="T26">bool</text:span><text:span text:style-name="T7"> </text:span><text:span text:style-name="T15">isSpace</text:span>(<text:span text:style-name="T26">int</text:span><text:span text:style-name="T7"> </text:span><text:span text:style-name="T11">charCode</text:span>)<text:span text:style-name="T7"> </text:span><text:span text:style-name="T26">const</text:span>;</text:p>
      <text:p text:style-name="Horizontal_20_Line"/>
      <text:p text:style-name="P31">lexer.cpp:</text:p>
      <text:p text:style-name="P161"><text:span text:style-name="T26">bool</text:span><text:span text:style-name="T7"> </text:span><text:span text:style-name="T2">Lexer</text:span>::<text:span text:style-name="T15">isSpace</text:span>(<text:span text:style-name="T26">int</text:span><text:span text:style-name="T7"> </text:span><text:span text:style-name="T11">charCode</text:span>)<text:span text:style-name="T7"> </text:span><text:span text:style-name="T26">const</text:span></text:p>
      <text:p text:style-name="КОД">{</text:p>
      <text:p text:style-name="P161"><text:span text:style-name="T7"><text:s text:c="4"/></text:span><text:span text:style-name="T26">switch</text:span><text:span text:style-name="T7"> </text:span>(<text:span text:style-name="T11">charCode</text:span>)<text:span text:style-name="T7"> </text:span>{</text:p>
      <text:p text:style-name="КОД"><text:span text:style-name="T7"><text:s text:c="4"/></text:span><text:span text:style-name="T26">case</text:span><text:span text:style-name="T7"> </text:span><text:span text:style-name="T24">0x0020</text:span>:<text:span text:style-name="T7"> </text:span><text:span text:style-name="T19">//</text:span><text:span text:style-name="T7"> </text:span><text:span text:style-name="T19">пробел,</text:span><text:span text:style-name="T7"> </text:span><text:span text:style-name="T19">наиболее</text:span><text:span text:style-name="T7"> </text:span><text:span text:style-name="T19">вероятно</text:span></text:p>
      <text:p text:style-name="КОД"><text:span text:style-name="T7"><text:s text:c="4"/></text:span><text:span text:style-name="T26">case</text:span><text:span text:style-name="T7"> </text:span><text:span text:style-name="T24">0x0009</text:span>:<text:span text:style-name="T7"> </text:span><text:span text:style-name="T19">//</text:span><text:span text:style-name="T7"> </text:span><text:span text:style-name="T19">TAB</text:span></text:p>
      <text:p text:style-name="КОД"><text:span text:style-name="T7"><text:s text:c="4"/></text:span><text:span text:style-name="T26">case</text:span><text:span text:style-name="T7"> </text:span><text:span text:style-name="T24">0x00A0</text:span>:</text:p>
      <text:p text:style-name="КОД"><text:span text:style-name="T7"><text:s text:c="4"/></text:span><text:span text:style-name="T26">case</text:span><text:span text:style-name="T7"> </text:span><text:span text:style-name="T24">0x1680</text:span>:</text:p>
      <text:p text:style-name="КОД"><text:span text:style-name="T7"><text:s text:c="4"/></text:span><text:span text:style-name="T26">case</text:span><text:span text:style-name="T7"> </text:span><text:span text:style-name="T24">0x180E</text:span>:</text:p>
      <text:p text:style-name="КОД"><text:span text:style-name="T7"><text:s text:c="4"/></text:span><text:span text:style-name="T26">case</text:span><text:span text:style-name="T7"> </text:span><text:span text:style-name="T24">0x2000</text:span>:</text:p>
      <text:p text:style-name="КОД"><text:span text:style-name="T7"><text:s text:c="4"/></text:span><text:span text:style-name="T26">case</text:span><text:span text:style-name="T7"> </text:span><text:span text:style-name="T24">0x2001</text:span>:</text:p>
      <text:p text:style-name="КОД"><text:span text:style-name="T7"><text:s text:c="4"/></text:span><text:span text:style-name="T26">case</text:span><text:span text:style-name="T7"> </text:span><text:span text:style-name="T24">0x2002</text:span>:</text:p>
      <text:p text:style-name="КОД"><text:span text:style-name="T7"><text:s text:c="4"/></text:span><text:span text:style-name="T26">case</text:span><text:span text:style-name="T7"> </text:span><text:span text:style-name="T24">0x2003</text:span>:</text:p>
      <text:p text:style-name="КОД"><text:span text:style-name="T7"><text:s text:c="4"/></text:span><text:span text:style-name="T26">case</text:span><text:span text:style-name="T7"> </text:span><text:span text:style-name="T24">0x2004</text:span>:</text:p>
      <text:p text:style-name="КОД"><text:span text:style-name="T7"><text:s text:c="4"/></text:span><text:span text:style-name="T26">case</text:span><text:span text:style-name="T7"> </text:span><text:span text:style-name="T24">0x2005</text:span>:</text:p>
      <text:p text:style-name="КОД"><text:span text:style-name="T7"><text:s text:c="4"/></text:span><text:span text:style-name="T26">case</text:span><text:span text:style-name="T7"> </text:span><text:span text:style-name="T24">0x2006</text:span>:</text:p>
      <text:p text:style-name="КОД"><text:span text:style-name="T7"><text:s text:c="4"/></text:span><text:span text:style-name="T26">case</text:span><text:span text:style-name="T7"> </text:span><text:span text:style-name="T24">0x2007</text:span>:</text:p>
      <text:p text:style-name="КОД"><text:span text:style-name="T7"><text:s text:c="4"/></text:span><text:span text:style-name="T26">case</text:span><text:span text:style-name="T7"> </text:span><text:span text:style-name="T24">0x2008</text:span>:</text:p>
      <text:p text:style-name="КОД"><text:span text:style-name="T7"><text:s text:c="4"/></text:span><text:span text:style-name="T26">case</text:span><text:span text:style-name="T7"> </text:span><text:span text:style-name="T24">0x2009</text:span>:</text:p>
      <text:p text:style-name="КОД"><text:span text:style-name="T7"><text:s text:c="4"/></text:span><text:span text:style-name="T26">case</text:span><text:span text:style-name="T7"> </text:span><text:span text:style-name="T24">0x200A</text:span>:</text:p>
      <text:p text:style-name="КОД"><text:span text:style-name="T7"><text:s text:c="4"/></text:span><text:span text:style-name="T26">case</text:span><text:span text:style-name="T7"> </text:span><text:span text:style-name="T24">0x200B</text:span>:</text:p>
      <text:p text:style-name="КОД"><text:span text:style-name="T7"><text:s text:c="4"/></text:span><text:span text:style-name="T26">case</text:span><text:span text:style-name="T7"> </text:span><text:span text:style-name="T24">0x202F</text:span>:</text:p>
      <text:p text:style-name="КОД"><text:span text:style-name="T7"><text:s text:c="4"/></text:span><text:span text:style-name="T26">case</text:span><text:span text:style-name="T7"> </text:span><text:span text:style-name="T24">0x205F</text:span>:</text:p>
      <text:p text:style-name="КОД"><text:span text:style-name="T7"><text:s text:c="4"/></text:span><text:span text:style-name="T26">case</text:span><text:span text:style-name="T7"> </text:span><text:span text:style-name="T24">0x3000</text:span>:</text:p>
      <text:p text:style-name="КОД"><text:span text:style-name="T7"><text:s text:c="4"/></text:span><text:span text:style-name="T26">case</text:span><text:span text:style-name="T7"> </text:span><text:span text:style-name="T24">0xFEFF</text:span>:</text:p>
      <text:p text:style-name="КОД"><text:span text:style-name="T7"><text:s text:c="8"/></text:span><text:span text:style-name="T26">return</text:span><text:span text:style-name="T7"> </text:span><text:span text:style-name="T26">true</text:span>;</text:p>
      <text:p text:style-name="КОД"><text:span text:style-name="T7"><text:s text:c="4"/></text:span><text:span text:style-name="T26">default</text:span>:</text:p>
      <text:p text:style-name="КОД"><text:span text:style-name="T7"><text:s text:c="8"/></text:span><text:span text:style-name="T26">break</text:span>;</text:p>
      <text:p text:style-name="КОД"><text:span text:style-name="T7"><text:s text:c="4"/></text:span>}</text:p>
      <text:p text:style-name="КОД"><text:span text:style-name="T7"><text:s text:c="4"/></text:span><text:span text:style-name="T26">return</text:span><text:span text:style-name="T7"> </text:span><text:span text:style-name="T26">false</text:span>;</text:p>
      <text:p text:style-name="КОД">}</text:p>
      <text:p text:style-name="Horizontal_20_Line"/>
      <text:p text:style-name="P32">Наиболее вероятные значения мы должны ставить сверху блока switch/case — это пробел и табуляция.</text:p>
      <text:p text:style-name="P32">Исправим метод next():</text:p>
      <text:p text:style-name="КОД"><text:soft-page-break/>...</text:p>
      <text:p text:style-name="КОД"><text:span text:style-name="T7"><text:s text:c="8"/></text:span><text:span text:style-name="T26">switch</text:span><text:span text:style-name="T7"> </text:span>(<text:span text:style-name="T11">c</text:span>)<text:span text:style-name="T7"> </text:span>{</text:p>
      <text:p text:style-name="КОД"><text:span text:style-name="T7"><text:s text:c="8"/></text:span><text:span text:style-name="T26">default</text:span>:</text:p>
      <text:p text:style-name="КОД"><text:span text:style-name="T7"><text:s text:c="12"/></text:span><text:span text:style-name="T26">if</text:span><text:span text:style-name="T7"> </text:span>(<text:span text:style-name="T14">isSpace</text:span>(<text:span text:style-name="T11">c</text:span>))</text:p>
      <text:p text:style-name="КОД"><text:span text:style-name="T7"><text:s text:c="16"/></text:span><text:span text:style-name="T26">continue</text:span>;</text:p>
      <text:p text:style-name="КОД"><text:span text:style-name="T7"><text:s text:c="12"/></text:span><text:span text:style-name="T26">break</text:span>;</text:p>
      <text:p text:style-name="КОД"><text:span text:style-name="T7"><text:s text:c="8"/></text:span>}</text:p>
      <text:p text:style-name="КОД">...</text:p>
      <text:p text:style-name="Horizontal_20_Line"/>
      <text:p text:style-name="P33">В тестовой программе у нас записан код, который мы будем разбирать:</text:p>
      <text:p text:style-name="P162"><text:span text:style-name="T21">i</text:span><text:span text:style-name="T9"> </text:span><text:span text:style-name="T21">=</text:span><text:span text:style-name="T9"> </text:span><text:span text:style-name="T21">1</text:span><text:span text:style-name="T9"> </text:span><text:span text:style-name="T21">+</text:span><text:span text:style-name="T9"> </text:span><text:span text:style-name="T21">2;</text:span></text:p>
      <text:p text:style-name="P33">Здесь у нас идентификатор, оператор присваивания, два числа и точка с запятой. Поэтому реализуем их распознавание.</text:p>
      <text:p text:style-name="P33">Идентификатор — это лексема, которая начинается с буквы, символа подчёркивания и может затем содержать и цифры.</text:p>
      <text:p text:style-name="P34">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5">lexer.h:</text:p>
      <text:p text:style-name="КОД">/**</text:p>
      <text:p text:style-name="КОД"><text:span text:style-name="T7"><text:s/></text:span><text:span text:style-name="T24">*</text:span><text:span text:style-name="T7"> </text:span><text:span text:style-name="T25">@brief</text:span><text:span text:style-name="T7"> </text:span><text:span text:style-name="T24">Проверяет,</text:span><text:span text:style-name="T7"> </text:span><text:span text:style-name="T24">является</text:span><text:span text:style-name="T7"> </text:span><text:span text:style-name="T24">ли</text:span><text:span text:style-name="T7"> </text:span><text:span text:style-name="T24">данный</text:span><text:span text:style-name="T7"> </text:span><text:span text:style-name="T24">символ</text:span><text:span text:style-name="T7"> </text:span><text:span text:style-name="T24">буквой</text:span></text:p>
      <text:p text:style-name="КОД"><text:span text:style-name="T7"><text:s/></text:span><text:span text:style-name="T24">*</text:span><text:span text:style-name="T7"> </text:span><text:span text:style-name="T25">@param</text:span><text:span text:style-name="T7"> </text:span><text:span text:style-name="T24">charCode</text:span><text:span text:style-name="T7"> </text:span><text:span text:style-name="T24">код</text:span><text:span text:style-name="T7"> </text:span><text:span text:style-name="T24">символа</text:span></text:p>
      <text:p text:style-name="КОД"><text:span text:style-name="T7"><text:s/></text:span><text:span text:style-name="T24">*</text:span><text:span text:style-name="T7"> </text:span><text:span text:style-name="T25">@return</text:span><text:span text:style-name="T7"> </text:span><text:span text:style-name="T24">true,</text:span><text:span text:style-name="T7"> </text:span><text:span text:style-name="T24">если</text:span><text:span text:style-name="T7"> </text:span><text:span text:style-name="T24">символ</text:span><text:span text:style-name="T7"> </text:span><text:span text:style-name="T24">является</text:span><text:span text:style-name="T7"> </text:span><text:span text:style-name="T24">одним</text:span><text:span text:style-name="T7"> </text:span><text:span text:style-name="T24">из</text:span><text:span text:style-name="T7"> </text:span><text:span text:style-name="T24">диапазона</text:span><text:span text:style-name="T7"> </text:span><text:span text:style-name="T24">Unicode</text:span><text:span text:style-name="T7"> </text:span><text:span text:style-name="T24">"letters"</text:span></text:p>
      <text:p text:style-name="КОД"><text:span text:style-name="T7"><text:s/></text:span><text:span text:style-name="T24">*/</text:span></text:p>
      <text:p text:style-name="КОД"><text:span text:style-name="T26">bool</text:span><text:span text:style-name="T7"> </text:span><text:span text:style-name="T15">isLetter</text:span>(<text:span text:style-name="T26">int</text:span><text:span text:style-name="T7"> </text:span><text:span text:style-name="T11">charCode</text:span>)<text:span text:style-name="T7"> </text:span><text:span text:style-name="T26">const</text:span>;</text:p>
      <text:p text:style-name="КОД">/**</text:p>
      <text:p text:style-name="КОД"><text:span text:style-name="T7"><text:s/></text:span><text:span text:style-name="T24">*</text:span><text:span text:style-name="T7"> </text:span><text:span text:style-name="T25">@brief</text:span><text:span text:style-name="T7"> </text:span><text:span text:style-name="T24">Проверяет,</text:span><text:span text:style-name="T7"> </text:span><text:span text:style-name="T24">является</text:span><text:span text:style-name="T7"> </text:span><text:span text:style-name="T24">ли</text:span><text:span text:style-name="T7"> </text:span><text:span text:style-name="T24">данный</text:span><text:span text:style-name="T7"> </text:span><text:span text:style-name="T24">символ</text:span><text:span text:style-name="T7"> </text:span><text:span text:style-name="T24">буквой</text:span><text:span text:style-name="T7"> </text:span><text:span text:style-name="T24">или</text:span><text:span text:style-name="T7"> </text:span><text:span text:style-name="T24">цифрой.</text:span></text:p>
      <text:p text:style-name="КОД"><text:span text:style-name="T7"><text:s/></text:span><text:span text:style-name="T24">*</text:span><text:span text:style-name="T7"> </text:span><text:span text:style-name="T25">@param</text:span><text:span text:style-name="T7"> </text:span><text:span text:style-name="T24">charCode</text:span><text:span text:style-name="T7"> </text:span><text:span text:style-name="T24">код</text:span><text:span text:style-name="T7"> </text:span><text:span text:style-name="T24">символа</text:span></text:p>
      <text:p text:style-name="КОД"><text:span text:style-name="T7"><text:s/></text:span><text:span text:style-name="T24">*</text:span><text:span text:style-name="T7"> </text:span><text:span text:style-name="T25">@return</text:span><text:span text:style-name="T7"> </text:span><text:span text:style-name="T24">true,</text:span><text:span text:style-name="T7"> </text:span><text:span text:style-name="T24">если</text:span><text:span text:style-name="T7"> </text:span><text:span text:style-name="T24">символ</text:span><text:span text:style-name="T7"> </text:span><text:span text:style-name="T24">является</text:span><text:span text:style-name="T7"> </text:span><text:span text:style-name="T24">одним</text:span><text:span text:style-name="T7"> </text:span><text:span text:style-name="T24">из</text:span><text:span text:style-name="T7"> </text:span><text:span text:style-name="T24">диапазона</text:span><text:span text:style-name="T7"> </text:span><text:span text:style-name="T24">Unicode</text:span><text:span text:style-name="T7"> </text:span><text:span text:style-name="T24">"letters"</text:span></text:p>
      <text:p text:style-name="КОД"><text:span text:style-name="T7"><text:s/></text:span><text:span text:style-name="T24">*</text:span><text:span text:style-name="T7"> <text:s text:c="8"/></text:span><text:span text:style-name="T24">или</text:span><text:span text:style-name="T7"> </text:span><text:span text:style-name="T24">цифрой</text:span><text:span text:style-name="T7"> </text:span><text:span text:style-name="T24">0...9.</text:span></text:p>
      <text:p text:style-name="КОД"><text:span text:style-name="T7"><text:s/></text:span><text:span text:style-name="T24">*/</text:span></text:p>
      <text:p text:style-name="КОД"><text:span text:style-name="T26">bool</text:span><text:span text:style-name="T7"> </text:span><text:span text:style-name="T15">isLetterOrDigit</text:span>(<text:span text:style-name="T26">int</text:span><text:span text:style-name="T7"> </text:span><text:span text:style-name="T11">charCode</text:span>)<text:span text:style-name="T7"> </text:span><text:span text:style-name="T26">const</text:span>;</text:p>
      <text:p text:style-name="Horizontal_20_Line"/>
      <text:p text:style-name="P35">lexer.cpp:</text:p>
      <text:p text:style-name="КОД"><text:span text:style-name="T26">bool</text:span><text:span text:style-name="T7"> </text:span><text:span text:style-name="T2">Lexer</text:span>::<text:span text:style-name="T15">isLetter</text:span>(<text:span text:style-name="T26">int</text:span><text:span text:style-name="T7"> </text:span><text:span text:style-name="T11">charCode</text:span>)<text:span text:style-name="T7"> </text:span><text:span text:style-name="T26">const</text:span></text:p>
      <text:p text:style-name="КОД">{</text:p>
      <text:p text:style-name="КОД"><text:span text:style-name="T7"><text:s text:c="4"/></text:span><text:span text:style-name="T26">return</text:span><text:span text:style-name="T7"> </text:span><text:span text:style-name="T2">std</text:span>::<text:span text:style-name="T14">isalpha</text:span>(<text:span text:style-name="T11">charCode</text:span>);</text:p>
      <text:p text:style-name="КОД">}</text:p>
      <text:p text:style-name="КОД"/>
      <text:p text:style-name="КОД"><text:span text:style-name="T26">bool</text:span><text:span text:style-name="T7"> </text:span><text:span text:style-name="T2">Lexer</text:span>::<text:span text:style-name="T15">isLetterOrDigit</text:span>(<text:span text:style-name="T26">int</text:span><text:span text:style-name="T7"> </text:span><text:span text:style-name="T11">charCode</text:span>)<text:span text:style-name="T7"> </text:span><text:span text:style-name="T26">const</text:span></text:p>
      <text:p text:style-name="КОД">{</text:p>
      <text:p text:style-name="КОД"><text:span text:style-name="T7"><text:s text:c="4"/></text:span><text:span text:style-name="T26">return</text:span><text:span text:style-name="T7"> </text:span><text:span text:style-name="T14">isLetter</text:span>(<text:span text:style-name="T11">charCode</text:span>)<text:span text:style-name="T7"> </text:span>||<text:span text:style-name="T7"> </text:span><text:span text:style-name="T2">std</text:span>::<text:span text:style-name="T14">isdigit</text:span>(<text:span text:style-name="T11">charCode</text:span>);</text:p>
      <text:p text:style-name="КОД">}</text:p>
      <text:p text:style-name="Horizontal_20_Line"/>
      <text:p text:style-name="P41">Напишем метод, который выделяет лексему-идентификатор из входного потока.</text:p>
      <text:p text:style-name="P36">lexer.h:</text:p>
      <text:p text:style-name="КОД">/**</text:p>
      <text:p text:style-name="КОД"><text:span text:style-name="T7"><text:s/></text:span><text:span text:style-name="T24">*</text:span><text:span text:style-name="T7"> </text:span><text:span text:style-name="T25">@brief</text:span><text:span text:style-name="T7"> </text:span><text:span text:style-name="T24">Считывает</text:span><text:span text:style-name="T7"> </text:span><text:span text:style-name="T24">лексему-идентификатор</text:span><text:span text:style-name="T7"> </text:span><text:span text:style-name="T24">из</text:span><text:span text:style-name="T7"> </text:span><text:span text:style-name="T24">входного</text:span><text:span text:style-name="T7"> </text:span><text:span text:style-name="T24">потока</text:span></text:p>
      <text:p text:style-name="КОД"><text:span text:style-name="T7"><text:s/></text:span><text:span text:style-name="T24">*</text:span><text:span text:style-name="T7"> </text:span><text:span text:style-name="T25">@details</text:span><text:span text:style-name="T7"> </text:span><text:span text:style-name="T24">Считанный</text:span><text:span text:style-name="T7"> </text:span><text:span text:style-name="T24">идентификатор</text:span><text:span text:style-name="T7"> </text:span><text:span text:style-name="T24">сохраняется</text:span><text:span text:style-name="T7"> </text:span><text:span text:style-name="T24">в</text:span><text:span text:style-name="T7"> </text:span><text:span text:style-name="T24">_tokenText,</text:span></text:p>
      <text:p text:style-name="КОД"><text:span text:style-name="T7"><text:s/></text:span><text:span text:style-name="T24">*</text:span><text:span text:style-name="T7"> <text:s text:c="7"/></text:span><text:span text:style-name="T24">в</text:span><text:span text:style-name="T7"> </text:span><text:span text:style-name="T24">_token</text:span><text:span text:style-name="T7"> </text:span><text:span text:style-name="T24">заносится</text:span><text:span text:style-name="T7"> </text:span><text:span text:style-name="T24">Token::Identifier.</text:span></text:p>
      <text:p text:style-name="КОД"><text:span text:style-name="T7"><text:s/></text:span><text:span text:style-name="T24">*</text:span><text:span text:style-name="T7"> </text:span><text:span text:style-name="T25">@param</text:span><text:span text:style-name="T7"> </text:span><text:span text:style-name="T24">charCode</text:span><text:span text:style-name="T7"> </text:span><text:span text:style-name="T24">только</text:span><text:span text:style-name="T7"> </text:span><text:span text:style-name="T24">считанный</text:span><text:span text:style-name="T7"> </text:span><text:span text:style-name="T24">код</text:span><text:span text:style-name="T7"> </text:span><text:span text:style-name="T24">символа</text:span></text:p>
      <text:p text:style-name="КОД"><text:soft-page-break/><text:span text:style-name="T7"><text:s/></text:span><text:span text:style-name="T24">*/</text:span></text:p>
      <text:p text:style-name="КОД"><text:span text:style-name="T26">void</text:span><text:span text:style-name="T7"> </text:span><text:span text:style-name="T15">readIdentifier</text:span>(<text:span text:style-name="T26">int</text:span><text:span text:style-name="T7"> </text:span><text:span text:style-name="T11">charCode</text:span>);</text:p>
      <text:p text:style-name="Horizontal_20_Line"/>
      <text:p text:style-name="P36">lexer.cpp:</text:p>
      <text:p text:style-name="КОД"><text:span text:style-name="T26">void</text:span><text:span text:style-name="T7"> </text:span><text:span text:style-name="T2">Lexer</text:span>::<text:span text:style-name="T15">readIdentifier</text:span>(<text:span text:style-name="T26">int</text:span><text:span text:style-name="T7"> </text:span><text:span text:style-name="T11">charCode</text:span>)</text:p>
      <text:p text:style-name="КОД">{</text:p>
      <text:p text:style-name="КОД"><text:span text:style-name="T7"><text:s text:c="4"/></text:span><text:span text:style-name="T40">_tokenText</text:span>.<text:span text:style-name="T14">clear</text:span>();</text:p>
      <text:p text:style-name="КОД"><text:span text:style-name="T7"><text:s text:c="4"/></text:span><text:span text:style-name="T26">while</text:span><text:span text:style-name="T7"> </text:span>(<text:span text:style-name="T11">charCode</text:span><text:span text:style-name="T7"> </text:span>&gt;<text:span text:style-name="T7"> </text:span><text:span text:style-name="T24">0</text:span>)<text:span text:style-name="T7"> </text:span>{</text:p>
      <text:p text:style-name="КОД"><text:span text:style-name="T7"><text:s text:c="8"/></text:span><text:span text:style-name="T40">_tokenText</text:span>.<text:span text:style-name="T14">push_back</text:span>(<text:span text:style-name="T11">charCode</text:span>);</text:p>
      <text:p text:style-name="КОД"><text:span text:style-name="T7"><text:s text:c="8"/></text:span><text:span text:style-name="T11">charCode</text:span><text:span text:style-name="T7"> </text:span>=<text:span text:style-name="T7"> </text:span><text:span text:style-name="T14">read</text:span>();</text:p>
      <text:p text:style-name="КОД"><text:span text:style-name="T7"><text:s text:c="8"/></text:span><text:span text:style-name="T26">if</text:span><text:span text:style-name="T7"> </text:span>(<text:span text:style-name="T14">isLetterOrDigit</text:span>(<text:span text:style-name="T11">charCode</text:span>)<text:span text:style-name="T7"> </text:span>||<text:span text:style-name="T7"> </text:span><text:span text:style-name="T11">charCode</text:span><text:span text:style-name="T7"> </text:span>==<text:span text:style-name="T7"> </text:span><text:span text:style-name="T19">'_'</text:span>)</text:p>
      <text:p text:style-name="КОД"><text:span text:style-name="T7"><text:s text:c="12"/></text:span><text:span text:style-name="T26">continue</text:span>;</text:p>
      <text:p text:style-name="КОД"><text:span text:style-name="T7"><text:s text:c="8"/></text:span><text:span text:style-name="T26">break</text:span>;</text:p>
      <text:p text:style-name="КОД"><text:span text:style-name="T7"><text:s text:c="4"/></text:span>}</text:p>
      <text:p text:style-name="КОД"><text:span text:style-name="T7"><text:s text:c="4"/></text:span><text:span text:style-name="T2">Token</text:span><text:span text:style-name="T7"> </text:span><text:span text:style-name="T11">kw</text:span><text:span text:style-name="T7"> </text:span>=<text:span text:style-name="T7"> </text:span><text:span text:style-name="T2">KeyWord</text:span>::<text:span text:style-name="T14">checkKeyWord</text:span>(<text:span text:style-name="T40">_tokenText</text:span>);</text:p>
      <text:p text:style-name="КОД"><text:span text:style-name="T7"><text:s text:c="4"/></text:span><text:span text:style-name="T26">if</text:span><text:span text:style-name="T7"> </text:span>(<text:span text:style-name="T11">kw</text:span><text:span text:style-name="T7"> </text:span>==<text:span text:style-name="T7"> </text:span><text:span text:style-name="T2">Token</text:span>::<text:span text:style-name="T2">Eof</text:span>)<text:span text:style-name="T7"> </text:span>{<text:span text:style-name="T7"> </text:span><text:span text:style-name="T19">//</text:span><text:span text:style-name="T7"> </text:span><text:span text:style-name="T19">ключевое</text:span><text:span text:style-name="T7"> </text:span><text:span text:style-name="T19">слово</text:span><text:span text:style-name="T7"> </text:span><text:span text:style-name="T19">не</text:span><text:span text:style-name="T7"> </text:span><text:span text:style-name="T19">найдено,</text:span><text:span text:style-name="T7"> </text:span><text:span text:style-name="T19">это</text:span><text:span text:style-name="T7"> </text:span><text:span text:style-name="T19">идентификатор</text:span></text:p>
      <text:p text:style-name="КОД"><text:span text:style-name="T7"><text:s text:c="8"/></text:span><text:span text:style-name="T40">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26">else</text:span><text:span text:style-name="T7"> </text:span>{<text:span text:style-name="T7"> </text:span><text:span text:style-name="T19">//</text:span><text:span text:style-name="T7"> </text:span><text:span text:style-name="T19">это</text:span><text:span text:style-name="T7"> </text:span><text:span text:style-name="T19">ключевое</text:span><text:span text:style-name="T7"> </text:span><text:span text:style-name="T19">слово</text:span></text:p>
      <text:p text:style-name="КОД"><text:span text:style-name="T7"><text:s text:c="8"/></text:span><text:span text:style-name="T40">_token</text:span><text:span text:style-name="T7"> </text:span>=<text:span text:style-name="T7"> </text:span><text:span text:style-name="T11">kw</text:span>;</text:p>
      <text:p text:style-name="КОД"><text:span text:style-name="T7"><text:s text:c="4"/></text:span>}</text:p>
      <text:p text:style-name="КОД">}</text:p>
      <text:p text:style-name="Horizontal_20_Line"/>
      <text:p text:style-name="P43">Далее — более сложный метод чтения числа:</text:p>
      <text:p text:style-name="P37">lexer.h:</text:p>
      <text:p text:style-name="КОД">/**</text:p>
      <text:p text:style-name="КОД"><text:span text:style-name="T7"><text:s/></text:span><text:span text:style-name="T24">*</text:span><text:span text:style-name="T7"> </text:span><text:span text:style-name="T25">@brief</text:span><text:span text:style-name="T7"> </text:span><text:span text:style-name="T24">Считывает</text:span><text:span text:style-name="T7"> </text:span><text:span text:style-name="T24">число</text:span><text:span text:style-name="T7"> </text:span><text:span text:style-name="T24">и</text:span><text:span text:style-name="T7"> </text:span><text:span text:style-name="T24">возвращает</text:span><text:span text:style-name="T7"> </text:span><text:span text:style-name="T24">тип</text:span><text:span text:style-name="T7"> </text:span><text:span text:style-name="T24">считанного</text:span><text:span text:style-name="T7"> </text:span><text:span text:style-name="T24">числа.</text:span></text:p>
      <text:p text:style-name="КОД"><text:span text:style-name="T7"><text:s/></text:span><text:span text:style-name="T24">*</text:span><text:span text:style-name="T7"> </text:span><text:span text:style-name="T24">Входной</text:span><text:span text:style-name="T7"> </text:span><text:span text:style-name="T24">указатель</text:span><text:span text:style-name="T7"> </text:span><text:span text:style-name="T24">-</text:span><text:span text:style-name="T7"> </text:span><text:span text:style-name="T24">на</text:span><text:span text:style-name="T7"> </text:span><text:span text:style-name="T24">первом</text:span><text:span text:style-name="T7"> </text:span><text:span text:style-name="T24">прочитанном</text:span><text:span text:style-name="T7"> </text:span><text:span text:style-name="T24">символе</text:span><text:span text:style-name="T7"> </text:span><text:span text:style-name="T24">числа,</text:span></text:p>
      <text:p text:style-name="КОД"><text:span text:style-name="T7"><text:s/></text:span><text:span text:style-name="T24">*</text:span><text:span text:style-name="T7"> </text:span><text:span text:style-name="T24">его</text:span><text:span text:style-name="T7"> </text:span><text:span text:style-name="T24">символ</text:span><text:span text:style-name="T7"> </text:span><text:span text:style-name="T24">передаётся</text:span><text:span text:style-name="T7"> </text:span><text:span text:style-name="T24">в</text:span><text:span text:style-name="T7"> </text:span><text:span text:style-name="T24">параметре,</text:span><text:span text:style-name="T7"> </text:span><text:span text:style-name="T24">т.к.</text:span><text:span text:style-name="T7"> </text:span><text:span text:style-name="T24">уже</text:span><text:span text:style-name="T7"> </text:span><text:span text:style-name="T24">прочитан.</text:span></text:p>
      <text:p text:style-name="КОД"><text:span text:style-name="T7"><text:s/></text:span><text:span text:style-name="T24">*</text:span><text:span text:style-name="T7"> </text:span><text:span text:style-name="T24">Выходной</text:span><text:span text:style-name="T7"> </text:span><text:span text:style-name="T24">указатель</text:span><text:span text:style-name="T7"> </text:span><text:span text:style-name="T24">-</text:span><text:span text:style-name="T7"> </text:span><text:span text:style-name="T24">на</text:span><text:span text:style-name="T7"> </text:span><text:span text:style-name="T24">последнем</text:span><text:span text:style-name="T7"> </text:span><text:span text:style-name="T24">символе</text:span><text:span text:style-name="T7"> </text:span><text:span text:style-name="T24">числового</text:span><text:span text:style-name="T7"> </text:span><text:span text:style-name="T24">литерала.</text:span></text:p>
      <text:p text:style-name="КОД"><text:span text:style-name="T7"><text:s/></text:span><text:span text:style-name="T24">*</text:span><text:span text:style-name="T7"> </text:span><text:span text:style-name="T25">@param</text:span><text:span text:style-name="T7"> </text:span><text:span text:style-name="T24">firstChar</text:span><text:span text:style-name="T7"> </text:span><text:span text:style-name="T24">прочитанный</text:span><text:span text:style-name="T7"> </text:span><text:span text:style-name="T24">только</text:span><text:span text:style-name="T7"> </text:span><text:span text:style-name="T24">что</text:span><text:span text:style-name="T7"> </text:span><text:span text:style-name="T24">символ</text:span><text:span text:style-name="T7"> </text:span><text:span text:style-name="T24">0..9</text:span><text:span text:style-name="T7"> </text:span><text:span text:style-name="T24">или</text:span><text:span text:style-name="T7"> </text:span><text:span text:style-name="T24">точка</text:span></text:p>
      <text:p text:style-name="КОД"><text:span text:style-name="T7"><text:s/></text:span><text:span text:style-name="T24">*</text:span><text:span text:style-name="T7"> </text:span><text:span text:style-name="T25">@return</text:span><text:span text:style-name="T7"> </text:span><text:span text:style-name="T24">Token::RealNumber</text:span><text:span text:style-name="T7"> </text:span><text:span text:style-name="T24">или</text:span><text:span text:style-name="T7"> </text:span><text:span text:style-name="T24">IntegerNumber</text:span></text:p>
      <text:p text:style-name="КОД"><text:span text:style-name="T7"><text:s/></text:span><text:span text:style-name="T24">*/</text:span></text:p>
      <text:p text:style-name="КОД"><text:span text:style-name="T26">void</text:span><text:span text:style-name="T7"> </text:span><text:span text:style-name="T15">readNumber</text:span>(<text:span text:style-name="T26">int</text:span><text:span text:style-name="T7"> </text:span><text:span text:style-name="T11">firstChar</text:span>);</text:p>
      <text:p text:style-name="Horizontal_20_Line"/>
      <text:p text:style-name="P37">lexer.cpp:</text:p>
      <text:p text:style-name="КОД"><text:span text:style-name="T26">void</text:span><text:span text:style-name="T7"> </text:span><text:span text:style-name="T2">Lexer</text:span>::<text:span text:style-name="T15">readNumber</text:span>(<text:span text:style-name="T26">int</text:span><text:span text:style-name="T7"> </text:span><text:span text:style-name="T11">firstChar</text:span>)</text:p>
      <text:p text:style-name="КОД">{</text:p>
      <text:p text:style-name="КОД"><text:span text:style-name="T7"><text:s text:c="4"/></text:span><text:span text:style-name="T40">_tokenText</text:span>.<text:span text:style-name="T14">clear</text:span>();</text:p>
      <text:p text:style-name="КОД"><text:span text:style-name="T7"><text:s text:c="4"/></text:span><text:span text:style-name="T26">bool</text:span><text:span text:style-name="T7"> </text:span><text:span text:style-name="T11">isReal</text:span><text:span text:style-name="T7"> </text:span>=<text:span text:style-name="T7"> </text:span><text:span text:style-name="T11">firstChar</text:span><text:span text:style-name="T7"> </text:span>==<text:span text:style-name="T7"> </text:span><text:span text:style-name="T19">'.'</text:span>;<text:span text:style-name="T7"> </text:span><text:span text:style-name="T19">//</text:span><text:span text:style-name="T7"> </text:span><text:span text:style-name="T19">ставили</text:span><text:span text:style-name="T7"> </text:span><text:span text:style-name="T19">ли</text:span><text:span text:style-name="T7"> </text:span><text:span text:style-name="T19">уже</text:span><text:span text:style-name="T7"> </text:span><text:span text:style-name="T19">точку?</text:span></text:p>
      <text:p text:style-name="КОД"><text:span text:style-name="T7"><text:s text:c="4"/></text:span><text:span text:style-name="T26">bool</text:span><text:span text:style-name="T7"> </text:span><text:span text:style-name="T11">hasExpSign</text:span><text:span text:style-name="T7"> </text:span>=<text:span text:style-name="T7"> </text:span><text:span text:style-name="T26">false</text:span>;<text:span text:style-name="T7"> <text:s text:c="7"/></text:span><text:span text:style-name="T19">//</text:span><text:span text:style-name="T7"> </text:span><text:span text:style-name="T19">есть</text:span><text:span text:style-name="T7"> </text:span><text:span text:style-name="T19">+</text:span><text:span text:style-name="T7"> </text:span><text:span text:style-name="T19">или</text:span><text:span text:style-name="T7"> </text:span><text:span text:style-name="T19">-,</text:span><text:span text:style-name="T7"> </text:span><text:span text:style-name="T19">иначе</text:span><text:span text:style-name="T7"> </text:span><text:span text:style-name="T19">ошибка</text:span></text:p>
      <text:p text:style-name="КОД"><text:span text:style-name="T7"><text:s text:c="4"/></text:span><text:span text:style-name="T26">bool</text:span><text:span text:style-name="T7"> </text:span><text:span text:style-name="T11">hasExpE</text:span><text:span text:style-name="T7"> </text:span>=<text:span text:style-name="T7"> </text:span><text:span text:style-name="T26">false</text:span>;<text:span text:style-name="T7"> <text:s text:c="10"/></text:span><text:span text:style-name="T19">//</text:span><text:span text:style-name="T7"> </text:span><text:span text:style-name="T19">знак</text:span><text:span text:style-name="T7"> </text:span><text:span text:style-name="T19">E</text:span></text:p>
      <text:p text:style-name="КОД"><text:span text:style-name="T7"><text:s text:c="4"/></text:span><text:span text:style-name="T26">bool</text:span><text:span text:style-name="T7"> </text:span><text:span text:style-name="T11">hasExpNum</text:span><text:span text:style-name="T7"> </text:span>=<text:span text:style-name="T7"> </text:span><text:span text:style-name="T26">false</text:span>;<text:span text:style-name="T7"> <text:s text:c="8"/></text:span><text:span text:style-name="T19">//</text:span><text:span text:style-name="T7"> </text:span><text:span text:style-name="T19">есть</text:span><text:span text:style-name="T7"> </text:span><text:span text:style-name="T19">ли</text:span><text:span text:style-name="T7"> </text:span><text:span text:style-name="T19">число</text:span><text:span text:style-name="T7"> </text:span><text:span text:style-name="T19">после</text:span><text:span text:style-name="T7"> </text:span><text:span text:style-name="T19">E</text:span></text:p>
      <text:p text:style-name="КОД"><text:span text:style-name="T7"><text:s text:c="4"/></text:span><text:span text:style-name="T40">_tokenText</text:span><text:span text:style-name="T7">.</text:span><text:span text:style-name="T14">push_back</text:span><text:span text:style-name="T7">(</text:span><text:span text:style-name="T11">firstChar</text:span><text:span text:style-name="T7">)</text:span>;</text:p>
      <text:p text:style-name="КОД"><text:span text:style-name="T7"><text:s text:c="4"/></text:span><text:span text:style-name="T26">int</text:span><text:span text:style-name="T7"> </text:span><text:span text:style-name="T11">c</text:span>;</text:p>
      <text:p text:style-name="КОД"><text:span text:style-name="T7"><text:s text:c="4"/></text:span><text:span text:style-name="T26">while</text:span><text:span text:style-name="T7"> </text:span>((<text:span text:style-name="T11">c</text:span><text:span text:style-name="T7"> </text:span>=<text:span text:style-name="T7"> </text:span><text:span text:style-name="T14">read</text:span>())<text:span text:style-name="T7"> </text:span>&gt;<text:span text:style-name="T7"> </text:span><text:span text:style-name="T24">0</text:span>)<text:span text:style-name="T7"> </text:span>{</text:p>
      <text:p text:style-name="КОД"><text:span text:style-name="T7"><text:s text:c="8"/></text:span><text:span text:style-name="T26">if</text:span><text:span text:style-name="T7"> </text:span>(<text:span text:style-name="T2">std</text:span>::<text:span text:style-name="T14">isdigit</text:span>(<text:span text:style-name="T11">c</text:span>))<text:span text:style-name="T7"> </text:span>{</text:p>
      <text:p text:style-name="КОД"><text:span text:style-name="T7"><text:s text:c="12"/></text:span><text:span text:style-name="T26">if</text:span><text:span text:style-name="T7"> </text:span>(<text:span text:style-name="T11">hasExpE</text:span>)</text:p>
      <text:p text:style-name="КОД"><text:span text:style-name="T7"><text:s text:c="16"/></text:span><text:span text:style-name="T11">hasExpNum</text:span><text:span text:style-name="T7"> </text:span>=<text:span text:style-name="T7"> </text:span><text:span text:style-name="T26">true</text:span>;</text:p>
      <text:p text:style-name="КОД"><text:span text:style-name="T7"><text:s text:c="12"/></text:span><text:span text:style-name="T40">_tokenText</text:span>.<text:span text:style-name="T14">push_back</text:span>(<text:span text:style-name="T11">c</text:span>);</text:p>
      <text:p text:style-name="КОД"><text:span text:style-name="T7"><text:s text:c="12"/></text:span><text:span text:style-name="T26">continue</text:span>;</text:p>
      <text:p text:style-name="КОД"><text:span text:style-name="T7"><text:s text:c="8"/></text:span>}<text:span text:style-name="T7"> </text:span><text:span text:style-name="T26">else</text:span><text:span text:style-name="T7"> </text:span><text:span text:style-name="T26">if</text:span><text:span text:style-name="T7"> </text:span>(<text:span text:style-name="T11">c</text:span><text:span text:style-name="T7"> </text:span>==<text:span text:style-name="T7"> </text:span><text:span text:style-name="T19">'.'</text:span>)<text:span text:style-name="T7"> </text:span>{</text:p>
      <text:p text:style-name="КОД"><text:span text:style-name="T7"><text:s text:c="12"/></text:span><text:span text:style-name="T26">if</text:span><text:span text:style-name="T7"> </text:span>(<text:span text:style-name="T40">_tokenText</text:span>.<text:span text:style-name="T14">length</text:span>())<text:span text:style-name="T7"> </text:span>{</text:p>
      <text:p text:style-name="КОД"><text:span text:style-name="T7"><text:s text:c="16"/></text:span><text:span text:style-name="T26">if</text:span><text:span text:style-name="T7"> </text:span>(<text:span text:style-name="T40">_tokenText</text:span>.<text:span text:style-name="T14">find_first_of</text:span>(<text:span text:style-name="T19">'.'</text:span>)<text:span text:style-name="T7"> </text:span>==<text:span text:style-name="T7"> </text:span><text:span text:style-name="T40">_tokenText</text:span>.<text:span text:style-name="T14">length</text:span>()<text:span text:style-name="T7"> </text:span>-<text:span text:style-name="T7"> </text:span><text:span text:style-name="T24">1</text:span>)<text:span text:style-name="T7"> </text:span>{</text:p>
      <text:p text:style-name="КОД"><text:span text:style-name="T7"><text:s text:c="20"/></text:span><text:span text:style-name="T19">//</text:span><text:span text:style-name="T7"> </text:span><text:span text:style-name="T19">в</text:span><text:span text:style-name="T7"> </text:span><text:span text:style-name="T19">числе</text:span><text:span text:style-name="T7"> </text:span><text:span text:style-name="T19">есть</text:span><text:span text:style-name="T7"> </text:span><text:span text:style-name="T19">последняя</text:span><text:span text:style-name="T7"> </text:span><text:span text:style-name="T19">точка,</text:span><text:span text:style-name="T7"> </text:span><text:span text:style-name="T19">но</text:span><text:span text:style-name="T7"> </text:span><text:span text:style-name="T19">идут</text:span><text:span text:style-name="T7"> </text:span><text:span text:style-name="T19">две</text:span><text:span text:style-name="T7"> </text:span><text:span text:style-name="T19">точки</text:span><text:span text:style-name="T7"> </text:span><text:span text:style-name="T19">подряд</text:span><text:span text:style-name="T7"> </text:span><text:span text:style-name="T19">-</text:span></text:p>
      <text:p text:style-name="КОД"><text:span text:style-name="T7"><text:s text:c="20"/></text:span><text:span text:style-name="T19">//</text:span><text:span text:style-name="T7"> </text:span><text:span text:style-name="T19">надо</text:span><text:span text:style-name="T7"> </text:span><text:span text:style-name="T19">вернуть</text:span><text:span text:style-name="T7"> </text:span><text:span text:style-name="T19">число,</text:span><text:span text:style-name="T7"> </text:span><text:span text:style-name="T19">а</text:span><text:span text:style-name="T7"> </text:span><text:span text:style-name="T19">две</text:span><text:span text:style-name="T7"> </text:span><text:span text:style-name="T19">точки</text:span><text:span text:style-name="T7"> </text:span><text:span text:style-name="T19">запихнуть</text:span><text:span text:style-name="T7"> </text:span><text:span text:style-name="T19">обратно</text:span></text:p>
      <text:p text:style-name="КОД"><text:span text:style-name="T7"><text:s text:c="20"/></text:span><text:span text:style-name="T14">back</text:span>();</text:p>
      <text:p text:style-name="КОД"><text:span text:style-name="T7"><text:s text:c="20"/></text:span><text:span text:style-name="T14">back</text:span>();</text:p>
      <text:p text:style-name="КОД"><text:soft-page-break/><text:span text:style-name="T7"><text:s text:c="20"/></text:span><text:span text:style-name="T40">_tokenText</text:span>.<text:span text:style-name="T14">erase</text:span>(<text:span text:style-name="T40">_tokenText</text:span>.<text:span text:style-name="T14">length</text:span>()<text:span text:style-name="T7"> </text:span>-<text:span text:style-name="T7"> </text:span><text:span text:style-name="T24">1</text:span>,<text:span text:style-name="T7"> </text:span><text:span text:style-name="T24">1</text:span>);</text:p>
      <text:p text:style-name="КОД"><text:span text:style-name="T7"><text:s text:c="20"/></text:span><text:span text:style-name="T11">isReal</text:span><text:span text:style-name="T7"> </text:span>=<text:span text:style-name="T7"> </text:span><text:span text:style-name="T11">hasExpE</text:span>;<text:span text:style-name="T7"> </text:span><text:span text:style-name="T19">//</text:span><text:span text:style-name="T7"> </text:span><text:span text:style-name="T19">иначе</text:span><text:span text:style-name="T7"> </text:span><text:span text:style-name="T19">это</text:span><text:span text:style-name="T7"> </text:span><text:span text:style-name="T19">целое,</text:span><text:span text:style-name="T7"> </text:span><text:span text:style-name="T19">т.к.</text:span><text:span text:style-name="T7"> </text:span><text:span text:style-name="T19">точки</text:span><text:span text:style-name="T7"> </text:span><text:span text:style-name="T19">нет</text:span></text:p>
      <text:p text:style-name="КОД"><text:span text:style-name="T7"><text:s text:c="20"/></text:span><text:span text:style-name="T26">break</text:span>;</text:p>
      <text:p text:style-name="КОД"><text:span text:style-name="T7"><text:s text:c="16"/></text:span>}<text:span text:style-name="T7"> </text:span><text:span text:style-name="T26">else</text:span><text:span text:style-name="T7"> </text:span>{</text:p>
      <text:p text:style-name="КОД"><text:span text:style-name="T7"><text:s text:c="20"/></text:span><text:span text:style-name="T19">//</text:span><text:span text:style-name="T7"> </text:span><text:span text:style-name="T19">эта</text:span><text:span text:style-name="T7"> </text:span><text:span text:style-name="T19">точка</text:span><text:span text:style-name="T7"> </text:span><text:span text:style-name="T19">-</text:span><text:span text:style-name="T7"> </text:span><text:span text:style-name="T19">после</text:span><text:span text:style-name="T7"> </text:span><text:span text:style-name="T19">разобранного</text:span><text:span text:style-name="T7"> </text:span><text:span text:style-name="T19">числа</text:span></text:p>
      <text:p text:style-name="КОД"><text:span text:style-name="T7"><text:s text:c="20"/></text:span><text:span text:style-name="T26">if</text:span><text:span text:style-name="T7"> </text:span>(<text:span text:style-name="T11">hasExpE</text:span><text:span text:style-name="T7"> </text:span>&amp;&amp;<text:span text:style-name="T7"> </text:span><text:span text:style-name="T11">hasExpNum</text:span>)<text:span text:style-name="T7"> </text:span>{<text:span text:style-name="T7"> </text:span><text:span text:style-name="T19">//</text:span><text:span text:style-name="T7"> </text:span><text:span text:style-name="T19">число</text:span><text:span text:style-name="T7"> </text:span><text:span text:style-name="T19">закончилось</text:span></text:p>
      <text:p text:style-name="КОД"><text:span text:style-name="T7"><text:s text:c="24"/></text:span><text:span text:style-name="T19">//</text:span><text:span text:style-name="T7"> </text:span><text:span text:style-name="T19">это</text:span><text:span text:style-name="T7"> </text:span><text:span text:style-name="T19">какая-то</text:span><text:span text:style-name="T7"> </text:span><text:span text:style-name="T19">другая</text:span><text:span text:style-name="T7"> </text:span><text:span text:style-name="T19">точка,</text:span><text:span text:style-name="T7"> </text:span></text:p>
      <text:p text:style-name="КОД"><text:span text:style-name="T7"><text:s text:c="24"/></text:span><text:span text:style-name="T19">//</text:span><text:span text:style-name="T7"> </text:span><text:span text:style-name="T19">разберём</text:span><text:span text:style-name="T7"> </text:span><text:span text:style-name="T19">на</text:span><text:span text:style-name="T7"> </text:span><text:span text:style-name="T19">следующем</text:span><text:span text:style-name="T7"> </text:span><text:span text:style-name="T19">проходе</text:span></text:p>
      <text:p text:style-name="КОД"><text:span text:style-name="T7"><text:s text:c="24"/></text:span><text:span text:style-name="T14">back</text:span>();</text:p>
      <text:p text:style-name="КОД"><text:span text:style-name="T7"><text:s text:c="24"/></text:span><text:span text:style-name="T26">break</text:span>;</text:p>
      <text:p text:style-name="КОД"><text:span text:style-name="T7"><text:s text:c="20"/></text:span>}<text:span text:style-name="T7"> </text:span><text:span text:style-name="T19">//</text:span><text:span text:style-name="T7"> </text:span><text:span text:style-name="T19">ниже</text:span><text:span text:style-name="T7"> </text:span><text:span text:style-name="T19">вылетим</text:span><text:span text:style-name="T7"> </text:span><text:span text:style-name="T19">в</text:span><text:span text:style-name="T7"> </text:span><text:span text:style-name="T19">unexpected</text:span></text:p>
      <text:p text:style-name="КОД"><text:span text:style-name="T7"><text:s text:c="16"/></text:span>}</text:p>
      <text:p text:style-name="КОД"><text:span text:style-name="T7"><text:s text:c="12"/></text:span>}</text:p>
      <text:p text:style-name="КОД"><text:span text:style-name="T7"><text:s text:c="12"/></text:span><text:span text:style-name="T26">if</text:span><text:span text:style-name="T7"> </text:span>(<text:span text:style-name="T11">isReal</text:span>)<text:span text:style-name="T7"> </text:span><text:span text:style-name="T19">//</text:span><text:span text:style-name="T7"> </text:span><text:span text:style-name="T19">точка</text:span><text:span text:style-name="T7"> </text:span><text:span text:style-name="T19">уже</text:span><text:span text:style-name="T7"> </text:span><text:span text:style-name="T19">есть,</text:span><text:span text:style-name="T7"> </text:span><text:span text:style-name="T19">неправильное</text:span><text:span text:style-name="T7"> </text:span><text:span text:style-name="T19">число</text:span></text:p>
      <text:p text:style-name="КОД"><text:span text:style-name="T7"><text:s text:c="16"/></text:span><text:span text:style-name="T14">unexpected</text:span>(<text:span text:style-name="T11">c</text:span>);</text:p>
      <text:p text:style-name="КОД"><text:span text:style-name="T7"><text:s text:c="12"/></text:span><text:span text:style-name="T11">isReal</text:span><text:span text:style-name="T7"> </text:span>=<text:span text:style-name="T7"> </text:span><text:span text:style-name="T26">true</text:span>;</text:p>
      <text:p text:style-name="КОД"><text:span text:style-name="T7"><text:s text:c="8"/></text:span>}<text:span text:style-name="T7"> </text:span><text:span text:style-name="T26">else</text:span><text:span text:style-name="T7"> </text:span><text:span text:style-name="T26">if</text:span><text:span text:style-name="T7"> </text:span>(<text:span text:style-name="T11">c</text:span><text:span text:style-name="T7"> </text:span>==<text:span text:style-name="T7"> </text:span><text:span text:style-name="T19">'+'</text:span><text:span text:style-name="T7"> </text:span>||<text:span text:style-name="T7"> </text:span><text:span text:style-name="T11">c</text:span><text:span text:style-name="T7"> </text:span>==<text:span text:style-name="T7"> </text:span><text:span text:style-name="T19">'-'</text:span>)<text:span text:style-name="T7"> </text:span>{</text:p>
      <text:p text:style-name="КОД"><text:span text:style-name="T7"><text:s text:c="12"/></text:span><text:span text:style-name="T26">if</text:span><text:span text:style-name="T7"> </text:span>(<text:span text:style-name="T11">hasExpSign</text:span>)</text:p>
      <text:p text:style-name="КОД"><text:span text:style-name="T7"><text:s text:c="16"/></text:span><text:span text:style-name="T14">unexpected</text:span>(<text:span text:style-name="T11">c</text:span>);</text:p>
      <text:p text:style-name="КОД"><text:span text:style-name="T7"><text:s text:c="12"/></text:span><text:span text:style-name="T11">hasExpSign</text:span><text:span text:style-name="T7"> </text:span>=<text:span text:style-name="T7"> </text:span><text:span text:style-name="T26">true</text:span>;</text:p>
      <text:p text:style-name="КОД"><text:span text:style-name="T7"><text:s text:c="8"/></text:span>}<text:span text:style-name="T7"> </text:span><text:span text:style-name="T26">else</text:span><text:span text:style-name="T7"> </text:span><text:span text:style-name="T26">if</text:span><text:span text:style-name="T7"> </text:span>(<text:span text:style-name="T11">c</text:span><text:span text:style-name="T7"> </text:span>==<text:span text:style-name="T7"> </text:span><text:span text:style-name="T19">'E'</text:span><text:span text:style-name="T7"> </text:span>||<text:span text:style-name="T7"> </text:span><text:span text:style-name="T11">c</text:span><text:span text:style-name="T7"> </text:span>==<text:span text:style-name="T7"> </text:span><text:span text:style-name="T19">'e'</text:span>)<text:span text:style-name="T7"> </text:span>{</text:p>
      <text:p text:style-name="КОД"><text:span text:style-name="T7"><text:s text:c="12"/></text:span><text:span text:style-name="T26">if</text:span><text:span text:style-name="T7"> </text:span>(<text:span text:style-name="T11">hasExpE</text:span>)</text:p>
      <text:p text:style-name="КОД"><text:span text:style-name="T7"><text:s text:c="16"/></text:span><text:span text:style-name="T14">unexpected</text:span>(<text:span text:style-name="T11">c</text:span>);</text:p>
      <text:p text:style-name="КОД"><text:span text:style-name="T7"><text:s text:c="12"/></text:span><text:span text:style-name="T11">hasExpE</text:span><text:span text:style-name="T7"> </text:span>=<text:span text:style-name="T7"> </text:span><text:span text:style-name="T26">true</text:span>;</text:p>
      <text:p text:style-name="КОД"><text:span text:style-name="T7"><text:s text:c="12"/></text:span><text:span text:style-name="T11">isReal</text:span><text:span text:style-name="T7"> </text:span>=<text:span text:style-name="T7"> </text:span><text:span text:style-name="T26">true</text:span>;</text:p>
      <text:p text:style-name="КОД"><text:span text:style-name="T7"><text:s text:c="8"/></text:span>}<text:span text:style-name="T7"> </text:span><text:span text:style-name="T26">else</text:span><text:span text:style-name="T7"> </text:span>{</text:p>
      <text:p text:style-name="КОД"><text:span text:style-name="T7"><text:s text:c="12"/></text:span><text:span text:style-name="T14">back</text:span>();<text:span text:style-name="T7"> </text:span><text:span text:style-name="T19">//</text:span><text:span text:style-name="T7"> </text:span><text:span text:style-name="T19">символ</text:span><text:span text:style-name="T7"> </text:span><text:span text:style-name="T19">не</text:span><text:span text:style-name="T7"> </text:span><text:span text:style-name="T19">допускается</text:span><text:span text:style-name="T7"> </text:span><text:span text:style-name="T19">в</text:span><text:span text:style-name="T7"> </text:span><text:span text:style-name="T19">число</text:span></text:p>
      <text:p text:style-name="КОД"><text:span text:style-name="T7"><text:s text:c="12"/></text:span><text:span text:style-name="T26">break</text:span>;</text:p>
      <text:p text:style-name="КОД"><text:span text:style-name="T7"><text:s text:c="8"/></text:span>}</text:p>
      <text:p text:style-name="КОД"><text:span text:style-name="T7"><text:s text:c="8"/></text:span><text:span text:style-name="T40">_tokenText</text:span>.<text:span text:style-name="T14">push_back</text:span>(<text:span text:style-name="T11">c</text:span>);</text:p>
      <text:p text:style-name="КОД"><text:span text:style-name="T7"><text:s text:c="4"/></text:span>}</text:p>
      <text:p text:style-name="КОД"><text:span text:style-name="T7"><text:s text:c="4"/></text:span><text:span text:style-name="T26">if</text:span><text:span text:style-name="T7"> </text:span>(<text:span text:style-name="T11">isReal</text:span>)</text:p>
      <text:p text:style-name="КОД"><text:span text:style-name="T7"><text:s text:c="8"/></text:span><text:span text:style-name="T40">_token</text:span><text:span text:style-name="T7"> </text:span>=<text:span text:style-name="T7"> </text:span><text:span text:style-name="T2">Token</text:span>::<text:span text:style-name="T2">RealNumber</text:span>;</text:p>
      <text:p text:style-name="КОД"><text:span text:style-name="T7"><text:s text:c="4"/></text:span><text:span text:style-name="T26">else</text:span></text:p>
      <text:p text:style-name="КОД"><text:span text:style-name="T7"><text:s text:c="8"/></text:span><text:span text:style-name="T40">_token</text:span><text:span text:style-name="T7"> </text:span>=<text:span text:style-name="T7"> </text:span><text:span text:style-name="T2">Token</text:span>::<text:span text:style-name="T2">IntegerNumber</text:span>;</text:p>
      <text:p text:style-name="КОД">}</text:p>
      <text:p text:style-name="Horizontal_20_Line"/>
      <text:p text:style-name="P44">Здесь мы добавили вызов ещё одной функции — unexpected(). Она выбросит исключение, если символ неправильный. <text:span text:style-name="T50">Обработк</text:span><text:span text:style-name="T52">у</text:span><text:span text:style-name="T50"> исключений </text:span><text:span text:style-name="T53">сейчас</text:span><text:span text:style-name="T50"> </text:span><text:span text:style-name="T52">делать не будем, а лишь выведем сообщение и выйдем из программы</text:span><text:span text:style-name="T50">, позднее мы это исправим. </text:span><text:span text:style-name="T53">А пока ф</text:span><text:span text:style-name="T51">ункции вида error(), unexpected(), expected() </text:span><text:span text:style-name="T53">и т. п. </text:span><text:span text:style-name="T51">изолируют </text:span><text:span text:style-name="T57">от </text:span><text:span text:style-name="T51">нас эти детал</text:span><text:span text:style-name="T57">и</text:span><text:span text:style-name="T51">.</text:span></text:p>
      <text:p text:style-name="P38">lexer.h:</text:p>
      <text:p text:style-name="КОД"><text:span text:style-name="T7"><text:s text:c="4"/></text:span><text:span text:style-name="T19">//</text:span><text:span text:style-name="T7"> </text:span><text:span text:style-name="T19">обработка</text:span><text:span text:style-name="T7"> </text:span><text:span text:style-name="T19">ошибок</text:span></text:p>
      <text:p text:style-name="КОД"><text:span text:style-name="T26">private</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Выбрасывает</text:span><text:span text:style-name="T7"> </text:span><text:span text:style-name="T24">исключение</text:span></text:p>
      <text:p text:style-name="КОД"><text:span text:style-name="T7"><text:s text:c="5"/></text:span><text:span text:style-name="T24">*</text:span><text:span text:style-name="T7"> </text:span><text:span text:style-name="T25">@param</text:span><text:span text:style-name="T7"> </text:span><text:span text:style-name="T24">msg</text:span><text:span text:style-name="T7"> </text:span><text:span text:style-name="T24">сообщение</text:span></text:p>
      <text:p text:style-name="КОД"><text:span text:style-name="T7"><text:s text:c="5"/></text:span><text:span text:style-name="T24">*/</text:span></text:p>
      <text:p text:style-name="КОД"><text:span text:style-name="T7"><text:s text:c="4"/></text:span><text:span text:style-name="T26">void</text:span><text:span text:style-name="T7"> </text:span><text:span text:style-name="T15">error</text:span>(<text:span text:style-name="T26">const</text:span><text:span text:style-name="T7"> </text:span><text:span text:style-name="T2">std</text:span>::<text:span text:style-name="T2">string</text:span><text:span text:style-name="T7"> </text:span>&amp;<text:span text:style-name="T11">msg</text:span>);</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Выбрасывает</text:span><text:span text:style-name="T7"> </text:span><text:span text:style-name="T24">исключение</text:span><text:span text:style-name="T7"> </text:span><text:span text:style-name="T24">при</text:span><text:span text:style-name="T7"> </text:span><text:span text:style-name="T24">недопустимом</text:span><text:span text:style-name="T7"> </text:span><text:span text:style-name="T24">символе</text:span></text:p>
      <text:p text:style-name="КОД"><text:span text:style-name="T7"><text:s text:c="5"/></text:span><text:span text:style-name="T24">*</text:span><text:span text:style-name="T7"> </text:span><text:span text:style-name="T25">@param</text:span><text:span text:style-name="T7"> </text:span><text:span text:style-name="T24">unexpectedChar</text:span><text:span text:style-name="T7"> </text:span><text:span text:style-name="T24">неправильный</text:span><text:span text:style-name="T7"> </text:span><text:span text:style-name="T24">символ</text:span></text:p>
      <text:p text:style-name="КОД"><text:span text:style-name="T7"><text:s text:c="5"/></text:span><text:span text:style-name="T24">*/</text:span></text:p>
      <text:p text:style-name="КОД"><text:span text:style-name="T7"><text:s text:c="4"/></text:span><text:span text:style-name="T26">void</text:span><text:span text:style-name="T7"> </text:span><text:span text:style-name="T15">unexpected</text:span>(<text:span text:style-name="T26">char</text:span><text:span text:style-name="T7"> </text:span><text:span text:style-name="T11">unexpectedChar</text:span>);</text:p>
      <text:p text:style-name="Horizontal_20_Line"/>
      <text:p text:style-name="P39">lexer.cpp:</text:p>
      <text:p text:style-name="КОД"><text:span text:style-name="T26">void</text:span><text:span text:style-name="T7"> </text:span><text:span text:style-name="T2">Lexer</text:span>::<text:span text:style-name="T15">error</text:span>(<text:span text:style-name="T26">const</text:span><text:span text:style-name="T7"> </text:span><text:span text:style-name="T2">std</text:span>::<text:span text:style-name="T2">string</text:span><text:span text:style-name="T7"> </text:span>&amp;<text:span text:style-name="T11">msg</text:span>)</text:p>
      <text:p text:style-name="КОД">{</text:p>
      <text:p text:style-name="КОД"><text:soft-page-break/><text:span text:style-name="T7"><text:s text:c="4"/></text:span><text:span text:style-name="T2">std</text:span>::<text:span text:style-name="T28">cout</text:span><text:span text:style-name="T7"> </text:span>&lt;&lt;<text:span text:style-name="T7"> </text:span><text:span text:style-name="T19">"line:</text:span><text:span text:style-name="T7"> </text:span><text:span text:style-name="T19">"</text:span><text:span text:style-name="T7"> </text:span>&lt;&lt;<text:span text:style-name="T7"> </text:span><text:span text:style-name="T40">_line</text:span><text:span text:style-name="T7"> </text:span>&lt;&lt;<text:span text:style-name="T7"> </text:span><text:span text:style-name="T19">",</text:span><text:span text:style-name="T7"> </text:span><text:span text:style-name="T19">pos:"</text:span><text:span text:style-name="T7"> </text:span>&lt;&lt;<text:span text:style-name="T7"> </text:span><text:span text:style-name="T40">_pos</text:span><text:span text:style-name="T7"> </text:span>&lt;&lt;<text:span text:style-name="T7"> </text:span><text:span text:style-name="T19">"</text:span><text:span text:style-name="T7"> </text:span><text:span text:style-name="T19">"</text:span><text:span text:style-name="T7"> </text:span>&lt;&lt;<text:span text:style-name="T7"> </text:span><text:span text:style-name="T11">msg</text:span>;</text:p>
      <text:p text:style-name="КОД"><text:span text:style-name="T7"><text:s text:c="4"/></text:span><text:span text:style-name="T14">exit</text:span>(<text:span text:style-name="T24">1</text:span>);</text:p>
      <text:p text:style-name="КОД">}</text:p>
      <text:p text:style-name="КОД"/>
      <text:p text:style-name="КОД"><text:span text:style-name="T26">void</text:span><text:span text:style-name="T7"> </text:span><text:span text:style-name="T2">Lexer</text:span>::<text:span text:style-name="T15">unexpected</text:span>(<text:span text:style-name="T26">char</text:span><text:span text:style-name="T7"> </text:span><text:span text:style-name="T11">unexpectedChar</text:span>)</text:p>
      <text:p text:style-name="КОД">{</text:p>
      <text:p text:style-name="КОД"><text:span text:style-name="T7"><text:s text:c="4"/></text:span><text:span text:style-name="T14">error</text:span>(<text:span text:style-name="T2">std</text:span>::<text:span text:style-name="T2">string</text:span>(<text:span text:style-name="T19">"Unexpected character: ["</text:span>)<text:span text:style-name="T7"> </text:span><text:span text:style-name="T14">+</text:span><text:span text:style-name="T7"> </text:span><text:span text:style-name="T11">unexpectedChar</text:span><text:span text:style-name="T7"> </text:span><text:span text:style-name="T14">+</text:span><text:span text:style-name="T7"> </text:span><text:span text:style-name="T19">"]"</text:span>);</text:p>
      <text:p text:style-name="КОД">}</text:p>
      <text:p text:style-name="Horizontal_20_Line"/>
      <text:p text:style-name="P45">Осталось распознать три токена: присваивание, плюс и точку с запятой. Сделаем это в методе next(), который полностью выглядит теперь так:</text:p>
      <text:p text:style-name="P40">lexer.cpp:</text:p>
      <text:p text:style-name="КОД"><text:span text:style-name="T2">Token</text:span><text:span text:style-name="T7"> </text:span><text:span text:style-name="T2">Lexer</text:span>::<text:span text:style-name="T15">next</text:span>()</text:p>
      <text:p text:style-name="КОД">{</text:p>
      <text:p text:style-name="КОД"><text:span text:style-name="T7"><text:s text:c="4"/></text:span><text:span text:style-name="T40">_tokenText</text:span>.<text:span text:style-name="T14">clear</text:span>();</text:p>
      <text:p text:style-name="КОД"><text:span text:style-name="T7"><text:s text:c="4"/></text:span><text:span text:style-name="T26">int</text:span><text:span text:style-name="T7"> </text:span><text:span text:style-name="T11">c</text:span><text:span text:style-name="T7"> </text:span>=<text:span text:style-name="T7"> </text:span><text:span text:style-name="T24">0</text:span>;</text:p>
      <text:p text:style-name="КОД"><text:span text:style-name="T7"><text:s text:c="4"/></text:span><text:span text:style-name="T26">while</text:span><text:span text:style-name="T7"> </text:span>(<text:span text:style-name="T11">c</text:span><text:span text:style-name="T7"> </text:span>&gt;=<text:span text:style-name="T7"> </text:span><text:span text:style-name="T24">0</text:span>)<text:span text:style-name="T7"> </text:span>{</text:p>
      <text:p text:style-name="КОД"><text:span text:style-name="T7"><text:s text:c="8"/></text:span><text:span text:style-name="T11">c</text:span><text:span text:style-name="T7"> </text:span>=<text:span text:style-name="T7"> </text:span><text:span text:style-name="T14">read</text:span>();</text:p>
      <text:p text:style-name="КОД"><text:span text:style-name="T7"><text:s text:c="8"/></text:span><text:span text:style-name="T26">switch</text:span><text:span text:style-name="T7"> </text:span>(<text:span text:style-name="T11">c</text:span>)<text:span text:style-name="T7"> </text:span>{</text:p>
      <text:p text:style-name="КОД"><text:span text:style-name="T7"><text:s text:c="8"/></text:span><text:span text:style-name="T26">case</text:span><text:span text:style-name="T7"> </text:span><text:span text:style-name="T19">'='</text:span>:</text:p>
      <text:p text:style-name="КОД"><text:span text:style-name="T7"><text:s text:c="12"/></text:span><text:span text:style-name="T40">_tokenText</text:span>.<text:span text:style-name="T14">push_back</text:span>(<text:span text:style-name="T11">c</text:span>);</text:p>
      <text:p text:style-name="КОД"><text:span text:style-name="T7"><text:s text:c="12"/></text:span><text:span text:style-name="T26">return</text:span><text:span text:style-name="T7"> </text:span><text:span text:style-name="T40">_token</text:span><text:span text:style-name="T7"> </text:span>=<text:span text:style-name="T7"> </text:span><text:span text:style-name="T2">Token</text:span>::<text:span text:style-name="T2">Assign</text:span>;</text:p>
      <text:p text:style-name="КОД"><text:span text:style-name="T7"><text:s text:c="8"/></text:span><text:span text:style-name="T26">case</text:span><text:span text:style-name="T7"> </text:span><text:span text:style-name="T19">';'</text:span>:</text:p>
      <text:p text:style-name="КОД"><text:span text:style-name="T7"><text:s text:c="12"/></text:span><text:span text:style-name="T40">_tokenText</text:span>.<text:span text:style-name="T14">push_back</text:span>(<text:span text:style-name="T11">c</text:span>);</text:p>
      <text:p text:style-name="КОД"><text:span text:style-name="T7"><text:s text:c="12"/></text:span><text:span text:style-name="T26">return</text:span><text:span text:style-name="T7"> </text:span><text:span text:style-name="T40">_token</text:span><text:span text:style-name="T7"> </text:span>=<text:span text:style-name="T7"> </text:span><text:span text:style-name="T2">Token</text:span>::<text:span text:style-name="T2">Semicolon</text:span>;</text:p>
      <text:p text:style-name="КОД"><text:span text:style-name="T7"><text:s text:c="8"/></text:span><text:span text:style-name="T26">case</text:span><text:span text:style-name="T7"> </text:span><text:span text:style-name="T19">'+'</text:span>:</text:p>
      <text:p text:style-name="КОД"><text:span text:style-name="T7"><text:s text:c="12"/></text:span><text:span text:style-name="T40">_tokenText</text:span>.<text:span text:style-name="T14">push_back</text:span>(<text:span text:style-name="T11">c</text:span>);</text:p>
      <text:p text:style-name="КОД"><text:span text:style-name="T7"><text:s text:c="12"/></text:span><text:span text:style-name="T26">return</text:span><text:span text:style-name="T7"> </text:span><text:span text:style-name="T40">_token</text:span><text:span text:style-name="T7"> </text:span>=<text:span text:style-name="T7"> </text:span><text:span text:style-name="T2">Token</text:span>::<text:span text:style-name="T2">Plus</text:span>;</text:p>
      <text:p text:style-name="КОД"><text:span text:style-name="T7"><text:s text:c="8"/></text:span><text:span text:style-name="T26">default</text:span>:</text:p>
      <text:p text:style-name="КОД"><text:span text:style-name="T7"><text:s text:c="12"/></text:span><text:span text:style-name="T26">if</text:span><text:span text:style-name="T7"> </text:span>(<text:span text:style-name="T14">isSpace</text:span>(<text:span text:style-name="T11">c</text:span>))</text:p>
      <text:p text:style-name="КОД"><text:span text:style-name="T7"><text:s text:c="16"/></text:span><text:span text:style-name="T26">continue</text:span>;</text:p>
      <text:p text:style-name="КОД"><text:span text:style-name="T7"><text:s text:c="12"/></text:span><text:span text:style-name="T26">if</text:span><text:span text:style-name="T7"> </text:span>(<text:span text:style-name="T14">isLetter</text:span>(<text:span text:style-name="T11">c</text:span>)<text:span text:style-name="T7"> </text:span>||<text:span text:style-name="T7"> </text:span><text:span text:style-name="T11">c</text:span><text:span text:style-name="T7"> </text:span>==<text:span text:style-name="T7"> </text:span><text:span text:style-name="T19">'_'</text:span>)<text:span text:style-name="T7"> </text:span>{</text:p>
      <text:p text:style-name="КОД"><text:span text:style-name="T7"><text:s text:c="16"/></text:span><text:span text:style-name="T14">readIdentifier</text:span>(<text:span text:style-name="T11">c</text:span>);</text:p>
      <text:p text:style-name="КОД"><text:span text:style-name="T7"><text:s text:c="16"/></text:span><text:span text:style-name="T26">return</text:span><text:span text:style-name="T7"> </text:span><text:span text:style-name="T40">_token</text:span>;</text:p>
      <text:p text:style-name="КОД"><text:span text:style-name="T7"><text:s text:c="12"/></text:span>}</text:p>
      <text:p text:style-name="КОД"><text:span text:style-name="T7"><text:s text:c="12"/></text:span><text:span text:style-name="T26">if</text:span><text:span text:style-name="T7"> </text:span>(<text:span text:style-name="T11">c</text:span><text:span text:style-name="T7"> </text:span>==<text:span text:style-name="T7"> </text:span><text:span text:style-name="T19">'.'</text:span><text:span text:style-name="T7"> </text:span>||<text:span text:style-name="T7"> </text:span><text:span text:style-name="T14">isdigit</text:span>(<text:span text:style-name="T11">c</text:span>))<text:span text:style-name="T7"> </text:span>{</text:p>
      <text:p text:style-name="КОД"><text:span text:style-name="T7"><text:s text:c="16"/></text:span><text:span text:style-name="T14">readNumber</text:span>(<text:span text:style-name="T11">c</text:span>);</text:p>
      <text:p text:style-name="КОД"><text:span text:style-name="T7"><text:s text:c="16"/></text:span><text:span text:style-name="T26">return</text:span><text:span text:style-name="T7"> </text:span><text:span text:style-name="T40">_token</text:span>;</text:p>
      <text:p text:style-name="КОД"><text:span text:style-name="T7"><text:s text:c="12"/></text:span>}</text:p>
      <text:p text:style-name="КОД"><text:span text:style-name="T7"><text:s text:c="12"/></text:span><text:span text:style-name="T26">break</text:span>;</text:p>
      <text:p text:style-name="КОД"><text:span text:style-name="T7"><text:s text:c="8"/></text:span>}</text:p>
      <text:p text:style-name="КОД"><text:span text:style-name="T7"><text:s text:c="4"/></text:span>}</text:p>
      <text:p text:style-name="КОД"><text:span text:style-name="T7"><text:s text:c="4"/></text:span><text:span text:style-name="T26">return</text:span><text:span text:style-name="T7"> </text:span><text:span text:style-name="T2">Token</text:span>::<text:span text:style-name="T2">Eof</text:span>;</text:p>
      <text:p text:style-name="КОД">}</text:p>
      <text:p text:style-name="Horizontal_20_Line"/>
      <text:p text:style-name="P46">В принципе, вот и весь анализатор для нашего простого выражения.</text:p>
      <text:p text:style-name="P46">Чтобы убедиться, что он работает, добавьте в stdafx.h:</text:p>
      <text:p text:style-name="КОД">#<text:span text:style-name="T24">include</text:span><text:span text:style-name="T7"> </text:span>&lt;<text:span text:style-name="T19">locale</text:span>&gt;</text:p>
      <text:p text:style-name="КОД">#<text:span text:style-name="T24">include</text:span><text:span text:style-name="T7"> </text:span>&lt;<text:span text:style-name="T19">codecvt</text:span>&gt;</text:p>
      <text:p text:style-name="КОД">#<text:span text:style-name="T24">include</text:span><text:span text:style-name="T7"> </text:span>&lt;<text:span text:style-name="T19">exception</text:span>&gt;</text:p>
      <text:p text:style-name="Horizontal_20_Line"/>
      <text:p text:style-name="P46">В parser.cpp:</text:p>
      <text:p text:style-name="КОД"><text:span text:style-name="T26">using</text:span><text:span text:style-name="T7"> </text:span><text:span text:style-name="T26">namespace</text:span><text:span text:style-name="T7"> </text:span><text:span text:style-name="T2">std</text:span>;</text:p>
      <text:p text:style-name="КОД"><text:span text:style-name="T26">namespace</text:span><text:span text:style-name="T7"> </text:span><text:span text:style-name="T3">escript</text:span><text:span text:style-name="T7"> </text:span>{</text:p>
      <text:p text:style-name="КОД">...</text:p>
      <text:p text:style-name="КОД"><text:span text:style-name="T26">void</text:span><text:span text:style-name="T7"> </text:span><text:span text:style-name="T2">Parser</text:span>::<text:span text:style-name="T15">parse</text:span>(<text:span text:style-name="T26">const</text:span><text:span text:style-name="T7"> </text:span><text:span text:style-name="T2">std</text:span>::<text:span text:style-name="T2">u32string</text:span><text:span text:style-name="T7"> </text:span>&amp;<text:span text:style-name="T11">strCode</text:span>)</text:p>
      <text:p text:style-name="КОД"><text:soft-page-break/>{</text:p>
      <text:p text:style-name="КОД"><text:span text:style-name="T7"><text:s text:c="4"/></text:span><text:span text:style-name="T40">_lexer</text:span><text:span text:style-name="T7"> </text:span><text:span text:style-name="T14">=</text:span><text:span text:style-name="T7"> </text:span><text:span text:style-name="T2">std</text:span>::<text:span text:style-name="T14">make_unique</text:span>&lt;<text:span text:style-name="T2">Lexer</text:span>&gt;(<text:span text:style-name="T11">strCode</text:span>);</text:p>
      <text:p text:style-name="КОД"><text:span text:style-name="T7"><text:s text:c="4"/></text:span><text:span text:style-name="T26">while</text:span><text:span text:style-name="T7"> </text:span>(<text:span text:style-name="T40">_lexer</text:span><text:span text:style-name="T14">-&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26">char32_t</text:span>&gt;,<text:span text:style-name="T7"> </text:span><text:span text:style-name="T26">char32_t</text:span>&gt;<text:span text:style-name="T7"> </text:span><text:span text:style-name="T11">converter</text:span>;</text:p>
      <text:p text:style-name="КОД"><text:span text:style-name="T7"><text:s text:c="8"/></text:span><text:span text:style-name="T28">cout</text:span><text:span text:style-name="T7"> </text:span><text:span text:style-name="T14">&lt;&lt;</text:span><text:span text:style-name="T7"> </text:span><text:span text:style-name="T11">converter</text:span>.<text:span text:style-name="T14">to_bytes</text:span>(<text:span text:style-name="T40">_lexer</text:span><text:span text:style-name="T14">-&gt;tokenText</text:span>())<text:span text:style-name="T7"> </text:span><text:span text:style-name="T14">&lt;&lt;</text:span><text:span text:style-name="T7"> </text:span><text:span text:style-name="T18">" "</text:span>;</text:p>
      <text:p text:style-name="КОД"><text:span text:style-name="T7"><text:s text:c="4"/></text:span>}</text:p>
      <text:p text:style-name="КОД">}</text:p>
      <text:p text:style-name="Horizontal_20_Line"/>
      <text:p text:style-name="P46">Запустите программу, она должна вывести текстовые представления всех токенов:</text:p>
      <text:p text:style-name="ВЫВОД">i = 1 + 2 ; </text:p>
      <text:p text:style-name="Horizontal_20_Line"/>
      <text:p text:style-name="P47">Наш транслятор заработал.</text:p>
      <text:p text:style-name="P47">Теперь мы должны закончить весь лексический анализатор, <text:span text:style-name="T58">чтобы к нему уже не возвращаться,</text:span> а затем перейдём к синтаксическому <text:span text:style-name="T58">анализу</text:span>.</text:p>
      <text:p text:style-name="P73">Рабочий пример: EScriptEngine-1.zip</text:p>
      <text:p text:style-name="P72"/>
      <text:p text:style-name="P72">29.07.2023</text:p>
      <text:h text:style-name="Heading_20_2" text:outline-level="2">Заканчиваем лексический анализатор</text:h>
      <text:p text:style-name="P48">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59">При этом надо учесть, что поток может закончиться, и если последний символ равен «-1», то возврат делать не нужно:</text:span></text:p>
      <text:p text:style-name="КОД"><text:span text:style-name="T26">case</text:span><text:span text:style-name="T7"> </text:span><text:span text:style-name="T19">'+'</text:span>:</text:p>
      <text:p text:style-name="КОД"><text:span text:style-name="T7"><text:s text:c="4"/></text:span><text:span text:style-name="T40">_tokenText</text:span>.<text:span text:style-name="T14">push_back</text:span>(<text:span text:style-name="T11">c</text:span>);</text:p>
      <text:p text:style-name="КОД"><text:span text:style-name="T7"><text:s text:c="4"/></text:span><text:span text:style-name="T26">if</text:span><text:span text:style-name="T7"> </text:span>((<text:span text:style-name="T11">c</text:span><text:span text:style-name="T7"> </text:span>=<text:span text:style-name="T7"> </text:span><text:span text:style-name="T14">read</text:span>())<text:span text:style-name="T7"> </text:span>&lt;<text:span text:style-name="T7"> </text:span><text:span text:style-name="T24">0</text:span>)</text:p>
      <text:p text:style-name="КОД"><text:span text:style-name="T7"><text:s text:c="8"/></text:span><text:span text:style-name="T26">return</text:span><text:span text:style-name="T7"> </text:span><text:span text:style-name="T40">_token</text:span><text:span text:style-name="T7"> </text:span>=<text:span text:style-name="T7"> </text:span><text:span text:style-name="T2">Token</text:span>::<text:span text:style-name="T2">Plus</text:span>;</text:p>
      <text:p text:style-name="КОД"><text:span text:style-name="T7"><text:s text:c="4"/></text:span><text:span text:style-name="T26">if</text:span><text:span text:style-name="T7"> </text:span>(<text:span text:style-name="T11">c</text:span><text:span text:style-name="T7"> </text:span>==<text:span text:style-name="T7"> </text:span><text:span text:style-name="T19">'+'</text:span>)<text:span text:style-name="T7"> </text:span>{<text:span text:style-name="T7"> </text:span><text:span text:style-name="T19">//</text:span><text:span text:style-name="T7"> </text:span><text:span text:style-name="T19">++</text:span></text:p>
      <text:p text:style-name="КОД"><text:span text:style-name="T7"><text:s text:c="8"/></text:span><text:span text:style-name="T40">_tokenText</text:span>.<text:span text:style-name="T14">push_back</text:span>(<text:span text:style-name="T11">c</text:span>);</text:p>
      <text:p text:style-name="КОД"><text:span text:style-name="T7"><text:s text:c="8"/></text:span><text:span text:style-name="T26">return</text:span><text:span text:style-name="T7"> </text:span><text:span text:style-name="T40">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26">else</text:span><text:span text:style-name="T7"> </text:span><text:span text:style-name="T26">if</text:span><text:span text:style-name="T7"> </text:span>(<text:span text:style-name="T11">c</text:span><text:span text:style-name="T7"> </text:span>==<text:span text:style-name="T7"> </text:span><text:span text:style-name="T19">'='</text:span>)<text:span text:style-name="T7"> </text:span>{<text:span text:style-name="T7"> </text:span><text:span text:style-name="T19">//</text:span><text:span text:style-name="T7"> </text:span><text:span text:style-name="T19">+=</text:span></text:p>
      <text:p text:style-name="КОД"><text:span text:style-name="T7"><text:s text:c="8"/></text:span><text:span text:style-name="T40">_tokenText</text:span>.<text:span text:style-name="T14">push_back</text:span>(<text:span text:style-name="T11">c</text:span>);</text:p>
      <text:p text:style-name="КОД"><text:span text:style-name="T7"><text:s text:c="8"/></text:span><text:span text:style-name="T26">return</text:span><text:span text:style-name="T7"> </text:span><text:span text:style-name="T40">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4">back</text:span>();<text:span text:style-name="T7"> </text:span><text:span text:style-name="T19">//</text:span><text:span text:style-name="T7"> </text:span><text:span text:style-name="T19">вернуть</text:span><text:span text:style-name="T7"> </text:span><text:span text:style-name="T19">1</text:span><text:span text:style-name="T7"> </text:span><text:span text:style-name="T19">символ</text:span></text:p>
      <text:p text:style-name="КОД"><text:span text:style-name="T7"><text:s text:c="4"/></text:span><text:span text:style-name="T26">return</text:span><text:span text:style-name="T7"> </text:span><text:span text:style-name="T40">_token</text:span><text:span text:style-name="T7"> </text:span>=<text:span text:style-name="T7"> </text:span><text:span text:style-name="T2">Token</text:span>::<text:span text:style-name="T2">Plus</text:span>;</text:p>
      <text:p text:style-name="Horizontal_20_Line"/>
      <text:p text:style-name="P50">Как видим, у нас будет большое число вызовов вида</text:p>
      <text:p text:style-name="P164"><text:span text:style-name="T7"><text:s text:c="4"/></text:span><text:span text:style-name="T40">_tokenText</text:span>.<text:span text:style-name="T14">push_back</text:span>(<text:span text:style-name="T11">c</text:span>);</text:p>
      <text:p text:style-name="P50">Можно либо сделать функцию, либо макрос. Функция потребует част<text:span text:style-name="T60">ых накладных расходов на каждый вызов</text:span>. <text:span text:style-name="T60">Поэтому напишем макрос:</text:span></text:p>
      <text:p text:style-name="P156">#<text:span text:style-name="T3">define</text:span><text:span text:style-name="T7"> </text:span><text:span text:style-name="T24">PUSH</text:span>(<text:span text:style-name="T24">c</text:span>)<text:span text:style-name="T7"> </text:span><text:span text:style-name="T24">_tokenText</text:span>.<text:span text:style-name="T24">push_back</text:span>((<text:span text:style-name="T24">c</text:span>))</text:p>
      <text:p text:style-name="P51">Это намного короче. <text:span text:style-name="T61">Таким же образом заменим и постоянные присваивания в возвратах: вместо</text:span></text:p>
      <text:p text:style-name="КОД"><text:span text:style-name="T26">return</text:span><text:span text:style-name="T7"> </text:span><text:span text:style-name="T40">_token</text:span><text:span text:style-name="T7"> </text:span>=<text:span text:style-name="T7"> </text:span><text:span text:style-name="T2">Token</text:span>::<text:span text:style-name="T2">Assign</text:span>;</text:p>
      <text:p text:style-name="P52">Будем использовать макрос</text:p>
      <text:p text:style-name="КОД"><text:soft-page-break/><text:span text:style-name="T24">#define</text:span><text:span text:style-name="T7"> </text:span>TOKEN(t)<text:span text:style-name="T7"> </text:span>_token<text:span text:style-name="T7"> </text:span>=<text:span text:style-name="T7"> </text:span>(t)</text:p>
      <text:p text:style-name="P52">Это, кроме того, облегчит чтение:</text:p>
      <text:p text:style-name="КОД"><text:span text:style-name="T26">return</text:span><text:span text:style-name="T7"> </text:span><text:span text:style-name="T24">TOKEN</text:span>(<text:span text:style-name="T2">Token</text:span>::<text:span text:style-name="T2">Assign</text:span>);</text:p>
      <text:p text:style-name="P52">«вернуть токен такой-то» вместо «присвоить текущий токен и вернуть результат присваивания».</text:p>
      <text:p text:style-name="P53">Код будет выглядеть так:</text:p>
      <text:p text:style-name="КОД"><text:span text:style-name="T26">case</text:span><text:span text:style-name="T7"> </text:span><text:span text:style-name="T19">'+'</text:span>:</text:p>
      <text:p text:style-name="КОД"><text:span text:style-name="T7"><text:s text:c="4"/></text:span><text:span text:style-name="T24">PUSH</text:span>(<text:span text:style-name="T11">c</text:span>);</text:p>
      <text:p text:style-name="КОД"><text:span text:style-name="T7"><text:s text:c="4"/></text:span><text:span text:style-name="T26">if</text:span><text:span text:style-name="T7"> </text:span>((<text:span text:style-name="T11">c</text:span><text:span text:style-name="T7"> </text:span>=<text:span text:style-name="T7"> </text:span><text:span text:style-name="T14">read</text:span>())<text:span text:style-name="T7"> </text:span>&lt;<text:span text:style-name="T7"> </text:span><text:span text:style-name="T24">0</text:span>)</text:p>
      <text:p text:style-name="КОД"><text:span text:style-name="T7"><text:s text:c="8"/></text:span><text:span text:style-name="T26">return</text:span><text:span text:style-name="T7"> </text:span><text:span text:style-name="T24">TOKEN</text:span>(<text:span text:style-name="T2">Token</text:span>::<text:span text:style-name="T2">Plus</text:span>);</text:p>
      <text:p text:style-name="КОД"><text:span text:style-name="T7"><text:s text:c="4"/></text:span><text:span text:style-name="T26">if</text:span><text:span text:style-name="T7"> </text:span>(<text:span text:style-name="T11">c</text:span><text:span text:style-name="T7"> </text:span>==<text:span text:style-name="T7"> </text:span><text:span text:style-name="T19">'+'</text:span>)<text:span text:style-name="T7"> </text:span>{<text:span text:style-name="T7"> </text:span><text:span text:style-name="T19">//</text:span><text:span text:style-name="T7"> </text:span><text:span text:style-name="T19">++</text:span></text:p>
      <text:p text:style-name="КОД"><text:span text:style-name="T7"><text:s text:c="8"/></text:span><text:span text:style-name="T24">PUSH</text:span>(<text:span text:style-name="T11">c</text:span>);</text:p>
      <text:p text:style-name="КОД"><text:span text:style-name="T7"><text:s text:c="8"/></text:span><text:span text:style-name="T26">return</text:span><text:span text:style-name="T7"> </text:span><text:span text:style-name="T24">TOKEN</text:span>(<text:span text:style-name="T2">Token</text:span>::<text:span text:style-name="T2">PlusPlus</text:span>);</text:p>
      <text:p text:style-name="КОД"><text:span text:style-name="T7"><text:s text:c="4"/></text:span>}<text:span text:style-name="T7"> </text:span><text:span text:style-name="T26">else</text:span><text:span text:style-name="T7"> </text:span><text:span text:style-name="T26">if</text:span><text:span text:style-name="T7"> </text:span>(<text:span text:style-name="T11">c</text:span><text:span text:style-name="T7"> </text:span>==<text:span text:style-name="T7"> </text:span><text:span text:style-name="T19">'='</text:span>)<text:span text:style-name="T7"> </text:span>{<text:span text:style-name="T7"> </text:span><text:span text:style-name="T19">//</text:span><text:span text:style-name="T7"> </text:span><text:span text:style-name="T19">+=</text:span></text:p>
      <text:p text:style-name="КОД"><text:span text:style-name="T7"><text:s text:c="8"/></text:span><text:span text:style-name="T24">PUSH</text:span>(<text:span text:style-name="T11">c</text:span>);</text:p>
      <text:p text:style-name="КОД"><text:span text:style-name="T7"><text:s text:c="8"/></text:span><text:span text:style-name="T26">return</text:span><text:span text:style-name="T7"> </text:span><text:span text:style-name="T24">TOKEN</text:span>(<text:span text:style-name="T2">Token</text:span>::<text:span text:style-name="T2">PlusAssign</text:span>);</text:p>
      <text:p text:style-name="КОД"><text:span text:style-name="T7"><text:s text:c="4"/></text:span>}</text:p>
      <text:p text:style-name="КОД"><text:span text:style-name="T7"><text:s text:c="4"/></text:span><text:span text:style-name="T14">back</text:span>();<text:span text:style-name="T7"> </text:span><text:span text:style-name="T19">//</text:span><text:span text:style-name="T7"> </text:span><text:span text:style-name="T19">вернуть</text:span><text:span text:style-name="T7"> </text:span><text:span text:style-name="T19">1</text:span><text:span text:style-name="T7"> </text:span><text:span text:style-name="T19">символ</text:span></text:p>
      <text:p text:style-name="КОД"><text:span text:style-name="T7"><text:s text:c="4"/></text:span><text:span text:style-name="T26">return</text:span><text:span text:style-name="T7"> </text:span><text:span text:style-name="T24">TOKEN</text:span>(<text:span text:style-name="T2">Token</text:span>::<text:span text:style-name="T2">Plus</text:span>);</text:p>
      <text:p text:style-name="Horizontal_20_Line"/>
      <text:p text:style-name="P53">Возврат и запоминание будут однообразны и более читабельны.</text:p>
      <text:p text:style-name="P49">Немного сложнее случай с просмотром трёх символов:</text:p>
      <text:p text:style-name="КОД"><text:span text:style-name="T26">case</text:span><text:span text:style-name="T7"> </text:span><text:span text:style-name="T19">'='</text:span>:</text:p>
      <text:p text:style-name="КОД"><text:span text:style-name="T7"><text:s text:c="4"/></text:span><text:span text:style-name="T24">PUSH</text:span>(<text:span text:style-name="T11">c</text:span>);</text:p>
      <text:p text:style-name="КОД"><text:span text:style-name="T7"><text:s text:c="4"/></text:span><text:span text:style-name="T26">if</text:span><text:span text:style-name="T7"> </text:span>((<text:span text:style-name="T11">c</text:span><text:span text:style-name="T7"> </text:span>=<text:span text:style-name="T7"> </text:span><text:span text:style-name="T14">read</text:span>())<text:span text:style-name="T7"> </text:span>&lt;<text:span text:style-name="T7"> </text:span><text:span text:style-name="T24">0</text:span>)</text:p>
      <text:p text:style-name="КОД"><text:span text:style-name="T7"><text:s text:c="8"/></text:span><text:span text:style-name="T26">return</text:span><text:span text:style-name="T7"> </text:span><text:span text:style-name="T24">TOKEN</text:span>(<text:span text:style-name="T2">Token</text:span>::<text:span text:style-name="T2">Assign</text:span>);</text:p>
      <text:p text:style-name="КОД"><text:span text:style-name="T7"><text:s text:c="4"/></text:span><text:span text:style-name="T26">if</text:span><text:span text:style-name="T7"> </text:span>(<text:span text:style-name="T11">c</text:span><text:span text:style-name="T7"> </text:span>==<text:span text:style-name="T7"> </text:span><text:span text:style-name="T19">'='</text:span>)<text:span text:style-name="T7"> </text:span>{<text:span text:style-name="T7"> </text:span><text:span text:style-name="T19">//</text:span><text:span text:style-name="T7"> </text:span><text:span text:style-name="T19">==</text:span></text:p>
      <text:p text:style-name="КОД"><text:span text:style-name="T7"><text:s text:c="8"/></text:span><text:span text:style-name="T24">PUSH</text:span>(<text:span text:style-name="T11">c</text:span>);</text:p>
      <text:p text:style-name="КОД"><text:span text:style-name="T7"><text:s text:c="8"/></text:span><text:span text:style-name="T26">if</text:span><text:span text:style-name="T7"> </text:span>((<text:span text:style-name="T11">c</text:span><text:span text:style-name="T7"> </text:span>=<text:span text:style-name="T7"> </text:span><text:span text:style-name="T14">read</text:span>())<text:span text:style-name="T7"> </text:span>&lt;<text:span text:style-name="T7"> </text:span><text:span text:style-name="T24">0</text:span>)</text:p>
      <text:p text:style-name="КОД"><text:span text:style-name="T7"><text:s text:c="12"/></text:span><text:span text:style-name="T26">return</text:span><text:span text:style-name="T7"> </text:span><text:span text:style-name="T24">TOKEN</text:span>(<text:span text:style-name="T2">Token</text:span>::<text:span text:style-name="T2">Equal</text:span>);</text:p>
      <text:p text:style-name="КОД"><text:span text:style-name="T7"><text:s text:c="8"/></text:span><text:span text:style-name="T26">if</text:span><text:span text:style-name="T7"> </text:span>(<text:span text:style-name="T11">c</text:span><text:span text:style-name="T7"> </text:span>==<text:span text:style-name="T7"> </text:span><text:span text:style-name="T19">'='</text:span>)<text:span text:style-name="T7"> </text:span>{<text:span text:style-name="T7"> </text:span><text:span text:style-name="T19">//</text:span><text:span text:style-name="T7"> </text:span><text:span text:style-name="T19">===</text:span></text:p>
      <text:p text:style-name="КОД"><text:span text:style-name="T7"><text:s text:c="12"/></text:span><text:span text:style-name="T24">PUSH</text:span>(<text:span text:style-name="T11">c</text:span>);</text:p>
      <text:p text:style-name="КОД"><text:span text:style-name="T7"><text:s text:c="12"/></text:span><text:span text:style-name="T26">return</text:span><text:span text:style-name="T7"> </text:span><text:span text:style-name="T24">TOKEN</text:span>(<text:span text:style-name="T2">Token</text:span>::<text:span text:style-name="T2">Identity</text:span>);</text:p>
      <text:p text:style-name="КОД"><text:span text:style-name="T7"><text:s text:c="8"/></text:span>}</text:p>
      <text:p text:style-name="КОД"><text:span text:style-name="T7"><text:s text:c="8"/></text:span><text:span text:style-name="T14">back</text:span>();<text:span text:style-name="T7"> </text:span><text:span text:style-name="T19">//</text:span><text:span text:style-name="T7"> </text:span><text:span text:style-name="T19">==</text:span><text:span text:style-name="T7"> <text:s/></text:span><text:span text:style-name="T19">&lt;---</text:span></text:p>
      <text:p text:style-name="КОД"><text:span text:style-name="T7"><text:s text:c="8"/></text:span><text:span text:style-name="T26">return</text:span><text:span text:style-name="T7"> </text:span><text:span text:style-name="T24">TOKEN</text:span>(<text:span text:style-name="T2">Token</text:span>::<text:span text:style-name="T2">Equal</text:span>);</text:p>
      <text:p text:style-name="КОД"><text:span text:style-name="T7"><text:s text:c="4"/></text:span>}</text:p>
      <text:p text:style-name="КОД"><text:span text:style-name="T7"><text:s text:c="4"/></text:span><text:span text:style-name="T14">back</text:span>();<text:span text:style-name="T7"> </text:span><text:span text:style-name="T19">//</text:span><text:span text:style-name="T7"> </text:span><text:span text:style-name="T19">=</text:span><text:span text:style-name="T7"> </text:span><text:span text:style-name="T19">&lt;---</text:span></text:p>
      <text:p text:style-name="КОД"><text:span text:style-name="T7"><text:s text:c="4"/></text:span><text:span text:style-name="T26">return</text:span><text:span text:style-name="T7"> </text:span><text:span text:style-name="T24">TOKEN</text:span>(<text:span text:style-name="T2">Token</text:span>::<text:span text:style-name="T2">Assign</text:span>);</text:p>
      <text:p text:style-name="Horizontal_20_Line"/>
      <text:p text:style-name="Text_20_body">Заметим, что <text:span text:style-name="T62">в начале каждого «case» будет стоять выражение</text:span></text:p>
      <text:p text:style-name="P165"><text:span text:style-name="T26">case</text:span><text:span text:style-name="T7"> </text:span><text:span text:style-name="T19">'</text:span><text:span text:style-name="T22">символ</text:span><text:span text:style-name="T19">'</text:span>:</text:p>
      <text:p text:style-name="P165"><text:span text:style-name="T7"><text:s text:c="4"/></text:span><text:span text:style-name="T24">PUSH</text:span>(<text:span text:style-name="T11">c</text:span>); // &lt;--- <text:span text:style-name="T64">это будет всегда повторяться</text:span></text:p>
      <text:p text:style-name="P54">кроме ветки «default». Кроме того, чаще всего будет выполняться именно «default». Поэтому вынесем её код наверх, <text:span text:style-name="T63">сразу после</text:span></text:p>
      <text:p text:style-name="КОД">c<text:span text:style-name="T7"> </text:span>=<text:span text:style-name="T7"> </text:span>read();</text:p>
      <text:p text:style-name="P65">Непосредственно перед switch(c) поставим PUSH(c);</text:p>
      <text:p text:style-name="КОД"><text:span text:style-name="T24">PUSH</text:span>(<text:span text:style-name="T11">c</text:span>);</text:p>
      <text:p text:style-name="P165"><text:span text:style-name="T26">switch</text:span><text:span text:style-name="T7"> </text:span>(<text:span text:style-name="T11">c</text:span>)<text:span text:style-name="T7"> </text:span>{ </text:p>
      <text:p text:style-name="P165">// .........</text:p>
      <text:p text:style-name="P55"/>
      <text:p text:style-name="P55"><text:soft-page-break/>а в ветку «default» поставим выброс ошибки, поскольку это будет означать, что пришёл <text:span text:style-name="T63">недопустимый</text:span> символ. <text:s/><text:span text:style-name="T64">Таким образом мы сэкономим до полусотни строк кода.</text:span></text:p>
      <text:p text:style-name="P56">Для пропуска комментариев напишем методы </text:p>
      <text:p text:style-name="КОД"><text:span text:style-name="T26">void</text:span><text:span text:style-name="T7"> </text:span><text:span text:style-name="T15">skipToEndOfLine</text:span>();</text:p>
      <text:p text:style-name="КОД"><text:span text:style-name="T26">void</text:span><text:span text:style-name="T7"> </text:span><text:span text:style-name="T15">skipMultilineComment</text:span>();</text:p>
      <text:p text:style-name="P67"><text:span text:style-name="T72">Они не представляют сложности, а вот с функцией считывания строкового литерала нужно повозиться. </text:span><text:span text:style-name="T71">Мы уделим ей отдельную главу.</text:span></text:p>
      <text:h text:style-name="Heading_20_2" text:outline-level="2">Unit test</text:h>
      <text:p text:style-name="P57">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7">Создайте подпроект как консольное приложение. <text:span text:style-name="T65">Добавьте ссылку на нашу библиотеку EScript.</text:span></text:p>
      <text:p text:style-name="P58">Мы не будем использовать сторонние фреймворки <text:span text:style-name="T66">для тестирования</text:span>, нам достаточно будет одного метода для assert.</text:p>
      <text:p text:style-name="P59">Добавьте класс Lexer_Test <text:span text:style-name="T67">со следующим содержанием:</text:span></text:p>
      <text:p text:style-name="P60">lexer_test.h</text:p>
      <text:p text:style-name="КОД">#<text:span text:style-name="T24">ifndef</text:span><text:span text:style-name="T7"> </text:span><text:span text:style-name="T24">LEXER_TEST_H</text:span></text:p>
      <text:p text:style-name="КОД">#<text:span text:style-name="T24">define</text:span><text:span text:style-name="T7"> </text:span><text:span text:style-name="T24">LEXER_TEST_H</text:span></text:p>
      <text:p text:style-name="КОД"><text:span text:style-name="T26">class</text:span><text:span text:style-name="T7"> </text:span><text:span text:style-name="T3">Lexer_Test</text:span></text:p>
      <text:p text:style-name="КОД">{</text:p>
      <text:p text:style-name="КОД"><text:span text:style-name="T26">public</text:span>:</text:p>
      <text:p text:style-name="КОД"><text:span text:style-name="T7"><text:s text:c="4"/></text:span><text:span text:style-name="T26">void</text:span><text:span text:style-name="T7"> </text:span><text:span text:style-name="T15">run</text:span>();</text:p>
      <text:p text:style-name="КОД"><text:span text:style-name="T26">private</text:span>:</text:p>
      <text:p text:style-name="КОД"><text:span text:style-name="T7"><text:s text:c="4"/></text:span><text:span text:style-name="T26">void</text:span><text:span text:style-name="T7"> </text:span><text:span text:style-name="T15">initTestCase</text:span>();</text:p>
      <text:p text:style-name="КОД"><text:span text:style-name="T7"><text:s text:c="4"/></text:span><text:span text:style-name="T26">void</text:span><text:span text:style-name="T7"> </text:span><text:span text:style-name="T15">cleanupTestCase</text:span>();</text:p>
      <text:p text:style-name="КОД"><text:span text:style-name="T7"><text:s text:c="4"/></text:span><text:span text:style-name="T26">void</text:span><text:span text:style-name="T7"> </text:span><text:span text:style-name="T15">test_allTokens</text:span>();</text:p>
      <text:p text:style-name="КОД">};</text:p>
      <text:p text:style-name="КОД">#<text:span text:style-name="T24">endif</text:span><text:span text:style-name="T7"> </text:span><text:span text:style-name="T19">//</text:span><text:span text:style-name="T7"> </text:span><text:span text:style-name="T19">LEXER_TEST_H</text:span></text:p>
      <text:p text:style-name="Horizontal_20_Line"/>
      <text:p text:style-name="P60">lexer_test.cpp</text:p>
      <text:p text:style-name="КОД">#<text:span text:style-name="T24">include</text:span><text:span text:style-name="T7"> </text:span><text:span text:style-name="T19">"stdafx.h"</text:span></text:p>
      <text:p text:style-name="КОД">#<text:span text:style-name="T24">include</text:span><text:span text:style-name="T7"> </text:span><text:span text:style-name="T19">"lexer_test.h"</text:span></text:p>
      <text:p text:style-name="КОД"><text:span text:style-name="T26">using</text:span><text:span text:style-name="T7"> </text:span><text:span text:style-name="T26">namespace</text:span><text:span text:style-name="T7"> </text:span><text:span text:style-name="T2">std</text:span>;</text:p>
      <text:p text:style-name="КОД"><text:span text:style-name="T26">using</text:span><text:span text:style-name="T7"> </text:span><text:span text:style-name="T26">namespace</text:span><text:span text:style-name="T7"> </text:span><text:span text:style-name="T2">escript</text:span>;</text:p>
      <text:p text:style-name="КОД"><text:span text:style-name="T26">void</text:span><text:span text:style-name="T7"> </text:span><text:span text:style-name="T2">Lexer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allTokens</text:span>();</text:p>
      <text:p text:style-name="КОД"><text:span text:style-name="T7"><text:s text:c="4"/></text:span><text:span text:style-name="T14">cleanupTestCase</text:span>();</text:p>
      <text:p text:style-name="КОД">}</text:p>
      <text:p text:style-name="КОД"><text:span text:style-name="T26">void</text:span><text:span text:style-name="T7"> </text:span><text:span text:style-name="T2">Lexer_Test</text:span>::<text:span text:style-name="T15">initTestCase</text:span>()</text:p>
      <text:p text:style-name="КОД">{</text:p>
      <text:p text:style-name="КОД">}</text:p>
      <text:p text:style-name="КОД"><text:span text:style-name="T26">void</text:span><text:span text:style-name="T7"> </text:span><text:span text:style-name="T2">Lexer_Test</text:span>::<text:span text:style-name="T15">cleanupTestCase</text:span>()</text:p>
      <text:p text:style-name="КОД">{</text:p>
      <text:p text:style-name="КОД">}</text:p>
      <text:p text:style-name="КОД"><text:span text:style-name="T26">void</text:span><text:span text:style-name="T7"> </text:span><text:span text:style-name="T2">Lexer_Test</text:span>::<text:span text:style-name="T15">test_allTokens</text:span>()</text:p>
      <text:p text:style-name="КОД">{</text:p>
      <text:p text:style-name="КОД"><text:soft-page-break/>}</text:p>
      <text:p text:style-name="КОД"/>
      <text:p text:style-name="P60">Запуск теста будет в main.cpp:</text:p>
      <text:p text:style-name="КОД">#<text:span text:style-name="T24">include</text:span><text:span text:style-name="T7"> </text:span><text:span text:style-name="T19">"stdafx.h"</text:span></text:p>
      <text:p text:style-name="КОД">#<text:span text:style-name="T24">include</text:span><text:span text:style-name="T7"> </text:span><text:span text:style-name="T19">"lexer_test.h"</text:span></text:p>
      <text:p text:style-name="КОД"><text:span text:style-name="T26">using</text:span><text:span text:style-name="T7"> </text:span><text:span text:style-name="T26">namespace</text:span><text:span text:style-name="T7"> </text:span><text:span text:style-name="T2">std</text:span>;</text:p>
      <text:p text:style-name="КОД"><text:span text:style-name="T26">int</text:span><text:span text:style-name="T7"> </text:span><text:span text:style-name="T15">main</text:span>()</text:p>
      <text:p text:style-name="КОД">{</text:p>
      <text:p text:style-name="КОД"><text:span text:style-name="T7"><text:s text:c="4"/></text:span><text:span text:style-name="T2">Lexer_Test</text:span>().<text:span text:style-name="T14">run</text:span>();</text:p>
      <text:p text:style-name="КОД"><text:span text:style-name="T7"><text:s text:c="4"/></text:span><text:span text:style-name="T28">cout</text:span><text:span text:style-name="T7"> </text:span><text:span text:style-name="T14">&lt;&lt;</text:span><text:span text:style-name="T7"> </text:span><text:span text:style-name="T19">"Tests OK"</text:span><text:span text:style-name="T7"> </text:span><text:span text:style-name="T14">&lt;&lt;</text:span><text:span text:style-name="T7"> </text:span><text:span text:style-name="T14">endl</text:span>;</text:p>
      <text:p text:style-name="КОД"><text:span text:style-name="T7"><text:s text:c="4"/></text:span><text:span text:style-name="T26">return</text:span><text:span text:style-name="T7"> </text:span><text:span text:style-name="T24">0</text:span>;</text:p>
      <text:p text:style-name="КОД">}</text:p>
      <text:p text:style-name="Horizontal_20_Line"/>
      <text:p text:style-name="P61">Итак, давайте проверим наш класс Lexer. Протестируем его на строку со всеми токенами:</text:p>
      <text:p text:style-name="КОД"><text:span text:style-name="T26">const</text:span><text:span text:style-name="T7"> </text:span><text:span text:style-name="T2">u32string</text:span><text:span text:style-name="T7"> </text:span><text:span text:style-name="T11">strOnlyTokens</text:span><text:span text:style-name="T7"> </text:span>=</text:p>
      <text:p text:style-name="КОД"><text:span text:style-name="T7"><text:s text:c="12"/></text:span><text:span text:style-name="T19">U"break</text:span><text:span text:style-name="T7"> </text:span><text:span text:style-name="T19">case</text:span><text:span text:style-name="T7"> </text:span><text:span text:style-name="T19">catch</text:span><text:span text:style-name="T7"> </text:span><text:span text:style-name="T19">class</text:span><text:span text:style-name="T7"> </text:span><text:span text:style-name="T19">const</text:span><text:span text:style-name="T7"> </text:span><text:span text:style-name="T19">continue</text:span><text:span text:style-name="T7"> </text:span><text:span text:style-name="T19">debugger</text:span><text:span text:style-name="T7"> </text:span><text:span text:style-name="T19">default</text:span><text:span text:style-name="T7"> </text:span><text:span text:style-name="T19">\r\n"</text:span></text:p>
      <text:p text:style-name="КОД"><text:span text:style-name="T7"><text:s text:c="12"/></text:span><text:span text:style-name="T19">U"</text:span><text:span text:style-name="T7"> </text:span><text:span text:style-name="T19">delete</text:span><text:span text:style-name="T7"> <text:s/></text:span><text:span text:style-name="T19">do</text:span><text:span text:style-name="T7"> </text:span><text:span text:style-name="T19">else</text:span><text:span text:style-name="T7"> </text:span><text:span text:style-name="T19">enum</text:span><text:span text:style-name="T7"> </text:span><text:span text:style-name="T19">export</text:span><text:span text:style-name="T7"> </text:span><text:span text:style-name="T19">extends</text:span><text:span text:style-name="T7"> </text:span><text:span text:style-name="T19">finally</text:span><text:span text:style-name="T7"> </text:span><text:span text:style-name="T19">for</text:span><text:span text:style-name="T7"> </text:span><text:span text:style-name="T19">function\r\n"</text:span></text:p>
      <text:p text:style-name="КОД"><text:span text:style-name="T7"><text:s text:c="12"/></text:span><text:span text:style-name="T19">U"</text:span><text:span text:style-name="T7"> </text:span><text:span text:style-name="T19">if</text:span><text:span text:style-name="T7"> <text:s/></text:span><text:span text:style-name="T19">implements</text:span><text:span text:style-name="T7"> </text:span><text:span text:style-name="T19">import</text:span><text:span text:style-name="T7"> </text:span><text:span text:style-name="T19">in</text:span><text:span text:style-name="T7"> </text:span><text:span text:style-name="T19">instanceof</text:span><text:span text:style-name="T7"> </text:span><text:span text:style-name="T19">interface</text:span><text:span text:style-name="T7"> </text:span><text:span text:style-name="T19">let</text:span><text:span text:style-name="T7"> </text:span><text:span text:style-name="T19">\n"</text:span></text:p>
      <text:p text:style-name="КОД"><text:span text:style-name="T7"><text:s text:c="12"/></text:span><text:span text:style-name="T19">U"</text:span><text:span text:style-name="T7"> </text:span><text:span text:style-name="T19">new</text:span><text:span text:style-name="T7"> </text:span><text:span text:style-name="T19">package</text:span><text:span text:style-name="T7"> </text:span><text:span text:style-name="T19">private</text:span><text:span text:style-name="T7"> </text:span><text:span text:style-name="T19">protected</text:span><text:span text:style-name="T7"> </text:span><text:span text:style-name="T19">public</text:span><text:span text:style-name="T7"> </text:span><text:span text:style-name="T19">return</text:span><text:span text:style-name="T7"> <text:s/></text:span><text:span text:style-name="T19">static</text:span><text:span text:style-name="T7"> </text:span><text:span text:style-name="T19">\n"</text:span></text:p>
      <text:p text:style-name="КОД"><text:span text:style-name="T7"><text:s text:c="12"/></text:span><text:span text:style-name="T19">U"</text:span><text:span text:style-name="T7"> </text:span><text:span text:style-name="T19">super</text:span><text:span text:style-name="T7"> </text:span><text:span text:style-name="T19">switch</text:span><text:span text:style-name="T7"> </text:span><text:span text:style-name="T19">this</text:span><text:span text:style-name="T7"> </text:span><text:span text:style-name="T19">throw</text:span><text:span text:style-name="T7"> <text:s/></text:span><text:span text:style-name="T19">try</text:span><text:span text:style-name="T7"> </text:span><text:span text:style-name="T19">typeof</text:span><text:span text:style-name="T7"> </text:span><text:span text:style-name="T19">var</text:span><text:span text:style-name="T7"> </text:span><text:span text:style-name="T19">void</text:span><text:span text:style-name="T7"> </text:span><text:span text:style-name="T19">while</text:span><text:span text:style-name="T7"> </text:span><text:span text:style-name="T19">with</text:span><text:span text:style-name="T7"> </text:span><text:span text:style-name="T19">yield\n"</text:span></text:p>
      <text:p text:style-name="КОД"><text:span text:style-name="T7"><text:s text:c="12"/></text:span><text:span text:style-name="T19">U"</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text:span><text:span text:style-name="T7"> </text:span><text:span text:style-name="T19">/=\n"</text:span></text:p>
      <text:p text:style-name="КОД"><text:span text:style-name="T7"><text:s text:c="12"/></text:span><text:span text:style-name="T19">U"</text:span><text:span text:style-name="T7"> </text:span><text:span text:style-name="T19">%</text:span><text:span text:style-name="T7"> </text:span><text:span text:style-name="T19">%=</text:span><text:span text:style-name="T7"> </text:span><text:span text:style-name="T19">&lt;</text:span><text:span text:style-name="T7"> </text:span><text:span text:style-name="T19">&lt;=</text:span><text:span text:style-name="T7"> </text:span><text:span text:style-name="T19">&lt;&lt;</text:span><text:span text:style-name="T7"> </text:span><text:span text:style-name="T19">&lt;&lt;=</text:span><text:span text:style-name="T7"> </text:span><text:span text:style-name="T19">&gt;</text:span><text:span text:style-name="T7"> </text:span><text:span text:style-name="T19">&gt;=</text:span><text:span text:style-name="T7"> </text:span><text:span text:style-name="T19">&gt;&gt;</text:span><text:span text:style-name="T7"> </text:span><text:span text:style-name="T19">&gt;&gt;=</text:span><text:span text:style-name="T7"> </text:span><text:span text:style-name="T19">&gt;&gt;&gt;</text:span><text:span text:style-name="T7"> </text:span><text:span text:style-name="T19">&gt;&gt;&gt;=</text:span><text:span text:style-name="T7"> </text:span><text:span text:style-name="T19">=</text:span><text:span text:style-name="T7"> </text:span><text:span text:style-name="T19">==</text:span><text:span text:style-name="T7"> </text:span><text:span text:style-name="T19">===</text:span><text:span text:style-name="T7"> </text:span><text:span text:style-name="T19">&amp;</text:span><text:span text:style-name="T7"> </text:span><text:span text:style-name="T19">&amp;&amp;</text:span><text:span text:style-name="T7"> </text:span><text:span text:style-name="T19">&amp;=\n"</text:span></text:p>
      <text:p text:style-name="КОД"><text:span text:style-name="T7"><text:s text:c="12"/></text:span><text:span text:style-name="T19">U" | || |= ~ <text:s/>~= ? : ,;"</text:span>;</text:p>
      <text:p text:style-name="Horizontal_20_Line"/>
      <text:p text:style-name="P62">проверочный массив токенов:</text:p>
      <text:p text:style-name="КОД"><text:span text:style-name="T26">const</text:span><text:span text:style-name="T7"> </text:span><text:span text:style-name="T2">Token</text:span><text:span text:style-name="T7"> </text:span><text:span text:style-name="T11">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19">//</text:span><text:span text:style-name="T7"> </text:span><text:span text:style-name="T19">break</text:span></text:p>
      <text:p text:style-name="КОД"><text:span text:style-name="T7"><text:s text:c="8"/></text:span><text:span text:style-name="T2">Token</text:span>::<text:span text:style-name="T2">Case</text:span>,<text:span text:style-name="T7"> <text:s text:c="14"/></text:span><text:span text:style-name="T19">//</text:span><text:span text:style-name="T7"> </text:span><text:span text:style-name="T19">case</text:span></text:p>
      <text:p text:style-name="КОД"><text:span text:style-name="T7"><text:s text:c="8"/></text:span><text:span text:style-name="T2">Token</text:span>::<text:span text:style-name="T2">Catch</text:span>,<text:span text:style-name="T7"> <text:s text:c="13"/></text:span><text:span text:style-name="T19">//</text:span><text:span text:style-name="T7"> </text:span><text:span text:style-name="T19">catch</text:span></text:p>
      <text:p text:style-name="КОД"><text:span text:style-name="T7"><text:s text:c="8"/></text:span><text:span text:style-name="T2">Token</text:span>::<text:span text:style-name="T2">Class</text:span>,<text:span text:style-name="T7"> <text:s text:c="13"/></text:span><text:span text:style-name="T19">//</text:span><text:span text:style-name="T7"> </text:span><text:span text:style-name="T19">class</text:span></text:p>
      <text:p text:style-name="КОД"><text:span text:style-name="T7"><text:s text:c="8"/></text:span><text:span text:style-name="T2">Token</text:span>::<text:span text:style-name="T2">Const</text:span>,<text:span text:style-name="T7"> <text:s text:c="13"/></text:span><text:span text:style-name="T19">//</text:span><text:span text:style-name="T7"> </text:span><text:span text:style-name="T19">const</text:span></text:p>
      <text:p text:style-name="КОД"><text:span text:style-name="T7"><text:s text:c="8"/></text:span><text:span text:style-name="T2">Token</text:span>::<text:span text:style-name="T2">Continue</text:span>,<text:span text:style-name="T7"> <text:s text:c="10"/></text:span><text:span text:style-name="T19">//</text:span><text:span text:style-name="T7"> </text:span><text:span text:style-name="T19">continue</text:span></text:p>
      <text:p text:style-name="КОД"><text:span text:style-name="T7"><text:s text:c="8"/></text:span><text:span text:style-name="T2">Token</text:span>::<text:span text:style-name="T2">Debugger</text:span>,<text:span text:style-name="T7"> <text:s text:c="10"/></text:span><text:span text:style-name="T19">//</text:span><text:span text:style-name="T7"> </text:span><text:span text:style-name="T19">debugger</text:span></text:p>
      <text:p text:style-name="КОД"><text:span text:style-name="T7"><text:s text:c="8"/></text:span><text:span text:style-name="T2">Token</text:span>::<text:span text:style-name="T2">Default</text:span>,<text:span text:style-name="T7"> <text:s text:c="11"/></text:span><text:span text:style-name="T19">//</text:span><text:span text:style-name="T7"> </text:span><text:span text:style-name="T19">default</text:span></text:p>
      <text:p text:style-name="КОД"><text:span text:style-name="T7"><text:s text:c="8"/></text:span><text:span text:style-name="T2">Token</text:span>::<text:span text:style-name="T2">Delete</text:span>,<text:span text:style-name="T7"> <text:s text:c="12"/></text:span><text:span text:style-name="T19">//</text:span><text:span text:style-name="T7"> </text:span><text:span text:style-name="T19">delete</text:span></text:p>
      <text:p text:style-name="КОД"><text:span text:style-name="T7"><text:s text:c="8"/></text:span><text:span text:style-name="T2">Token</text:span>::<text:span text:style-name="T2">Do</text:span>,<text:span text:style-name="T7"> <text:s text:c="16"/></text:span><text:span text:style-name="T19">//</text:span><text:span text:style-name="T7"> </text:span><text:span text:style-name="T19">do</text:span></text:p>
      <text:p text:style-name="КОД"><text:span text:style-name="T7"><text:s text:c="8"/></text:span><text:span text:style-name="T2">Token</text:span>::<text:span text:style-name="T2">Else</text:span>,<text:span text:style-name="T7"> <text:s text:c="14"/></text:span><text:span text:style-name="T19">//</text:span><text:span text:style-name="T7"> </text:span><text:span text:style-name="T19">else</text:span></text:p>
      <text:p text:style-name="КОД"><text:span text:style-name="T7"><text:s text:c="8"/></text:span><text:span text:style-name="T2">Token</text:span>::<text:span text:style-name="T2">Enum</text:span>,<text:span text:style-name="T7"> <text:s text:c="14"/></text:span><text:span text:style-name="T19">//</text:span><text:span text:style-name="T7"> </text:span><text:span text:style-name="T19">enum</text:span></text:p>
      <text:p text:style-name="КОД"><text:span text:style-name="T7"><text:s text:c="8"/></text:span><text:span text:style-name="T2">Token</text:span>::<text:span text:style-name="T2">Export</text:span>,<text:span text:style-name="T7"> <text:s text:c="12"/></text:span><text:span text:style-name="T19">//</text:span><text:span text:style-name="T7"> </text:span><text:span text:style-name="T19">export</text:span></text:p>
      <text:p text:style-name="КОД"><text:span text:style-name="T7"><text:s text:c="8"/></text:span><text:span text:style-name="T2">Token</text:span>::<text:span text:style-name="T2">Extends</text:span>,<text:span text:style-name="T7"> <text:s text:c="11"/></text:span><text:span text:style-name="T19">//</text:span><text:span text:style-name="T7"> </text:span><text:span text:style-name="T19">extends</text:span></text:p>
      <text:p text:style-name="КОД"><text:span text:style-name="T7"><text:s text:c="8"/></text:span><text:span text:style-name="T2">Token</text:span>::<text:span text:style-name="T2">Finally</text:span>,<text:span text:style-name="T7"> <text:s text:c="11"/></text:span><text:span text:style-name="T19">//</text:span><text:span text:style-name="T7"> </text:span><text:span text:style-name="T19">finally</text:span></text:p>
      <text:p text:style-name="КОД"><text:span text:style-name="T7"><text:s text:c="8"/></text:span><text:span text:style-name="T2">Token</text:span>::<text:span text:style-name="T2">For</text:span>,<text:span text:style-name="T7"> <text:s text:c="15"/></text:span><text:span text:style-name="T19">//</text:span><text:span text:style-name="T7"> </text:span><text:span text:style-name="T19">for</text:span></text:p>
      <text:p text:style-name="КОД"><text:span text:style-name="T7"><text:s text:c="8"/></text:span><text:span text:style-name="T2">Token</text:span>::<text:span text:style-name="T2">Function</text:span>,<text:span text:style-name="T7"> <text:s text:c="10"/></text:span><text:span text:style-name="T19">//</text:span><text:span text:style-name="T7"> </text:span><text:span text:style-name="T19">function</text:span></text:p>
      <text:p text:style-name="КОД"><text:span text:style-name="T7"><text:s text:c="8"/></text:span><text:span text:style-name="T2">Token</text:span>::<text:span text:style-name="T2">If</text:span>,<text:span text:style-name="T7"> <text:s text:c="16"/></text:span><text:span text:style-name="T19">//</text:span><text:span text:style-name="T7"> </text:span><text:span text:style-name="T19">if</text:span></text:p>
      <text:p text:style-name="КОД"><text:span text:style-name="T7"><text:s text:c="8"/></text:span><text:span text:style-name="T2">Token</text:span>::<text:span text:style-name="T2">Implements</text:span>,<text:span text:style-name="T7"> <text:s text:c="8"/></text:span><text:span text:style-name="T19">//</text:span><text:span text:style-name="T7"> </text:span><text:span text:style-name="T19">implements</text:span></text:p>
      <text:p text:style-name="КОД"><text:span text:style-name="T7"><text:s text:c="8"/></text:span><text:span text:style-name="T2">Token</text:span>::<text:span text:style-name="T2">Import</text:span>,<text:span text:style-name="T7"> <text:s text:c="12"/></text:span><text:span text:style-name="T19">//</text:span><text:span text:style-name="T7"> </text:span><text:span text:style-name="T19">import</text:span></text:p>
      <text:p text:style-name="КОД"><text:span text:style-name="T7"><text:s text:c="8"/></text:span><text:span text:style-name="T2">Token</text:span>::<text:span text:style-name="T2">In</text:span>,<text:span text:style-name="T7"> <text:s text:c="16"/></text:span><text:span text:style-name="T19">//</text:span><text:span text:style-name="T7"> </text:span><text:span text:style-name="T19">in</text:span></text:p>
      <text:p text:style-name="КОД"><text:span text:style-name="T7"><text:s text:c="8"/></text:span><text:span text:style-name="T2">Token</text:span>::<text:span text:style-name="T2">Instanceof</text:span>,<text:span text:style-name="T7"> <text:s text:c="8"/></text:span><text:span text:style-name="T19">//</text:span><text:span text:style-name="T7"> </text:span><text:span text:style-name="T19">instanceof</text:span></text:p>
      <text:p text:style-name="КОД"><text:span text:style-name="T7"><text:s text:c="8"/></text:span><text:span text:style-name="T2">Token</text:span>::<text:span text:style-name="T2">Interface</text:span>,<text:span text:style-name="T7"> <text:s text:c="9"/></text:span><text:span text:style-name="T19">//</text:span><text:span text:style-name="T7"> </text:span><text:span text:style-name="T19">interface</text:span></text:p>
      <text:p text:style-name="КОД"><text:span text:style-name="T7"><text:s text:c="8"/></text:span><text:span text:style-name="T2">Token</text:span>::<text:span text:style-name="T2">Let</text:span>,<text:span text:style-name="T7"> <text:s text:c="15"/></text:span><text:span text:style-name="T19">//</text:span><text:span text:style-name="T7"> </text:span><text:span text:style-name="T19">let</text:span></text:p>
      <text:p text:style-name="КОД"><text:span text:style-name="T7"><text:s text:c="8"/></text:span><text:span text:style-name="T2">Token</text:span>::<text:span text:style-name="T2">New</text:span>,<text:span text:style-name="T7"> <text:s text:c="15"/></text:span><text:span text:style-name="T19">//</text:span><text:span text:style-name="T7"> </text:span><text:span text:style-name="T19">new</text:span></text:p>
      <text:p text:style-name="КОД"><text:span text:style-name="T7"><text:s text:c="8"/></text:span><text:span text:style-name="T2">Token</text:span>::<text:span text:style-name="T2">Package</text:span>,<text:span text:style-name="T7"> <text:s text:c="11"/></text:span><text:span text:style-name="T19">//</text:span><text:span text:style-name="T7"> </text:span><text:span text:style-name="T19">package</text:span></text:p>
      <text:p text:style-name="КОД"><text:span text:style-name="T7"><text:s text:c="8"/></text:span><text:span text:style-name="T2">Token</text:span>::<text:span text:style-name="T2">Private</text:span>,<text:span text:style-name="T7"> <text:s text:c="11"/></text:span><text:span text:style-name="T19">//</text:span><text:span text:style-name="T7"> </text:span><text:span text:style-name="T19">private</text:span></text:p>
      <text:p text:style-name="КОД"><text:span text:style-name="T7"><text:s text:c="8"/></text:span><text:span text:style-name="T2">Token</text:span>::<text:span text:style-name="T2">Protected</text:span>,<text:span text:style-name="T7"> <text:s text:c="9"/></text:span><text:span text:style-name="T19">//</text:span><text:span text:style-name="T7"> </text:span><text:span text:style-name="T19">protected</text:span></text:p>
      <text:p text:style-name="КОД"><text:span text:style-name="T7"><text:s text:c="8"/></text:span><text:span text:style-name="T2">Token</text:span>::<text:span text:style-name="T2">Public</text:span>,<text:span text:style-name="T7"> <text:s text:c="12"/></text:span><text:span text:style-name="T19">//</text:span><text:span text:style-name="T7"> </text:span><text:span text:style-name="T19">public</text:span></text:p>
      <text:p text:style-name="КОД"><text:span text:style-name="T7"><text:s text:c="8"/></text:span><text:span text:style-name="T2">Token</text:span>::<text:span text:style-name="T2">Return</text:span>,<text:span text:style-name="T7"> <text:s text:c="12"/></text:span><text:span text:style-name="T19">//</text:span><text:span text:style-name="T7"> </text:span><text:span text:style-name="T19">return</text:span></text:p>
      <text:p text:style-name="КОД"><text:span text:style-name="T7"><text:s text:c="8"/></text:span><text:span text:style-name="T2">Token</text:span>::<text:span text:style-name="T2">Static</text:span>,<text:span text:style-name="T7"> <text:s text:c="12"/></text:span><text:span text:style-name="T19">//</text:span><text:span text:style-name="T7"> </text:span><text:span text:style-name="T19">static</text:span></text:p>
      <text:p text:style-name="КОД"><text:span text:style-name="T7"><text:s text:c="8"/></text:span><text:span text:style-name="T2">Token</text:span>::<text:span text:style-name="T2">Super</text:span>,<text:span text:style-name="T7"> <text:s text:c="13"/></text:span><text:span text:style-name="T19">//</text:span><text:span text:style-name="T7"> </text:span><text:span text:style-name="T19">super</text:span></text:p>
      <text:p text:style-name="КОД"><text:span text:style-name="T7"><text:s text:c="8"/></text:span><text:span text:style-name="T2">Token</text:span>::<text:span text:style-name="T2">Switch</text:span>,<text:span text:style-name="T7"> <text:s text:c="12"/></text:span><text:span text:style-name="T19">//</text:span><text:span text:style-name="T7"> </text:span><text:span text:style-name="T19">switch</text:span></text:p>
      <text:p text:style-name="КОД"><text:soft-page-break/><text:span text:style-name="T7"><text:s text:c="8"/></text:span><text:span text:style-name="T2">Token</text:span>::<text:span text:style-name="T2">This</text:span>,<text:span text:style-name="T7"> <text:s text:c="14"/></text:span><text:span text:style-name="T19">//</text:span><text:span text:style-name="T7"> </text:span><text:span text:style-name="T19">this</text:span></text:p>
      <text:p text:style-name="КОД"><text:span text:style-name="T7"><text:s text:c="8"/></text:span><text:span text:style-name="T2">Token</text:span>::<text:span text:style-name="T2">Throw</text:span>,<text:span text:style-name="T7"> <text:s text:c="13"/></text:span><text:span text:style-name="T19">//</text:span><text:span text:style-name="T7"> </text:span><text:span text:style-name="T19">throw</text:span></text:p>
      <text:p text:style-name="КОД"><text:span text:style-name="T7"><text:s text:c="8"/></text:span><text:span text:style-name="T2">Token</text:span>::<text:span text:style-name="T2">Try</text:span>,<text:span text:style-name="T7"> <text:s text:c="15"/></text:span><text:span text:style-name="T19">//</text:span><text:span text:style-name="T7"> </text:span><text:span text:style-name="T19">try</text:span></text:p>
      <text:p text:style-name="КОД"><text:span text:style-name="T7"><text:s text:c="8"/></text:span><text:span text:style-name="T2">Token</text:span>::<text:span text:style-name="T2">Typeof</text:span>,<text:span text:style-name="T7"> <text:s text:c="12"/></text:span><text:span text:style-name="T19">//</text:span><text:span text:style-name="T7"> </text:span><text:span text:style-name="T19">typeof</text:span></text:p>
      <text:p text:style-name="КОД"><text:span text:style-name="T7"><text:s text:c="8"/></text:span><text:span text:style-name="T2">Token</text:span>::<text:span text:style-name="T2">Var</text:span>,<text:span text:style-name="T7"> <text:s text:c="15"/></text:span><text:span text:style-name="T19">//</text:span><text:span text:style-name="T7"> </text:span><text:span text:style-name="T19">var</text:span></text:p>
      <text:p text:style-name="КОД"><text:span text:style-name="T7"><text:s text:c="8"/></text:span><text:span text:style-name="T2">Token</text:span>::<text:span text:style-name="T2">Void</text:span>,<text:span text:style-name="T7"> <text:s text:c="14"/></text:span><text:span text:style-name="T19">//</text:span><text:span text:style-name="T7"> </text:span><text:span text:style-name="T19">void</text:span></text:p>
      <text:p text:style-name="КОД"><text:span text:style-name="T7"><text:s text:c="8"/></text:span><text:span text:style-name="T2">Token</text:span>::<text:span text:style-name="T2">While</text:span>,<text:span text:style-name="T7"> <text:s text:c="13"/></text:span><text:span text:style-name="T19">//</text:span><text:span text:style-name="T7"> </text:span><text:span text:style-name="T19">while</text:span></text:p>
      <text:p text:style-name="КОД"><text:span text:style-name="T7"><text:s text:c="8"/></text:span><text:span text:style-name="T2">Token</text:span>::<text:span text:style-name="T2">With</text:span>,<text:span text:style-name="T7"> <text:s text:c="14"/></text:span><text:span text:style-name="T19">//</text:span><text:span text:style-name="T7"> </text:span><text:span text:style-name="T19">with</text:span></text:p>
      <text:p text:style-name="КОД"><text:span text:style-name="T7"><text:s text:c="8"/></text:span><text:span text:style-name="T2">Token</text:span>::<text:span text:style-name="T2">Yield</text:span>,<text:span text:style-name="T7"> <text:s text:c="13"/></text:span><text:span text:style-name="T19">//</text:span><text:span text:style-name="T7"> </text:span><text:span text:style-name="T19">yield</text:span></text:p>
      <text:p text:style-name="КОД"><text:span text:style-name="T7"><text:s text:c="8"/></text:span><text:span text:style-name="T2">Token</text:span>::<text:span text:style-name="T2">Dot</text:span>,<text:span text:style-name="T7"> <text:s text:c="15"/></text:span><text:span text:style-name="T19">//</text:span><text:span text:style-name="T7"> </text:span><text:span text:style-name="T19">.</text:span></text:p>
      <text:p text:style-name="КОД"><text:span text:style-name="T7"><text:s text:c="8"/></text:span><text:span text:style-name="T2">Token</text:span>::<text:span text:style-name="T2">LeftParenth</text:span>,<text:span text:style-name="T7"> <text:s text:c="7"/></text:span><text:span text:style-name="T19">//</text:span><text:span text:style-name="T7"> </text:span><text:span text:style-name="T19">(</text:span></text:p>
      <text:p text:style-name="КОД"><text:span text:style-name="T7"><text:s text:c="8"/></text:span><text:span text:style-name="T2">Token</text:span>::<text:span text:style-name="T2">LeftBrace</text:span>,<text:span text:style-name="T7"> <text:s text:c="9"/></text:span><text:span text:style-name="T19">//</text:span><text:span text:style-name="T7"> </text:span><text:span text:style-name="T19">{</text:span></text:p>
      <text:p text:style-name="КОД"><text:span text:style-name="T7"><text:s text:c="8"/></text:span><text:span text:style-name="T2">Token</text:span>::<text:span text:style-name="T2">LeftBracket</text:span>,<text:span text:style-name="T7"> <text:s text:c="7"/></text:span><text:span text:style-name="T19">//</text:span><text:span text:style-name="T7"> </text:span><text:span text:style-name="T19">[</text:span></text:p>
      <text:p text:style-name="КОД"><text:span text:style-name="T7"><text:s text:c="8"/></text:span><text:span text:style-name="T2">Token</text:span>::<text:span text:style-name="T2">RightParenth</text:span>,<text:span text:style-name="T7"> <text:s text:c="6"/></text:span><text:span text:style-name="T19">//</text:span><text:span text:style-name="T7"> </text:span><text:span text:style-name="T19">)</text:span></text:p>
      <text:p text:style-name="КОД"><text:span text:style-name="T7"><text:s text:c="8"/></text:span><text:span text:style-name="T2">Token</text:span>::<text:span text:style-name="T2">RightBrace</text:span>,<text:span text:style-name="T7"> <text:s text:c="8"/></text:span><text:span text:style-name="T19">//</text:span><text:span text:style-name="T7"> </text:span><text:span text:style-name="T19">}</text:span></text:p>
      <text:p text:style-name="КОД"><text:span text:style-name="T7"><text:s text:c="8"/></text:span><text:span text:style-name="T2">Token</text:span>::<text:span text:style-name="T2">RightBracket</text:span>,<text:span text:style-name="T7"> <text:s text:c="6"/></text:span><text:span text:style-name="T19">//</text:span><text:span text:style-name="T7"> </text:span><text:span text:style-name="T19">]</text:span></text:p>
      <text:p text:style-name="КОД"><text:span text:style-name="T7"><text:s text:c="8"/></text:span><text:span text:style-name="T2">Token</text:span>::<text:span text:style-name="T2">Plus</text:span>,<text:span text:style-name="T7"> <text:s text:c="14"/></text:span><text:span text:style-name="T19">//</text:span><text:span text:style-name="T7"> </text:span><text:span text:style-name="T19">+</text:span></text:p>
      <text:p text:style-name="КОД"><text:span text:style-name="T7"><text:s text:c="8"/></text:span><text:span text:style-name="T2">Token</text:span>::<text:span text:style-name="T2">PlusPlus</text:span>,<text:span text:style-name="T7"> <text:s text:c="10"/></text:span><text:span text:style-name="T19">//</text:span><text:span text:style-name="T7"> </text:span><text:span text:style-name="T19">++</text:span></text:p>
      <text:p text:style-name="КОД"><text:span text:style-name="T7"><text:s text:c="8"/></text:span><text:span text:style-name="T2">Token</text:span>::<text:span text:style-name="T2">PlusAssign</text:span>,<text:span text:style-name="T7"> <text:s text:c="8"/></text:span><text:span text:style-name="T19">//</text:span><text:span text:style-name="T7"> </text:span><text:span text:style-name="T19">+=</text:span></text:p>
      <text:p text:style-name="КОД"><text:span text:style-name="T7"><text:s text:c="8"/></text:span><text:span text:style-name="T2">Token</text:span>::<text:span text:style-name="T2">Minus</text:span>,<text:span text:style-name="T7"> <text:s text:c="13"/></text:span><text:span text:style-name="T19">//</text:span><text:span text:style-name="T7"> </text:span><text:span text:style-name="T19">-</text:span></text:p>
      <text:p text:style-name="КОД"><text:span text:style-name="T7"><text:s text:c="8"/></text:span><text:span text:style-name="T2">Token</text:span>::<text:span text:style-name="T2">MinusMinus</text:span>,<text:span text:style-name="T7"> <text:s text:c="8"/></text:span><text:span text:style-name="T19">//</text:span><text:span text:style-name="T7"> </text:span><text:span text:style-name="T19">--</text:span></text:p>
      <text:p text:style-name="КОД"><text:span text:style-name="T7"><text:s text:c="8"/></text:span><text:span text:style-name="T2">Token</text:span>::<text:span text:style-name="T2">MinusAssign</text:span>,<text:span text:style-name="T7"> <text:s text:c="7"/></text:span><text:span text:style-name="T19">//</text:span><text:span text:style-name="T7"> </text:span><text:span text:style-name="T19">-=</text:span></text:p>
      <text:p text:style-name="КОД"><text:span text:style-name="T7"><text:s text:c="8"/></text:span><text:span text:style-name="T2">Token</text:span>::<text:span text:style-name="T2">Caret</text:span>,<text:span text:style-name="T7"> <text:s text:c="13"/></text:span><text:span text:style-name="T19">//</text:span><text:span text:style-name="T7"> </text:span><text:span text:style-name="T19">^</text:span></text:p>
      <text:p text:style-name="КОД"><text:span text:style-name="T7"><text:s text:c="8"/></text:span><text:span text:style-name="T2">Token</text:span>::<text:span text:style-name="T2">XorAssign</text:span>,<text:span text:style-name="T7"> <text:s text:c="9"/></text:span><text:span text:style-name="T19">//</text:span><text:span text:style-name="T7"> </text:span><text:span text:style-name="T19">^=</text:span></text:p>
      <text:p text:style-name="КОД"><text:span text:style-name="T7"><text:s text:c="8"/></text:span><text:span text:style-name="T2">Token</text:span>::<text:span text:style-name="T2">Exclamation</text:span>,<text:span text:style-name="T7"> <text:s text:c="7"/></text:span><text:span text:style-name="T19">//</text:span><text:span text:style-name="T7"> </text:span><text:span text:style-name="T19">!</text:span></text:p>
      <text:p text:style-name="КОД"><text:span text:style-name="T7"><text:s text:c="8"/></text:span><text:span text:style-name="T2">Token</text:span>::<text:span text:style-name="T2">NotEqual</text:span>,<text:span text:style-name="T7"> <text:s text:c="10"/></text:span><text:span text:style-name="T19">//</text:span><text:span text:style-name="T7"> </text:span><text:span text:style-name="T19">!=</text:span></text:p>
      <text:p text:style-name="КОД"><text:span text:style-name="T7"><text:s text:c="8"/></text:span><text:span text:style-name="T2">Token</text:span>::<text:span text:style-name="T2">NotIdentity</text:span>,<text:span text:style-name="T7"> <text:s text:c="7"/></text:span><text:span text:style-name="T19">//</text:span><text:span text:style-name="T7"> </text:span><text:span text:style-name="T19">!==</text:span></text:p>
      <text:p text:style-name="КОД"><text:span text:style-name="T7"><text:s text:c="8"/></text:span><text:span text:style-name="T2">Token</text:span>::<text:span text:style-name="T2">Asterisk</text:span>,<text:span text:style-name="T7"> <text:s text:c="10"/></text:span><text:span text:style-name="T19">//</text:span><text:span text:style-name="T7"> </text:span><text:span text:style-name="T19">*</text:span></text:p>
      <text:p text:style-name="КОД"><text:span text:style-name="T7"><text:s text:c="8"/></text:span><text:span text:style-name="T2">Token</text:span>::<text:span text:style-name="T2">MulAssign</text:span>,<text:span text:style-name="T7"> <text:s text:c="9"/></text:span><text:span text:style-name="T19">//</text:span><text:span text:style-name="T7"> </text:span><text:span text:style-name="T19">*=</text:span></text:p>
      <text:p text:style-name="КОД"><text:span text:style-name="T7"><text:s text:c="8"/></text:span><text:span text:style-name="T2">Token</text:span>::<text:span text:style-name="T2">Slash</text:span>,<text:span text:style-name="T7"> <text:s text:c="13"/></text:span><text:span text:style-name="T19">//</text:span><text:span text:style-name="T7"> </text:span><text:span text:style-name="T19">/</text:span></text:p>
      <text:p text:style-name="КОД"><text:span text:style-name="T7"><text:s text:c="8"/></text:span><text:span text:style-name="T2">Token</text:span>::<text:span text:style-name="T2">SlashAssign</text:span>,<text:span text:style-name="T7"> <text:s text:c="7"/></text:span><text:span text:style-name="T19">//</text:span><text:span text:style-name="T7"> </text:span><text:span text:style-name="T19">/=</text:span></text:p>
      <text:p text:style-name="КОД"><text:span text:style-name="T7"><text:s text:c="8"/></text:span><text:span text:style-name="T2">Token</text:span>::<text:span text:style-name="T2">Percent</text:span>,<text:span text:style-name="T7"> <text:s text:c="11"/></text:span><text:span text:style-name="T19">//</text:span><text:span text:style-name="T7"> </text:span><text:span text:style-name="T19">%</text:span></text:p>
      <text:p text:style-name="КОД"><text:span text:style-name="T7"><text:s text:c="8"/></text:span><text:span text:style-name="T2">Token</text:span>::<text:span text:style-name="T2">PercentAssign</text:span>,<text:span text:style-name="T7"> <text:s text:c="5"/></text:span><text:span text:style-name="T19">//</text:span><text:span text:style-name="T7"> </text:span><text:span text:style-name="T19">%=</text:span></text:p>
      <text:p text:style-name="КОД"><text:span text:style-name="T7"><text:s text:c="8"/></text:span><text:span text:style-name="T2">Token</text:span>::<text:span text:style-name="T2">Less</text:span>,<text:span text:style-name="T7"> <text:s text:c="14"/></text:span><text:span text:style-name="T19">//</text:span><text:span text:style-name="T7"> </text:span><text:span text:style-name="T19">&lt;</text:span></text:p>
      <text:p text:style-name="КОД"><text:span text:style-name="T7"><text:s text:c="8"/></text:span><text:span text:style-name="T2">Token</text:span>::<text:span text:style-name="T2">LessEqual</text:span>,<text:span text:style-name="T7"> <text:s text:c="9"/></text:span><text:span text:style-name="T19">//</text:span><text:span text:style-name="T7"> </text:span><text:span text:style-name="T19">&lt;=</text:span></text:p>
      <text:p text:style-name="КОД"><text:span text:style-name="T7"><text:s text:c="8"/></text:span><text:span text:style-name="T2">Token</text:span>::<text:span text:style-name="T2">LShift</text:span>,<text:span text:style-name="T7"> <text:s text:c="12"/></text:span><text:span text:style-name="T19">//</text:span><text:span text:style-name="T7"> </text:span><text:span text:style-name="T19">&lt;&lt;</text:span></text:p>
      <text:p text:style-name="КОД"><text:span text:style-name="T7"><text:s text:c="8"/></text:span><text:span text:style-name="T2">Token</text:span>::<text:span text:style-name="T2">LShiftAssign</text:span>,<text:span text:style-name="T7"> <text:s text:c="6"/></text:span><text:span text:style-name="T19">//</text:span><text:span text:style-name="T7"> </text:span><text:span text:style-name="T19">&lt;&lt;=</text:span></text:p>
      <text:p text:style-name="КОД"><text:span text:style-name="T7"><text:s text:c="8"/></text:span><text:span text:style-name="T2">Token</text:span>::<text:span text:style-name="T2">Greater</text:span>,<text:span text:style-name="T7"> <text:s text:c="11"/></text:span><text:span text:style-name="T19">//</text:span><text:span text:style-name="T7"> </text:span><text:span text:style-name="T19">&gt;</text:span></text:p>
      <text:p text:style-name="КОД"><text:span text:style-name="T7"><text:s text:c="8"/></text:span><text:span text:style-name="T2">Token</text:span>::<text:span text:style-name="T2">GreaterEqual</text:span>,<text:span text:style-name="T7"> <text:s text:c="6"/></text:span><text:span text:style-name="T19">//</text:span><text:span text:style-name="T7"> </text:span><text:span text:style-name="T19">&gt;=</text:span></text:p>
      <text:p text:style-name="КОД"><text:span text:style-name="T7"><text:s text:c="8"/></text:span><text:span text:style-name="T2">Token</text:span>::<text:span text:style-name="T2">RShift</text:span>,<text:span text:style-name="T7"> <text:s text:c="12"/></text:span><text:span text:style-name="T19">//</text:span><text:span text:style-name="T7"> </text:span><text:span text:style-name="T19">&gt;&gt;</text:span></text:p>
      <text:p text:style-name="КОД"><text:span text:style-name="T7"><text:s text:c="8"/></text:span><text:span text:style-name="T2">Token</text:span>::<text:span text:style-name="T2">RShiftAssign</text:span>,<text:span text:style-name="T7"> <text:s text:c="6"/></text:span><text:span text:style-name="T19">//</text:span><text:span text:style-name="T7"> </text:span><text:span text:style-name="T19">&gt;&gt;=</text:span></text:p>
      <text:p text:style-name="КОД"><text:span text:style-name="T7"><text:s text:c="8"/></text:span><text:span text:style-name="T2">Token</text:span>::<text:span text:style-name="T2">RShiftZero</text:span>,<text:span text:style-name="T7"> <text:s text:c="8"/></text:span><text:span text:style-name="T19">//</text:span><text:span text:style-name="T7"> </text:span><text:span text:style-name="T19">&gt;&gt;&gt;</text:span></text:p>
      <text:p text:style-name="КОД"><text:span text:style-name="T7"><text:s text:c="8"/></text:span><text:span text:style-name="T2">Token</text:span>::<text:span text:style-name="T2">RShiftZeroAssign</text:span>,<text:span text:style-name="T7"> <text:s text:c="2"/></text:span><text:span text:style-name="T19">//</text:span><text:span text:style-name="T7"> </text:span><text:span text:style-name="T19">&gt;&gt;&gt;=</text:span></text:p>
      <text:p text:style-name="КОД"><text:span text:style-name="T7"><text:s text:c="8"/></text:span><text:span text:style-name="T2">Token</text:span>::<text:span text:style-name="T2">Assign</text:span>,<text:span text:style-name="T7"> <text:s text:c="12"/></text:span><text:span text:style-name="T19">//</text:span><text:span text:style-name="T7"> </text:span><text:span text:style-name="T19">=</text:span></text:p>
      <text:p text:style-name="КОД"><text:span text:style-name="T7"><text:s text:c="8"/></text:span><text:span text:style-name="T2">Token</text:span>::<text:span text:style-name="T2">Equal</text:span>,<text:span text:style-name="T7"> <text:s text:c="13"/></text:span><text:span text:style-name="T19">//</text:span><text:span text:style-name="T7"> </text:span><text:span text:style-name="T19">==</text:span></text:p>
      <text:p text:style-name="КОД"><text:span text:style-name="T7"><text:s text:c="8"/></text:span><text:span text:style-name="T2">Token</text:span>::<text:span text:style-name="T2">Identity</text:span>,<text:span text:style-name="T7"> <text:s text:c="10"/></text:span><text:span text:style-name="T19">//</text:span><text:span text:style-name="T7"> </text:span><text:span text:style-name="T19">===</text:span></text:p>
      <text:p text:style-name="КОД"><text:span text:style-name="T7"><text:s text:c="8"/></text:span><text:span text:style-name="T2">Token</text:span>::<text:span text:style-name="T2">Ampersand</text:span>,<text:span text:style-name="T7"> <text:s text:c="9"/></text:span><text:span text:style-name="T19">//</text:span><text:span text:style-name="T7"> </text:span><text:span text:style-name="T19">&amp;</text:span></text:p>
      <text:p text:style-name="КОД"><text:span text:style-name="T7"><text:s text:c="8"/></text:span><text:span text:style-name="T2">Token</text:span>::<text:span text:style-name="T2">LogicalAnd</text:span>,<text:span text:style-name="T7"> <text:s text:c="8"/></text:span><text:span text:style-name="T19">//</text:span><text:span text:style-name="T7"> </text:span><text:span text:style-name="T19">&amp;&amp;</text:span></text:p>
      <text:p text:style-name="КОД"><text:span text:style-name="T7"><text:s text:c="8"/></text:span><text:span text:style-name="T2">Token</text:span>::<text:span text:style-name="T2">BitAndAssign</text:span>,<text:span text:style-name="T7"> <text:s text:c="6"/></text:span><text:span text:style-name="T19">//</text:span><text:span text:style-name="T7"> </text:span><text:span text:style-name="T19">&amp;=</text:span></text:p>
      <text:p text:style-name="КОД"><text:span text:style-name="T7"><text:s text:c="8"/></text:span><text:span text:style-name="T2">Token</text:span>::<text:span text:style-name="T2">Vertical</text:span>,<text:span text:style-name="T7"> <text:s text:c="10"/></text:span><text:span text:style-name="T19">//</text:span><text:span text:style-name="T7"> </text:span><text:span text:style-name="T19">|</text:span></text:p>
      <text:p text:style-name="КОД"><text:span text:style-name="T7"><text:s text:c="8"/></text:span><text:span text:style-name="T2">Token</text:span>::<text:span text:style-name="T2">LogicalOr</text:span>,<text:span text:style-name="T7"> <text:s text:c="9"/></text:span><text:span text:style-name="T19">//</text:span><text:span text:style-name="T7"> </text:span><text:span text:style-name="T19">||</text:span></text:p>
      <text:p text:style-name="КОД"><text:span text:style-name="T7"><text:s text:c="8"/></text:span><text:span text:style-name="T2">Token</text:span>::<text:span text:style-name="T2">BitOrAssign</text:span>,<text:span text:style-name="T7"> <text:s text:c="7"/></text:span><text:span text:style-name="T19">//</text:span><text:span text:style-name="T7"> </text:span><text:span text:style-name="T19">|=</text:span></text:p>
      <text:p text:style-name="КОД"><text:span text:style-name="T7"><text:s text:c="8"/></text:span><text:span text:style-name="T2">Token</text:span>::<text:span text:style-name="T2">BitNot</text:span>,<text:span text:style-name="T7"> <text:s text:c="12"/></text:span><text:span text:style-name="T19">//</text:span><text:span text:style-name="T7"> </text:span><text:span text:style-name="T19">~</text:span></text:p>
      <text:p text:style-name="КОД"><text:span text:style-name="T7"><text:s text:c="8"/></text:span><text:span text:style-name="T2">Token</text:span>::<text:span text:style-name="T2">BitNotAssign</text:span>,<text:span text:style-name="T7"> <text:s text:c="6"/></text:span><text:span text:style-name="T19">//</text:span><text:span text:style-name="T7"> </text:span><text:span text:style-name="T19">~=</text:span></text:p>
      <text:p text:style-name="КОД"><text:span text:style-name="T7"><text:s text:c="8"/></text:span><text:span text:style-name="T2">Token</text:span>::<text:span text:style-name="T2">Question</text:span>,<text:span text:style-name="T7"> <text:s text:c="10"/></text:span><text:span text:style-name="T19">//</text:span><text:span text:style-name="T7"> </text:span><text:span text:style-name="T19">?</text:span></text:p>
      <text:p text:style-name="КОД"><text:span text:style-name="T7"><text:s text:c="8"/></text:span><text:span text:style-name="T2">Token</text:span>::<text:span text:style-name="T2">Colon</text:span>,<text:span text:style-name="T7"> <text:s text:c="13"/></text:span><text:span text:style-name="T19">//</text:span><text:span text:style-name="T7"> </text:span><text:span text:style-name="T19">:</text:span></text:p>
      <text:p text:style-name="КОД"><text:span text:style-name="T7"><text:s text:c="8"/></text:span><text:span text:style-name="T2">Token</text:span>::<text:span text:style-name="T2">Comma</text:span>,<text:span text:style-name="T7"> <text:s text:c="13"/></text:span><text:span text:style-name="T19">//</text:span><text:span text:style-name="T7"> </text:span><text:span text:style-name="T19">,</text:span></text:p>
      <text:p text:style-name="КОД"><text:span text:style-name="T7"><text:s text:c="8"/></text:span><text:span text:style-name="T2">Token</text:span>::<text:span text:style-name="T2">Semicolon</text:span>,<text:span text:style-name="T7"> <text:s text:c="9"/></text:span><text:span text:style-name="T19">//</text:span><text:span text:style-name="T7"> </text:span><text:span text:style-name="T19">;</text:span></text:p>
      <text:p text:style-name="КОД"><text:span text:style-name="T7"><text:s text:c="4"/></text:span>};</text:p>
      <text:p text:style-name="Horizontal_20_Line"/>
      <text:p text:style-name="P62">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26">int</text:span><text:span text:style-name="T7"> </text:span><text:span text:style-name="T11">n</text:span><text:span text:style-name="T7"> </text:span>=<text:span text:style-name="T7"> </text:span><text:span text:style-name="T26">sizeof</text:span><text:span text:style-name="T7"> </text:span>(<text:span text:style-name="T11">tokens</text:span>)<text:span text:style-name="T7"> </text:span>/<text:span text:style-name="T7"> </text:span><text:span text:style-name="T26">sizeof</text:span>(<text:span text:style-name="T2">Token</text:span>);</text:p>
      <text:p text:style-name="КОД"><text:span text:style-name="T7"><text:s text:c="4"/></text:span><text:span text:style-name="T26">int</text:span><text:span text:style-name="T7"> </text:span><text:span text:style-name="T11">i</text:span><text:span text:style-name="T7"> </text:span>=<text:span text:style-name="T7"> </text:span><text:span text:style-name="T24">0</text:span>;</text:p>
      <text:p text:style-name="КОД"><text:span text:style-name="T7"><text:s text:c="4"/></text:span><text:span text:style-name="T26">while</text:span><text:span text:style-name="T7"> </text:span>(<text:span text:style-name="T11">lexer</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4">assert</text:span>(<text:span text:style-name="T11">i</text:span><text:span text:style-name="T7"> </text:span>&lt;<text:span text:style-name="T7"> </text:span><text:span text:style-name="T11">n</text:span>);</text:p>
      <text:p text:style-name="КОД"><text:span text:style-name="T7"><text:s text:c="8"/></text:span><text:span text:style-name="T24">assert</text:span>(<text:span text:style-name="T11">lexer</text:span>.<text:span text:style-name="T14">currentToken</text:span>()<text:span text:style-name="T7"> </text:span>==<text:span text:style-name="T7"> </text:span><text:span text:style-name="T11">tokens</text:span>[<text:span text:style-name="T11">i</text:span>]);</text:p>
      <text:p text:style-name="КОД"><text:span text:style-name="T7"><text:s text:c="8"/></text:span><text:span text:style-name="T11">i</text:span>++;</text:p>
      <text:p text:style-name="КОД"><text:span text:style-name="T7"><text:s text:c="4"/></text:span>}</text:p>
      <text:p text:style-name="Horizontal_20_Line"/>
      <text:p text:style-name="P62"><text:span text:style-name="T68">Мы написали очень много кода, и к</text:span>онечно же, без ошибок не обойдётся, исправим всё и добьёмся того, чтобы тест прошёл. <text:span text:style-name="T68">В частности, ошибки обнаружились в распознавании точки </text:span><text:span text:style-name="T69">и, соответственно, действительного числа,</text:span><text:span text:style-name="T68"> и несколько неверных знаков операций как результат копипаста.</text:span></text:p>
      <text:p text:style-name="ВЫВОД">Tests OK</text:p>
      <text:p text:style-name="P63">Теперь проверим идентификаторы и числа. <text:span text:style-name="T70">Добавим в класс Lexer_Test несколько методов:</text:span></text:p>
      <text:p text:style-name="КОД"><text:span text:style-name="T26">class</text:span><text:span text:style-name="T7"> </text:span><text:span text:style-name="T3">Lexer_Test</text:span></text:p>
      <text:p text:style-name="КОД">{</text:p>
      <text:p text:style-name="КОД"><text:span text:style-name="T26">public</text:span>:</text:p>
      <text:p text:style-name="КОД"><text:span text:style-name="T7"><text:s text:c="4"/></text:span><text:span text:style-name="T26">void</text:span><text:span text:style-name="T7"> </text:span><text:span text:style-name="T15">run</text:span>();</text:p>
      <text:p text:style-name="КОД"><text:span text:style-name="T26">private</text:span>:</text:p>
      <text:p text:style-name="КОД"><text:span text:style-name="T7"><text:s text:c="4"/></text:span><text:span text:style-name="T26">void</text:span><text:span text:style-name="T7"> </text:span><text:span text:style-name="T15">initTestCase</text:span>();</text:p>
      <text:p text:style-name="КОД"><text:span text:style-name="T7"><text:s text:c="4"/></text:span><text:span text:style-name="T26">void</text:span><text:span text:style-name="T7"> </text:span><text:span text:style-name="T15">cleanupTestCase</text:span>();</text:p>
      <text:p text:style-name="КОД"><text:span text:style-name="T7"><text:s text:c="4"/></text:span><text:span text:style-name="T26">void</text:span><text:span text:style-name="T7"> </text:span><text:span text:style-name="T15">test_allTokens</text:span>();</text:p>
      <text:p text:style-name="КОД"><text:span text:style-name="T7"><text:s text:c="4"/></text:span><text:span text:style-name="T26">void</text:span><text:span text:style-name="T7"> </text:span><text:span text:style-name="T15">test_realNumbers</text:span>();</text:p>
      <text:p text:style-name="КОД"><text:span text:style-name="T7"><text:s text:c="4"/></text:span><text:span text:style-name="T26">void</text:span><text:span text:style-name="T7"> </text:span><text:span text:style-name="T15">test_intNumbers</text:span>();</text:p>
      <text:p text:style-name="КОД"><text:span text:style-name="T7"><text:s text:c="4"/></text:span><text:span text:style-name="T26">void</text:span><text:span text:style-name="T7"> </text:span><text:span text:style-name="T15">test_identifiers</text:span>();</text:p>
      <text:p text:style-name="КОД">};</text:p>
      <text:p text:style-name="Horizontal_20_Line"/>
      <text:p text:style-name="КОД"><text:span text:style-name="T26">void</text:span><text:span text:style-name="T7"> </text:span><text:span text:style-name="T2">Lexer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allTokens</text:span>();</text:p>
      <text:p text:style-name="КОД"><text:span text:style-name="T7"><text:s text:c="4"/></text:span><text:span text:style-name="T14">test_realNumbers</text:span>();</text:p>
      <text:p text:style-name="КОД"><text:span text:style-name="T7"><text:s text:c="4"/></text:span><text:span text:style-name="T14">test_intNumbers</text:span>();</text:p>
      <text:p text:style-name="КОД"><text:span text:style-name="T7"><text:s text:c="4"/></text:span><text:span text:style-name="T14">test_identifiers</text:span>();</text:p>
      <text:p text:style-name="КОД"><text:span text:style-name="T7"><text:s text:c="4"/></text:span><text:span text:style-name="T14">cleanupTestCase</text:span>();</text:p>
      <text:p text:style-name="P166">}</text:p>
      <text:p text:style-name="P167">.........</text:p>
      <text:p text:style-name="КОД"><text:span text:style-name="T26">void</text:span><text:span text:style-name="T7"> </text:span><text:span text:style-name="T2">Lexer_Test</text:span>::<text:span text:style-name="T15">test_realNumbers</text:span>()</text:p>
      <text:p text:style-name="КОД">{</text:p>
      <text:p text:style-name="КОД"><text:span text:style-name="T7"><text:s text:c="4"/></text:span><text:span text:style-name="T2">u32string</text:span><text:span text:style-name="T7"> </text:span><text:span text:style-name="T11">strRealNumbers</text:span><text:span text:style-name="T7"> </text:span>=<text:span text:style-name="T7"> </text:span><text:span text:style-name="T19">U"1234.5</text:span><text:span text:style-name="T7"> </text:span><text:span text:style-name="T19">6.78</text:span><text:span text:style-name="T7"> </text:span><text:span text:style-name="T19">.89E-11</text:span><text:span text:style-name="T7"> </text:span><text:span text:style-name="T19">0.12e+5</text:span><text:span text:style-name="T7"> </text:span><text:span text:style-name="T19">0.0034</text:span><text:span text:style-name="T7"> </text:span><text:span text:style-name="T19">345E+9"</text:span>;</text:p>
      <text:p text:style-name="КОД"><text:span text:style-name="T7"><text:s text:c="4"/></text:span><text:span text:style-name="T26">const</text:span><text:span text:style-name="T7"> </text:span><text:span text:style-name="T26">int</text:span><text:span text:style-name="T7"> </text:span><text:span text:style-name="T11">n</text:span><text:span text:style-name="T7"> </text:span>=<text:span text:style-name="T7"> </text:span><text:span text:style-name="T24">6</text:span>;</text:p>
      <text:p text:style-name="КОД"><text:span text:style-name="T7"><text:s text:c="4"/></text:span><text:span text:style-name="T26">const</text:span><text:span text:style-name="T7"> </text:span><text:span text:style-name="T2">u32string</text:span><text:span text:style-name="T7"> </text:span><text:span text:style-name="T11">numberTokens</text:span>[<text:span text:style-name="T11">n</text:span>]<text:span text:style-name="T7"> </text:span>=<text:span text:style-name="T7"> </text:span>{</text:p>
      <text:p text:style-name="КОД"><text:span text:style-name="T7"><text:s text:c="8"/></text:span><text:span text:style-name="T19">U"1234.5"</text:span>,<text:span text:style-name="T7"> </text:span><text:span text:style-name="T19">U"6.78"</text:span>,<text:span text:style-name="T7"> </text:span><text:span text:style-name="T19">U".89E-11"</text:span>,<text:span text:style-name="T7"> </text:span><text:span text:style-name="T19">U"0.12e+5"</text:span>,<text:span text:style-name="T7"> </text:span><text:span text:style-name="T19">U"0.0034"</text:span>,<text:span text:style-name="T7"> </text:span><text:span text:style-name="T19">U"345E+9"</text:span></text:p>
      <text:p text:style-name="КОД"><text:span text:style-name="T7"><text:s text:c="4"/></text:span>};</text:p>
      <text:p text:style-name="КОД"><text:span text:style-name="T7"><text:s text:c="4"/></text:span><text:span text:style-name="T2">Lexer</text:span><text:span text:style-name="T7"> </text:span><text:span text:style-name="T11">lexerReal</text:span>(<text:span text:style-name="T11">strRealNumbers</text:span>);</text:p>
      <text:p text:style-name="КОД"><text:span text:style-name="T7"><text:s text:c="4"/></text:span><text:span text:style-name="T26">int</text:span><text:span text:style-name="T7"> </text:span><text:span text:style-name="T11">i</text:span><text:span text:style-name="T7"> </text:span>=<text:span text:style-name="T7"> </text:span><text:span text:style-name="T24">0</text:span>;</text:p>
      <text:p text:style-name="КОД"><text:span text:style-name="T7"><text:s text:c="4"/></text:span><text:span text:style-name="T26">while</text:span><text:span text:style-name="T7"> </text:span>(<text:span text:style-name="T11">lexerReal</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4">assert</text:span>(<text:span text:style-name="T11">i</text:span><text:span text:style-name="T7"> </text:span>&lt;<text:span text:style-name="T7"> </text:span><text:span text:style-name="T11">n</text:span>);</text:p>
      <text:p text:style-name="КОД"><text:span text:style-name="T7"><text:s text:c="8"/></text:span><text:span text:style-name="T24">assert</text:span>(<text:span text:style-name="T11">lexerReal</text:span>.<text:span text:style-name="T14">currentToken</text:span>()<text:span text:style-name="T7"> </text:span>==<text:span text:style-name="T7"> </text:span><text:span text:style-name="T2">Token</text:span>::<text:span text:style-name="T2">RealNumber</text:span>);</text:p>
      <text:p text:style-name="КОД"><text:span text:style-name="T7"><text:s text:c="8"/></text:span><text:span text:style-name="T24">assert</text:span>(<text:span text:style-name="T11">lexerReal</text:span>.<text:span text:style-name="T14">tokenText</text:span>()<text:span text:style-name="T7"> </text:span><text:span text:style-name="T14">==</text:span><text:span text:style-name="T7"> </text:span><text:span text:style-name="T11">numberTokens</text:span>[<text:span text:style-name="T11">i</text:span>]);</text:p>
      <text:p text:style-name="КОД"><text:span text:style-name="T7"><text:s text:c="8"/></text:span><text:span text:style-name="T11">i</text:span>++;</text:p>
      <text:p text:style-name="КОД"><text:span text:style-name="T7"><text:s text:c="4"/></text:span>}</text:p>
      <text:p text:style-name="КОД">}</text:p>
      <text:p text:style-name="КОД"><text:span text:style-name="T26">void</text:span><text:span text:style-name="T7"> </text:span>Lexer_Test::test_intNumbers()</text:p>
      <text:p text:style-name="КОД">{</text:p>
      <text:p text:style-name="КОД"><text:span text:style-name="T7"><text:s text:c="4"/></text:span><text:span text:style-name="T2">u32string</text:span><text:span text:style-name="T7"> </text:span><text:span text:style-name="T11">strIntNumbers</text:span><text:span text:style-name="T7"> </text:span>=<text:span text:style-name="T7"> </text:span><text:span text:style-name="T19">U"12345 678 8911 125 34 3454"</text:span>;</text:p>
      <text:p text:style-name="КОД"><text:span text:style-name="T7"><text:s text:c="4"/></text:span><text:span text:style-name="T26">const</text:span><text:span text:style-name="T7"> </text:span><text:span text:style-name="T26">int</text:span><text:span text:style-name="T7"> </text:span><text:span text:style-name="T11">n</text:span><text:span text:style-name="T7"> </text:span>=<text:span text:style-name="T7"> </text:span><text:span text:style-name="T24">6</text:span>;</text:p>
      <text:p text:style-name="КОД"><text:span text:style-name="T7"><text:s text:c="4"/></text:span><text:span text:style-name="T26">const</text:span><text:span text:style-name="T7"> </text:span><text:span text:style-name="T2">u32string</text:span><text:span text:style-name="T7"> </text:span><text:span text:style-name="T11">numberTokens</text:span>[<text:span text:style-name="T11">n</text:span>]<text:span text:style-name="T7"> </text:span>=<text:span text:style-name="T7"> </text:span>{</text:p>
      <text:p text:style-name="КОД"><text:soft-page-break/><text:span text:style-name="T7"><text:s text:c="8"/></text:span><text:span text:style-name="T19">U"12345"</text:span>,<text:span text:style-name="T7"> </text:span><text:span text:style-name="T19">U"678"</text:span>,<text:span text:style-name="T7"> </text:span><text:span text:style-name="T19">U"8911"</text:span>,<text:span text:style-name="T7"> </text:span><text:span text:style-name="T19">U"125"</text:span>,<text:span text:style-name="T7"> </text:span><text:span text:style-name="T19">U"34"</text:span>,<text:span text:style-name="T7"> </text:span><text:span text:style-name="T19">U"3454"</text:span></text:p>
      <text:p text:style-name="КОД"><text:span text:style-name="T7"><text:s text:c="4"/></text:span>};</text:p>
      <text:p text:style-name="КОД"><text:span text:style-name="T7"><text:s text:c="4"/></text:span><text:span text:style-name="T2">Lexer</text:span><text:span text:style-name="T7"> </text:span><text:span text:style-name="T11">lexerReal</text:span>(<text:span text:style-name="T11">strIntNumbers</text:span>);</text:p>
      <text:p text:style-name="КОД"><text:span text:style-name="T7"><text:s text:c="4"/></text:span><text:span text:style-name="T26">int</text:span><text:span text:style-name="T7"> </text:span><text:span text:style-name="T11">i</text:span><text:span text:style-name="T7"> </text:span>=<text:span text:style-name="T7"> </text:span><text:span text:style-name="T24">0</text:span>;</text:p>
      <text:p text:style-name="КОД"><text:span text:style-name="T7"><text:s text:c="4"/></text:span><text:span text:style-name="T26">while</text:span><text:span text:style-name="T7"> </text:span>(<text:span text:style-name="T11">lexerReal</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4">assert</text:span>(<text:span text:style-name="T11">i</text:span><text:span text:style-name="T7"> </text:span>&lt;<text:span text:style-name="T7"> </text:span><text:span text:style-name="T11">n</text:span>);</text:p>
      <text:p text:style-name="КОД"><text:span text:style-name="T7"><text:s text:c="8"/></text:span><text:span text:style-name="T24">assert</text:span>(<text:span text:style-name="T11">lexerReal</text:span>.<text:span text:style-name="T14">currentToken</text:span>()<text:span text:style-name="T7"> </text:span>==<text:span text:style-name="T7"> </text:span><text:span text:style-name="T2">Token</text:span>::<text:span text:style-name="T2">IntegerNumber</text:span>);</text:p>
      <text:p text:style-name="КОД"><text:span text:style-name="T7"><text:s text:c="8"/></text:span><text:span text:style-name="T24">assert</text:span>(<text:span text:style-name="T11">lexerReal</text:span>.<text:span text:style-name="T14">tokenText</text:span>()<text:span text:style-name="T7"> </text:span><text:span text:style-name="T14">==</text:span><text:span text:style-name="T7"> </text:span><text:span text:style-name="T11">numberTokens</text:span>[<text:span text:style-name="T11">i</text:span>]);</text:p>
      <text:p text:style-name="КОД"><text:span text:style-name="T7"><text:s text:c="8"/></text:span><text:span text:style-name="T11">i</text:span>++;</text:p>
      <text:p text:style-name="КОД"><text:span text:style-name="T7"><text:s text:c="4"/></text:span>}</text:p>
      <text:p text:style-name="КОД">}</text:p>
      <text:p text:style-name="КОД"><text:span text:style-name="T26">void</text:span><text:span text:style-name="T7"> </text:span><text:span text:style-name="T2">Lexer_Test</text:span>::<text:span text:style-name="T15">test_identifiers</text:span>()</text:p>
      <text:p text:style-name="КОД">{</text:p>
      <text:p text:style-name="КОД"><text:span text:style-name="T7"><text:s text:c="4"/></text:span><text:span text:style-name="T2">u32string</text:span><text:span text:style-name="T7"> </text:span><text:span text:style-name="T11">strIdentifiers</text:span><text:span text:style-name="T7"> </text:span>=<text:span text:style-name="T7"> </text:span><text:span text:style-name="T19">U"for</text:span><text:span text:style-name="T7"> </text:span><text:span text:style-name="T19">id</text:span><text:span text:style-name="T7"> </text:span><text:span text:style-name="T19">theClass</text:span><text:span text:style-name="T7"> </text:span><text:span text:style-name="T19">in</text:span><text:span text:style-name="T7"> </text:span><text:span text:style-name="T19">myArray"</text:span>;</text:p>
      <text:p text:style-name="КОД"><text:span text:style-name="T7"><text:s text:c="4"/></text:span><text:span text:style-name="T26">const</text:span><text:span text:style-name="T7"> </text:span><text:span text:style-name="T26">int</text:span><text:span text:style-name="T7"> </text:span><text:span text:style-name="T11">n</text:span><text:span text:style-name="T7"> </text:span>=<text:span text:style-name="T7"> </text:span><text:span text:style-name="T24">5</text:span>;</text:p>
      <text:p text:style-name="КОД"><text:span text:style-name="T7"><text:s text:c="4"/></text:span><text:span text:style-name="T26">const</text:span><text:span text:style-name="T7"> </text:span><text:span text:style-name="T2">Token</text:span><text:span text:style-name="T7"> </text:span><text:span text:style-name="T11">tokens</text:span>[<text:span text:style-name="T11">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1">lexerIds</text:span>(<text:span text:style-name="T11">strIdentifiers</text:span>);</text:p>
      <text:p text:style-name="КОД"><text:span text:style-name="T7"><text:s text:c="4"/></text:span><text:span text:style-name="T26">int</text:span><text:span text:style-name="T7"> </text:span><text:span text:style-name="T11">i</text:span><text:span text:style-name="T7"> </text:span>=<text:span text:style-name="T7"> </text:span><text:span text:style-name="T24">0</text:span>;</text:p>
      <text:p text:style-name="КОД"><text:span text:style-name="T7"><text:s text:c="4"/></text:span><text:span text:style-name="T26">while</text:span><text:span text:style-name="T7"> </text:span>(<text:span text:style-name="T11">lexerIds</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4">assert</text:span>(<text:span text:style-name="T11">i</text:span><text:span text:style-name="T7"> </text:span>&lt;<text:span text:style-name="T7"> </text:span><text:span text:style-name="T11">n</text:span>);</text:p>
      <text:p text:style-name="КОД"><text:span text:style-name="T7"><text:s text:c="8"/></text:span><text:span text:style-name="T24">assert</text:span>(<text:span text:style-name="T11">lexerIds</text:span>.<text:span text:style-name="T14">currentToken</text:span>()<text:span text:style-name="T7"> </text:span>==<text:span text:style-name="T7"> </text:span><text:span text:style-name="T11">tokens</text:span>[<text:span text:style-name="T11">i</text:span>]);</text:p>
      <text:p text:style-name="КОД"><text:span text:style-name="T7"><text:s text:c="8"/></text:span><text:span text:style-name="T11">i</text:span>++;</text:p>
      <text:p text:style-name="КОД"><text:span text:style-name="T7"><text:s text:c="4"/></text:span>}</text:p>
      <text:p text:style-name="КОД">}</text:p>
      <text:p text:style-name="P64">Убедитесь, что все тесты проходят.</text:p>
      <text:p text:style-name="P64">Код <text:span text:style-name="T71">с тестами и правками </text:span>этого спринта: EScriptEngine-2.zip</text:p>
      <text:p text:style-name="P64">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1">'</text:span>одинарные<text:span text:style-name="T71">'</text:span>, "двойные" или <text:span text:style-name="T71">`</text:span>обратные<text:span text:style-name="T71">`</text:span> кавычки. <text:span text:style-name="T71">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180">"Этот текст</text:p>
      <text:p text:style-name="P180">занимает несколько</text:p>
      <text:p text:style-name="P179">строк".</text:p>
      <text:p text:style-name="P66">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3">Обрамляющая кавычка экранируется слэшем внутри строки, остальные кавычки не обязаны быть экранированными.</text:span></text:p>
      <text:p text:style-name="P68">Начнём с написания теста:</text:p>
      <text:p text:style-name="КОД"><text:soft-page-break/><text:span text:style-name="T26">void</text:span><text:span text:style-name="T7"> </text:span><text:span text:style-name="T2">Lexer_Test</text:span>::<text:span text:style-name="T15">test_quotedString</text:span>()</text:p>
      <text:p text:style-name="КОД">{</text:p>
      <text:p text:style-name="КОД"><text:span text:style-name="T7"><text:s text:c="4"/></text:span><text:span text:style-name="T26">const</text:span><text:span text:style-name="T7"> </text:span><text:span text:style-name="T26">int</text:span><text:span text:style-name="T7"> </text:span><text:span text:style-name="T11">n</text:span><text:span text:style-name="T7"> </text:span>=<text:span text:style-name="T7"> </text:span><text:span text:style-name="T24">6</text:span>;</text:p>
      <text:p text:style-name="КОД"><text:span text:style-name="T7"><text:s text:c="4"/></text:span><text:span text:style-name="T2">u32string</text:span><text:span text:style-name="T7"> </text:span><text:span text:style-name="T11">strCode</text:span>[<text:span text:style-name="T24">6</text:span>]<text:span text:style-name="T7"> </text:span>=<text:span text:style-name="T7"> </text:span>{</text:p>
      <text:p text:style-name="КОД"><text:span text:style-name="T7"><text:s text:c="8"/></text:span><text:span text:style-name="T19">U"\"hello\""</text:span>,</text:p>
      <text:p text:style-name="КОД"><text:span text:style-name="T7"><text:s text:c="8"/></text:span><text:span text:style-name="T19">U"\'hello\'"</text:span>,</text:p>
      <text:p text:style-name="КОД"><text:span text:style-name="T7"><text:s text:c="8"/></text:span><text:span text:style-name="T19">U"`hello`"</text:span>,</text:p>
      <text:p text:style-name="КОД"><text:span text:style-name="T7"><text:s text:c="8"/></text:span><text:span text:style-name="T19">U"\"single \'quote\' inside \\\"double\\\" </text:span><text:span text:style-name="T23">\n</text:span><text:span text:style-name="T19">quoted `string`\""</text:span>,</text:p>
      <text:p text:style-name="КОД"><text:span text:style-name="T7"><text:s text:c="8"/></text:span><text:span text:style-name="T19">U"\'double \"quoted\" \\\"string\\\" inside the \\'single\\\' quoted \\`string\\`\'"</text:span>,</text:p>
      <text:p text:style-name="КОД"><text:span text:style-name="T7"><text:s text:c="8"/></text:span><text:span text:style-name="T19">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1">strCodePattern</text:span>[<text:span text:style-name="T24">6</text:span>]<text:span text:style-name="T7"> </text:span>=<text:span text:style-name="T7"> </text:span>{</text:p>
      <text:p text:style-name="КОД"><text:span text:style-name="T7"><text:s text:c="8"/></text:span><text:span text:style-name="T19">U"hello"</text:span>,</text:p>
      <text:p text:style-name="КОД"><text:span text:style-name="T7"><text:s text:c="8"/></text:span><text:span text:style-name="T19">U"hello"</text:span>,</text:p>
      <text:p text:style-name="КОД"><text:span text:style-name="T7"><text:s text:c="8"/></text:span><text:span text:style-name="T19">U"hello"</text:span>,</text:p>
      <text:p text:style-name="КОД"><text:span text:style-name="T7"><text:s text:c="8"/></text:span><text:span text:style-name="T19">U"single \'quote\' inside \"double\" </text:span><text:span text:style-name="T23">\n</text:span><text:span text:style-name="T19">quoted `string`"</text:span>,</text:p>
      <text:p text:style-name="КОД"><text:span text:style-name="T7"><text:s text:c="8"/></text:span><text:span text:style-name="T19">U"double \"quoted\" \"string\" inside the \'single\' quoted `string`"</text:span>,</text:p>
      <text:p text:style-name="КОД"><text:span text:style-name="T7"><text:s text:c="8"/></text:span><text:span text:style-name="T19">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1">strTypes</text:span>[<text:span text:style-name="T24">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19">//</text:span><text:span text:style-name="T7"> </text:span><text:span text:style-name="T19">это</text:span><text:span text:style-name="T7"> </text:span><text:span text:style-name="T19">генератор</text:span><text:span text:style-name="T7"> </text:span><text:span text:style-name="T19">нормальных</text:span><text:span text:style-name="T7"> </text:span><text:span text:style-name="T19">строк,</text:span><text:span text:style-name="T7"> </text:span><text:span text:style-name="T19">используйте</text:span><text:span text:style-name="T7"> </text:span><text:span text:style-name="T19">его</text:span><text:span text:style-name="T7"> </text:span><text:span text:style-name="T19">для</text:span><text:span text:style-name="T7"> </text:span><text:span text:style-name="T19">вывода</text:span><text:span text:style-name="T7"> </text:span><text:span text:style-name="T19">в</text:span><text:span text:style-name="T7"> </text:span><text:span text:style-name="T19">терминал</text:span></text:p>
      <text:p text:style-name="КОД"><text:span text:style-name="T7"><text:s text:c="4"/></text:span><text:span text:style-name="T19">//</text:span><text:span text:style-name="T7"> </text:span><text:span text:style-name="T19">и</text:span><text:span text:style-name="T7"> </text:span><text:span text:style-name="T19">создания</text:span><text:span text:style-name="T7"> </text:span><text:span text:style-name="T19">массива</text:span><text:span text:style-name="T7"> </text:span><text:span text:style-name="T19">strCodePattern[],</text:span><text:span text:style-name="T7"> </text:span><text:span text:style-name="T19">который</text:span><text:span text:style-name="T7"> </text:span><text:span text:style-name="T19">используется</text:span><text:span text:style-name="T7"> </text:span><text:span text:style-name="T19">для</text:span><text:span text:style-name="T7"> </text:span><text:span text:style-name="T19">проверки</text:span></text:p>
      <text:p text:style-name="КОД"><text:span text:style-name="T7"><text:s text:c="4"/></text:span><text:span text:style-name="T19">//</text:span><text:span text:style-name="T7"> </text:span><text:span text:style-name="T19">возвращаемой</text:span><text:span text:style-name="T7"> </text:span><text:span text:style-name="T19">лексемы</text:span></text:p>
      <text:p text:style-name="КОД"><text:span text:style-name="T7"><text:s text:c="4"/></text:span><text:span text:style-name="T19">//</text:span><text:span text:style-name="T7"> </text:span><text:span text:style-name="T19">но</text:span><text:span text:style-name="T7"> </text:span><text:span text:style-name="T19">их</text:span><text:span text:style-name="T7"> </text:span><text:span text:style-name="T19">нужно</text:span><text:span text:style-name="T7"> </text:span><text:span text:style-name="T19">чуть</text:span><text:span text:style-name="T7"> </text:span><text:span text:style-name="T19">исправить,</text:span><text:span text:style-name="T7"> </text:span><text:span text:style-name="T19">чтобы</text:span><text:span text:style-name="T7"> </text:span><text:span text:style-name="T19">экранировать</text:span><text:span text:style-name="T7"> </text:span><text:span text:style-name="T19">в</text:span><text:span text:style-name="T7"> </text:span><text:span text:style-name="T19">C++</text:span><text:span text:style-name="T7"> </text:span><text:span text:style-name="T19">коде</text:span></text:p>
      <text:p text:style-name="КОД"><text:span text:style-name="T7"><text:s text:c="4"/></text:span><text:span text:style-name="T19">/*for</text:span><text:span text:style-name="T7"> </text:span><text:span text:style-name="T19">(auto</text:span><text:span text:style-name="T7"> </text:span><text:span text:style-name="T19">&amp;s</text:span><text:span text:style-name="T7"> </text:span><text:span text:style-name="T19">:</text:span><text:span text:style-name="T7"> </text:span><text:span text:style-name="T19">strCode)</text:span><text:span text:style-name="T7"> </text:span><text:span text:style-name="T19">{</text:span></text:p>
      <text:p text:style-name="КОД"><text:span text:style-name="T7"><text:s text:c="8"/></text:span><text:span text:style-name="T19">wstring_convert&lt;codecvt_utf8&lt;char32_t&gt;,</text:span><text:span text:style-name="T7"> </text:span><text:span text:style-name="T19">char32_t&gt;</text:span><text:span text:style-name="T7"> </text:span><text:span text:style-name="T19">converter;</text:span></text:p>
      <text:p text:style-name="КОД"><text:span text:style-name="T7"><text:s text:c="8"/></text:span><text:span text:style-name="T19">cout</text:span><text:span text:style-name="T7"> </text:span><text:span text:style-name="T19">&lt;&lt;</text:span><text:span text:style-name="T7"> </text:span><text:span text:style-name="T19">converter.to_bytes(s)</text:span><text:span text:style-name="T7"> </text:span><text:span text:style-name="T19">&lt;&lt;</text:span><text:span text:style-name="T7"> </text:span><text:span text:style-name="T19">","</text:span><text:span text:style-name="T7"> </text:span><text:span text:style-name="T19">&lt;&lt;</text:span><text:span text:style-name="T7"> </text:span><text:span text:style-name="T19">endl;</text:span></text:p>
      <text:p text:style-name="КОД"><text:span text:style-name="T7"><text:s text:c="4"/></text:span><text:span text:style-name="T19">}*/</text:span></text:p>
      <text:p text:style-name="КОД"><text:span text:style-name="T7"><text:s text:c="4"/></text:span><text:span text:style-name="T26">int</text:span><text:span text:style-name="T7"> </text:span><text:span text:style-name="T11">i</text:span><text:span text:style-name="T7"> </text:span>=<text:span text:style-name="T7"> </text:span><text:span text:style-name="T24">0</text:span>;</text:p>
      <text:p text:style-name="КОД"><text:span text:style-name="T7"><text:s text:c="4"/></text:span><text:span text:style-name="T26">for</text:span><text:span text:style-name="T7"> </text:span>(;<text:span text:style-name="T7"> </text:span><text:span text:style-name="T11">i</text:span><text:span text:style-name="T7"> </text:span>&lt;<text:span text:style-name="T7"> </text:span><text:span text:style-name="T11">n</text:span>;<text:span text:style-name="T7"> </text:span><text:span text:style-name="T11">i</text:span>++)<text:span text:style-name="T7"> </text:span>{</text:p>
      <text:p text:style-name="КОД"><text:span text:style-name="T7"><text:s text:c="8"/></text:span><text:span text:style-name="T2">Lexer</text:span><text:span text:style-name="T7"> </text:span><text:span text:style-name="T11">lexer</text:span>(<text:span text:style-name="T11">strCode</text:span>[<text:span text:style-name="T11">i</text:span>]);</text:p>
      <text:p text:style-name="КОД"><text:span text:style-name="T7"><text:s text:c="8"/></text:span><text:span text:style-name="T2">Token</text:span><text:span text:style-name="T7"> </text:span><text:span text:style-name="T11">t</text:span><text:span text:style-name="T7"> </text:span>=<text:span text:style-name="T7"> </text:span><text:span text:style-name="T11">lexer</text:span>.<text:span text:style-name="T14">next</text:span>();</text:p>
      <text:p text:style-name="КОД"><text:span text:style-name="T7"><text:s text:c="8"/></text:span><text:span text:style-name="T24">assert</text:span>(<text:span text:style-name="T11">t</text:span><text:span text:style-name="T7"> </text:span>==<text:span text:style-name="T7"> </text:span><text:span text:style-name="T11">strTypes</text:span>[<text:span text:style-name="T11">i</text:span>]);</text:p>
      <text:p text:style-name="КОД"><text:span text:style-name="T7"><text:s text:c="8"/></text:span><text:span text:style-name="T19">//</text:span><text:span text:style-name="T7"> </text:span><text:span text:style-name="T19">это</text:span><text:span text:style-name="T7"> </text:span><text:span text:style-name="T19">оставим</text:span><text:span text:style-name="T7"> </text:span><text:span text:style-name="T19">для</text:span><text:span text:style-name="T7"> </text:span><text:span text:style-name="T19">отладочного</text:span><text:span text:style-name="T7"> </text:span><text:span text:style-name="T19">вывода</text:span></text:p>
      <text:p text:style-name="КОД"><text:span text:style-name="T7"><text:s text:c="8"/></text:span><text:span text:style-name="T19">//</text:span><text:span text:style-name="T7"> </text:span><text:span text:style-name="T19">wstring_convert&lt;codecvt_utf8&lt;char32_t&gt;,</text:span><text:span text:style-name="T7"> </text:span><text:span text:style-name="T19">char32_t&gt;</text:span><text:span text:style-name="T7"> </text:span><text:span text:style-name="T19">converter;</text:span></text:p>
      <text:p text:style-name="КОД"><text:span text:style-name="T7"><text:s text:c="8"/></text:span><text:span text:style-name="T19">//</text:span><text:span text:style-name="T7"> </text:span><text:span text:style-name="T19">cout</text:span><text:span text:style-name="T7"> </text:span><text:span text:style-name="T19">&lt;&lt;</text:span><text:span text:style-name="T7"> </text:span><text:span text:style-name="T19">converter.to_bytes(lexer.tokenText())</text:span><text:span text:style-name="T7"> </text:span><text:span text:style-name="T19">&lt;&lt;</text:span><text:span text:style-name="T7"> </text:span><text:span text:style-name="T19">endl;</text:span></text:p>
      <text:p text:style-name="КОД"><text:span text:style-name="T7"><text:s text:c="8"/></text:span><text:span text:style-name="T24">assert</text:span>(<text:span text:style-name="T11">lexer</text:span>.<text:span text:style-name="T14">tokenText</text:span>()<text:span text:style-name="T7"> </text:span><text:span text:style-name="T14">==</text:span><text:span text:style-name="T7"> </text:span><text:span text:style-name="T11">strCodePattern</text:span>[<text:span text:style-name="T11">i</text:span>]);</text:p>
      <text:p text:style-name="КОД"><text:span text:style-name="T7"><text:s text:c="4"/></text:span>}</text:p>
      <text:p text:style-name="КОД">}</text:p>
      <text:p text:style-name="Horizontal_20_Line"/>
      <text:p text:style-name="P69"><text:span text:style-name="T74">Здесь мы выбрали несколько вариантов строк </text:span><text:span text:style-name="T76">и охватили варианты как с экранированием внутри строки, так и без него</text:span><text:span text:style-name="T74">. </text:span><text:span text:style-name="T75">Закомментированный цикл нужен для формирования тестовых фрагментов. Для запуска вызовем метод </text:span>test_quotedString(); <text:span text:style-name="T75">в Lexer_Test::run().</text:span></text:p>
      <text:p text:style-name="P70">Реализация считывания строки такова:</text:p>
      <text:p text:style-name="КОД"><text:span text:style-name="T26">void</text:span><text:span text:style-name="T7"> </text:span><text:span text:style-name="T2">Lexer</text:span>::<text:span text:style-name="T15">readQuotedString</text:span>(<text:span text:style-name="T26">int</text:span><text:span text:style-name="T7"> </text:span><text:span text:style-name="T11">firstQuoteChar</text:span>)</text:p>
      <text:p text:style-name="КОД">{</text:p>
      <text:p text:style-name="КОД"><text:span text:style-name="T7"><text:s text:c="4"/></text:span><text:span text:style-name="T40">_tokenText</text:span>.<text:span text:style-name="T14">clear</text:span>();</text:p>
      <text:p text:style-name="КОД"><text:span text:style-name="T7"><text:s text:c="4"/></text:span><text:span text:style-name="T24">assert</text:span>(<text:span text:style-name="T11">firstQuoteChar</text:span><text:span text:style-name="T7"> </text:span>==<text:span text:style-name="T7"> </text:span><text:span text:style-name="T19">'\''</text:span><text:span text:style-name="T7"> </text:span>||</text:p>
      <text:p text:style-name="КОД"><text:span text:style-name="T7"><text:s text:c="11"/></text:span><text:span text:style-name="T11">firstQuoteChar</text:span><text:span text:style-name="T7"> </text:span>==<text:span text:style-name="T7"> </text:span><text:span text:style-name="T19">'\"'</text:span><text:span text:style-name="T7"> </text:span>||</text:p>
      <text:p text:style-name="КОД"><text:span text:style-name="T7"><text:s text:c="11"/></text:span><text:span text:style-name="T11">firstQuoteChar</text:span><text:span text:style-name="T7"> </text:span>==<text:span text:style-name="T7"> </text:span><text:span text:style-name="T19">'`'</text:span>);</text:p>
      <text:p text:style-name="КОД"><text:span text:style-name="T7"><text:s text:c="4"/></text:span><text:span text:style-name="T26">switch</text:span><text:span text:style-name="T7"> </text:span>(<text:span text:style-name="T11">firstQuoteChar</text:span>)<text:span text:style-name="T7"> </text:span>{</text:p>
      <text:p text:style-name="КОД"><text:span text:style-name="T7"><text:s text:c="4"/></text:span><text:span text:style-name="T26">case</text:span><text:span text:style-name="T7"> </text:span><text:span text:style-name="T19">'\"'</text:span>:</text:p>
      <text:p text:style-name="КОД"><text:soft-page-break/><text:span text:style-name="T7"><text:s text:c="4"/></text:span><text:span text:style-name="T26">case</text:span><text:span text:style-name="T7"> </text:span><text:span text:style-name="T19">'\''</text:span>:</text:p>
      <text:p text:style-name="КОД"><text:span text:style-name="T7"><text:s text:c="8"/></text:span><text:span text:style-name="T40">_token</text:span><text:span text:style-name="T7"> </text:span>=<text:span text:style-name="T7"> </text:span><text:span text:style-name="T2">Token</text:span>::<text:span text:style-name="T2">QuotedString</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19">'`'</text:span>:</text:p>
      <text:p text:style-name="КОД"><text:span text:style-name="T7"><text:s text:c="8"/></text:span><text:span text:style-name="T40">_token</text:span><text:span text:style-name="T7"> </text:span>=<text:span text:style-name="T7"> </text:span><text:span text:style-name="T2">Token</text:span>::<text:span text:style-name="T2">BackQuotedString</text:span>;</text:p>
      <text:p text:style-name="КОД"><text:span text:style-name="T7"><text:s text:c="8"/></text:span><text:span text:style-name="T26">break</text:span>;</text:p>
      <text:p text:style-name="КОД"><text:span text:style-name="T7"><text:s text:c="4"/></text:span>}</text:p>
      <text:p text:style-name="КОД"><text:span text:style-name="T7"><text:s text:c="4"/></text:span><text:span text:style-name="T26">int</text:span><text:span text:style-name="T7"> </text:span><text:span text:style-name="T11">c</text:span><text:span text:style-name="T7"> </text:span>=<text:span text:style-name="T7"> </text:span><text:span text:style-name="T24">0</text:span>;</text:p>
      <text:p text:style-name="КОД"><text:span text:style-name="T7"><text:s text:c="4"/></text:span><text:span text:style-name="T26">while</text:span><text:span text:style-name="T7"> </text:span>((<text:span text:style-name="T11">c</text:span><text:span text:style-name="T7"> </text:span>=<text:span text:style-name="T7"> </text:span><text:span text:style-name="T14">read</text:span>())<text:span text:style-name="T7"> </text:span>&gt;<text:span text:style-name="T7"> </text:span><text:span text:style-name="T24">0</text:span>)<text:span text:style-name="T7"> </text:span>{</text:p>
      <text:p text:style-name="КОД"><text:span text:style-name="T7"><text:s text:c="8"/></text:span><text:span text:style-name="T26">if</text:span><text:span text:style-name="T7"> </text:span>(<text:span text:style-name="T11">c</text:span><text:span text:style-name="T7"> </text:span>==<text:span text:style-name="T7"> </text:span><text:span text:style-name="T19">'\\'</text:span>)<text:span text:style-name="T7"> </text:span>{</text:p>
      <text:p text:style-name="КОД"><text:span text:style-name="T7"><text:s text:c="12"/></text:span><text:span text:style-name="T26">if</text:span><text:span text:style-name="T7"> </text:span>((<text:span text:style-name="T11">c</text:span><text:span text:style-name="T7"> </text:span>=<text:span text:style-name="T7"> </text:span><text:span text:style-name="T14">read</text:span>())<text:span text:style-name="T7"> </text:span>&lt;<text:span text:style-name="T7"> </text:span><text:span text:style-name="T24">0</text:span>)</text:p>
      <text:p text:style-name="КОД"><text:span text:style-name="T7"><text:s text:c="16"/></text:span><text:span text:style-name="T14">unexpectedEnd</text:span>();</text:p>
      <text:p text:style-name="КОД"><text:span text:style-name="T7"><text:s text:c="12"/></text:span><text:span text:style-name="T24">PUSH</text:span>(<text:span text:style-name="T14">escapeChar</text:span>(<text:span text:style-name="T11">c</text:span>));</text:p>
      <text:p text:style-name="КОД"><text:span text:style-name="T7"><text:s text:c="12"/></text:span><text:span text:style-name="T26">continue</text:span>;</text:p>
      <text:p text:style-name="КОД"><text:span text:style-name="T7"><text:s text:c="8"/></text:span>}</text:p>
      <text:p text:style-name="КОД"><text:span text:style-name="T7"><text:s text:c="8"/></text:span><text:span text:style-name="T26">if</text:span><text:span text:style-name="T7"> </text:span>(<text:span text:style-name="T11">c</text:span><text:span text:style-name="T7"> </text:span>==<text:span text:style-name="T7"> </text:span><text:span text:style-name="T11">firstQuoteChar</text:span>)<text:span text:style-name="T7"> </text:span>{</text:p>
      <text:p text:style-name="КОД"><text:span text:style-name="T7"><text:s text:c="12"/></text:span><text:span text:style-name="T26">break</text:span>;<text:span text:style-name="T7"> </text:span><text:span text:style-name="T19">//</text:span><text:span text:style-name="T7"> </text:span><text:span text:style-name="T19">строка</text:span><text:span text:style-name="T7"> </text:span><text:span text:style-name="T19">закрыта</text:span></text:p>
      <text:p text:style-name="КОД"><text:span text:style-name="T7"><text:s text:c="8"/></text:span>}</text:p>
      <text:p text:style-name="КОД"><text:span text:style-name="T7"><text:s text:c="8"/></text:span><text:span text:style-name="T24">PUSH</text:span>(<text:span text:style-name="T11">c</text:span>);</text:p>
      <text:p text:style-name="КОД"><text:span text:style-name="T7"><text:s text:c="4"/></text:span>}</text:p>
      <text:p text:style-name="КОД">}</text:p>
      <text:p text:style-name="Horizontal_20_Line"/>
      <text:p text:style-name="P70">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26">int</text:span><text:span text:style-name="T7"> </text:span><text:span text:style-name="T2">Lexer</text:span>::<text:span text:style-name="T15">escapeChar</text:span>(<text:span text:style-name="T26">int</text:span><text:span text:style-name="T7"> </text:span><text:span text:style-name="T11">charCode</text:span>)</text:p>
      <text:p text:style-name="КОД">{</text:p>
      <text:p text:style-name="КОД"><text:span text:style-name="T7"><text:s text:c="4"/></text:span><text:span text:style-name="T26">switch</text:span><text:span text:style-name="T7"> </text:span>(<text:span text:style-name="T11">charCode</text:span>)<text:span text:style-name="T7"> </text:span>{</text:p>
      <text:p text:style-name="КОД"><text:span text:style-name="T7"><text:s text:c="4"/></text:span><text:span text:style-name="T26">case</text:span><text:span text:style-name="T7"> </text:span><text:span text:style-name="T19">'r'</text:span>:<text:span text:style-name="T7"> </text:span><text:span text:style-name="T26">return</text:span><text:span text:style-name="T7"> </text:span><text:span text:style-name="T19">'\r'</text:span>;</text:p>
      <text:p text:style-name="КОД"><text:span text:style-name="T7"><text:s text:c="4"/></text:span><text:span text:style-name="T26">case</text:span><text:span text:style-name="T7"> </text:span><text:span text:style-name="T19">'n'</text:span>:<text:span text:style-name="T7"> </text:span><text:span text:style-name="T26">return</text:span><text:span text:style-name="T7"> </text:span><text:span text:style-name="T19">'\n'</text:span>;</text:p>
      <text:p text:style-name="КОД"><text:span text:style-name="T7"><text:s text:c="4"/></text:span><text:span text:style-name="T26">case</text:span><text:span text:style-name="T7"> </text:span><text:span text:style-name="T19">'t'</text:span>:<text:span text:style-name="T7"> </text:span><text:span text:style-name="T26">return</text:span><text:span text:style-name="T7"> </text:span><text:span text:style-name="T19">'\t'</text:span>;</text:p>
      <text:p text:style-name="КОД"><text:span text:style-name="T7"><text:s text:c="4"/></text:span><text:span text:style-name="T26">case</text:span><text:span text:style-name="T7"> </text:span><text:span text:style-name="T19">'v'</text:span>:<text:span text:style-name="T7"> </text:span><text:span text:style-name="T26">return</text:span><text:span text:style-name="T7"> </text:span><text:span text:style-name="T19">'\v'</text:span>;</text:p>
      <text:p text:style-name="КОД"><text:span text:style-name="T7"><text:s text:c="4"/></text:span><text:span text:style-name="T26">case</text:span><text:span text:style-name="T7"> </text:span><text:span text:style-name="T19">'f'</text:span>:<text:span text:style-name="T7"> </text:span><text:span text:style-name="T26">return</text:span><text:span text:style-name="T7"> </text:span><text:span text:style-name="T19">'\f'</text:span>;</text:p>
      <text:p text:style-name="КОД"><text:span text:style-name="T7"><text:s text:c="4"/></text:span><text:span text:style-name="T26">case</text:span><text:span text:style-name="T7"> </text:span><text:span text:style-name="T19">'b'</text:span>:<text:span text:style-name="T7"> </text:span><text:span text:style-name="T26">return</text:span><text:span text:style-name="T7"> </text:span><text:span text:style-name="T19">'\b'</text:span>;</text:p>
      <text:p text:style-name="КОД"><text:span text:style-name="T7"><text:s text:c="4"/></text:span><text:span text:style-name="T26">case</text:span><text:span text:style-name="T7"> </text:span><text:span text:style-name="T19">'\''</text:span>:<text:span text:style-name="T7"> </text:span><text:span text:style-name="T26">return</text:span><text:span text:style-name="T7"> </text:span><text:span text:style-name="T19">'\''</text:span>;</text:p>
      <text:p text:style-name="КОД"><text:span text:style-name="T7"><text:s text:c="4"/></text:span><text:span text:style-name="T26">case</text:span><text:span text:style-name="T7"> </text:span><text:span text:style-name="T19">'\"'</text:span>:<text:span text:style-name="T7"> </text:span><text:span text:style-name="T26">return</text:span><text:span text:style-name="T7"> </text:span><text:span text:style-name="T19">'\"'</text:span>;</text:p>
      <text:p text:style-name="КОД"><text:span text:style-name="T7"><text:s text:c="4"/></text:span><text:span text:style-name="T26">case</text:span><text:span text:style-name="T7"> </text:span><text:span text:style-name="T19">'\\'</text:span>:<text:span text:style-name="T7"> </text:span><text:span text:style-name="T26">return</text:span><text:span text:style-name="T7"> </text:span><text:span text:style-name="T19">'\\'</text:span>;</text:p>
      <text:p text:style-name="КОД"><text:span text:style-name="T7"><text:s text:c="4"/></text:span><text:span text:style-name="T26">case</text:span><text:span text:style-name="T7"> </text:span><text:span text:style-name="T19">'`'</text:span>:<text:span text:style-name="T7"> </text:span><text:span text:style-name="T26">return</text:span><text:span text:style-name="T7"> </text:span><text:span text:style-name="T19">'`'</text:span>;</text:p>
      <text:p text:style-name="КОД"><text:span text:style-name="T7"><text:s text:c="4"/></text:span><text:span text:style-name="T26">default</text:span>:</text:p>
      <text:p text:style-name="КОД"><text:span text:style-name="T7"><text:s text:c="8"/></text:span><text:span text:style-name="T14">warning</text:span>(<text:span text:style-name="T19">"Unknown escape sequence"</text:span>);</text:p>
      <text:p text:style-name="КОД"><text:span text:style-name="T7"><text:s text:c="8"/></text:span><text:span text:style-name="T26">break</text:span>;</text:p>
      <text:p text:style-name="КОД"><text:span text:style-name="T7"><text:s text:c="4"/></text:span>}</text:p>
      <text:p text:style-name="КОД"><text:span text:style-name="T7"><text:s text:c="4"/></text:span><text:span text:style-name="T26">return</text:span><text:span text:style-name="T7"> </text:span><text:span text:style-name="T11">charCode</text:span>;</text:p>
      <text:p text:style-name="КОД">}</text:p>
      <text:p text:style-name="Horizontal_20_Line"/>
      <text:p text:style-name="P70">Проверку на строку ставим в самом начале цикла в методе next() до <text:span text:style-name="T24">PUSH</text:span>(<text:span text:style-name="T11">c</text:span>);, потому что сама кавычка нам не нужна:</text:p>
      <text:p text:style-name="КОД"><text:span text:style-name="T26">switch</text:span><text:span text:style-name="T7"> </text:span>(<text:span text:style-name="T11">c</text:span>)<text:span text:style-name="T7"> </text:span>{</text:p>
      <text:p text:style-name="КОД"><text:span text:style-name="T26">case</text:span><text:span text:style-name="T7"> </text:span><text:span text:style-name="T19">'\''</text:span>:</text:p>
      <text:p text:style-name="КОД"><text:span text:style-name="T26">case</text:span><text:span text:style-name="T7"> </text:span><text:span text:style-name="T19">'\"'</text:span>:</text:p>
      <text:p text:style-name="КОД"><text:span text:style-name="T26">case</text:span><text:span text:style-name="T7"> </text:span><text:span text:style-name="T19">'`'</text:span>:</text:p>
      <text:p text:style-name="КОД"><text:span text:style-name="T7"><text:s text:c="4"/></text:span><text:span text:style-name="T14">readQuotedString</text:span>(<text:span text:style-name="T11">c</text:span>);</text:p>
      <text:p text:style-name="КОД"><text:span text:style-name="T7"><text:s text:c="4"/></text:span><text:span text:style-name="T26">return</text:span><text:span text:style-name="T7"> </text:span><text:span text:style-name="T14">currentToken</text:span>();</text:p>
      <text:p text:style-name="КОД">}</text:p>
      <text:p text:style-name="КОД"><text:span text:style-name="T24">PUSH</text:span>(<text:span text:style-name="T11">c</text:span>);</text:p>
      <text:p text:style-name="КОД"><text:span text:style-name="T26">switch</text:span><text:span text:style-name="T7"> </text:span>(<text:span text:style-name="T11">c</text:span>)<text:span text:style-name="T7"> </text:span>{.......</text:p>
      <text:p text:style-name="Horizontal_20_Line"/>
      <text:p text:style-name="P70"/>
      <text:p text:style-name="P71"><text:soft-page-break/>На этом разработка лексического анализатора закончена. Если исправления и будут, то незначительные. <text:span text:style-name="T79">По мере обнаружения неточностей они будут исправляться.</text:span></text:p>
      <text:p text:style-name="P76">Так делается вручную лексический анализатор. Это наиболее простая часть транслятора.</text:p>
      <text:p text:style-name="P71">Код этого этапа: EScriptEngine-3.zip</text:p>
      <text:p text:style-name="P72"/>
      <text:p text:style-name="P72">30.07.2023</text:p>
      <text:h text:style-name="Heading_20_2" text:outline-level="2">Синтаксический анализ простого выражения</text:h>
      <text:p text:style-name="P72">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4">Во-первых, напишем тест. Добавим в проект «unittest» класс SimpleExpression_Test:</text:p>
      <text:p text:style-name="КОД">#<text:span text:style-name="T24">ifndef</text:span><text:span text:style-name="T7"> </text:span><text:span text:style-name="T24">SIMPLEEXPRESSION_TEST_H</text:span></text:p>
      <text:p text:style-name="КОД">#<text:span text:style-name="T24">define</text:span><text:span text:style-name="T7"> </text:span><text:span text:style-name="T24">SIMPLEEXPRESSION_TEST_H</text:span></text:p>
      <text:p text:style-name="КОД"><text:span text:style-name="T26">class</text:span><text:span text:style-name="T7"> </text:span><text:span text:style-name="T3">SimpleExpression_Test</text:span></text:p>
      <text:p text:style-name="КОД">{</text:p>
      <text:p text:style-name="КОД"><text:span text:style-name="T26">public</text:span>:</text:p>
      <text:p text:style-name="КОД"><text:span text:style-name="T7"><text:s text:c="4"/></text:span><text:span text:style-name="T26">void</text:span><text:span text:style-name="T7"> </text:span><text:span text:style-name="T15">run</text:span>();</text:p>
      <text:p text:style-name="КОД"><text:span text:style-name="T26">private</text:span>:</text:p>
      <text:p text:style-name="КОД"><text:span text:style-name="T7"><text:s text:c="4"/></text:span><text:span text:style-name="T26">void</text:span><text:span text:style-name="T7"> </text:span><text:span text:style-name="T15">initTestCase</text:span>();</text:p>
      <text:p text:style-name="КОД"><text:span text:style-name="T7"><text:s text:c="4"/></text:span><text:span text:style-name="T26">void</text:span><text:span text:style-name="T7"> </text:span><text:span text:style-name="T15">cleanupTestCase</text:span>();</text:p>
      <text:p text:style-name="КОД"><text:span text:style-name="T7"><text:s text:c="4"/></text:span><text:span text:style-name="T26">void</text:span><text:span text:style-name="T7"> </text:span><text:span text:style-name="T15">test_simpleAssign</text:span>();</text:p>
      <text:p text:style-name="КОД">};</text:p>
      <text:p text:style-name="КОД">#<text:span text:style-name="T24">endif</text:span><text:span text:style-name="T7"> </text:span><text:span text:style-name="T19">//</text:span><text:span text:style-name="T7"> </text:span><text:span text:style-name="T19">SIMPLEEXPRESSION_TEST_H</text:span></text:p>
      <text:p text:style-name="Horizontal_20_Line"/>
      <text:p text:style-name="КОД">#<text:span text:style-name="T24">include</text:span><text:span text:style-name="T7"> </text:span><text:span text:style-name="T19">"stdafx.h"</text:span></text:p>
      <text:p text:style-name="КОД">#<text:span text:style-name="T24">include</text:span><text:span text:style-name="T7"> </text:span><text:span text:style-name="T19">"simpleexpression_test.h"</text:span></text:p>
      <text:p text:style-name="КОД">#<text:span text:style-name="T24">include</text:span><text:span text:style-name="T7"> </text:span><text:span text:style-name="T19">"escript.h"</text:span></text:p>
      <text:p text:style-name="КОД"><text:span text:style-name="T26">using</text:span><text:span text:style-name="T7"> </text:span><text:span text:style-name="T26">namespace</text:span><text:span text:style-name="T7"> </text:span><text:span text:style-name="T2">escript</text:span>;</text:p>
      <text:p text:style-name="КОД"><text:span text:style-name="T26">using</text:span><text:span text:style-name="T7"> </text:span><text:span text:style-name="T26">namespace</text:span><text:span text:style-name="T7"> </text:span><text:span text:style-name="T2">std</text:span>;</text:p>
      <text:p text:style-name="КОД"><text:span text:style-name="T26">void</text:span><text:span text:style-name="T7"> </text:span><text:span text:style-name="T2">SimpleExpression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simpleAssign</text:span>();</text:p>
      <text:p text:style-name="КОД"><text:span text:style-name="T7"><text:s text:c="4"/></text:span><text:span text:style-name="T14">cleanupTestCase</text:span>();</text:p>
      <text:p text:style-name="КОД">}</text:p>
      <text:p text:style-name="КОД"><text:span text:style-name="T26">void</text:span><text:span text:style-name="T7"> </text:span><text:span text:style-name="T2">SimpleExpression_Test</text:span>::<text:span text:style-name="T15">initTestCase</text:span>()</text:p>
      <text:p text:style-name="КОД">{</text:p>
      <text:p text:style-name="КОД">}</text:p>
      <text:p text:style-name="КОД"><text:span text:style-name="T26">void</text:span><text:span text:style-name="T7"> </text:span><text:span text:style-name="T2">SimpleExpression_Test</text:span>::<text:span text:style-name="T15">cleanupTestCase</text:span>()</text:p>
      <text:p text:style-name="КОД">{</text:p>
      <text:p text:style-name="КОД">}</text:p>
      <text:p text:style-name="КОД"><text:span text:style-name="T26">void</text:span><text:span text:style-name="T7"> </text:span><text:span text:style-name="T2">SimpleExpression_Test</text:span>::<text:span text:style-name="T15">test_simpleAssign</text:span>()</text:p>
      <text:p text:style-name="КОД">{</text:p>
      <text:p text:style-name="КОД"><text:span text:style-name="T7"><text:s text:c="4"/></text:span><text:span text:style-name="T26">const</text:span><text:span text:style-name="T7"> </text:span><text:span text:style-name="T2">u32string</text:span><text:span text:style-name="T7"> </text:span><text:span text:style-name="T11">code</text:span><text:span text:style-name="T7"> </text:span>=<text:span text:style-name="T7"> </text:span><text:span text:style-name="T19">U"i = 3 + 2;"</text:span>;</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11">engine</text:span>.<text:span text:style-name="T14">eval</text:span>(<text:span text:style-name="T11">code</text:span>);</text:p>
      <text:p text:style-name="КОД">}</text:p>
      <text:p text:style-name="Horizontal_20_Line"/>
      <text:p text:style-name="КОД">#<text:span text:style-name="T24">include</text:span><text:span text:style-name="T7"> </text:span><text:span text:style-name="T19">"stdafx.h"</text:span></text:p>
      <text:p text:style-name="КОД">#<text:span text:style-name="T24">include</text:span><text:span text:style-name="T7"> </text:span><text:span text:style-name="T19">"lexer_test.h"</text:span></text:p>
      <text:p text:style-name="КОД">#<text:span text:style-name="T24">include</text:span><text:span text:style-name="T7"> </text:span><text:span text:style-name="T19">"simpleexpression_test.h"</text:span></text:p>
      <text:p text:style-name="КОД"><text:span text:style-name="T26">using</text:span><text:span text:style-name="T7"> </text:span><text:span text:style-name="T26">namespace</text:span><text:span text:style-name="T7"> </text:span><text:span text:style-name="T2">std</text:span>;</text:p>
      <text:p text:style-name="КОД"><text:span text:style-name="T26">int</text:span><text:span text:style-name="T7"> </text:span><text:span text:style-name="T15">main</text:span>()</text:p>
      <text:p text:style-name="КОД"><text:soft-page-break/>{</text:p>
      <text:p text:style-name="КОД"><text:span text:style-name="T7"><text:s text:c="4"/></text:span><text:span text:style-name="T2">Lexer_Test</text:span>().<text:span text:style-name="T14">run</text:span>();</text:p>
      <text:p text:style-name="КОД"><text:span text:style-name="T7"><text:s text:c="4"/></text:span><text:span text:style-name="T2">SimpleExpression_Test</text:span>().<text:span text:style-name="T14">run</text:span>();</text:p>
      <text:p text:style-name="КОД"><text:span text:style-name="T7"><text:s text:c="4"/></text:span><text:span text:style-name="T28">cout</text:span><text:span text:style-name="T7"> </text:span><text:span text:style-name="T14">&lt;&lt;</text:span><text:span text:style-name="T7"> </text:span><text:span text:style-name="T19">"Tests OK"</text:span><text:span text:style-name="T7"> </text:span><text:span text:style-name="T14">&lt;&lt;</text:span><text:span text:style-name="T7"> </text:span><text:span text:style-name="T14">endl</text:span>;</text:p>
      <text:p text:style-name="КОД"><text:span text:style-name="T7"><text:s text:c="4"/></text:span><text:span text:style-name="T26">return</text:span><text:span text:style-name="T7"> </text:span><text:span text:style-name="T24">0</text:span>;</text:p>
      <text:p text:style-name="КОД">}</text:p>
      <text:p text:style-name="Horizontal_20_Line"/>
      <text:p text:style-name="P75">Тест должен сработать, т. к. кроме лексического анализа он ничего не делает.</text:p>
      <text:p text:style-name="P77">Теперь перейдём к файлу parser.cpp, где находится наш синтаксический анализатор. Д<text:span text:style-name="T77">обавим в него способность правильного разбора арифметических выражений. </text:span><text:span text:style-name="T78">Для этого нам нужно описать грамматику, например, в БНФ.</text:span></text:p>
      <text:p text:style-name="P78">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0">грамматики</text:span>.</text:p>
      <text:p text:style-name="P79">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9">Запуском</text:p>
      <text:p text:style-name="ВЫВОД">$ yacc expressions.g</text:p>
      <text:p text:style-name="P79">убеждаемся, что нет ошибок.</text:p>
      <text:p text:style-name="P80">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text:soft-page-break/>набор правил. Третья часть должна быть ниже, т. е. после правил надо написать %% и добавить какой-нибудь код, но нам это не нужно.</text:p>
      <text:p text:style-name="P80">Обратимся ко второй части. Правило</text:p>
      <text:p text:style-name="КОД"><text:span text:style-name="T11">StatementList</text:span><text:span text:style-name="T7"> </text:span>:<text:span text:style-name="T7"> </text:span><text:span text:style-name="T11">Statement</text:span></text:p>
      <text:p text:style-name="КОД"><text:span text:style-name="T7"><text:s text:c="14"/></text:span>|<text:span text:style-name="T7"> </text:span><text:span text:style-name="T11">Statement</text:span><text:span text:style-name="T7"> </text:span><text:span text:style-name="T19">';'</text:span><text:span text:style-name="T7"> </text:span><text:span text:style-name="T11">StatementList</text:span></text:p>
      <text:p text:style-name="КОД"><text:span text:style-name="T7"><text:s text:c="14"/></text:span>|</text:p>
      <text:p text:style-name="КОД"><text:span text:style-name="T7"><text:s text:c="14"/></text:span>;</text:p>
      <text:p text:style-name="P168"/>
      <text:p text:style-name="P80">означает, что нетерминал StatementList может быть Statement (т. е. инструкцией), либо списком инструкций, разделённых точкой с запятой. <text:span text:style-name="T86">В том числе и пустой строкой.</text:span></text:p>
      <text:p text:style-name="P81">Инструкция</text:p>
      <text:p text:style-name="P170">Statement : AssignStatement</text:p>
      <text:p text:style-name="P169"><text:s text:c="10"/>;</text:p>
      <text:p text:style-name="P81">может быть пока только инструкцией присваивания:</text:p>
      <text:p text:style-name="P170">AssignStatement : Variable Assign Expression</text:p>
      <text:p text:style-name="P171"><text:s text:c="16"/>;</text:p>
      <text:p text:style-name="P81">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1">Переменная может пока выражаться только идентификатором:</text:p>
      <text:p text:style-name="P170">Variable : Identifier</text:p>
      <text:p text:style-name="P171"><text:s text:c="9"/>;</text:p>
      <text:p text:style-name="P81">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1">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3">Грамматика будет постепенно усложняться и, возможно, мы кое-что исправим.</text:p>
      <text:p text:style-name="P82">Как это всё реализовать? Мы создадим для каждой продукции отдельную функцию и будем вызывать их строго по этим правилам, <text:span text:style-name="T81">а</text:span> <text:span text:style-name="T81">файл с грамматикой будет актуальной документацией.</text:span></text:p>
      <text:p text:style-name="P84">Начнём с самого внутреннего правила:</text:p>
      <text:p text:style-name="КОД"><text:span text:style-name="T26">void</text:span><text:span text:style-name="T7"> </text:span>Parser::Factor()</text:p>
      <text:p text:style-name="КОД">{</text:p>
      <text:p text:style-name="КОД"><text:span text:style-name="T7"><text:s text:c="4"/></text:span><text:span text:style-name="T2">Token</text:span><text:span text:style-name="T7"> </text:span><text:span text:style-name="T11">t</text:span><text:span text:style-name="T7"> </text:span>=<text:span text:style-name="T7"> </text:span><text:span text:style-name="T40">_lexer</text:span><text:span text:style-name="T14">-&gt;next</text:span>();</text:p>
      <text:p text:style-name="КОД"><text:soft-page-break/><text:span text:style-name="T7"><text:s text:c="4"/></text:span><text:span text:style-name="T26">switch</text:span><text:span text:style-name="T7"> </text:span>(<text:span text:style-name="T11">t</text:span>)<text:span text:style-name="T7"> </text:span>{</text:p>
      <text:p text:style-name="КОД"><text:span text:style-name="T7"><text:s text:c="4"/></text:span><text:span text:style-name="T26">case</text:span><text:span text:style-name="T7"> </text:span><text:span text:style-name="T2">Token</text:span>::<text:span text:style-name="T2">Identifier</text:span>:</text:p>
      <text:p text:style-name="КОД"><text:span text:style-name="T7"><text:s text:c="4"/></text:span><text:span text:style-name="T26">case</text:span><text:span text:style-name="T7"> </text:span><text:span text:style-name="T2">Token</text:span>::<text:span text:style-name="T2">IntegerNumber</text:span>:</text:p>
      <text:p text:style-name="КОД"><text:span text:style-name="T7"><text:s text:c="8"/></text:span><text:span text:style-name="T26">break</text:span>;</text:p>
      <text:p text:style-name="КОД"><text:span text:style-name="T7"><text:s text:c="4"/></text:span><text:span text:style-name="T26">default</text:span>:<text:span text:style-name="T7"> </text:span><text:span text:style-name="T19">//</text:span><text:span text:style-name="T7"> </text:span><text:span text:style-name="T19">ошибка,</text:span><text:span text:style-name="T7"> </text:span><text:span text:style-name="T19">нужен</text:span><text:span text:style-name="T7"> </text:span><text:span text:style-name="T19">терминал</text:span><text:span text:style-name="T7"> </text:span><text:span text:style-name="T19">в</text:span><text:span text:style-name="T7"> </text:span><text:span text:style-name="T19">виде</text:span><text:span text:style-name="T7"> </text:span><text:span text:style-name="T19">числа,</text:span><text:span text:style-name="T7"> </text:span><text:span text:style-name="T19">идентификатора</text:span><text:span text:style-name="T7"> </text:span><text:span text:style-name="T19">и</text:span><text:span text:style-name="T7"> </text:span><text:span text:style-name="T19">т.п.</text:span></text:p>
      <text:p text:style-name="КОД"><text:span text:style-name="T7"><text:s text:c="8"/></text:span><text:span text:style-name="T14">expected</text:span>(<text:span text:style-name="T2">Token</text:span>::<text:span text:style-name="T2">Identifier</text:span>);</text:p>
      <text:p text:style-name="КОД"><text:span text:style-name="T7"><text:s text:c="4"/></text:span>}</text:p>
      <text:p text:style-name="КОД">}</text:p>
      <text:p text:style-name="Horizontal_20_Line"/>
      <text:p text:style-name="P85">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6">Если мы обнаружили неверный токен, то выбросим ошибку:</text:p>
      <text:p text:style-name="P172"><text:span text:style-name="T14">expected</text:span>(<text:span text:style-name="T2">Token</text:span>::<text:span text:style-name="T2">Identifier</text:span>);</text:p>
      <text:p text:style-name="P86">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7">Следующее правило — Term.</text:p>
      <text:p text:style-name="P174">Term : Factor</text:p>
      <text:p text:style-name="P174"><text:s text:c="5"/>| Term '*' Factor</text:p>
      <text:p text:style-name="P174"><text:s text:c="5"/>| Term '/' Factor</text:p>
      <text:p text:style-name="P173"><text:s text:c="5"/>;</text:p>
      <text:p text:style-name="P87">Здесь мы видим рекурсию: Term — это Factor или тот же Term со знаком операции над Factor.</text:p>
      <text:p text:style-name="P87">Т.е. если одна ветка даст (Factor), то если после него нет * или /, то мы выходим из правила.</text:p>
      <text:p text:style-name="P87">Если же попался знак *, то второй частью станет Factor, т. е. будет реализовано правило</text:p>
      <text:p text:style-name="P173">Term '*' Factor</text:p>
      <text:p text:style-name="P87">Однако, в свою очередь это правило само является Term, т. е.:</text:p>
      <text:p text:style-name="P173">Term -&gt; Term '*' Factor</text:p>
      <text:p text:style-name="P87">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26">void</text:span><text:span text:style-name="T7"> </text:span><text:span text:style-name="T2">Parser</text:span>::<text:span text:style-name="T15">Term</text:span>()</text:p>
      <text:p text:style-name="КОД">{</text:p>
      <text:p text:style-name="КОД"><text:span text:style-name="T7"><text:s text:c="4"/></text:span><text:span text:style-name="T14">Factor</text:span>();</text:p>
      <text:p text:style-name="КОД"><text:span text:style-name="T7"><text:s text:c="4"/></text:span><text:span text:style-name="T26">do</text:span><text:span text:style-name="T7"> </text:span>{</text:p>
      <text:p text:style-name="КОД"><text:span text:style-name="T7"><text:s text:c="8"/></text:span><text:span text:style-name="T26">switch</text:span><text:span text:style-name="T7"> </text:span>(<text:span text:style-name="T40">_lexer</text:span><text:span text:style-name="T14">-&gt;next</text:span>())<text:span text:style-name="T7"> </text:span>{</text:p>
      <text:p text:style-name="КОД"><text:span text:style-name="T7"><text:s text:c="8"/></text:span><text:span text:style-name="T26">case</text:span><text:span text:style-name="T7"> </text:span><text:span text:style-name="T2">Token</text:span>::<text:span text:style-name="T2">Asterisk</text:span>:<text:span text:style-name="T7"> </text:span><text:span text:style-name="T19">//</text:span><text:span text:style-name="T7"> </text:span><text:span text:style-name="T19">умножение</text:span></text:p>
      <text:p text:style-name="КОД"><text:span text:style-name="T7"><text:s text:c="12"/></text:span><text:span text:style-name="T14">Factor</text:span>();</text:p>
      <text:p text:style-name="КОД"><text:span text:style-name="T7"><text:s text:c="12"/></text:span><text:span text:style-name="T26">break</text:span>;</text:p>
      <text:p text:style-name="КОД"><text:span text:style-name="T7"><text:s text:c="8"/></text:span><text:span text:style-name="T26">case</text:span><text:span text:style-name="T7"> </text:span><text:span text:style-name="T2">Token</text:span>::<text:span text:style-name="T2">Slash</text:span>:<text:span text:style-name="T7"> </text:span><text:span text:style-name="T19">//</text:span><text:span text:style-name="T7"> </text:span><text:span text:style-name="T19">деление</text:span></text:p>
      <text:p text:style-name="КОД"><text:span text:style-name="T7"><text:s text:c="12"/></text:span><text:span text:style-name="T14">Factor</text:span>();</text:p>
      <text:p text:style-name="КОД"><text:span text:style-name="T7"><text:s text:c="12"/></text:span><text:span text:style-name="T26">break</text:span>;</text:p>
      <text:p text:style-name="КОД"><text:span text:style-name="T7"><text:s text:c="8"/></text:span><text:span text:style-name="T26">default</text:span>:</text:p>
      <text:p text:style-name="КОД"><text:span text:style-name="T7"><text:s text:c="12"/></text:span><text:span text:style-name="T26">return</text:span>;</text:p>
      <text:p text:style-name="КОД"><text:span text:style-name="T7"><text:s text:c="8"/></text:span>}</text:p>
      <text:p text:style-name="КОД"><text:span text:style-name="T7"><text:s text:c="4"/></text:span>}<text:span text:style-name="T7"> </text:span><text:span text:style-name="T26">while</text:span><text:span text:style-name="T7"> </text:span>(<text:span text:style-name="T26">true</text:span>);</text:p>
      <text:p text:style-name="КОД">}</text:p>
      <text:p text:style-name="P88">Здесь мы уже видим проблему: выход через default означает, что мы прочитали неподходящий токен и должны его вернуть. <text:span text:style-name="T82">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9"><text:soft-page-break/>Поэтому вводим соглашение: </text:p>
      <text:p text:style-name="P90">на входе в правило мы сравниваем текущий токен, а не считываем его.</text:p>
      <text:p text:style-name="P89">Введём три дополнительных функции:</text:p>
      <text:p text:style-name="КОД">/**</text:p>
      <text:p text:style-name="КОД"><text:span text:style-name="T7"><text:s/></text:span><text:span text:style-name="T24">*</text:span><text:span text:style-name="T7"> </text:span><text:span text:style-name="T25">@brief</text:span><text:span text:style-name="T7"> </text:span><text:span text:style-name="T24">Проверяет</text:span><text:span text:style-name="T7"> </text:span><text:span text:style-name="T24">на</text:span><text:span text:style-name="T7"> </text:span><text:span text:style-name="T24">совпадение</text:span><text:span text:style-name="T7"> </text:span><text:span text:style-name="T24">текущий</text:span><text:span text:style-name="T7"> </text:span><text:span text:style-name="T24">токен</text:span><text:span text:style-name="T7"> </text:span><text:span text:style-name="T24">с</text:span><text:span text:style-name="T7"> </text:span><text:span text:style-name="T24">указанным</text:span><text:span text:style-name="T7"> </text:span><text:span text:style-name="T24">токеном</text:span></text:p>
      <text:p text:style-name="КОД"><text:span text:style-name="T7"><text:s/></text:span><text:span text:style-name="T24">*</text:span><text:span text:style-name="T7"> <text:s text:c="7"/></text:span><text:span text:style-name="T24">и</text:span><text:span text:style-name="T7"> </text:span><text:span text:style-name="T24">в</text:span><text:span text:style-name="T7"> </text:span><text:span text:style-name="T24">случае</text:span><text:span text:style-name="T7"> </text:span><text:span text:style-name="T24">ошибки</text:span><text:span text:style-name="T7"> </text:span><text:span text:style-name="T24">выбрасывает</text:span><text:span text:style-name="T7"> </text:span><text:span text:style-name="T24">исключение,</text:span><text:span text:style-name="T7"> </text:span><text:span text:style-name="T24">в</text:span><text:span text:style-name="T7"> </text:span><text:span text:style-name="T24">случае</text:span></text:p>
      <text:p text:style-name="КОД"><text:span text:style-name="T7"><text:s/></text:span><text:span text:style-name="T24">*</text:span><text:span text:style-name="T7"> <text:s text:c="7"/></text:span><text:span text:style-name="T24">успеха</text:span><text:span text:style-name="T7"> </text:span><text:span text:style-name="T24">считывает</text:span><text:span text:style-name="T7"> </text:span><text:span text:style-name="T24">следующий</text:span><text:span text:style-name="T7"> </text:span><text:span text:style-name="T24">токен.</text:span></text:p>
      <text:p text:style-name="КОД"><text:span text:style-name="T7"><text:s/></text:span><text:span text:style-name="T24">*</text:span><text:span text:style-name="T7"> </text:span><text:span text:style-name="T25">@param</text:span><text:span text:style-name="T7"> </text:span><text:span text:style-name="T24">t</text:span><text:span text:style-name="T7"> </text:span><text:span text:style-name="T24">токен,</text:span><text:span text:style-name="T7"> </text:span><text:span text:style-name="T24">с</text:span><text:span text:style-name="T7"> </text:span><text:span text:style-name="T24">которым</text:span><text:span text:style-name="T7"> </text:span><text:span text:style-name="T24">должен</text:span><text:span text:style-name="T7"> </text:span><text:span text:style-name="T24">совпадать</text:span><text:span text:style-name="T7"> </text:span><text:span text:style-name="T24">текущий</text:span><text:span text:style-name="T7"> </text:span><text:span text:style-name="T24">символ</text:span></text:p>
      <text:p text:style-name="КОД"><text:span text:style-name="T7"><text:s/></text:span><text:span text:style-name="T24">*/</text:span></text:p>
      <text:p text:style-name="КОД"><text:span text:style-name="T26">void</text:span><text:span text:style-name="T7"> </text:span><text:span text:style-name="T15">match</text:span>(<text:span text:style-name="T2">Token</text:span><text:span text:style-name="T7"> </text:span><text:span text:style-name="T11">t</text:span>);</text:p>
      <text:p text:style-name="КОД">/**</text:p>
      <text:p text:style-name="КОД"><text:span text:style-name="T7"><text:s/></text:span><text:span text:style-name="T24">*</text:span><text:span text:style-name="T7"> </text:span><text:span text:style-name="T25">@brief</text:span><text:span text:style-name="T7"> </text:span><text:span text:style-name="T24">Читает</text:span><text:span text:style-name="T7"> </text:span><text:span text:style-name="T24">следующий</text:span><text:span text:style-name="T7"> </text:span><text:span text:style-name="T24">токен</text:span></text:p>
      <text:p text:style-name="КОД"><text:span text:style-name="T7"><text:s/></text:span><text:span text:style-name="T24">*/</text:span></text:p>
      <text:p text:style-name="КОД"><text:span text:style-name="T26">void</text:span><text:span text:style-name="T7"> </text:span><text:span text:style-name="T15">next</text:span>();</text:p>
      <text:p text:style-name="КОД">/**</text:p>
      <text:p text:style-name="КОД"><text:span text:style-name="T7"><text:s/></text:span><text:span text:style-name="T24">*</text:span><text:span text:style-name="T7"> </text:span><text:span text:style-name="T25">@brief</text:span><text:span text:style-name="T7"> </text:span><text:span text:style-name="T24">Возвращает</text:span><text:span text:style-name="T7"> </text:span><text:span text:style-name="T24">текущий</text:span><text:span text:style-name="T7"> </text:span><text:span text:style-name="T24">токен</text:span><text:span text:style-name="T7"> </text:span><text:span text:style-name="T24">лексического</text:span><text:span text:style-name="T7"> </text:span><text:span text:style-name="T24">анализатора.</text:span></text:p>
      <text:p text:style-name="КОД"><text:span text:style-name="T7"><text:s/></text:span><text:span text:style-name="T24">*/</text:span></text:p>
      <text:p text:style-name="КОД"><text:span text:style-name="T2">Token</text:span><text:span text:style-name="T7"> </text:span><text:span text:style-name="T15">lookahead</text:span>();</text:p>
      <text:p text:style-name="Horizontal_20_Line"/>
      <text:p text:style-name="КОД"><text:span text:style-name="T26">void</text:span><text:span text:style-name="T7"> </text:span>Parser::match(Token<text:span text:style-name="T7"> </text:span>t)</text:p>
      <text:p text:style-name="КОД">{</text:p>
      <text:p text:style-name="КОД"><text:span text:style-name="T7"><text:s text:c="4"/></text:span><text:span text:style-name="T26">if</text:span><text:span text:style-name="T7"> </text:span>(<text:span text:style-name="T14">lookahead</text:span>()<text:span text:style-name="T7"> </text:span>!=<text:span text:style-name="T7"> </text:span><text:span text:style-name="T11">t</text:span>)</text:p>
      <text:p text:style-name="КОД"><text:span text:style-name="T7"><text:s text:c="8"/></text:span><text:span text:style-name="T14">expected</text:span>(<text:span text:style-name="T11">t</text:span>);</text:p>
      <text:p text:style-name="КОД"><text:span text:style-name="T7"><text:s text:c="4"/></text:span><text:span text:style-name="T14">next</text:span>();</text:p>
      <text:p text:style-name="КОД">}</text:p>
      <text:p text:style-name="КОД"><text:span text:style-name="T2">Token</text:span><text:span text:style-name="T7"> </text:span><text:span text:style-name="T2">Parser</text:span>::<text:span text:style-name="T15">next</text:span>()</text:p>
      <text:p text:style-name="КОД">{</text:p>
      <text:p text:style-name="КОД"><text:span text:style-name="T7"><text:s text:c="4"/></text:span><text:span text:style-name="T26">return</text:span><text:span text:style-name="T7"> </text:span><text:span text:style-name="T40">_lexer</text:span><text:span text:style-name="T14">-&gt;next</text:span>();</text:p>
      <text:p text:style-name="КОД">}</text:p>
      <text:p text:style-name="КОД"><text:span text:style-name="T2">Token</text:span><text:span text:style-name="T7"> </text:span><text:span text:style-name="T2">Parser</text:span>::<text:span text:style-name="T15">lookahead</text:span>()</text:p>
      <text:p text:style-name="КОД">{</text:p>
      <text:p text:style-name="КОД"><text:span text:style-name="T7"><text:s text:c="4"/></text:span><text:span text:style-name="T26">return</text:span><text:span text:style-name="T7"> </text:span><text:span text:style-name="T40">_lexer</text:span><text:span text:style-name="T14">-&gt;currentToken</text:span>();</text:p>
      <text:p text:style-name="КОД">}</text:p>
      <text:p text:style-name="Horizontal_20_Line"/>
      <text:p text:style-name="P91">Для чтения текущего токена используем lookahead(). <text:span text:style-name="T83">Функция next() - упрощённая версия match(), когда нам не нужно проверять текущий токен. </text:span><text:span text:style-name="T84">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85">Тогда исправим наши правила:</text:span></text:p>
      <text:p text:style-name="КОД"><text:span text:style-name="T26">void</text:span><text:span text:style-name="T7"> </text:span>Parser::Term()</text:p>
      <text:p text:style-name="КОД">{</text:p>
      <text:p text:style-name="КОД"><text:span text:style-name="T7"><text:s text:c="4"/></text:span><text:span text:style-name="T14">Factor</text:span>();</text:p>
      <text:p text:style-name="КОД"><text:span text:style-name="T7"><text:s text:c="4"/></text:span><text:span text:style-name="T26">do</text:span><text:span text:style-name="T7"> </text:span>{</text:p>
      <text:p text:style-name="КОД"><text:span text:style-name="T7"><text:s text:c="8"/></text:span><text:span text:style-name="T26">switch</text:span><text:span text:style-name="T7"> </text:span>(<text:span text:style-name="T14">lookahead</text:span>())<text:span text:style-name="T7"> </text:span>{</text:p>
      <text:p text:style-name="КОД"><text:span text:style-name="T7"><text:s text:c="8"/></text:span><text:span text:style-name="T26">case</text:span><text:span text:style-name="T7"> </text:span><text:span text:style-name="T2">Token</text:span>::<text:span text:style-name="T2">Asterisk</text:span>:<text:span text:style-name="T7"> </text:span><text:span text:style-name="T19">//</text:span><text:span text:style-name="T7"> </text:span><text:span text:style-name="T19">умножение</text:span></text:p>
      <text:p text:style-name="КОД"><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26">break</text:span>;</text:p>
      <text:p text:style-name="КОД"><text:span text:style-name="T7"><text:s text:c="8"/></text:span><text:span text:style-name="T26">case</text:span><text:span text:style-name="T7"> </text:span><text:span text:style-name="T2">Token</text:span>::<text:span text:style-name="T2">Slash</text:span>:<text:span text:style-name="T7"> </text:span><text:span text:style-name="T19">//</text:span><text:span text:style-name="T7"> </text:span><text:span text:style-name="T19">деление</text:span></text:p>
      <text:p text:style-name="КОД"><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26">break</text:span>;</text:p>
      <text:p text:style-name="КОД"><text:span text:style-name="T7"><text:s text:c="8"/></text:span><text:span text:style-name="T26">default</text:span>:</text:p>
      <text:p text:style-name="КОД"><text:span text:style-name="T7"><text:s text:c="12"/></text:span><text:span text:style-name="T26">return</text:span>;</text:p>
      <text:p text:style-name="КОД"><text:span text:style-name="T7"><text:s text:c="8"/></text:span>}</text:p>
      <text:p text:style-name="КОД"><text:span text:style-name="T7"><text:s text:c="4"/></text:span>}<text:span text:style-name="T7"> </text:span><text:span text:style-name="T26">while</text:span><text:span text:style-name="T7"> </text:span>(<text:span text:style-name="T26">true</text:span>);</text:p>
      <text:p text:style-name="КОД">}</text:p>
      <text:p text:style-name="Horizontal_20_Line"/>
      <text:p text:style-name="КОД"><text:soft-page-break/><text:span text:style-name="T26">void</text:span><text:span text:style-name="T7"> </text:span><text:span text:style-name="T2">Parser</text:span>::<text:span text:style-name="T15">Factor</text:span>()</text:p>
      <text:p text:style-name="КОД">{</text:p>
      <text:p text:style-name="КОД"><text:span text:style-name="T7"><text:s text:c="4"/></text:span><text:span text:style-name="T26">switch</text:span><text:span text:style-name="T7"> </text:span>(<text:span text:style-name="T14">lookahead</text:span>())<text:span text:style-name="T7"> </text:span>{</text:p>
      <text:p text:style-name="КОД"><text:span text:style-name="T7"><text:s text:c="4"/></text:span><text:span text:style-name="T26">case</text:span><text:span text:style-name="T7"> </text:span><text:span text:style-name="T2">Token</text:span>::<text:span text:style-name="T2">Identifier</text:span>:</text:p>
      <text:p text:style-name="КОД"><text:span text:style-name="T7"><text:s text:c="8"/></text:span><text:span text:style-name="T14">next</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Token</text:span>::<text:span text:style-name="T2">IntegerNumber</text:span>:</text:p>
      <text:p text:style-name="КОД"><text:span text:style-name="T7"><text:s text:c="8"/></text:span><text:span text:style-name="T14">next</text:span>();</text:p>
      <text:p text:style-name="КОД"><text:span text:style-name="T7"><text:s text:c="8"/></text:span><text:span text:style-name="T26">break</text:span>;</text:p>
      <text:p text:style-name="КОД"><text:span text:style-name="T7"><text:s text:c="4"/></text:span><text:span text:style-name="T26">default</text:span>:<text:span text:style-name="T7"> </text:span><text:span text:style-name="T19">//</text:span><text:span text:style-name="T7"> </text:span><text:span text:style-name="T19">ошибка,</text:span><text:span text:style-name="T7"> </text:span><text:span text:style-name="T19">нужен</text:span><text:span text:style-name="T7"> </text:span><text:span text:style-name="T19">терминал</text:span><text:span text:style-name="T7"> </text:span><text:span text:style-name="T19">в</text:span><text:span text:style-name="T7"> </text:span><text:span text:style-name="T19">виде</text:span><text:span text:style-name="T7"> </text:span><text:span text:style-name="T19">числа,</text:span><text:span text:style-name="T7"> </text:span><text:span text:style-name="T19">идентификатора</text:span><text:span text:style-name="T7"> </text:span><text:span text:style-name="T19">и</text:span><text:span text:style-name="T7"> </text:span><text:span text:style-name="T19">т.п.</text:span></text:p>
      <text:p text:style-name="КОД"><text:span text:style-name="T7"><text:s text:c="8"/></text:span><text:span text:style-name="T14">expected</text:span>(<text:span text:style-name="T2">Token</text:span>::<text:span text:style-name="T2">Identifier</text:span>);</text:p>
      <text:p text:style-name="КОД"><text:span text:style-name="T7"><text:s text:c="4"/></text:span>}</text:p>
      <text:p text:style-name="КОД">}</text:p>
      <text:p text:style-name="Horizontal_20_Line"/>
      <text:p text:style-name="P92">Теперь мы уверены, что считанный лишний токен будет обработан следующим правилом.</text:p>
      <text:p text:style-name="P93">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4">Оно очень похоже на Term(), который служит для повышения приоритета операторов * и /.</text:p>
      <text:p text:style-name="КОД"><text:span text:style-name="T26">void</text:span><text:span text:style-name="T7"> </text:span><text:span text:style-name="T2">Parser</text:span>::<text:span text:style-name="T15">SimpleExpression</text:span>()</text:p>
      <text:p text:style-name="КОД">{</text:p>
      <text:p text:style-name="КОД"><text:span text:style-name="T7"><text:s text:c="4"/></text:span><text:span text:style-name="T14">Term</text:span>();</text:p>
      <text:p text:style-name="КОД"><text:span text:style-name="T7"><text:s text:c="4"/></text:span><text:span text:style-name="T26">do</text:span><text:span text:style-name="T7"> </text:span>{</text:p>
      <text:p text:style-name="КОД"><text:span text:style-name="T7"><text:s text:c="8"/></text:span><text:span text:style-name="T26">switch</text:span><text:span text:style-name="T7"> </text:span>(<text:span text:style-name="T14">lookahead</text:span>())<text:span text:style-name="T7"> </text:span>{</text:p>
      <text:p text:style-name="КОД"><text:span text:style-name="T7"><text:s text:c="8"/></text:span><text:span text:style-name="T26">case</text:span><text:span text:style-name="T7"> </text:span><text:span text:style-name="T2">Token</text:span>::<text:span text:style-name="T2">Pl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26">break</text:span>;</text:p>
      <text:p text:style-name="КОД"><text:span text:style-name="T7"><text:s text:c="8"/></text:span><text:span text:style-name="T26">case</text:span><text:span text:style-name="T7"> </text:span><text:span text:style-name="T2">Token</text:span>::<text:span text:style-name="T2">Min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26">break</text:span>;</text:p>
      <text:p text:style-name="КОД"><text:span text:style-name="T7"><text:s text:c="8"/></text:span><text:span text:style-name="T26">default</text:span>:</text:p>
      <text:p text:style-name="КОД"><text:span text:style-name="T7"><text:s text:c="12"/></text:span><text:span text:style-name="T26">return</text:span>;</text:p>
      <text:p text:style-name="КОД"><text:span text:style-name="T7"><text:s text:c="8"/></text:span>}</text:p>
      <text:p text:style-name="КОД"><text:span text:style-name="T7"><text:s text:c="4"/></text:span>}<text:span text:style-name="T7"> </text:span><text:span text:style-name="T26">while</text:span><text:span text:style-name="T7"> </text:span>(<text:span text:style-name="T26">true</text:span>);</text:p>
      <text:p text:style-name="КОД">}</text:p>
      <text:p text:style-name="Horizontal_20_Line"/>
      <text:p text:style-name="P94">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26">void</text:span><text:span text:style-name="T7"> </text:span><text:span text:style-name="T2">Parser</text:span>::<text:span text:style-name="T15">Expression</text:span>()</text:p>
      <text:p text:style-name="КОД">{</text:p>
      <text:p text:style-name="КОД"><text:span text:style-name="T7"><text:s text:c="4"/></text:span><text:span text:style-name="T14">SimpleExpression</text:span>();</text:p>
      <text:p text:style-name="КОД">}</text:p>
      <text:p text:style-name="Horizontal_20_Line"/>
      <text:p text:style-name="P94">Правило для переменных:</text:p>
      <text:p text:style-name="КОД">Variable : Identifier</text:p>
      <text:p text:style-name="КОД"><text:s text:c="9"/>;</text:p>
      <text:p text:style-name="P94">Пока это просто идентификатор, <text:s/>но позже там может быть и какой-то объект с присваиваемым свойством.</text:p>
      <text:p text:style-name="КОД"><text:soft-page-break/><text:span text:style-name="T26">void</text:span><text:span text:style-name="T7"> </text:span><text:span text:style-name="T2">Parser</text:span>::<text:span text:style-name="T15">Variable</text:span>()</text:p>
      <text:p text:style-name="КОД">{</text:p>
      <text:p text:style-name="КОД"><text:span text:style-name="T7"><text:s text:c="4"/></text:span><text:span text:style-name="T14">match</text:span>(<text:span text:style-name="T2">Token</text:span>::<text:span text:style-name="T2">Identifier</text:span>);</text:p>
      <text:p text:style-name="КОД">}</text:p>
      <text:p text:style-name="Horizontal_20_Line"/>
      <text:p text:style-name="P95">Правило для операции присваивания:</text:p>
      <text:p text:style-name="КОД">AssignStatement : Variable Assign Expression</text:p>
      <text:p text:style-name="КОД"><text:s text:c="16"/>;</text:p>
      <text:p text:style-name="Horizontal_20_Line"/>
      <text:p text:style-name="КОД"><text:span text:style-name="T26">void</text:span><text:span text:style-name="T7"> </text:span><text:span text:style-name="T2">Parser</text:span>::<text:span text:style-name="T15">AssignStatement</text:span>()</text:p>
      <text:p text:style-name="КОД">{</text:p>
      <text:p text:style-name="КОД"><text:span text:style-name="T7"><text:s text:c="4"/></text:span><text:span text:style-name="T14">Variable</text:span>();</text:p>
      <text:p text:style-name="КОД"><text:span text:style-name="T7"><text:s text:c="4"/></text:span><text:span text:style-name="T14">match</text:span>(<text:span text:style-name="T2">Token</text:span>::<text:span text:style-name="T2">Assign</text:span>);</text:p>
      <text:p text:style-name="КОД"><text:span text:style-name="T7"><text:s text:c="4"/></text:span><text:span text:style-name="T14">Expression</text:span>();</text:p>
      <text:p text:style-name="КОД">}</text:p>
      <text:p text:style-name="Horizontal_20_Line"/>
      <text:p text:style-name="P96">Выражение:</text:p>
      <text:p text:style-name="КОД">Statement : AssignStatement</text:p>
      <text:p text:style-name="КОД"><text:s text:c="10"/>;</text:p>
      <text:p text:style-name="Horizontal_20_Line"/>
      <text:p text:style-name="КОД"><text:span text:style-name="T26">void</text:span><text:span text:style-name="T7"> </text:span><text:span text:style-name="T2">Parser</text:span>::<text:span text:style-name="T15">Statement</text:span>()</text:p>
      <text:p text:style-name="КОД">{</text:p>
      <text:p text:style-name="КОД"><text:span text:style-name="T7"><text:s text:c="4"/></text:span><text:span text:style-name="T14">AssignStatement</text:span>();</text:p>
      <text:p text:style-name="КОД">}</text:p>
      <text:p text:style-name="Horizontal_20_Line"/>
      <text:p text:style-name="P96">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26">void</text:span><text:span text:style-name="T7"> </text:span>Parser::StatementList()</text:p>
      <text:p text:style-name="КОД">{</text:p>
      <text:p text:style-name="КОД"><text:span text:style-name="T7"><text:s text:c="4"/></text:span><text:span text:style-name="T26">do</text:span><text:span text:style-name="T7"> </text:span>{</text:p>
      <text:p text:style-name="КОД"><text:span text:style-name="T7"><text:s text:c="8"/></text:span><text:span text:style-name="T26">switch</text:span><text:span text:style-name="T7"> </text:span>(<text:span text:style-name="T14">lookahead</text:span>())<text:span text:style-name="T7"> </text:span>{</text:p>
      <text:p text:style-name="КОД"><text:span text:style-name="T7"><text:s text:c="8"/></text:span><text:span text:style-name="T26">case</text:span><text:span text:style-name="T7"> </text:span><text:span text:style-name="T2">Token</text:span>::<text:span text:style-name="T2">Eof</text:span>:</text:p>
      <text:p text:style-name="КОД"><text:span text:style-name="T7"><text:s text:c="12"/></text:span><text:span text:style-name="T26">return</text:span>;</text:p>
      <text:p text:style-name="КОД"><text:span text:style-name="T7"><text:s text:c="8"/></text:span><text:span text:style-name="T26">case</text:span><text:span text:style-name="T7"> </text:span><text:span text:style-name="T2">Token</text:span>::<text:span text:style-name="T2">Semicolon</text:span>:</text:p>
      <text:p text:style-name="КОД"><text:span text:style-name="T7"><text:s text:c="12"/></text:span><text:span text:style-name="T14">next</text:span>();</text:p>
      <text:p text:style-name="КОД"><text:span text:style-name="T7"><text:s text:c="12"/></text:span><text:span text:style-name="T26">continue</text:span>;</text:p>
      <text:p text:style-name="КОД"><text:span text:style-name="T7"><text:s text:c="8"/></text:span><text:span text:style-name="T26">default</text:span>:</text:p>
      <text:p text:style-name="КОД"><text:span text:style-name="T7"><text:s text:c="12"/></text:span><text:span text:style-name="T14">Statement</text:span>();</text:p>
      <text:p text:style-name="КОД"><text:span text:style-name="T7"><text:s text:c="12"/></text:span><text:span text:style-name="T26">break</text:span>;</text:p>
      <text:p text:style-name="КОД"><text:span text:style-name="T7"><text:s text:c="8"/></text:span>}</text:p>
      <text:p text:style-name="КОД"><text:span text:style-name="T7"><text:s text:c="4"/></text:span>}<text:span text:style-name="T7"> </text:span><text:span text:style-name="T26">while</text:span><text:span text:style-name="T7"> </text:span>(<text:span text:style-name="T26">true</text:span>);</text:p>
      <text:p text:style-name="КОД">}</text:p>
      <text:p text:style-name="Horizontal_20_Line"/>
      <text:p text:style-name="P96">Правила закончены. Изменим метод parse():</text:p>
      <text:p text:style-name="КОД"><text:span text:style-name="T26">void</text:span><text:span text:style-name="T7"> </text:span><text:span text:style-name="T2">Parser</text:span>::<text:span text:style-name="T15">parse</text:span>(<text:span text:style-name="T26">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text:s text:c="4"/></text:span><text:span text:style-name="T40">_lexer</text:span><text:span text:style-name="T7"> </text:span><text:span text:style-name="T14">=</text:span><text:span text:style-name="T7"> </text:span><text:span text:style-name="T2">std</text:span>::<text:span text:style-name="T14">make_unique</text:span>&lt;<text:span text:style-name="T2">Lexer</text:span>&gt;(<text:span text:style-name="T11">strCode</text:span>);</text:p>
      <text:p text:style-name="КОД"><text:span text:style-name="T7"><text:s text:c="4"/></text:span><text:span text:style-name="T26">while</text:span><text:span text:style-name="T7"> </text:span>(<text:span text:style-name="T40">_lexer</text:span><text:span text:style-name="T14">-&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4">StatementList</text:span>();</text:p>
      <text:p text:style-name="КОД"><text:span text:style-name="T7"><text:s text:c="4"/></text:span>}</text:p>
      <text:p text:style-name="КОД"><text:soft-page-break/>}</text:p>
      <text:p text:style-name="Horizontal_20_Line"/>
      <text:p text:style-name="P96">Запустим проект «unittest». Всё должно быть без ошибок:</text:p>
      <text:p text:style-name="ВЫВОД">Tests OK</text:p>
      <text:p text:style-name="P96">Отлично! Наш транслятор только что принял и без ошибок обработал выражение:</text:p>
      <text:p text:style-name="КОД"><text:span text:style-name="T19">i</text:span><text:span text:style-name="T7"> </text:span><text:span text:style-name="T19">=</text:span><text:span text:style-name="T7"> </text:span><text:span text:style-name="T19">3</text:span><text:span text:style-name="T7"> </text:span><text:span text:style-name="T19">+</text:span><text:span text:style-name="T7"> </text:span><text:span text:style-name="T19">2;</text:span></text:p>
      <text:p text:style-name="P96">Откроем simpleexpression_test.cpp и добавим ещё несколько тестов:</text:p>
      <text:p text:style-name="КОД"><text:span text:style-name="T26">void</text:span><text:span text:style-name="T7"> </text:span>SimpleExpression_Test::test_simpleAssign()</text:p>
      <text:p text:style-name="КОД">{</text:p>
      <text:p text:style-name="КОД"><text:span text:style-name="T7"><text:s text:c="4"/></text:span><text:span text:style-name="T26">const</text:span><text:span text:style-name="T7"> </text:span><text:span text:style-name="T2">u32string</text:span><text:span text:style-name="T7"> </text:span><text:span text:style-name="T11">code</text:span><text:span text:style-name="T7"> </text:span>=<text:span text:style-name="T7"> </text:span><text:span text:style-name="T19">U"i = 3 + 2;"</text:span>;</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11">engine</text:span>.<text:span text:style-name="T14">eval</text:span>(<text:span text:style-name="T11">code</text:span>);</text:p>
      <text:p text:style-name="КОД"><text:span text:style-name="T7"><text:s text:c="4"/></text:span><text:span text:style-name="T26">const</text:span><text:span text:style-name="T7"> </text:span><text:span text:style-name="T2">u32string</text:span><text:span text:style-name="T7"> </text:span><text:span text:style-name="T11">code2</text:span><text:span text:style-name="T7"> </text:span>=<text:span text:style-name="T7"> </text:span><text:span text:style-name="T19">U"i</text:span><text:span text:style-name="T7"> </text:span><text:span text:style-name="T19">=</text:span><text:span text:style-name="T7"> </text:span><text:span text:style-name="T19">3</text:span><text:span text:style-name="T7"> </text:span><text:span text:style-name="T19">+</text:span><text:span text:style-name="T7"> </text:span><text:span text:style-name="T19">2*3;"</text:span>;</text:p>
      <text:p text:style-name="КОД"><text:span text:style-name="T7"><text:s text:c="4"/></text:span><text:span text:style-name="T11">engine</text:span>.<text:span text:style-name="T14">eval</text:span>(<text:span text:style-name="T11">code2</text:span>);</text:p>
      <text:p text:style-name="КОД"><text:span text:style-name="T7"><text:s text:c="4"/></text:span><text:span text:style-name="T26">const</text:span><text:span text:style-name="T7"> </text:span><text:span text:style-name="T2">u32string</text:span><text:span text:style-name="T7"> </text:span><text:span text:style-name="T11">code3</text:span><text:span text:style-name="T7"> </text:span>=<text:span text:style-name="T7"> </text:span><text:span text:style-name="T19">U"+"</text:span>;</text:p>
      <text:p text:style-name="КОД"><text:span text:style-name="T7"><text:s text:c="4"/></text:span><text:span text:style-name="T11">engine</text:span>.<text:span text:style-name="T14">eval</text:span>(<text:span text:style-name="T11">code3</text:span>);</text:p>
      <text:p text:style-name="КОД">}</text:p>
      <text:p text:style-name="Horizontal_20_Line"/>
      <text:p text:style-name="P97">В последнем тесте должна быть ошибка. Убедимся, что два проходят, а третий вылетает, после чего третий можно убрать.</text:p>
      <text:p text:style-name="P98">Итак, синтаксический анализатор работает.</text:p>
      <text:p text:style-name="P98">Зафиксируем этот этап: EScriptEngine-<text:span text:style-name="T87">4</text:span>.zip</text:p>
      <text:p text:style-name="P98"/>
      <text:p text:style-name="P109">31.07.2023</text:p>
      <text:h text:style-name="Heading_20_2" text:outline-level="2">Таблицы символов</text:h>
      <text:p text:style-name="P111">Почему мы не переходим сразу к вычислениям? <text:span text:style-name="T92">Чтобы производить вычисления, нам </text:span>предстоит генерировать промежуточный код, который будет создавать много <text:span text:style-name="T92">временных</text:span> переменных, а для их хранения нужны таблицы символов. <text:span text:style-name="T92">Например, выражение:</text:span></text:p>
      <text:p text:style-name="P112">i = 2 + 3 * 4;</text:p>
      <text:p text:style-name="P112">будет сгенерировано в виде трёхадресного кода как</text:p>
      <text:p text:style-name="P112">t1 = 3 * 4;</text:p>
      <text:p text:style-name="P112">t2 = 2 + t1;</text:p>
      <text:p text:style-name="P112">i = t2;</text:p>
      <text:p text:style-name="P112">Таким образом, временные t1, t2 и саму явно объявленную переменную i надо где-то хранить.</text:p>
      <text:p text:style-name="P99">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9"><text:soft-page-break/>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9">Каждая запись таблицы символов будет содержать имя переменной и указатель на соответствующий объект.</text:p>
      <text:p text:style-name="P111"/>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100">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88">Встречая в первый раз переменную в правой части или при объявлении мы создаём новую запись в таблице символов.</text:span></text:p>
      <text:p text:style-name="P101"><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2">На диаграмме класс Unit — это собственно <text:span text:style-name="T93">хранилище объектного </text:span>код<text:span text:style-name="T93">а</text:span> программы, он состоит из блоков. Unit содержит один Block — глобальный, в котором есть другие блоки, <text:soft-page-break/>код, переменные, функции и т.д. Блоки организованы в древовидную структуру. Каждый блок содержит одну таблицу символов.</text:p>
      <text:p text:style-name="P103">Кроме того, в Unit будет содержаться и объект для сгенерированного кода, и область данных, но об этом позже.</text:p>
      <text:p text:style-name="P103">Добавим эти классы в проект EScript, <text:span text:style-name="T89">пока </text:span><text:span text:style-name="T93">эти классы будут </text:span><text:span text:style-name="T89">пустые</text:span>. <text:span text:style-name="T89">Сейчас мы создадим тест и определим, какой интерфейс для них будет лучше. Добавим в проект «unittest» класс </text:span></text:p>
      <text:p text:style-name="КОД">#<text:span text:style-name="T24">ifndef</text:span><text:span text:style-name="T7"> </text:span><text:span text:style-name="T24">CODEUNIT_TEST_H</text:span></text:p>
      <text:p text:style-name="КОД">#<text:span text:style-name="T24">define</text:span><text:span text:style-name="T7"> </text:span><text:span text:style-name="T24">CODEUNIT_TEST_H</text:span></text:p>
      <text:p text:style-name="КОД"><text:span text:style-name="T26">class</text:span><text:span text:style-name="T7"> </text:span><text:span text:style-name="T3">CodeUnit_Test</text:span></text:p>
      <text:p text:style-name="КОД">{</text:p>
      <text:p text:style-name="КОД"><text:span text:style-name="T26">public</text:span>:</text:p>
      <text:p text:style-name="КОД"><text:span text:style-name="T7"><text:s text:c="4"/></text:span><text:span text:style-name="T26">void</text:span><text:span text:style-name="T7"> </text:span><text:span text:style-name="T15">run</text:span>();</text:p>
      <text:p text:style-name="КОД"><text:span text:style-name="T26">private</text:span>:</text:p>
      <text:p text:style-name="КОД"><text:span text:style-name="T7"><text:s text:c="4"/></text:span><text:span text:style-name="T26">void</text:span><text:span text:style-name="T7"> </text:span><text:span text:style-name="T15">initTestCase</text:span>();</text:p>
      <text:p text:style-name="КОД"><text:span text:style-name="T7"><text:s text:c="4"/></text:span><text:span text:style-name="T26">void</text:span><text:span text:style-name="T7"> </text:span><text:span text:style-name="T15">cleanupTestCase</text:span>();</text:p>
      <text:p text:style-name="КОД"><text:span text:style-name="T7"><text:s text:c="4"/></text:span><text:span text:style-name="T26">void</text:span><text:span text:style-name="T7"> </text:span><text:span text:style-name="T15">test_objectsWork</text:span>();</text:p>
      <text:p text:style-name="КОД">};</text:p>
      <text:p text:style-name="КОД">#<text:span text:style-name="T24">endif</text:span><text:span text:style-name="T7"> </text:span><text:span text:style-name="T19">//</text:span><text:span text:style-name="T7"> </text:span><text:span text:style-name="T19">CODEUNIT_TEST_H</text:span></text:p>
      <text:p text:style-name="Horizontal_20_Line"/>
      <text:p text:style-name="КОД">#<text:span text:style-name="T24">include</text:span><text:span text:style-name="T7"> </text:span><text:span text:style-name="T19">"stdafx.h"</text:span></text:p>
      <text:p text:style-name="КОД">#<text:span text:style-name="T24">include</text:span><text:span text:style-name="T7"> </text:span><text:span text:style-name="T19">"codeunit_test.h"</text:span></text:p>
      <text:p text:style-name="КОД"><text:span text:style-name="T26">using</text:span><text:span text:style-name="T7"> </text:span><text:span text:style-name="T26">namespace</text:span><text:span text:style-name="T7"> </text:span><text:span text:style-name="T2">escript</text:span>;</text:p>
      <text:p text:style-name="КОД"><text:span text:style-name="T26">using</text:span><text:span text:style-name="T7"> </text:span><text:span text:style-name="T26">namespace</text:span><text:span text:style-name="T7"> </text:span><text:span text:style-name="T2">std</text:span>;</text:p>
      <text:p text:style-name="КОД"><text:span text:style-name="T26">void</text:span><text:span text:style-name="T7"> </text:span><text:span text:style-name="T2">CodeUnit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objectsWork</text:span>();</text:p>
      <text:p text:style-name="КОД"><text:span text:style-name="T7"><text:s text:c="4"/></text:span><text:span text:style-name="T14">cleanupTestCase</text:span>();</text:p>
      <text:p text:style-name="КОД">}</text:p>
      <text:p text:style-name="КОД"><text:span text:style-name="T26">void</text:span><text:span text:style-name="T7"> </text:span><text:span text:style-name="T2">CodeUnit_Test</text:span>::<text:span text:style-name="T15">initTestCase</text:span>()</text:p>
      <text:p text:style-name="КОД">{</text:p>
      <text:p text:style-name="КОД">}</text:p>
      <text:p text:style-name="КОД"><text:span text:style-name="T26">void</text:span><text:span text:style-name="T7"> </text:span><text:span text:style-name="T2">CodeUnit_Test</text:span>::<text:span text:style-name="T15">cleanupTestCase</text:span>()</text:p>
      <text:p text:style-name="КОД">{</text:p>
      <text:p text:style-name="КОД">}</text:p>
      <text:p text:style-name="КОД"><text:span text:style-name="T26">void</text:span><text:span text:style-name="T7"> </text:span><text:span text:style-name="T2">CodeUnit_Test</text:span>::<text:span text:style-name="T15">test_objectsWork</text:span>()</text:p>
      <text:p text:style-name="КОД">{</text:p>
      <text:p text:style-name="КОД">}</text:p>
      <text:p text:style-name="Horizontal_20_Line"/>
      <text:p text:style-name="P104">В функцию main() также добавим вызов этого теста:</text:p>
      <text:p text:style-name="КОД"><text:span text:style-name="T26">int</text:span><text:span text:style-name="T7"> </text:span><text:span text:style-name="T15">main</text:span>()</text:p>
      <text:p text:style-name="КОД">{</text:p>
      <text:p text:style-name="КОД"><text:span text:style-name="T7"><text:s text:c="4"/></text:span><text:span text:style-name="T2">Lexer_Test</text:span>().<text:span text:style-name="T14">run</text:span>();</text:p>
      <text:p text:style-name="КОД"><text:span text:style-name="T7"><text:s text:c="4"/></text:span><text:span text:style-name="T2">SimpleExpression_Test</text:span>().<text:span text:style-name="T14">run</text:span>();</text:p>
      <text:p text:style-name="КОД"><text:span text:style-name="T7"><text:s text:c="4"/></text:span><text:span text:style-name="T2">CodeUnit_Test</text:span>().<text:span text:style-name="T14">run</text:span>();</text:p>
      <text:p text:style-name="КОД"><text:span text:style-name="T7"><text:s text:c="4"/></text:span><text:span text:style-name="T28">cout</text:span><text:span text:style-name="T7"> </text:span><text:span text:style-name="T14">&lt;&lt;</text:span><text:span text:style-name="T7"> </text:span><text:span text:style-name="T19">"Tests OK"</text:span><text:span text:style-name="T7"> </text:span><text:span text:style-name="T14">&lt;&lt;</text:span><text:span text:style-name="T7"> </text:span><text:span text:style-name="T14">endl</text:span>;</text:p>
      <text:p text:style-name="КОД"><text:span text:style-name="T7"><text:s text:c="4"/></text:span><text:span text:style-name="T26">return</text:span><text:span text:style-name="T7"> </text:span><text:span text:style-name="T24">0</text:span>;</text:p>
      <text:p text:style-name="КОД">}</text:p>
      <text:p text:style-name="Horizontal_20_Line"/>
      <text:p text:style-name="P105">В начале работы мы создаём объект Unit. Для этого лучше всего сделать переменную-член в объекте EScript.</text:p>
      <text:p text:style-name="КОД"><text:span text:style-name="T26">class</text:span><text:span text:style-name="T7"> </text:span><text:span text:style-name="T24">ESCRIPT_EXPORT</text:span><text:span text:style-name="T7"> </text:span><text:span text:style-name="T3">EScript</text:span></text:p>
      <text:p text:style-name="КОД">{</text:p>
      <text:p text:style-name="КОД"><text:span text:style-name="T26">private</text:span>:</text:p>
      <text:p text:style-name="P176"><text:soft-page-break/><text:span text:style-name="T7"><text:s text:c="4"/></text:span><text:span text:style-name="T2">std</text:span>::<text:span text:style-name="T5">shared</text:span><text:span text:style-name="T2">_ptr</text:span>&lt;<text:span text:style-name="T2">Unit</text:span>&gt;<text:span text:style-name="T7"> </text:span><text:span text:style-name="T40">_unit</text:span>;</text:p>
      <text:p text:style-name="КОД">...</text:p>
      <text:p text:style-name="Horizontal_20_Line"/>
      <text:p text:style-name="P106">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4">/**</text:span></text:p>
      <text:p text:style-name="КОД"><text:span text:style-name="T7"><text:s text:c="5"/></text:span><text:span text:style-name="T24">*</text:span><text:span text:style-name="T7"> </text:span><text:span text:style-name="T25">@brief</text:span><text:span text:style-name="T7"> </text:span><text:span text:style-name="T24">Сбрасывает</text:span><text:span text:style-name="T7"> </text:span><text:span text:style-name="T24">движок</text:span><text:span text:style-name="T7"> </text:span><text:span text:style-name="T24">в</text:span><text:span text:style-name="T7"> </text:span><text:span text:style-name="T24">первоначальное</text:span><text:span text:style-name="T7"> </text:span><text:span text:style-name="T24">состояние.</text:span></text:p>
      <text:p text:style-name="КОД"><text:span text:style-name="T7"><text:s text:c="5"/></text:span><text:span text:style-name="T24">*/</text:span></text:p>
      <text:p text:style-name="P175"><text:span text:style-name="T7"><text:s text:c="4"/></text:span><text:span text:style-name="T26">void</text:span><text:span text:style-name="T7"> </text:span><text:span text:style-name="T15">clear</text:span>();</text:p>
      <text:p text:style-name="Horizontal_20_Line"/>
      <text:p text:style-name="P107"><text:span text:style-name="T90">Подобный</text:span> метод нужен у программного модуля <text:span text:style-name="T90">Unit</text:span>: он очистит блоки, область кода, область данных, и вызовет такой же метод у таблиц символов. <text:span text:style-name="T91">Его мы вызовем и в деструкторе ~EScript().</text:span></text:p>
      <text:p text:style-name="P108">В <text:span text:style-name="T90">Unit </text:span>будет содержаться один объект Block:</text:p>
      <text:p text:style-name="КОД"><text:span text:style-name="T26">class</text:span><text:span text:style-name="T7"> </text:span>ESCRIPT_EXPORT<text:span text:style-name="T7"> </text:span>Unit</text:p>
      <text:p text:style-name="КОД">{</text:p>
      <text:p text:style-name="КОД"><text:span text:style-name="T26">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0">_block</text:span>;</text:p>
      <text:p text:style-name="КОД">...</text:p>
      <text:p text:style-name="Horizontal_20_Line"/>
      <text:p text:style-name="P108">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10">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3">разработать</text:span> промежуточный код, исполняющую машину, организацию памяти.</text:p>
      <text:p text:style-name="P105">Допустим в коде мы встретили идентификатор и решили добавить его как переменную в таблицу символов.</text:p>
      <text:p text:style-name="P113">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4">Пока мы сделаем так: запись таблицы символов указывает на данные. <text:span text:style-name="T99">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94">Для этого учтём следующее:</text:span></text:p>
      <text:list xml:id="list876762191" text:style-name="L3">
        <text:list-item>
          <text:p text:style-name="P193">тип данных переменной может быть изменён при следующем присваивании, </text:p>
        </text:list-item>
        <text:list-item>
          <text:p text:style-name="P193"><text:span text:style-name="T96">при смене типа </text:span>предыдущие данные, на которые ссылается эта переменная, мы должны удалить, <text:span text:style-name="T96">если на них больше нет ссылок.</text:span></text:p>
        </text:list-item>
        <text:list-item>
          <text:p text:style-name="P194"><text:soft-page-break/>запись в таблице символов должна давать абстрагированный доступ к данным переменных каждого типа</text:p>
        </text:list-item>
        <text:list-item>
          <text:p text:style-name="P195">при обнаружении новой переменной её значение мы можем вставить в известную область памяти</text:p>
        </text:list-item>
      </text:list>
      <text:p text:style-name="P115">Предположим, что мы работаем только с целыми числами.</text:p>
      <text:p text:style-name="P115">Пусть распределением памяти под значения переменных занимается класс программного модуля — Unit.</text:p>
      <text:p text:style-name="P115">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6">Тогда класс Symbol должен просто вернуть указатель на число в этом <text:span text:style-name="T95">списке</text:span>.</text:p>
      <text:p text:style-name="P117">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7"><text:span text:style-name="T97">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7">В процессе трансляции в первом случае мы вносим запись в таблицу символов и сразу выделяем место для целого числа.</text:p>
      <text:p text:style-name="P117">Во втором случае мы помещаем запись в таблицу символов, но память не выделяем.</text:p>
      <text:p text:style-name="P117">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8">Наш класс Symbol должен предоставить интерфейс для задания типа и самостоятельно позаботиться о выделении памяти, кроме того, <text:span text:style-name="T98">предположим, что </text:span>он должен будет уведомить среду выполнения, что старое значение больше не нужно.<text:span text:style-name="T97"> Никаких вычислений он выполнять не будет.</text:span></text:p>
      <text:p text:style-name="P119">С учётом изложенного вернёмся в файл codeunit_test.cpp и напишем тест:</text:p>
      <text:p text:style-name="КОД"><text:span text:style-name="T26">void</text:span><text:span text:style-name="T7"> </text:span><text:span text:style-name="T2">CodeUnit_Test</text:span>::<text:span text:style-name="T15">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1">unit</text:span><text:span text:style-name="T7"> </text:span>=<text:span text:style-name="T7"> </text:span><text:span text:style-name="T2">std</text:span>::<text:span text:style-name="T14">make_shared</text:span>&lt;<text:span text:style-name="T2">Unit</text:span>&gt;();</text:p>
      <text:p text:style-name="КОД"><text:span text:style-name="T7"><text:s text:c="4"/></text:span><text:span text:style-name="T26">auto</text:span><text:span text:style-name="T7"> </text:span><text:span text:style-name="T11">table</text:span><text:span text:style-name="T7"> </text:span>=<text:span text:style-name="T7"> </text:span><text:span text:style-name="T11">unit</text:span><text:span text:style-name="T14">-&gt;block</text:span>()<text:span text:style-name="T14">-&gt;symbolTable</text:span>();</text:p>
      <text:p text:style-name="КОД"><text:span text:style-name="T7"><text:s text:c="4"/></text:span><text:span text:style-name="T19">//</text:span><text:span text:style-name="T7"> </text:span><text:span text:style-name="T19">добавим</text:span><text:span text:style-name="T7"> </text:span><text:span text:style-name="T19">в</text:span><text:span text:style-name="T7"> </text:span><text:span text:style-name="T19">таблицу</text:span><text:span text:style-name="T7"> </text:span><text:span text:style-name="T19">символов</text:span><text:span text:style-name="T7"> </text:span><text:span text:style-name="T19">запись</text:span><text:span text:style-name="T7"> </text:span><text:span text:style-name="T19">без</text:span><text:span text:style-name="T7"> </text:span><text:span text:style-name="T19">указания</text:span><text:span text:style-name="T7"> </text:span><text:span text:style-name="T19">типа:</text:span></text:p>
      <text:p text:style-name="КОД"><text:span text:style-name="T7"><text:s text:c="4"/></text:span><text:span text:style-name="T26">const</text:span><text:span text:style-name="T7"> </text:span><text:span text:style-name="T2">u32string</text:span><text:span text:style-name="T7"> </text:span><text:span text:style-name="T11">valueName</text:span><text:span text:style-name="T7"> </text:span>=<text:span text:style-name="T7"> </text:span><text:span text:style-name="T19">U"x"</text:span>;</text:p>
      <text:p text:style-name="КОД"><text:span text:style-name="T7"><text:s text:c="4"/></text:span><text:span text:style-name="T26">auto</text:span><text:span text:style-name="T7"> </text:span><text:span text:style-name="T11">v1</text:span><text:span text:style-name="T7"> </text:span>=<text:span text:style-name="T7"> </text:span><text:span text:style-name="T11">table</text:span><text:span text:style-name="T14">-&gt;add</text:span>(<text:span text:style-name="T11">valueName</text:span>);</text:p>
      <text:p text:style-name="КОД"><text:span text:style-name="T7"><text:s text:c="4"/></text:span><text:span text:style-name="T24">assert</text:span>(<text:span text:style-name="T11">v1</text:span><text:span text:style-name="T14">-&gt;type</text:span>()<text:span text:style-name="T7"> </text:span>==<text:span text:style-name="T7"> </text:span><text:span text:style-name="T2">SymbolType</text:span>::<text:span text:style-name="T2">Undefined</text:span>);</text:p>
      <text:p text:style-name="КОД"><text:span text:style-name="T7"><text:s text:c="4"/></text:span><text:span text:style-name="T24">assert</text:span>(<text:span text:style-name="T11">v1</text:span><text:span text:style-name="T14">-&gt;data</text:span>()<text:span text:style-name="T7"> </text:span>==<text:span text:style-name="T7"> </text:span><text:span text:style-name="T26">nullptr</text:span>);</text:p>
      <text:p text:style-name="КОД"><text:span text:style-name="T7"><text:s text:c="4"/></text:span><text:span text:style-name="T19">//</text:span><text:span text:style-name="T7"> </text:span><text:span text:style-name="T19">Установим</text:span><text:span text:style-name="T7"> </text:span><text:span text:style-name="T19">тип</text:span><text:span text:style-name="T7"> </text:span><text:span text:style-name="T19">-</text:span><text:span text:style-name="T7"> </text:span><text:span text:style-name="T19">целое</text:span></text:p>
      <text:p text:style-name="КОД"><text:span text:style-name="T7"><text:s text:c="4"/></text:span><text:span text:style-name="T11">v1</text:span><text:span text:style-name="T14">-&gt;setType</text:span>(<text:span text:style-name="T2">SymbolType</text:span>::<text:span text:style-name="T2">Integer</text:span>);</text:p>
      <text:p text:style-name="КОД"><text:span text:style-name="T7"><text:s text:c="4"/></text:span><text:span text:style-name="T19">//</text:span><text:span text:style-name="T7"> </text:span><text:span text:style-name="T19">должен</text:span><text:span text:style-name="T7"> </text:span><text:span text:style-name="T19">измениться</text:span><text:span text:style-name="T7"> </text:span><text:span text:style-name="T19">тип</text:span></text:p>
      <text:p text:style-name="КОД"><text:span text:style-name="T7"><text:s text:c="4"/></text:span><text:span text:style-name="T24">assert</text:span>(<text:span text:style-name="T11">v1</text:span><text:span text:style-name="T14">-&gt;type</text:span>()<text:span text:style-name="T7"> </text:span>==<text:span text:style-name="T7"> </text:span><text:span text:style-name="T2">SymbolType</text:span>::<text:span text:style-name="T2">Integer</text:span>);</text:p>
      <text:p text:style-name="КОД"><text:span text:style-name="T7"><text:s text:c="4"/></text:span><text:span text:style-name="T19">//</text:span><text:span text:style-name="T7"> </text:span><text:span text:style-name="T19">должна</text:span><text:span text:style-name="T7"> </text:span><text:span text:style-name="T19">быть</text:span><text:span text:style-name="T7"> </text:span><text:span text:style-name="T19">выделена</text:span><text:span text:style-name="T7"> </text:span><text:span text:style-name="T19">память</text:span></text:p>
      <text:p text:style-name="КОД"><text:span text:style-name="T7"><text:s text:c="4"/></text:span><text:span text:style-name="T24">assert</text:span>(<text:span text:style-name="T11">v1</text:span><text:span text:style-name="T14">-&gt;data</text:span>()<text:span text:style-name="T7"> </text:span>!=<text:span text:style-name="T7"> </text:span><text:span text:style-name="T26">nullptr</text:span>);</text:p>
      <text:p text:style-name="КОД"><text:span text:style-name="T7"><text:s text:c="4"/></text:span><text:span text:style-name="T19">//</text:span><text:span text:style-name="T7"> </text:span><text:span text:style-name="T19">установим</text:span><text:span text:style-name="T7"> </text:span><text:span text:style-name="T19">некое</text:span><text:span text:style-name="T7"> </text:span><text:span text:style-name="T19">число</text:span></text:p>
      <text:p text:style-name="КОД"><text:span text:style-name="T7"><text:s text:c="4"/></text:span><text:span text:style-name="T2">IntType</text:span><text:span text:style-name="T7"> </text:span><text:span text:style-name="T11">value1</text:span><text:span text:style-name="T7"> </text:span>=<text:span text:style-name="T7"> </text:span><text:span text:style-name="T24">12345</text:span>;</text:p>
      <text:p text:style-name="КОД"><text:span text:style-name="T7"><text:s text:c="4"/></text:span>*(<text:span text:style-name="T2">IntType</text:span>*)<text:span text:style-name="T11">v1</text:span><text:span text:style-name="T14">-&gt;data</text:span>()<text:span text:style-name="T7"> </text:span>=<text:span text:style-name="T7"> </text:span><text:span text:style-name="T11">value1</text:span>;</text:p>
      <text:p text:style-name="КОД"><text:span text:style-name="T7"><text:s text:c="4"/></text:span><text:span text:style-name="T19">//</text:span><text:span text:style-name="T7"> </text:span><text:span text:style-name="T19">должно</text:span><text:span text:style-name="T7"> </text:span><text:span text:style-name="T19">смениться</text:span><text:span text:style-name="T7"> </text:span><text:span text:style-name="T19">число</text:span></text:p>
      <text:p text:style-name="КОД"><text:soft-page-break/><text:span text:style-name="T7"><text:s text:c="4"/></text:span><text:span text:style-name="T24">assert</text:span>(*(<text:span text:style-name="T2">IntType</text:span>*)<text:span text:style-name="T11">v1</text:span><text:span text:style-name="T14">-&gt;data</text:span>()<text:span text:style-name="T7"> </text:span>==<text:span text:style-name="T7"> </text:span><text:span text:style-name="T11">value1</text:span>);</text:p>
      <text:p text:style-name="КОД"><text:span text:style-name="T7"><text:s text:c="4"/></text:span><text:span text:style-name="T19">//</text:span><text:span text:style-name="T7"> </text:span><text:span text:style-name="T19">проверим</text:span><text:span text:style-name="T7"> </text:span><text:span text:style-name="T19">в</text:span><text:span text:style-name="T7"> </text:span><text:span text:style-name="T19">таблице</text:span><text:span text:style-name="T7"> </text:span><text:span text:style-name="T19">целых</text:span><text:span text:style-name="T7"> </text:span><text:span text:style-name="T19">чисел:</text:span></text:p>
      <text:p text:style-name="КОД"><text:span text:style-name="T7"><text:s text:c="4"/></text:span><text:span text:style-name="T24">assert</text:span>(<text:span text:style-name="T11">unit</text:span><text:span text:style-name="T14">-&gt;staticIntegerValues</text:span>().<text:span text:style-name="T14">front</text:span>()<text:span text:style-name="T7"> </text:span>==<text:span text:style-name="T7"> </text:span><text:span text:style-name="T11">value1</text:span>);</text:p>
      <text:p text:style-name="КОД"><text:span text:style-name="T7"><text:s text:c="4"/></text:span><text:span text:style-name="T19">//</text:span><text:span text:style-name="T7"> </text:span><text:span text:style-name="T19">найдём</text:span><text:span text:style-name="T7"> </text:span><text:span text:style-name="T19">теперь</text:span><text:span text:style-name="T7"> </text:span><text:span text:style-name="T19">переменную</text:span><text:span text:style-name="T7"> </text:span><text:span text:style-name="T19">по</text:span><text:span text:style-name="T7"> </text:span><text:span text:style-name="T19">имени:</text:span></text:p>
      <text:p text:style-name="КОД"><text:span text:style-name="T7"><text:s text:c="4"/></text:span><text:span text:style-name="T26">auto</text:span><text:span text:style-name="T7"> </text:span><text:span text:style-name="T11">v2</text:span><text:span text:style-name="T7"> </text:span>=<text:span text:style-name="T7"> </text:span><text:span text:style-name="T11">table</text:span><text:span text:style-name="T14">-&gt;find</text:span>(<text:span text:style-name="T11">valueName</text:span>);</text:p>
      <text:p text:style-name="КОД"><text:span text:style-name="T7"><text:s text:c="4"/></text:span><text:span text:style-name="T19">//</text:span><text:span text:style-name="T7"> </text:span><text:span text:style-name="T19">проверим,</text:span><text:span text:style-name="T7"> </text:span><text:span text:style-name="T19">нашли</text:span><text:span text:style-name="T7"> </text:span><text:span text:style-name="T19">ли</text:span><text:span text:style-name="T7"> </text:span><text:span text:style-name="T19">переменную</text:span></text:p>
      <text:p text:style-name="КОД"><text:span text:style-name="T7"><text:s text:c="4"/></text:span><text:span text:style-name="T24">assert</text:span>(<text:span text:style-name="T11">v2</text:span><text:span text:style-name="T7"> </text:span><text:span text:style-name="T14">!=</text:span><text:span text:style-name="T7"> </text:span><text:span text:style-name="T26">nullptr</text:span>);</text:p>
      <text:p text:style-name="КОД"><text:span text:style-name="T7"><text:s text:c="4"/></text:span><text:span text:style-name="T19">//</text:span><text:span text:style-name="T7"> </text:span><text:span text:style-name="T19">есть</text:span><text:span text:style-name="T7"> </text:span><text:span text:style-name="T19">ли</text:span><text:span text:style-name="T7"> </text:span><text:span text:style-name="T19">у</text:span><text:span text:style-name="T7"> </text:span><text:span text:style-name="T19">неё</text:span><text:span text:style-name="T7"> </text:span><text:span text:style-name="T19">данные</text:span></text:p>
      <text:p text:style-name="КОД"><text:span text:style-name="T7"><text:s text:c="4"/></text:span><text:span text:style-name="T24">assert</text:span>(<text:span text:style-name="T11">v2</text:span><text:span text:style-name="T14">-&gt;data</text:span>()<text:span text:style-name="T7"> </text:span>!=<text:span text:style-name="T7"> </text:span><text:span text:style-name="T26">nullptr</text:span>);</text:p>
      <text:p text:style-name="КОД"><text:span text:style-name="T7"><text:s text:c="4"/></text:span><text:span text:style-name="T19">//</text:span><text:span text:style-name="T7"> </text:span><text:span text:style-name="T19">верны</text:span><text:span text:style-name="T7"> </text:span><text:span text:style-name="T19">ли</text:span><text:span text:style-name="T7"> </text:span><text:span text:style-name="T19">данные</text:span></text:p>
      <text:p text:style-name="КОД"><text:span text:style-name="T7"><text:s text:c="4"/></text:span><text:span text:style-name="T24">assert</text:span>(*(<text:span text:style-name="T2">IntType</text:span>*)<text:span text:style-name="T11">v2</text:span><text:span text:style-name="T14">-&gt;data</text:span>()<text:span text:style-name="T7"> </text:span>==<text:span text:style-name="T7"> </text:span><text:span text:style-name="T11">value1</text:span>);</text:p>
      <text:p text:style-name="КОД">}</text:p>
      <text:p text:style-name="Horizontal_20_Line"/>
      <text:p text:style-name="P120"><text:span text:style-name="T100">Т.к. кода довольно много, с</text:span> текущим содержимым классов лучше ознакомиться в файлах архива: EScriptEngine-<text:span text:style-name="T101">5</text:span>.zip</text:p>
      <text:h text:style-name="Heading_20_2" text:outline-level="2">Промежуточный код</text:h>
      <text:p text:style-name="P121">Для начала создадим новый тест и добавим метод тестирования разбора простейшего выражения:</text:p>
      <text:p text:style-name="КОД"><text:span text:style-name="T26">void</text:span><text:span text:style-name="T7"> </text:span><text:span text:style-name="T2">CodeGen_Test</text:span>::<text:span text:style-name="T15">test_simpleExpression</text:span>()</text:p>
      <text:p text:style-name="КОД">{</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26">const</text:span><text:span text:style-name="T7"> </text:span><text:span text:style-name="T2">u32string</text:span><text:span text:style-name="T7"> </text:span><text:span text:style-name="T11">code1</text:span><text:span text:style-name="T7"> </text:span>=<text:span text:style-name="T7"> </text:span><text:span text:style-name="T19">U"x</text:span><text:span text:style-name="T7"> </text:span><text:span text:style-name="T19">=</text:span><text:span text:style-name="T7"> </text:span><text:span text:style-name="T19">10;"</text:span>;</text:p>
      <text:p text:style-name="КОД"><text:span text:style-name="T7"><text:s text:c="4"/></text:span><text:span text:style-name="T11">engine</text:span>.<text:span text:style-name="T14">eval</text:span>(<text:span text:style-name="T11">code1</text:span>);</text:p>
      <text:p text:style-name="КОД">}</text:p>
      <text:p text:style-name="Horizontal_20_Line"/>
      <text:p text:style-name="P121">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2">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2">Мы должны быть уверены, что на входе находится идентификатор, поэтому немного изменим этот метод:</text:p>
      <text:p text:style-name="КОД"><text:span text:style-name="T26">void</text:span><text:span text:style-name="T7"> </text:span><text:span text:style-name="T2">Parser</text:span>::<text:span text:style-name="T15">expected</text:span>(<text:span text:style-name="T2">Token</text:span><text:span text:style-name="T7"> </text:span><text:span text:style-name="T11">expectedToken</text:span>)</text:p>
      <text:p text:style-name="КОД">{</text:p>
      <text:p text:style-name="КОД"><text:span text:style-name="T7"><text:s text:c="4"/></text:span><text:span text:style-name="T26">if</text:span><text:span text:style-name="T7"> </text:span>(<text:span text:style-name="T14">lookahead</text:span>()<text:span text:style-name="T7"> </text:span>!=<text:span text:style-name="T7"> </text:span><text:span text:style-name="T11">expectedToken</text:span>) // <text:span text:style-name="T103">добавим это условие</text:span></text:p>
      <text:p text:style-name="КОД"><text:span text:style-name="T7"><text:s text:c="8"/></text:span><text:span text:style-name="T14">error</text:span>(<text:span text:style-name="T19">"Expected "</text:span><text:span text:style-name="T7"> </text:span><text:span text:style-name="T14">+</text:span><text:span text:style-name="T7"> </text:span><text:span text:style-name="T2">TokenName</text:span>::<text:span text:style-name="T14">toString</text:span>(<text:span text:style-name="T11">expectedToken</text:span>));</text:p>
      <text:p text:style-name="КОД">}</text:p>
      <text:p text:style-name="Horizontal_20_Line"/>
      <text:p text:style-name="P122">и добавим проверку на входе:</text:p>
      <text:p text:style-name="КОД"><text:span text:style-name="T26">void</text:span><text:span text:style-name="T7"> </text:span>Parser::Variable()</text:p>
      <text:p text:style-name="КОД">{</text:p>
      <text:p text:style-name="КОД"><text:span text:style-name="T7"><text:s text:c="4"/></text:span><text:span text:style-name="T14">expected</text:span>(<text:span text:style-name="T2">Token</text:span>::<text:span text:style-name="T2">Identifier</text:span>);</text:p>
      <text:p text:style-name="КОД"><text:span text:style-name="T7"><text:s text:c="4"/></text:span><text:span text:style-name="T14">match</text:span>(<text:span text:style-name="T2">Token</text:span>::<text:span text:style-name="T2">Identifier</text:span>);</text:p>
      <text:p text:style-name="КОД">}</text:p>
      <text:p text:style-name="Horizontal_20_Line"/>
      <text:p text:style-name="P123">Так же нам понадобится метод для доступа к текущему тексту токена:</text:p>
      <text:p text:style-name="КОД"><text:span text:style-name="T26">const</text:span><text:span text:style-name="T7"> </text:span><text:span text:style-name="T2">u32string</text:span><text:span text:style-name="T7"> </text:span>&amp;<text:span text:style-name="T2">Parser</text:span>::<text:span text:style-name="T15">tokenText</text:span>()<text:span text:style-name="T7"> </text:span><text:span text:style-name="T26">const</text:span></text:p>
      <text:p text:style-name="КОД">{</text:p>
      <text:p text:style-name="КОД"><text:span text:style-name="T7"><text:s text:c="4"/></text:span><text:span text:style-name="T26">return</text:span><text:span text:style-name="T7"> </text:span><text:span text:style-name="T40">_lexer</text:span><text:span text:style-name="T14">-&gt;tokenText</text:span>();</text:p>
      <text:p text:style-name="КОД"><text:soft-page-break/>}</text:p>
      <text:p text:style-name="Horizontal_20_Line"/>
      <text:p text:style-name="P123">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4">Кроме того, заменим конструктор класса Parser, внедрим зависимость от Unit:</text:p>
      <text:p text:style-name="КОД"><text:span text:style-name="T2">Parser</text:span>::<text:span text:style-name="T15">Parser</text:span>(<text:span text:style-name="T2">std</text:span>::<text:span text:style-name="T2">shared_ptr</text:span>&lt;<text:span text:style-name="T2">Unit</text:span>&gt;<text:span text:style-name="T7"> </text:span><text:span text:style-name="T10">&amp;</text:span><text:span text:style-name="T11">unit</text:span>)</text:p>
      <text:p text:style-name="КОД"><text:span text:style-name="T7"><text:s text:c="4"/></text:span>:<text:span text:style-name="T7"> </text:span><text:span text:style-name="T40">_unit</text:span>(<text:span text:style-name="T11">unit</text:span>)</text:p>
      <text:p text:style-name="КОД">{</text:p>
      <text:p text:style-name="КОД">}</text:p>
      <text:p text:style-name="Horizontal_20_Line"/>
      <text:p text:style-name="P124">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5">currentSymbolTable</text:span>()</text:p>
      <text:p text:style-name="КОД">{</text:p>
      <text:p text:style-name="КОД"><text:span text:style-name="T7"><text:s text:c="4"/></text:span><text:span text:style-name="T26">return</text:span><text:span text:style-name="T7"> </text:span><text:span text:style-name="T40">_unit</text:span><text:span text:style-name="T14">-&gt;block</text:span>()<text:span text:style-name="T14">-&gt;symbolTable</text:span>();</text:p>
      <text:p text:style-name="КОД">}</text:p>
      <text:p text:style-name="Horizontal_20_Line"/>
      <text:p text:style-name="P124">Итак, извлечём текст токена и проверим, есть ли такой символ в таблице символов. Если нет, то добавим с типом Undefined:</text:p>
      <text:p text:style-name="КОД"><text:span text:style-name="T26">void</text:span><text:span text:style-name="T7"> </text:span><text:span text:style-name="T2">Parser</text:span>::<text:span text:style-name="T15">Variable</text:span>()</text:p>
      <text:p text:style-name="КОД">{<text:span text:style-name="T7"> </text:span><text:span text:style-name="T19">//</text:span><text:span text:style-name="T7"> </text:span><text:span text:style-name="T19">это</text:span><text:span text:style-name="T7"> </text:span><text:span text:style-name="T19">правило</text:span><text:span text:style-name="T7"> </text:span><text:span text:style-name="T19">исключительно</text:span><text:span text:style-name="T7"> </text:span><text:span text:style-name="T19">для</text:span><text:span text:style-name="T7"> </text:span><text:span text:style-name="T19">l-value</text:span></text:p>
      <text:p text:style-name="КОД"><text:span text:style-name="T7"><text:s text:c="4"/></text:span><text:span text:style-name="T14">expected</text:span>(<text:span text:style-name="T2">Token</text:span>::<text:span text:style-name="T2">Identifier</text:span>);</text:p>
      <text:p text:style-name="КОД"><text:span text:style-name="T7"><text:s text:c="4"/></text:span><text:span text:style-name="T26">auto</text:span><text:span text:style-name="T7"> </text:span><text:span text:style-name="T11">id</text:span><text:span text:style-name="T7"> </text:span>=<text:span text:style-name="T7"> </text:span><text:span text:style-name="T14">tokenText</text:span>();</text:p>
      <text:p text:style-name="КОД"><text:span text:style-name="T7"><text:s text:c="4"/></text:span><text:span text:style-name="T19">//</text:span><text:span text:style-name="T7"> </text:span><text:span text:style-name="T19">отыскиваем</text:span><text:span text:style-name="T7"> </text:span><text:span text:style-name="T19">переменную</text:span><text:span text:style-name="T7"> </text:span><text:span text:style-name="T19">в</text:span><text:span text:style-name="T7"> </text:span><text:span text:style-name="T19">таблице</text:span><text:span text:style-name="T7"> </text:span><text:span text:style-name="T19">символов</text:span></text:p>
      <text:p text:style-name="КОД"><text:span text:style-name="T7"><text:s text:c="4"/></text:span><text:span text:style-name="T26">auto</text:span><text:span text:style-name="T7"> </text:span><text:span text:style-name="T11">symbol</text:span><text:span text:style-name="T7"> </text:span>=<text:span text:style-name="T7"> </text:span><text:span text:style-name="T14">currentSymbolTable</text:span>()<text:span text:style-name="T14">-&gt;find</text:span>(<text:span text:style-name="T11">id</text:span>);</text:p>
      <text:p text:style-name="КОД"><text:span text:style-name="T7"><text:s text:c="4"/></text:span><text:span text:style-name="T26">if</text:span><text:span text:style-name="T7"> </text:span>(!<text:span text:style-name="T11">symbol</text:span>)<text:span text:style-name="T7"> </text:span><text:span text:style-name="T19">//</text:span><text:span text:style-name="T7"> </text:span><text:span text:style-name="T19">или</text:span><text:span text:style-name="T7"> </text:span><text:span text:style-name="T19">добавляем</text:span><text:span text:style-name="T7"> </text:span><text:span text:style-name="T19">новую</text:span><text:span text:style-name="T7"> </text:span><text:span text:style-name="T19">запись</text:span></text:p>
      <text:p text:style-name="КОД"><text:span text:style-name="T7"><text:s text:c="8"/></text:span><text:span text:style-name="T14">currentSymbolTable</text:span>()<text:span text:style-name="T14">-&gt;add</text:span>(<text:span text:style-name="T11">id</text:span>);</text:p>
      <text:p text:style-name="КОД"><text:span text:style-name="T7"><text:s text:c="4"/></text:span><text:span text:style-name="T14">match</text:span>(<text:span text:style-name="T2">Token</text:span>::<text:span text:style-name="T2">Identifier</text:span>);</text:p>
      <text:p text:style-name="КОД">}</text:p>
      <text:p text:style-name="Horizontal_20_Line"/>
      <text:p text:style-name="P126"><text:span text:style-name="T104">Переменная добавлена в таблицу символов. Чтобы выполнить присваивание, нужно как-то передать её в вызывающую функцию, т. е. в </text:span>AssignStatement(). <text:span text:style-name="T104">Воспользуемся стеком:</text:span></text:p>
      <text:p text:style-name="КОД"><text:span text:style-name="T26">class</text:span><text:span text:style-name="T7"> </text:span><text:span text:style-name="T24">ESCRIPT_EXPORT</text:span><text:span text:style-name="T7"> </text:span><text:span text:style-name="T3">Parser</text:span></text:p>
      <text:p text:style-name="КОД">{</text:p>
      <text:p text:style-name="КОД"><text:span text:style-name="T26">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0">_variables</text:span>;</text:p>
      <text:p text:style-name="Horizontal_20_Line"/>
      <text:p text:style-name="P125">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7">Вот какой получился код:</text:p>
      <text:p text:style-name="КОД"><text:span text:style-name="T26">void</text:span><text:span text:style-name="T7"> </text:span><text:span text:style-name="T2">Parser</text:span>::<text:span text:style-name="T15">Variable</text:span>()</text:p>
      <text:p text:style-name="КОД">{<text:span text:style-name="T7"> </text:span><text:span text:style-name="T19">//</text:span><text:span text:style-name="T7"> </text:span><text:span text:style-name="T19">это</text:span><text:span text:style-name="T7"> </text:span><text:span text:style-name="T19">правило</text:span><text:span text:style-name="T7"> </text:span><text:span text:style-name="T19">исключительно</text:span><text:span text:style-name="T7"> </text:span><text:span text:style-name="T19">для</text:span><text:span text:style-name="T7"> </text:span><text:span text:style-name="T19">l-value</text:span></text:p>
      <text:p text:style-name="КОД"><text:span text:style-name="T7"><text:s text:c="4"/></text:span><text:span text:style-name="T14">expected</text:span>(<text:span text:style-name="T2">Token</text:span>::<text:span text:style-name="T2">Identifier</text:span>);</text:p>
      <text:p text:style-name="КОД"><text:span text:style-name="T7"><text:s text:c="4"/></text:span><text:span text:style-name="T26">auto</text:span><text:span text:style-name="T7"> </text:span><text:span text:style-name="T11">id</text:span><text:span text:style-name="T7"> </text:span>=<text:span text:style-name="T7"> </text:span><text:span text:style-name="T14">tokenText</text:span>();</text:p>
      <text:p text:style-name="КОД"><text:span text:style-name="T7"><text:s text:c="4"/></text:span><text:span text:style-name="T19">//</text:span><text:span text:style-name="T7"> </text:span><text:span text:style-name="T19">отыскиваем</text:span><text:span text:style-name="T7"> </text:span><text:span text:style-name="T19">переменную</text:span><text:span text:style-name="T7"> </text:span><text:span text:style-name="T19">в</text:span><text:span text:style-name="T7"> </text:span><text:span text:style-name="T19">таблице</text:span><text:span text:style-name="T7"> </text:span><text:span text:style-name="T19">символов</text:span></text:p>
      <text:p text:style-name="КОД"><text:span text:style-name="T7"><text:s text:c="4"/></text:span><text:span text:style-name="T26">auto</text:span><text:span text:style-name="T7"> </text:span><text:span text:style-name="T11">symbol</text:span><text:span text:style-name="T7"> </text:span>=<text:span text:style-name="T7"> </text:span><text:span text:style-name="T14">currentSymbolTable</text:span>()<text:span text:style-name="T14">-&gt;find</text:span>(<text:span text:style-name="T11">id</text:span>);</text:p>
      <text:p text:style-name="КОД"><text:span text:style-name="T7"><text:s text:c="4"/></text:span><text:span text:style-name="T26">if</text:span><text:span text:style-name="T7"> </text:span>(!<text:span text:style-name="T11">symbol</text:span>)<text:span text:style-name="T7"> </text:span><text:span text:style-name="T19">//</text:span><text:span text:style-name="T7"> </text:span><text:span text:style-name="T19">или</text:span><text:span text:style-name="T7"> </text:span><text:span text:style-name="T19">добавляем</text:span><text:span text:style-name="T7"> </text:span><text:span text:style-name="T19">новую</text:span><text:span text:style-name="T7"> </text:span><text:span text:style-name="T19">запись</text:span></text:p>
      <text:p text:style-name="КОД"><text:span text:style-name="T7"><text:s text:c="8"/></text:span><text:span text:style-name="T11">symbol</text:span><text:span text:style-name="T7"> </text:span><text:span text:style-name="T14">=</text:span><text:span text:style-name="T7"> </text:span><text:span text:style-name="T14">currentSymbolTable</text:span>()<text:span text:style-name="T14">-&gt;add</text:span>(<text:span text:style-name="T11">id</text:span>);</text:p>
      <text:p text:style-name="КОД"><text:span text:style-name="T7"><text:s text:c="4"/></text:span><text:span text:style-name="T40">_variables</text:span>.<text:span text:style-name="T14">push</text:span>(<text:span text:style-name="T11">symbol</text:span>);</text:p>
      <text:p text:style-name="КОД"><text:soft-page-break/><text:span text:style-name="T7"><text:s text:c="4"/></text:span><text:span text:style-name="T14">match</text:span>(<text:span text:style-name="T2">Token</text:span>::<text:span text:style-name="T2">Identifier</text:span>);</text:p>
      <text:p text:style-name="КОД">}</text:p>
      <text:p text:style-name="Horizontal_20_Line"/>
      <text:p text:style-name="P153">Справа от присваивания <text:span text:style-name="T123">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8"><text:span text:style-name="T105">Обратим внимание на то, что функция самого глубокого уровня — это </text:span>Factor(). <text:span text:style-name="T105">Он может обработать число, строку, переменную, и нам нужно передать в вышестоящую функцию Term() результат разбора — и лексему, и её тип.</text:span></text:p>
      <text:p text:style-name="P129">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30">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30">Но вычислять мы ничего не будем, а воспользуемся этой идеей для генерации кода.</text:p>
      <text:p text:style-name="P131">Добавим немного кода в класс Lexer, пусть он займётся преобразованием чисел, это его обязанность:</text:p>
      <text:p text:style-name="КОД"><text:span text:style-name="T26">void</text:span><text:span text:style-name="T7"> </text:span>Lexer::readNumber(<text:span text:style-name="T26">int</text:span><text:span text:style-name="T7"> </text:span>firstChar)</text:p>
      <text:p text:style-name="КОД">...</text:p>
      <text:p text:style-name="КОД"><text:span text:style-name="T7"><text:s text:c="4"/></text:span><text:span text:style-name="T26">if</text:span><text:span text:style-name="T7"> </text:span>(isReal)<text:span text:style-name="T7"> </text:span>{</text:p>
      <text:p text:style-name="КОД"><text:span text:style-name="T7"><text:s text:c="8"/></text:span><text:span text:style-name="T40">_lastRealNumber</text:span><text:span text:style-name="T7"> </text:span>=<text:span text:style-name="T7"> </text:span><text:span text:style-name="T14">toLongDouble</text:span>(<text:span text:style-name="T40">_tokenText</text:span>);</text:p>
      <text:p text:style-name="КОД"><text:span text:style-name="T7"><text:s text:c="8"/></text:span><text:span text:style-name="T40">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26">else</text:span><text:span text:style-name="T7"> </text:span>{</text:p>
      <text:p text:style-name="КОД"><text:span text:style-name="T7"><text:s text:c="8"/></text:span><text:span text:style-name="T40">_lastIntegerNumber</text:span><text:span text:style-name="T7"> </text:span>=<text:span text:style-name="T7"> </text:span><text:span text:style-name="T14">toLongInteger</text:span>(<text:span text:style-name="T40">_tokenText</text:span>);</text:p>
      <text:p text:style-name="КОД"><text:span text:style-name="T7"><text:s text:c="8"/></text:span><text:span text:style-name="T40">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26">long</text:span><text:span text:style-name="T7"> </text:span><text:span text:style-name="T26">long</text:span><text:span text:style-name="T7"> </text:span>Lexer::toLongInteger(<text:span text:style-name="T26">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6">char32_t</text:span>&gt;,<text:span text:style-name="T7"> </text:span><text:span text:style-name="T26">char32_t</text:span>&gt;<text:span text:style-name="T7"> </text:span><text:span text:style-name="T11">convert</text:span>;</text:p>
      <text:p text:style-name="КОД"><text:span text:style-name="T7"><text:s text:c="4"/></text:span><text:span text:style-name="T26">return</text:span><text:span text:style-name="T7"> </text:span><text:span text:style-name="T2">std</text:span>::<text:span text:style-name="T14">stoll</text:span>(<text:span text:style-name="T11">convert</text:span>.<text:span text:style-name="T14">to_bytes</text:span>(<text:span text:style-name="T11">s</text:span>));</text:p>
      <text:p text:style-name="КОД">}</text:p>
      <text:p text:style-name="КОД"><text:span text:style-name="T26">long</text:span><text:span text:style-name="T7"> </text:span><text:span text:style-name="T26">double</text:span><text:span text:style-name="T7"> </text:span><text:span text:style-name="T2">Lexer</text:span>::<text:span text:style-name="T15">toLongDouble</text:span>(<text:span text:style-name="T26">const</text:span><text:span text:style-name="T7"> </text:span><text:span text:style-name="T2">std</text:span>::<text:span text:style-name="T2">u32string</text:span><text:span text:style-name="T7"> </text:span>&amp;<text:span text:style-name="T11">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6">char32_t</text:span>&gt;,<text:span text:style-name="T7"> </text:span><text:span text:style-name="T26">char32_t</text:span>&gt;<text:span text:style-name="T7"> </text:span><text:span text:style-name="T11">convert</text:span>;</text:p>
      <text:p text:style-name="КОД"><text:span text:style-name="T7"><text:s text:c="4"/></text:span><text:span text:style-name="T26">return</text:span><text:span text:style-name="T7"> </text:span><text:span text:style-name="T2">std</text:span>::<text:span text:style-name="T14">stold</text:span>(<text:span text:style-name="T11">convert</text:span>.<text:span text:style-name="T14">to_bytes</text:span>(<text:span text:style-name="T11">s</text:span>));</text:p>
      <text:p text:style-name="КОД">}</text:p>
      <text:p text:style-name="Horizontal_20_Line"/>
      <text:p text:style-name="P132">Добавим стеки:</text:p>
      <text:p text:style-name="КОД"><text:span text:style-name="T26">class</text:span><text:span text:style-name="T7"> </text:span><text:span text:style-name="T24">ESCRIPT_EXPORT</text:span><text:span text:style-name="T7"> </text:span><text:span text:style-name="T3">Parser</text:span></text:p>
      <text:p text:style-name="КОД">{</text:p>
      <text:p text:style-name="КОД"><text:span text:style-name="T26">private</text:span>:</text:p>
      <text:p text:style-name="КОД"><text:span text:style-name="T7"><text:s text:c="4"/></text:span><text:span text:style-name="T6">...</text:span></text:p>
      <text:p text:style-name="КОД"><text:span text:style-name="T7"><text:s text:c="4"/></text:span><text:span text:style-name="T19">//</text:span><text:span text:style-name="T7"> </text:span><text:span text:style-name="T19">стек</text:span><text:span text:style-name="T7"> </text:span><text:span text:style-name="T19">для</text:span><text:span text:style-name="T7"> </text:span><text:span text:style-name="T19">типа</text:span><text:span text:style-name="T7"> </text:span><text:span text:style-name="T19">обнаруженного</text:span><text:span text:style-name="T7"> </text:span><text:span text:style-name="T19">символа</text:span></text:p>
      <text:p text:style-name="КОД"><text:span text:style-name="T7"><text:s text:c="4"/></text:span><text:span text:style-name="T2">std</text:span>::<text:span text:style-name="T2">stack</text:span>&lt;<text:span text:style-name="T2">SymbolType</text:span>&gt;<text:span text:style-name="T7"> </text:span><text:span text:style-name="T40">_types</text:span>;</text:p>
      <text:p text:style-name="КОД"><text:span text:style-name="T7"><text:s text:c="4"/></text:span><text:span text:style-name="T19">//</text:span><text:span text:style-name="T7"> </text:span><text:span text:style-name="T19">стек</text:span><text:span text:style-name="T7"> </text:span><text:span text:style-name="T19">для</text:span><text:span text:style-name="T7"> </text:span><text:span text:style-name="T19">обнаруженных</text:span><text:span text:style-name="T7"> </text:span><text:span text:style-name="T19">переменных</text:span><text:span text:style-name="T7"> </text:span><text:span text:style-name="T19">в</text:span><text:span text:style-name="T7"> </text:span><text:span text:style-name="T19">выражениях</text:span></text:p>
      <text:p text:style-name="КОД"><text:soft-page-break/><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0">_variables</text:span>;</text:p>
      <text:p text:style-name="КОД"><text:span text:style-name="T7"><text:s text:c="4"/></text:span><text:span text:style-name="T19">//</text:span><text:span text:style-name="T7"> </text:span><text:span text:style-name="T19">стек</text:span><text:span text:style-name="T7"> </text:span><text:span text:style-name="T19">для</text:span><text:span text:style-name="T7"> </text:span><text:span text:style-name="T19">обнаруженных</text:span><text:span text:style-name="T7"> </text:span><text:span text:style-name="T19">целых</text:span><text:span text:style-name="T7"> </text:span><text:span text:style-name="T19">чисел</text:span><text:span text:style-name="T7"> </text:span><text:span text:style-name="T19">в</text:span><text:span text:style-name="T7"> </text:span><text:span text:style-name="T19">выражениях</text:span></text:p>
      <text:p text:style-name="КОД"><text:span text:style-name="T7"><text:s text:c="4"/></text:span><text:span text:style-name="T2">std</text:span>::<text:span text:style-name="T2">stack</text:span>&lt;<text:span text:style-name="T2">IntType</text:span>&gt;<text:span text:style-name="T7"> </text:span><text:span text:style-name="T40">_integers</text:span>;</text:p>
      <text:p text:style-name="Horizontal_20_Line"/>
      <text:p text:style-name="P132">Добавим вспомогательные функции, которые синхронизируют эту работу:</text:p>
      <text:p text:style-name="КОД"><text:span text:style-name="T26">void</text:span><text:span text:style-name="T7"> </text:span>Parser::pushInt(IntType<text:span text:style-name="T7"> </text:span>value)</text:p>
      <text:p text:style-name="КОД">{</text:p>
      <text:p text:style-name="КОД"><text:span text:style-name="T7"><text:s text:c="4"/></text:span><text:span text:style-name="T40">_integers</text:span>.<text:span text:style-name="T14">push</text:span>(<text:span text:style-name="T11">value</text:span>);</text:p>
      <text:p text:style-name="КОД"><text:span text:style-name="T7"><text:s text:c="4"/></text:span><text:span text:style-name="T40">_types</text:span>.<text:span text:style-name="T14">push</text:span>(<text:span text:style-name="T2">SymbolType</text:span>::<text:span text:style-name="T2">Integer</text:span>);</text:p>
      <text:p text:style-name="КОД">}</text:p>
      <text:p text:style-name="КОД"><text:span text:style-name="T26">void</text:span><text:span text:style-name="T7"> </text:span><text:span text:style-name="T2">Parser</text:span>::<text:span text:style-name="T15">pushVariable</text:span>(<text:span text:style-name="T2">std</text:span>::<text:span text:style-name="T2">shared_ptr</text:span>&lt;<text:span text:style-name="T2">Symbol</text:span>&gt;<text:span text:style-name="T7"> </text:span>&amp;<text:span text:style-name="T11">variable</text:span>)</text:p>
      <text:p text:style-name="КОД">{</text:p>
      <text:p text:style-name="КОД"><text:span text:style-name="T7"><text:s text:c="4"/></text:span><text:span text:style-name="T40">_variables</text:span>.<text:span text:style-name="T14">push</text:span>(<text:span text:style-name="T11">variable</text:span>);</text:p>
      <text:p text:style-name="КОД"><text:span text:style-name="T7"><text:s text:c="4"/></text:span><text:span text:style-name="T40">_types</text:span>.<text:span text:style-name="T14">push</text:span>(<text:span text:style-name="T2">SymbolType</text:span>::<text:span text:style-name="T2">Variable</text:span>);</text:p>
      <text:p text:style-name="КОД">}</text:p>
      <text:p text:style-name="Horizontal_20_Line"/>
      <text:p text:style-name="P132">Тогда в функции Factor() запомним последнее целое число:</text:p>
      <text:p text:style-name="КОД"><text:span text:style-name="T7"><text:s text:c="4"/></text:span><text:span text:style-name="T26">case</text:span><text:span text:style-name="T7"> </text:span>Token::IntegerNumber:</text:p>
      <text:p text:style-name="КОД"><text:span text:style-name="T7"><text:s text:c="8"/></text:span><text:span text:style-name="T14">pushInt</text:span>(<text:span text:style-name="T40">_lexer</text:span><text:span text:style-name="T14">-&gt;lastIntegerNumber</text:span>());</text:p>
      <text:p text:style-name="КОД"><text:span text:style-name="T7"><text:s text:c="8"/></text:span><text:span text:style-name="T14">next</text:span>();</text:p>
      <text:p text:style-name="КОД"><text:span text:style-name="T7"><text:s text:c="8"/></text:span><text:span text:style-name="T26">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06">функции</text:span> Term() <text:span text:style-name="T106">так же является получение единственного результата с сохранением его где-то ещё.</text:span></text:p>
      <text:p text:style-name="P134"><text:span text:style-name="T106">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06">мы снова получим, что в стеке у нас есть первый операнд, который мы извлечём и, например, сложим в ветке «+».</text:span></text:p>
      <text:p text:style-name="P132"><text:span text:style-name="T124">Вот п</text:span>римерный код, который сгенерируется, <text:span text:style-name="T124">если бы мы сразу создавали целевой код для исполняющей машины</text:span>:</text:p>
      <text:p text:style-name="P132">PUSH число1</text:p>
      <text:p text:style-name="P132">PUSH число2</text:p>
      <text:p text:style-name="P132">POP REGA, число2</text:p>
      <text:p text:style-name="P132">POP REGB, число1</text:p>
      <text:p text:style-name="P132">MUL REGA, REGB</text:p>
      <text:p text:style-name="P132">PUSH <text:s/>REGA</text:p>
      <text:p text:style-name="P135">Примерно то же самое будет с операцией сложения. <text:span text:style-name="T107">Легко увидеть, что этот код можно очень просто оптимизировать: на этапе оптимизации он будет преобразован в:</text:span></text:p>
      <text:p text:style-name="P136">MOV REGA, число<text:span text:style-name="T124">2</text:span></text:p>
      <text:p text:style-name="P136">MOV REGB, число<text:span text:style-name="T124">1</text:span></text:p>
      <text:p text:style-name="P133">MUL REGA, REGB</text:p>
      <text:p text:style-name="P133"><text:soft-page-break/>PUSH <text:s/>REGA</text:p>
      <text:p text:style-name="P135">В этом случае наш стек и регистры должны принимать тип наподобие std::variant&lt;&gt;, поскольку рано или поздно мы придём к объектам. <text:span text:style-name="T108">Л</text:span>и<text:span text:style-name="T108">бо мы сымитируем целочисленный стек как на обычной машине и</text:span> начнём вставлять туда указатель на объект.</text:p>
      <text:p text:style-name="P137">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7">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533198730768">
          <table:table-cell table:style-name="Таблица1.A1" office:value-type="string">
            <text:p text:style-name="P184">Форма</text:p>
          </table:table-cell>
          <table:table-cell table:style-name="Таблица1.B1" office:value-type="string">
            <text:p text:style-name="P184">Описание</text:p>
          </table:table-cell>
        </table:table-row>
        <table:table-row table:style-name="TableLine94533198899808">
          <table:table-cell table:style-name="Таблица1.A2" office:value-type="string">
            <text:p text:style-name="P182">t = t1</text:p>
          </table:table-cell>
          <table:table-cell table:style-name="Таблица1.B2" office:value-type="string">
            <text:p text:style-name="P182">Присваивание</text:p>
          </table:table-cell>
        </table:table-row>
        <table:table-row table:style-name="TableLine94533195933312">
          <table:table-cell table:style-name="Таблица1.A2" office:value-type="string">
            <text:p text:style-name="P182">t = число</text:p>
          </table:table-cell>
          <table:table-cell table:style-name="Таблица1.B2" office:value-type="string">
            <text:p text:style-name="P182">Присваивание</text:p>
          </table:table-cell>
        </table:table-row>
        <table:table-row table:style-name="TableLine94533195937968">
          <table:table-cell table:style-name="Таблица1.A2" office:value-type="string">
            <text:p text:style-name="P182">t = t1 + число</text:p>
          </table:table-cell>
          <table:table-cell table:style-name="Таблица1.B2" office:value-type="string">
            <text:p text:style-name="P182">Присваивание со сложением</text:p>
          </table:table-cell>
        </table:table-row>
        <table:table-row table:style-name="TableLine94533195945040">
          <table:table-cell table:style-name="Таблица1.A2" office:value-type="string">
            <text:p text:style-name="P182">t = t1 + t2</text:p>
          </table:table-cell>
          <table:table-cell table:style-name="Таблица1.B2" office:value-type="string">
            <text:p text:style-name="P182">Присваивание со сложением</text:p>
          </table:table-cell>
        </table:table-row>
        <table:table-row table:style-name="TableLine94533195951328">
          <table:table-cell table:style-name="Таблица1.A2" office:value-type="string">
            <text:p text:style-name="P182">t = t1 - число</text:p>
          </table:table-cell>
          <table:table-cell table:style-name="Таблица1.B2" office:value-type="string">
            <text:p text:style-name="P182">Присваивание с вычитанием</text:p>
          </table:table-cell>
        </table:table-row>
        <table:table-row table:style-name="TableLine94533195954000">
          <table:table-cell table:style-name="Таблица1.A2" office:value-type="string">
            <text:p text:style-name="P182">t = t1 - t2</text:p>
          </table:table-cell>
          <table:table-cell table:style-name="Таблица1.B2" office:value-type="string">
            <text:p text:style-name="P182">Присваивание с вычитанием</text:p>
          </table:table-cell>
        </table:table-row>
        <table:table-row table:style-name="TableLine94533195956832">
          <table:table-cell table:style-name="Таблица1.A2" office:value-type="string">
            <text:p text:style-name="P182">t = t1 * число</text:p>
          </table:table-cell>
          <table:table-cell table:style-name="Таблица1.B2" office:value-type="string">
            <text:p text:style-name="P182">Присваивание с умножением</text:p>
          </table:table-cell>
        </table:table-row>
        <table:table-row table:style-name="TableLine94533195962432">
          <table:table-cell table:style-name="Таблица1.A2" office:value-type="string">
            <text:p text:style-name="P182">t = t1 * t2</text:p>
          </table:table-cell>
          <table:table-cell table:style-name="Таблица1.B2" office:value-type="string">
            <text:p text:style-name="P182">Присваивание с умножением</text:p>
          </table:table-cell>
        </table:table-row>
        <table:table-row table:style-name="TableLine94533195966000">
          <table:table-cell table:style-name="Таблица1.A2" office:value-type="string">
            <text:p text:style-name="P182">t = t1 / число</text:p>
          </table:table-cell>
          <table:table-cell table:style-name="Таблица1.B2" office:value-type="string">
            <text:p text:style-name="P182">Присваивание с делением</text:p>
          </table:table-cell>
        </table:table-row>
        <table:table-row table:style-name="TableLine94533195968592">
          <table:table-cell table:style-name="Таблица1.A2" office:value-type="string">
            <text:p text:style-name="P182">t = t1 / t2</text:p>
          </table:table-cell>
          <table:table-cell table:style-name="Таблица1.B2" office:value-type="string">
            <text:p text:style-name="P182">Присваивание с делением</text:p>
          </table:table-cell>
        </table:table-row>
      </table:table>
      <text:p text:style-name="P138"/>
      <text:p text:style-name="P138">Типы инструкций мы добавим по мере необходимости</text:p>
      <text:p text:style-name="P138">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533198894336">
          <table:table-cell table:style-name="Таблица2.A1" office:value-type="string">
            <text:p text:style-name="P185">Тип операции</text:p>
          </table:table-cell>
          <table:table-cell table:style-name="Таблица2.A1" office:value-type="string">
            <text:p text:style-name="P185">Целевая переменная</text:p>
          </table:table-cell>
          <table:table-cell table:style-name="Таблица2.A1" office:value-type="string">
            <text:p text:style-name="P185">Операнд 1</text:p>
          </table:table-cell>
          <table:table-cell table:style-name="Таблица2.D1" office:value-type="string">
            <text:p text:style-name="P185">Операнд 2</text:p>
          </table:table-cell>
        </table:table-row>
      </table:table>
      <text:p text:style-name="P138">Например:</text:p>
      <text:p text:style-name="P183">t = t1 + число</text:p>
      <table:table table:name="Таблица3" table:style-name="Таблица3">
        <table:table-column table:style-name="Таблица3.A" table:number-columns-repeated="3"/>
        <table:table-column table:style-name="Таблица3.D"/>
        <table:table-row table:style-name="TableLine94533196019424">
          <table:table-cell table:style-name="Таблица3.A1" office:value-type="string">
            <text:p text:style-name="P185">ADD</text:p>
          </table:table-cell>
          <table:table-cell table:style-name="Таблица3.A1" office:value-type="string">
            <text:p text:style-name="P185">t</text:p>
          </table:table-cell>
          <table:table-cell table:style-name="Таблица3.A1" office:value-type="string">
            <text:p text:style-name="P185">t1</text:p>
          </table:table-cell>
          <table:table-cell table:style-name="Таблица3.D1" office:value-type="string">
            <text:p text:style-name="P185">число</text:p>
          </table:table-cell>
        </table:table-row>
      </table:table>
      <text:p text:style-name="P181"/>
      <text:p text:style-name="P139">Для генерации промежуточного кода создадим класс ICodeEmitter:</text:p>
      <text:p text:style-name="КОД">#<text:span text:style-name="T24">ifndef</text:span><text:span text:style-name="T7"> </text:span><text:span text:style-name="T24">ICODEEMITTER_H</text:span></text:p>
      <text:p text:style-name="КОД">#<text:span text:style-name="T24">define</text:span><text:span text:style-name="T7"> </text:span><text:span text:style-name="T24">ICODEEMITTER_H</text:span></text:p>
      <text:p text:style-name="КОД">#<text:span text:style-name="T24">include</text:span><text:span text:style-name="T7"> </text:span><text:span text:style-name="T19">"EScript_global.h"</text:span></text:p>
      <text:p text:style-name="КОД">#<text:span text:style-name="T24">include</text:span><text:span text:style-name="T7"> </text:span><text:span text:style-name="T19">"symbol.h"</text:span></text:p>
      <text:p text:style-name="КОД"><text:span text:style-name="T26">namespace</text:span><text:span text:style-name="T7"> </text:span><text:span text:style-name="T3">escript</text:span><text:span text:style-name="T7"> </text:span>{</text:p>
      <text:p text:style-name="КОД"><text:span text:style-name="T26">enum</text:span><text:span text:style-name="T7"> </text:span><text:span text:style-name="T26">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19">//</text:span><text:span text:style-name="T7"> </text:span><text:span text:style-name="T19">op1*op2</text:span></text:p>
      <text:p text:style-name="КОД">};</text:p>
      <text:p text:style-name="КОД">/**</text:p>
      <text:p text:style-name="КОД"><text:span text:style-name="T7"><text:s/></text:span><text:span text:style-name="T24">*</text:span><text:span text:style-name="T7"> </text:span><text:span text:style-name="T25">@brief</text:span><text:span text:style-name="T7"> </text:span><text:span text:style-name="T24">Генератор</text:span><text:span text:style-name="T7"> </text:span><text:span text:style-name="T24">промежуточного</text:span><text:span text:style-name="T7"> </text:span><text:span text:style-name="T24">кода</text:span><text:span text:style-name="T7"> </text:span><text:span text:style-name="T24">(I</text:span><text:span text:style-name="T7"> </text:span><text:span text:style-name="T24">==</text:span><text:span text:style-name="T7"> </text:span><text:span text:style-name="T24">intermediate)</text:span></text:p>
      <text:p text:style-name="КОД"><text:span text:style-name="T7"><text:s/></text:span><text:span text:style-name="T24">*/</text:span></text:p>
      <text:p text:style-name="КОД"><text:span text:style-name="T26">class</text:span><text:span text:style-name="T7"> </text:span><text:span text:style-name="T24">ESCRIPT_EXPORT</text:span><text:span text:style-name="T7"> </text:span><text:span text:style-name="T3">ICodeEmitter</text:span></text:p>
      <text:p text:style-name="КОД">{</text:p>
      <text:p text:style-name="КОД"><text:span text:style-name="T26">public</text:span>:</text:p>
      <text:p text:style-name="КОД"><text:soft-page-break/><text:span text:style-name="T7"><text:s text:c="4"/></text:span><text:span text:style-name="T26">void</text:span><text:span text:style-name="T7"> </text:span><text:span text:style-name="T15">binaryOp</text:span>(<text:span text:style-name="T2">OperationType</text:span><text:span text:style-name="T7"> </text:span><text:span text:style-name="T11">operationType</text:span>,</text:p>
      <text:p text:style-name="КОД"><text:span text:style-name="T7"><text:s text:c="18"/></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span text:style-name="T26">private</text:span>:</text:p>
      <text:p text:style-name="КОД"><text:span text:style-name="T7"><text:s text:c="4"/></text:span><text:span text:style-name="T26">void</text:span><text:span text:style-name="T7"> </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КОД">#<text:span text:style-name="T24">endif</text:span><text:span text:style-name="T7"> </text:span><text:span text:style-name="T19">//</text:span><text:span text:style-name="T7"> </text:span><text:span text:style-name="T19">ICODEEMITTER_H</text:span></text:p>
      <text:p text:style-name="Horizontal_20_Line"/>
      <text:p text:style-name="КОД">#<text:span text:style-name="T24">include</text:span><text:span text:style-name="T7"> </text:span><text:span text:style-name="T19">"stdafx.h"</text:span></text:p>
      <text:p text:style-name="КОД">#<text:span text:style-name="T24">include</text:span><text:span text:style-name="T7"> </text:span><text:span text:style-name="T19">"icodeemitter.h"</text:span></text:p>
      <text:p text:style-name="КОД"><text:span text:style-name="T26">using</text:span><text:span text:style-name="T7"> </text:span><text:span text:style-name="T2">std</text:span>::<text:span text:style-name="T2">cout</text:span>;</text:p>
      <text:p text:style-name="КОД"><text:span text:style-name="T26">using</text:span><text:span text:style-name="T7"> </text:span><text:span text:style-name="T2">std</text:span>::<text:span text:style-name="T14">endl</text:span>;</text:p>
      <text:p text:style-name="КОД"><text:span text:style-name="T26">namespace</text:span><text:span text:style-name="T7"> </text:span><text:span text:style-name="T3">escript</text:span><text:span text:style-name="T7"> </text:span>{</text:p>
      <text:p text:style-name="КОД"><text:span text:style-name="T26">void</text:span><text:span text:style-name="T7"> </text:span><text:span text:style-name="T2">ICodeEmitter</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p>
      <text:p text:style-name="КОД"><text:span text:style-name="T7"><text:s text:c="4"/></text:span><text:span text:style-name="T28">cout</text:span><text:span text:style-name="T7"> </text:span><text:span text:style-name="T14">&lt;&lt;</text:span><text:span text:style-name="T7"> </text:span><text:span text:style-name="T11">resultVariable</text:span><text:span text:style-name="T14">-&gt;utf8Name</text:span>()<text:span text:style-name="T7"> </text:span><text:span text:style-name="T14">&lt;&lt;</text:span><text:span text:style-name="T7"> </text:span><text:span text:style-name="T19">" := "</text:span>;</text:p>
      <text:p text:style-name="КОД"><text:span text:style-name="T7"><text:s text:c="4"/></text:span><text:span text:style-name="T19">//</text:span><text:span text:style-name="T7"> </text:span><text:span text:style-name="T19">приведение</text:span><text:span text:style-name="T7"> </text:span><text:span text:style-name="T19">типов:</text:span></text:p>
      <text:p text:style-name="КОД"><text:span text:style-name="T7"><text:s text:c="4"/></text:span><text:span text:style-name="T19">//</text:span><text:span text:style-name="T7"> </text:span><text:span text:style-name="T19">int+int-&gt;int</text:span></text:p>
      <text:p text:style-name="КОД"><text:span text:style-name="T7"><text:s text:c="4"/></text:span><text:span text:style-name="T19">//</text:span><text:span text:style-name="T7"> </text:span><text:span text:style-name="T19">real+real-&gt;real</text:span></text:p>
      <text:p text:style-name="КОД"><text:span text:style-name="T7"><text:s text:c="4"/></text:span><text:span text:style-name="T19">//</text:span><text:span text:style-name="T7"> </text:span><text:span text:style-name="T19">int+real-&gt;real</text:span></text:p>
      <text:p text:style-name="КОД"><text:span text:style-name="T7"><text:s text:c="4"/></text:span><text:span text:style-name="T19">//</text:span><text:span text:style-name="T7"> </text:span><text:span text:style-name="T19">string+любой-&gt;string</text:span></text:p>
      <text:p text:style-name="КОД"><text:span text:style-name="T7"><text:s text:c="4"/></text:span><text:span text:style-name="T26">if</text:span><text:span text:style-name="T7"> </text:span>(<text:span text:style-name="T1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IntType</text:span>*)<text:span text:style-name="T11">operand1</text:span>;</text:p>
      <text:p text:style-name="КОД"><text:span text:style-name="T7"><text:s text:c="4"/></text:span>}</text:p>
      <text:p text:style-name="КОД"><text:span text:style-name="T7"><text:s text:c="4"/></text:span><text:span text:style-name="T28">cout</text:span><text:span text:style-name="T7"> </text:span><text:span text:style-name="T14">&lt;&lt;</text:span><text:span text:style-name="T7"> </text:span><text:span text:style-name="T19">" * "</text:span>;</text:p>
      <text:p text:style-name="КОД"><text:span text:style-name="T7"><text:s text:c="4"/></text:span><text:span text:style-name="T26">if</text:span><text:span text:style-name="T7"> </text:span>(<text:span text:style-name="T1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IntType</text:span>*)<text:span text:style-name="T11">operand2</text:span>;</text:p>
      <text:p text:style-name="КОД"><text:span text:style-name="T7"><text:s text:c="4"/></text:span>}</text:p>
      <text:p text:style-name="КОД"><text:span text:style-name="T7"><text:s text:c="4"/></text:span><text:span text:style-name="T28">cout</text:span><text:span text:style-name="T7"> </text:span><text:span text:style-name="T14">&lt;&lt;</text:span><text:span text:style-name="T7"> </text:span><text:span text:style-name="T14">endl</text:span>;</text:p>
      <text:p text:style-name="КОД">}</text:p>
      <text:p text:style-name="КОД"><text:span text:style-name="T26">void</text:span><text:span text:style-name="T7"> </text:span><text:span text:style-name="T2">ICodeEmitter</text:span>::<text:span text:style-name="T15">binaryOp</text:span>(<text:span text:style-name="T2">OperationType</text:span><text:span text:style-name="T7"> </text:span><text:span text:style-name="T11">operationType</text:span>,</text:p>
      <text:p text:style-name="КОД"><text:span text:style-name="T7"><text:s text:c="28"/></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p>
      <text:p text:style-name="КОД"><text:span text:style-name="T7"><text:s text:c="4"/></text:span><text:span text:style-name="T26">switch</text:span><text:span text:style-name="T7"> </text:span>(<text:span text:style-name="T11">operationType</text:span>)<text:span text:style-name="T7"> </text:span>{</text:p>
      <text:p text:style-name="КОД"><text:span text:style-name="T7"><text:s text:c="4"/></text:span><text:span text:style-name="T26">case</text:span><text:span text:style-name="T7"> </text:span><text:span text:style-name="T2">OperationType</text:span>::<text:span text:style-name="T2">Multiply</text:span>:</text:p>
      <text:p text:style-name="КОД"><text:span text:style-name="T7"><text:s text:c="8"/></text:span><text:span text:style-name="T14">multiply</text:span>(<text:span text:style-name="T11">resultVariable</text:span>,<text:span text:style-name="T7"> </text:span><text:span text:style-name="T11">operand1Type</text:span>,<text:span text:style-name="T7"> </text:span><text:span text:style-name="T13">operand1</text:span>,<text:span text:style-name="T7"> </text:span><text:span text:style-name="T11">operand2Type</text:span>,<text:span text:style-name="T7"> </text:span><text:span text:style-name="T13">operand2</text:span>);</text:p>
      <text:p text:style-name="КОД"><text:span text:style-name="T7"><text:s text:c="8"/></text:span><text:span text:style-name="T26">break</text:span>;</text:p>
      <text:p text:style-name="КОД"><text:span text:style-name="T7"><text:s text:c="4"/></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Horizontal_20_Line"/>
      <text:p text:style-name="P139">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26">void</text:span><text:span text:style-name="T7"> </text:span><text:span text:style-name="T2">Parser</text:span>::<text:span text:style-name="T15">Term</text:span>()</text:p>
      <text:p text:style-name="КОД">{</text:p>
      <text:p text:style-name="КОД"><text:span text:style-name="T7"><text:s text:c="4"/></text:span><text:span text:style-name="T19">//</text:span><text:span text:style-name="T7"> </text:span><text:span text:style-name="T19">временная</text:span><text:span text:style-name="T7"> </text:span><text:span text:style-name="T19">переменная</text:span><text:span text:style-name="T7"> </text:span><text:span text:style-name="T19">для</text:span><text:span text:style-name="T7"> </text:span><text:span text:style-name="T19">генерации</text:span><text:span text:style-name="T7"> </text:span><text:span text:style-name="T19">инструкции</text:span><text:span text:style-name="T7"> </text:span><text:span text:style-name="T19">и</text:span><text:span text:style-name="T7"> </text:span><text:span text:style-name="T19">помещения</text:span><text:span text:style-name="T7"> </text:span><text:span text:style-name="T19">её</text:span><text:span text:style-name="T7"> </text:span><text:span text:style-name="T19">в</text:span><text:span text:style-name="T7"> </text:span><text:span text:style-name="T19">стек</text:span></text:p>
      <text:p text:style-name="КОД"><text:span text:style-name="T7"><text:s text:c="4"/></text:span><text:span text:style-name="T2">std</text:span>::<text:span text:style-name="T2">shared_ptr</text:span>&lt;<text:span text:style-name="T2">Symbol</text:span>&gt;<text:span text:style-name="T7"> </text:span><text:span text:style-name="T11">tmp</text:span>;</text:p>
      <text:p text:style-name="КОД"><text:span text:style-name="T7"><text:s text:c="4"/></text:span><text:span text:style-name="T14">Factor</text:span>();</text:p>
      <text:p text:style-name="КОД"><text:span text:style-name="T7"><text:s text:c="4"/></text:span><text:span text:style-name="T19">//</text:span><text:span text:style-name="T7"> </text:span><text:span text:style-name="T19">в</text:span><text:span text:style-name="T7"> </text:span><text:span text:style-name="T19">стеке</text:span><text:span text:style-name="T7"> </text:span><text:span text:style-name="T19">находится</text:span><text:span text:style-name="T7"> </text:span><text:span text:style-name="T19">результат</text:span><text:span text:style-name="T7"> </text:span><text:span text:style-name="T19">вызова</text:span><text:span text:style-name="T7"> </text:span><text:span text:style-name="T19">Factor(),</text:span><text:span text:style-name="T7"> </text:span><text:span text:style-name="T19">например,</text:span><text:span text:style-name="T7"> </text:span><text:span text:style-name="T19">число.</text:span></text:p>
      <text:p text:style-name="КОД"><text:span text:style-name="T7"><text:s text:c="4"/></text:span><text:span text:style-name="T26">do</text:span><text:span text:style-name="T7"> </text:span>{</text:p>
      <text:p text:style-name="КОД"><text:span text:style-name="T7"><text:s text:c="8"/></text:span><text:span text:style-name="T26">switch</text:span><text:span text:style-name="T7"> </text:span>(<text:span text:style-name="T14">lookahead</text:span>())<text:span text:style-name="T7"> </text:span>{</text:p>
      <text:p text:style-name="КОД"><text:span text:style-name="T7"><text:s text:c="8"/></text:span><text:span text:style-name="T26">case</text:span><text:span text:style-name="T7"> </text:span><text:span text:style-name="T2">Token</text:span>::<text:span text:style-name="T2">Asterisk</text:span>:<text:span text:style-name="T7"> </text:span><text:span text:style-name="T19">//</text:span><text:span text:style-name="T7"> </text:span><text:span text:style-name="T19">умножение</text:span></text:p>
      <text:p text:style-name="КОД"><text:soft-page-break/><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11">tmp</text:span><text:span text:style-name="T7"> </text:span>=<text:span text:style-name="T7"> </text:span><text:span text:style-name="T14">currentSymbolTable</text:span>()-&gt;<text:span text:style-name="T14">addTemp</text:span>();</text:p>
      <text:p text:style-name="КОД"><text:span text:style-name="T7"><text:s text:c="12"/></text:span><text:span text:style-name="T14">emitBinaryOp</text:span>(<text:span text:style-name="T2">OperationType</text:span>::<text:span text:style-name="T2">Multiply</text:span>,<text:span text:style-name="T7"> </text:span><text:span text:style-name="T13">tmp</text:span>);</text:p>
      <text:p text:style-name="КОД"><text:span text:style-name="T7"><text:s text:c="12"/></text:span><text:span text:style-name="T14">pushVariable</text:span>(<text:span text:style-name="T13">tmp</text:span>);</text:p>
      <text:p text:style-name="КОД"><text:span text:style-name="T7"><text:s text:c="12"/></text:span><text:span text:style-name="T26">continue</text:span>;</text:p>
      <text:p text:style-name="КОД"><text:span text:style-name="T7"><text:s text:c="8"/></text:span><text:span text:style-name="T26">case</text:span><text:span text:style-name="T7"> </text:span><text:span text:style-name="T2">Token</text:span>::<text:span text:style-name="T2">Slash</text:span>:<text:span text:style-name="T7"> </text:span><text:span text:style-name="T19">//</text:span><text:span text:style-name="T7"> </text:span><text:span text:style-name="T19">деление</text:span></text:p>
      <text:p text:style-name="КОД"><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26">continue</text:span>;</text:p>
      <text:p text:style-name="КОД"><text:span text:style-name="T7"><text:s text:c="8"/></text:span><text:span text:style-name="T26">default</text:span>:</text:p>
      <text:p text:style-name="КОД"><text:span text:style-name="T7"><text:s text:c="12"/></text:span><text:span text:style-name="T26">break</text:span>;</text:p>
      <text:p text:style-name="КОД"><text:span text:style-name="T7"><text:s text:c="8"/></text:span>}</text:p>
      <text:p text:style-name="КОД"><text:span text:style-name="T7"><text:s text:c="4"/></text:span>}<text:span text:style-name="T7"> </text:span><text:span text:style-name="T26">while</text:span><text:span text:style-name="T7"> </text:span>(<text:span text:style-name="T26">false</text:span>);</text:p>
      <text:p text:style-name="КОД">}</text:p>
      <text:p text:style-name="Horizontal_20_Line"/>
      <text:p text:style-name="P142"><text:span text:style-name="T109">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09">мы извлечём нужное количество операндов и вызовем функцию ICodeEmitter::binaryOp(). Она просто должна напечатать что-то вроде «tmp = 1*2». </text:span></text:p>
      <text:p text:style-name="P142"><text:span text:style-name="T111">Функция выгляд</text:span>ит emitBinaryOp () <text:span text:style-name="T111">так:</text:span></text:p>
      <text:p text:style-name="КОД"><text:span text:style-name="T26">void</text:span><text:span text:style-name="T7"> </text:span><text:span text:style-name="T2">Parser</text:span>::<text:span text:style-name="T15">emitBinaryOp</text:span>(<text:span text:style-name="T2">OperationType</text:span><text:span text:style-name="T7"> </text:span><text:span text:style-name="T11">opType</text:span>,<text:span text:style-name="T7"> </text:span><text:span text:style-name="T2">std</text:span>::<text:span text:style-name="T2">shared_ptr</text:span>&lt;<text:span text:style-name="T2">Symbol</text:span>&gt;<text:span text:style-name="T7"> </text:span>&amp;<text:span text:style-name="T11">tmpVariable</text:span>)</text:p>
      <text:p text:style-name="КОД">{</text:p>
      <text:p text:style-name="КОД"><text:span text:style-name="T7"><text:s text:c="4"/></text:span><text:span text:style-name="T26">switch</text:span><text:span text:style-name="T7"> </text:span>(<text:span text:style-name="T11">opType</text:span>)<text:span text:style-name="T7"> </text:span>{</text:p>
      <text:p text:style-name="КОД"><text:span text:style-name="T7"><text:s text:c="4"/></text:span><text:span text:style-name="T26">case</text:span><text:span text:style-name="T7"> </text:span><text:span text:style-name="T2">OperationType</text:span>::<text:span text:style-name="T2">Add</text:span>:</text:p>
      <text:p text:style-name="КОД"><text:span text:style-name="T7"><text:s text:c="4"/></text:span><text:span text:style-name="T26">case</text:span><text:span text:style-name="T7"> </text:span><text:span text:style-name="T2">OperationType</text:span>::<text:span text:style-name="T2">Multiply</text:span>:<text:span text:style-name="T7"> </text:span>{</text:p>
      <text:p text:style-name="КОД"><text:span text:style-name="T7"><text:s text:c="8"/></text:span><text:span text:style-name="T19">//</text:span><text:span text:style-name="T7"> </text:span><text:span text:style-name="T19">binaryop</text:span></text:p>
      <text:p text:style-name="КОД"><text:span text:style-name="T7"><text:s text:c="8"/></text:span><text:span text:style-name="T19">//</text:span><text:span text:style-name="T7"> </text:span><text:span text:style-name="T19">что</text:span><text:span text:style-name="T7"> </text:span><text:span text:style-name="T19">в</text:span><text:span text:style-name="T7"> </text:span><text:span text:style-name="T19">стеке</text:span><text:span text:style-name="T7"> </text:span><text:span text:style-name="T19">терминалов?</text:span></text:p>
      <text:p text:style-name="КОД"><text:span text:style-name="T7"><text:s text:c="8"/></text:span><text:span text:style-name="T26">auto</text:span><text:span text:style-name="T7"> </text:span><text:span text:style-name="T11">op2Type</text:span><text:span text:style-name="T7"> </text:span>=<text:span text:style-name="T7"> </text:span><text:span text:style-name="T40">_types</text:span>.<text:span text:style-name="T14">top</text:span>();</text:p>
      <text:p text:style-name="КОД"><text:span text:style-name="T7"><text:s text:c="8"/></text:span><text:span text:style-name="T40">_types</text:span>.<text:span text:style-name="T14">pop</text:span>();</text:p>
      <text:p text:style-name="КОД"><text:span text:style-name="T7"><text:s text:c="8"/></text:span><text:span text:style-name="T26">auto</text:span><text:span text:style-name="T7"> </text:span><text:span text:style-name="T11">op1Type</text:span><text:span text:style-name="T7"> </text:span>=<text:span text:style-name="T7"> </text:span><text:span text:style-name="T40">_types</text:span>.<text:span text:style-name="T14">top</text:span>();</text:p>
      <text:p text:style-name="КОД"><text:span text:style-name="T7"><text:s text:c="8"/></text:span><text:span text:style-name="T40">_types</text:span>.<text:span text:style-name="T14">pop</text:span>();</text:p>
      <text:p text:style-name="КОД"><text:span text:style-name="T7"><text:s text:c="8"/></text:span><text:span text:style-name="T19">//</text:span><text:span text:style-name="T7"> </text:span><text:span text:style-name="T19">здесь</text:span><text:span text:style-name="T7"> </text:span><text:span text:style-name="T19">проверка</text:span><text:span text:style-name="T7"> </text:span><text:span text:style-name="T19">типов</text:span><text:span text:style-name="T7"> </text:span><text:span text:style-name="T19">и</text:span><text:span text:style-name="T7"> </text:span><text:span text:style-name="T19">по</text:span><text:span text:style-name="T7"> </text:span><text:span text:style-name="T19">возможности</text:span><text:span text:style-name="T7"> </text:span><text:span text:style-name="T19">результирующий</text:span><text:span text:style-name="T7"> </text:span><text:span text:style-name="T19">тип</text:span></text:p>
      <text:p text:style-name="КОД"><text:span text:style-name="T7"><text:s text:c="8"/></text:span><text:span text:style-name="T19">//</text:span><text:span text:style-name="T7"> </text:span><text:span text:style-name="T19">если</text:span><text:span text:style-name="T7"> </text:span><text:span text:style-name="T19">нет,</text:span><text:span text:style-name="T7"> </text:span><text:span text:style-name="T19">то</text:span><text:span text:style-name="T7"> </text:span><text:span text:style-name="T19">это</text:span><text:span text:style-name="T7"> </text:span><text:span text:style-name="T19">отдаётся</text:span><text:span text:style-name="T7"> </text:span><text:span text:style-name="T19">на</text:span><text:span text:style-name="T7"> </text:span><text:span text:style-name="T19">время</text:span><text:span text:style-name="T7"> </text:span><text:span text:style-name="T19">выполнения</text:span></text:p>
      <text:p text:style-name="КОД"><text:span text:style-name="T7"><text:s text:c="8"/></text:span><text:span text:style-name="T26">void</text:span><text:span text:style-name="T7"> </text:span>*<text:span text:style-name="T11">op1ptr</text:span><text:span text:style-name="T7"> </text:span>=<text:span text:style-name="T7"> </text:span><text:span text:style-name="T26">nullptr</text:span>;</text:p>
      <text:p text:style-name="КОД"><text:span text:style-name="T7"><text:s text:c="8"/></text:span><text:span text:style-name="T26">void</text:span><text:span text:style-name="T7"> </text:span>*<text:span text:style-name="T11">op2ptr</text:span><text:span text:style-name="T7"> </text:span>=<text:span text:style-name="T7"> </text:span><text:span text:style-name="T26">nullptr</text:span>;</text:p>
      <text:p text:style-name="КОД"><text:span text:style-name="T7"><text:s text:c="8"/></text:span><text:span text:style-name="T2">IntType</text:span><text:span text:style-name="T7"> </text:span><text:span text:style-name="T11">iop1</text:span>,<text:span text:style-name="T7"> </text:span><text:span text:style-name="T11">iop2</text:span>;</text:p>
      <text:p text:style-name="КОД"><text:span text:style-name="T7"><text:s text:c="8"/></text:span><text:span text:style-name="T19">//</text:span><text:span text:style-name="T7"> </text:span><text:span text:style-name="T19">обратный</text:span><text:span text:style-name="T7"> </text:span><text:span text:style-name="T19">порядок</text:span></text:p>
      <text:p text:style-name="КОД"><text:span text:style-name="T7"><text:s text:c="8"/></text:span><text:span text:style-name="T26">switch</text:span><text:span text:style-name="T7"> </text:span>(<text:span text:style-name="T11">op2Type</text:span>)<text:span text:style-name="T7"> </text:span>{</text:p>
      <text:p text:style-name="КОД"><text:span text:style-name="T7"><text:s text:c="8"/></text:span><text:span text:style-name="T26">case</text:span><text:span text:style-name="T7"> </text:span><text:span text:style-name="T2">SymbolType</text:span>::<text:span text:style-name="T2">Integer</text:span>:</text:p>
      <text:p text:style-name="КОД"><text:span text:style-name="T7"><text:s text:c="12"/></text:span><text:span text:style-name="T19">//</text:span><text:span text:style-name="T7"> </text:span><text:span text:style-name="T19">нужно</text:span><text:span text:style-name="T7"> </text:span><text:span text:style-name="T19">временно</text:span><text:span text:style-name="T7"> </text:span><text:span text:style-name="T19">поместить</text:span><text:span text:style-name="T7"> </text:span><text:span text:style-name="T19">число</text:span><text:span text:style-name="T7"> </text:span><text:span text:style-name="T19">куда-нибудь</text:span></text:p>
      <text:p text:style-name="КОД"><text:span text:style-name="T7"><text:s text:c="12"/></text:span><text:span text:style-name="T11">iop2</text:span><text:span text:style-name="T7"> </text:span>=<text:span text:style-name="T7"> </text:span><text:span text:style-name="T40">_integers</text:span>.<text:span text:style-name="T14">top</text:span>();</text:p>
      <text:p text:style-name="КОД"><text:span text:style-name="T7"><text:s text:c="12"/></text:span><text:span text:style-name="T11">op2ptr</text:span><text:span text:style-name="T7"> </text:span>=<text:span text:style-name="T7"> </text:span>&amp;<text:span text:style-name="T11">iop2</text:span>;</text:p>
      <text:p text:style-name="КОД"><text:span text:style-name="T7"><text:s text:c="12"/></text:span><text:span text:style-name="T40">_integers</text:span>.<text:span text:style-name="T14">pop</text:span>();</text:p>
      <text:p text:style-name="КОД"><text:span text:style-name="T7"><text:s text:c="12"/></text:span><text:span text:style-name="T26">break</text:span>;</text:p>
      <text:p text:style-name="КОД"><text:span text:style-name="T7"><text:s text:c="8"/></text:span><text:span text:style-name="T26">case</text:span><text:span text:style-name="T7"> </text:span><text:span text:style-name="T2">SymbolType</text:span>::<text:span text:style-name="T2">Variable</text:span>:</text:p>
      <text:p text:style-name="КОД"><text:span text:style-name="T7"><text:s text:c="12"/></text:span><text:span text:style-name="T19">//</text:span><text:span text:style-name="T7"> </text:span><text:span text:style-name="T19">запись</text:span><text:span text:style-name="T7"> </text:span><text:span text:style-name="T19">в</text:span><text:span text:style-name="T7"> </text:span><text:span text:style-name="T19">таблице</text:span><text:span text:style-name="T7"> </text:span><text:span text:style-name="T19">символов</text:span></text:p>
      <text:p text:style-name="КОД"><text:span text:style-name="T7"><text:s text:c="12"/></text:span><text:span text:style-name="T11">op2ptr</text:span><text:span text:style-name="T7"> </text:span>=<text:span text:style-name="T7"> </text:span><text:span text:style-name="T40">_variables</text:span>.<text:span text:style-name="T14">top</text:span>().<text:span text:style-name="T14">get</text:span>();</text:p>
      <text:p text:style-name="КОД"><text:span text:style-name="T7"><text:s text:c="12"/></text:span><text:span text:style-name="T40">_variables</text:span>.<text:span text:style-name="T14">pop</text:span>();</text:p>
      <text:p text:style-name="КОД"><text:span text:style-name="T7"><text:s text:c="12"/></text:span><text:span text:style-name="T26">break</text:span>;</text:p>
      <text:p text:style-name="КОД"><text:span text:style-name="T7"><text:s text:c="8"/></text:span>}</text:p>
      <text:p text:style-name="КОД"><text:span text:style-name="T7"><text:s text:c="8"/></text:span><text:span text:style-name="T26">switch</text:span><text:span text:style-name="T7"> </text:span>(<text:span text:style-name="T11">op1Type</text:span>)<text:span text:style-name="T7"> </text:span>{</text:p>
      <text:p text:style-name="КОД"><text:span text:style-name="T7"><text:s text:c="8"/></text:span><text:span text:style-name="T26">case</text:span><text:span text:style-name="T7"> </text:span><text:span text:style-name="T2">SymbolType</text:span>::<text:span text:style-name="T2">Integer</text:span>:</text:p>
      <text:p text:style-name="КОД"><text:span text:style-name="T7"><text:s text:c="12"/></text:span><text:span text:style-name="T19">//</text:span><text:span text:style-name="T7"> </text:span><text:span text:style-name="T19">нужно</text:span><text:span text:style-name="T7"> </text:span><text:span text:style-name="T19">временно</text:span><text:span text:style-name="T7"> </text:span><text:span text:style-name="T19">поместить</text:span><text:span text:style-name="T7"> </text:span><text:span text:style-name="T19">число</text:span><text:span text:style-name="T7"> </text:span><text:span text:style-name="T19">куда-нибудь</text:span></text:p>
      <text:p text:style-name="КОД"><text:soft-page-break/><text:span text:style-name="T7"><text:s text:c="12"/></text:span><text:span text:style-name="T11">iop1</text:span><text:span text:style-name="T7"> </text:span>=<text:span text:style-name="T7"> </text:span><text:span text:style-name="T40">_integers</text:span>.<text:span text:style-name="T14">top</text:span>();</text:p>
      <text:p text:style-name="КОД"><text:span text:style-name="T7"><text:s text:c="12"/></text:span><text:span text:style-name="T11">op1ptr</text:span><text:span text:style-name="T7"> </text:span>=<text:span text:style-name="T7"> </text:span>&amp;<text:span text:style-name="T11">iop1</text:span>;</text:p>
      <text:p text:style-name="КОД"><text:span text:style-name="T7"><text:s text:c="12"/></text:span><text:span text:style-name="T40">_integers</text:span>.<text:span text:style-name="T14">pop</text:span>();</text:p>
      <text:p text:style-name="КОД"><text:span text:style-name="T7"><text:s text:c="12"/></text:span><text:span text:style-name="T26">break</text:span>;</text:p>
      <text:p text:style-name="КОД"><text:span text:style-name="T7"><text:s text:c="8"/></text:span><text:span text:style-name="T26">case</text:span><text:span text:style-name="T7"> </text:span><text:span text:style-name="T2">SymbolType</text:span>::<text:span text:style-name="T2">Variable</text:span>:</text:p>
      <text:p text:style-name="КОД"><text:span text:style-name="T7"><text:s text:c="12"/></text:span><text:span text:style-name="T19">//</text:span><text:span text:style-name="T7"> </text:span><text:span text:style-name="T19">запись</text:span><text:span text:style-name="T7"> </text:span><text:span text:style-name="T19">в</text:span><text:span text:style-name="T7"> </text:span><text:span text:style-name="T19">таблице</text:span><text:span text:style-name="T7"> </text:span><text:span text:style-name="T19">символов</text:span></text:p>
      <text:p text:style-name="КОД"><text:span text:style-name="T7"><text:s text:c="12"/></text:span><text:span text:style-name="T11">op1ptr</text:span><text:span text:style-name="T7"> </text:span>=<text:span text:style-name="T7"> </text:span><text:span text:style-name="T40">_variables</text:span>.<text:span text:style-name="T14">top</text:span>().<text:span text:style-name="T14">get</text:span>();</text:p>
      <text:p text:style-name="КОД"><text:span text:style-name="T7"><text:s text:c="12"/></text:span><text:span text:style-name="T40">_variables</text:span>.<text:span text:style-name="T14">pop</text:span>();</text:p>
      <text:p text:style-name="КОД"><text:span text:style-name="T7"><text:s text:c="12"/></text:span><text:span text:style-name="T26">break</text:span>;</text:p>
      <text:p text:style-name="КОД"><text:span text:style-name="T7"><text:s text:c="8"/></text:span>}</text:p>
      <text:p text:style-name="КОД"><text:span text:style-name="T7"><text:s text:c="8"/></text:span><text:span text:style-name="T40">_emitter</text:span><text:span text:style-name="T14">-&gt;binaryOp</text:span>(<text:span text:style-name="T11">opType</text:span>,<text:span text:style-name="T7"> </text:span><text:span text:style-name="T11">tmpVariable</text:span>,</text:p>
      <text:p text:style-name="КОД"><text:span text:style-name="T7"><text:s text:c="27"/></text:span><text:span text:style-name="T11">op1Type</text:span>,<text:span text:style-name="T7"> </text:span><text:span text:style-name="T13">op1ptr</text:span>,<text:span text:style-name="T7"> </text:span><text:span text:style-name="T11">op2Type</text:span>,<text:span text:style-name="T7"> </text:span><text:span text:style-name="T13">op2ptr</text:span>);</text:p>
      <text:p text:style-name="КОД"><text:span text:style-name="T7"><text:s text:c="8"/></text:span><text:span text:style-name="T26">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40"><text:span text:style-name="T125">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9">Запустим, получим вывод:</text:p>
      <text:p text:style-name="ВЫВОД">_tmp_1 := 2 * 3</text:p>
      <text:p text:style-name="ВЫВОД">Tests OK</text:p>
      <text:p text:style-name="P139">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0">Осталось сделать «+» и присваивание.</text:span></text:p>
      <text:p text:style-name="КОД"><text:span text:style-name="T26">void</text:span><text:span text:style-name="T7"> </text:span><text:span text:style-name="T2">Parser</text:span>::<text:span text:style-name="T15">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1">tmp</text:span>;</text:p>
      <text:p text:style-name="КОД"><text:span text:style-name="T7"><text:s text:c="4"/></text:span><text:span text:style-name="T14">Term</text:span>();</text:p>
      <text:p text:style-name="КОД"><text:span text:style-name="T7"><text:s text:c="4"/></text:span><text:span text:style-name="T26">do</text:span><text:span text:style-name="T7"> </text:span>{</text:p>
      <text:p text:style-name="КОД"><text:span text:style-name="T7"><text:s text:c="8"/></text:span><text:span text:style-name="T26">switch</text:span><text:span text:style-name="T7"> </text:span>(<text:span text:style-name="T14">lookahead</text:span>())<text:span text:style-name="T7"> </text:span>{</text:p>
      <text:p text:style-name="КОД"><text:span text:style-name="T7"><text:s text:c="8"/></text:span><text:span text:style-name="T26">case</text:span><text:span text:style-name="T7"> </text:span><text:span text:style-name="T2">Token</text:span>::<text:span text:style-name="T2">Pl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11">tmp</text:span><text:span text:style-name="T7"> </text:span><text:span text:style-name="T14">=</text:span><text:span text:style-name="T7"> </text:span><text:span text:style-name="T14">currentSymbolTable</text:span>()<text:span text:style-name="T14">-&gt;addTemp</text:span>();</text:p>
      <text:p text:style-name="КОД"><text:span text:style-name="T7"><text:s text:c="12"/></text:span><text:span text:style-name="T14">emitBinaryOp</text:span>(<text:span text:style-name="T2">OperationType</text:span>::<text:span text:style-name="T2">Add</text:span>,<text:span text:style-name="T7"> </text:span><text:span text:style-name="T13">tmp</text:span>);</text:p>
      <text:p text:style-name="КОД"><text:span text:style-name="T7"><text:s text:c="12"/></text:span><text:span text:style-name="T14">pushVariable</text:span>(<text:span text:style-name="T13">tmp</text:span>);</text:p>
      <text:p text:style-name="КОД"><text:span text:style-name="T7"><text:s text:c="12"/></text:span><text:span text:style-name="T26">continue</text:span>;</text:p>
      <text:p text:style-name="КОД"><text:span text:style-name="T7"><text:s text:c="8"/></text:span><text:span text:style-name="T26">case</text:span><text:span text:style-name="T7"> </text:span><text:span text:style-name="T2">Token</text:span>::<text:span text:style-name="T2">Min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26">continue</text:span>;</text:p>
      <text:p text:style-name="КОД"><text:span text:style-name="T7"><text:s text:c="8"/></text:span><text:span text:style-name="T26">default</text:span>:</text:p>
      <text:p text:style-name="КОД"><text:span text:style-name="T7"><text:s text:c="12"/></text:span><text:span text:style-name="T26">break</text:span>;</text:p>
      <text:p text:style-name="КОД"><text:span text:style-name="T7"><text:s text:c="8"/></text:span>}</text:p>
      <text:p text:style-name="КОД"><text:span text:style-name="T7"><text:s text:c="4"/></text:span>}<text:span text:style-name="T7"> </text:span><text:span text:style-name="T26">while</text:span><text:span text:style-name="T7"> </text:span>(<text:span text:style-name="T26">false</text:span>);</text:p>
      <text:p text:style-name="КОД">}</text:p>
      <text:p text:style-name="Horizontal_20_Line"/>
      <text:p text:style-name="P143">Полный код класса ICodeEmitter:</text:p>
      <text:p text:style-name="КОД">/**</text:p>
      <text:p text:style-name="КОД"><text:span text:style-name="T7"><text:s/></text:span><text:span text:style-name="T24">*</text:span><text:span text:style-name="T7"> </text:span><text:span text:style-name="T25">@file</text:span><text:span text:style-name="T7"> </text:span><text:span text:style-name="T24">icodeemitter.h</text:span></text:p>
      <text:p text:style-name="КОД"><text:span text:style-name="T7"><text:s/></text:span><text:span text:style-name="T24">*</text:span><text:span text:style-name="T7"> </text:span><text:span text:style-name="T25">@brief</text:span><text:span text:style-name="T7"> </text:span><text:span text:style-name="T24">Генератор</text:span><text:span text:style-name="T7"> </text:span><text:span text:style-name="T24">промежуточного</text:span><text:span text:style-name="T7"> </text:span><text:span text:style-name="T24">кода</text:span></text:p>
      <text:p text:style-name="КОД"><text:span text:style-name="T7"><text:s/></text:span><text:span text:style-name="T24">*/</text:span></text:p>
      <text:p text:style-name="КОД"><text:soft-page-break/>#<text:span text:style-name="T24">ifndef</text:span><text:span text:style-name="T7"> </text:span><text:span text:style-name="T24">ICODEEMITTER_H</text:span></text:p>
      <text:p text:style-name="КОД">#<text:span text:style-name="T24">define</text:span><text:span text:style-name="T7"> </text:span><text:span text:style-name="T24">ICODEEMITTER_H</text:span></text:p>
      <text:p text:style-name="КОД">#<text:span text:style-name="T24">include</text:span><text:span text:style-name="T7"> </text:span><text:span text:style-name="T19">"EScript_global.h"</text:span></text:p>
      <text:p text:style-name="КОД">#<text:span text:style-name="T24">include</text:span><text:span text:style-name="T7"> </text:span><text:span text:style-name="T19">"symbol.h"</text:span></text:p>
      <text:p text:style-name="КОД"><text:span text:style-name="T26">namespace</text:span><text:span text:style-name="T7"> </text:span><text:span text:style-name="T3">escript</text:span><text:span text:style-name="T7"> </text:span>{</text:p>
      <text:p text:style-name="КОД"><text:span text:style-name="T26">enum</text:span><text:span text:style-name="T7"> </text:span><text:span text:style-name="T26">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19">//</text:span><text:span text:style-name="T7"> </text:span><text:span text:style-name="T19">op1*op2</text:span></text:p>
      <text:p text:style-name="КОД"><text:span text:style-name="T7"><text:s text:c="4"/></text:span><text:span text:style-name="T2">Add</text:span>,<text:span text:style-name="T7"> <text:s text:c="11"/></text:span><text:span text:style-name="T19">//</text:span><text:span text:style-name="T7"> </text:span><text:span text:style-name="T19">op1+op2</text:span></text:p>
      <text:p text:style-name="КОД">};</text:p>
      <text:p text:style-name="КОД">/**</text:p>
      <text:p text:style-name="КОД"><text:span text:style-name="T7"><text:s/></text:span><text:span text:style-name="T24">*</text:span><text:span text:style-name="T7"> </text:span><text:span text:style-name="T25">@brief</text:span><text:span text:style-name="T7"> </text:span><text:span text:style-name="T24">Генератор</text:span><text:span text:style-name="T7"> </text:span><text:span text:style-name="T24">промежуточного</text:span><text:span text:style-name="T7"> </text:span><text:span text:style-name="T24">кода</text:span></text:p>
      <text:p text:style-name="КОД"><text:span text:style-name="T7"><text:s/></text:span><text:span text:style-name="T24">*</text:span><text:span text:style-name="T7"> </text:span><text:span text:style-name="T25">@details</text:span><text:span text:style-name="T7"> </text:span><text:span text:style-name="T24">(I</text:span><text:span text:style-name="T7"> </text:span><text:span text:style-name="T24">==</text:span><text:span text:style-name="T7"> </text:span><text:span text:style-name="T24">intermediate),</text:span><text:span text:style-name="T7"> </text:span><text:span text:style-name="T24">не</text:span><text:span text:style-name="T7"> </text:span><text:span text:style-name="T24">интерфейс.</text:span></text:p>
      <text:p text:style-name="КОД"><text:span text:style-name="T7"><text:s/></text:span><text:span text:style-name="T24">*/</text:span></text:p>
      <text:p text:style-name="КОД"><text:span text:style-name="T26">class</text:span><text:span text:style-name="T7"> </text:span><text:span text:style-name="T24">ESCRIPT_EXPORT</text:span><text:span text:style-name="T7"> </text:span><text:span text:style-name="T3">ICodeEmitter</text:span></text:p>
      <text:p text:style-name="КОД">{</text:p>
      <text:p text:style-name="КОД"><text:span text:style-name="T26">public</text:span>:</text:p>
      <text:p text:style-name="КОД"><text:span text:style-name="T7"><text:s text:c="4"/></text:span><text:span text:style-name="T26">void</text:span><text:span text:style-name="T7"> </text:span><text:span text:style-name="T15">binaryOp</text:span>(<text:span text:style-name="T2">OperationType</text:span><text:span text:style-name="T7"> </text:span><text:span text:style-name="T11">operationType</text:span>,</text:p>
      <text:p text:style-name="КОД"><text:span text:style-name="T7"><text:s text:c="18"/></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span text:style-name="T7"><text:s text:c="4"/></text:span><text:span text:style-name="T26">void</text:span><text:span text:style-name="T7"> </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6">void</text:span><text:span text:style-name="T7"> </text:span>*<text:span text:style-name="T11">rvalue</text:span>);</text:p>
      <text:p text:style-name="КОД"><text:span text:style-name="T26">private</text:span>:</text:p>
      <text:p text:style-name="КОД"><text:span text:style-name="T7"><text:s text:c="4"/></text:span><text:span text:style-name="T26">void</text:span><text:span text:style-name="T7"> </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span text:style-name="T7"><text:s text:c="4"/></text:span><text:span text:style-name="T26">void</text:span><text:span text:style-name="T7"> </text:span><text:span text:style-name="T15">add</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КОД">#<text:span text:style-name="T24">endif</text:span><text:span text:style-name="T7"> </text:span><text:span text:style-name="T19">//</text:span><text:span text:style-name="T7"> </text:span><text:span text:style-name="T19">ICODEEMITTER_H</text:span></text:p>
      <text:p text:style-name="Horizontal_20_Line"/>
      <text:p text:style-name="КОД">/**</text:p>
      <text:p text:style-name="КОД"><text:span text:style-name="T7"><text:s/></text:span><text:span text:style-name="T24">*</text:span><text:span text:style-name="T7"> </text:span><text:span text:style-name="T25">@file</text:span><text:span text:style-name="T7"> </text:span><text:span text:style-name="T24">icodeemitter.cpp</text:span></text:p>
      <text:p text:style-name="КОД"><text:span text:style-name="T7"><text:s/></text:span><text:span text:style-name="T24">*</text:span><text:span text:style-name="T7"> </text:span><text:span text:style-name="T25">@brief</text:span><text:span text:style-name="T7"> </text:span><text:span text:style-name="T24">Генератор</text:span><text:span text:style-name="T7"> </text:span><text:span text:style-name="T24">промежуточного</text:span><text:span text:style-name="T7"> </text:span><text:span text:style-name="T24">кода</text:span><text:span text:style-name="T7"> </text:span><text:span text:style-name="T24">-</text:span><text:span text:style-name="T7"> </text:span><text:span text:style-name="T24">реализация</text:span></text:p>
      <text:p text:style-name="КОД"><text:span text:style-name="T7"><text:s/></text:span><text:span text:style-name="T24">*/</text:span></text:p>
      <text:p text:style-name="КОД">#<text:span text:style-name="T24">include</text:span><text:span text:style-name="T7"> </text:span><text:span text:style-name="T19">"stdafx.h"</text:span></text:p>
      <text:p text:style-name="КОД"><text:span text:style-name="T24">#include</text:span><text:span text:style-name="T7"> </text:span><text:span text:style-name="T19">"icodeemitter.h"</text:span></text:p>
      <text:p text:style-name="КОД"><text:span text:style-name="T26">using</text:span><text:span text:style-name="T7"> </text:span><text:span text:style-name="T2">std</text:span>::<text:span text:style-name="T2">cout</text:span>;</text:p>
      <text:p text:style-name="КОД"><text:span text:style-name="T26">using</text:span><text:span text:style-name="T7"> </text:span><text:span text:style-name="T2">std</text:span>::<text:span text:style-name="T14">endl</text:span>;</text:p>
      <text:p text:style-name="КОД"><text:span text:style-name="T26">namespace</text:span><text:span text:style-name="T7"> </text:span><text:span text:style-name="T3">escript</text:span><text:span text:style-name="T7"> </text:span>{</text:p>
      <text:p text:style-name="КОД"><text:span text:style-name="T26">void</text:span><text:span text:style-name="T7"> </text:span><text:span text:style-name="T2">ICodeEmitter</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p>
      <text:p text:style-name="КОД"><text:span text:style-name="T7"><text:s text:c="4"/></text:span><text:span text:style-name="T28">cout</text:span><text:span text:style-name="T7"> </text:span><text:span text:style-name="T14">&lt;&lt;</text:span><text:span text:style-name="T7"> </text:span><text:span text:style-name="T11">resultVariable</text:span><text:span text:style-name="T14">-&gt;utf8Name</text:span>()<text:span text:style-name="T7"> </text:span><text:span text:style-name="T14">&lt;&lt;</text:span><text:span text:style-name="T7"> </text:span><text:span text:style-name="T19">" := "</text:span>;</text:p>
      <text:p text:style-name="КОД"><text:span text:style-name="T7"><text:s text:c="4"/></text:span><text:span text:style-name="T19">//</text:span><text:span text:style-name="T7"> </text:span><text:span text:style-name="T19">приведение</text:span><text:span text:style-name="T7"> </text:span><text:span text:style-name="T19">типов:</text:span></text:p>
      <text:p text:style-name="КОД"><text:span text:style-name="T7"><text:s text:c="4"/></text:span><text:span text:style-name="T19">//</text:span><text:span text:style-name="T7"> </text:span><text:span text:style-name="T19">int+int-&gt;int</text:span></text:p>
      <text:p text:style-name="КОД"><text:span text:style-name="T7"><text:s text:c="4"/></text:span><text:span text:style-name="T19">//</text:span><text:span text:style-name="T7"> </text:span><text:span text:style-name="T19">real+real-&gt;real</text:span></text:p>
      <text:p text:style-name="КОД"><text:span text:style-name="T7"><text:s text:c="4"/></text:span><text:span text:style-name="T19">//</text:span><text:span text:style-name="T7"> </text:span><text:span text:style-name="T19">int+real-&gt;real</text:span></text:p>
      <text:p text:style-name="КОД"><text:span text:style-name="T7"><text:s text:c="4"/></text:span><text:span text:style-name="T19">//</text:span><text:span text:style-name="T7"> </text:span><text:span text:style-name="T19">string+любой-&gt;string</text:span></text:p>
      <text:p text:style-name="КОД"><text:span text:style-name="T7"><text:s text:c="4"/></text:span><text:span text:style-name="T26">if</text:span><text:span text:style-name="T7"> </text:span>(<text:span text:style-name="T1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IntType</text:span>*)<text:span text:style-name="T11">operand1</text:span>;</text:p>
      <text:p text:style-name="КОД"><text:span text:style-name="T7"><text:s text:c="4"/></text:span>}<text:span text:style-name="T7"> </text:span><text:span text:style-name="T26">else</text:span><text:span text:style-name="T7"> </text:span><text:span text:style-name="T26">if</text:span><text:span text:style-name="T7"> </text:span>(<text:span text:style-name="T1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Symbol</text:span>*)<text:span text:style-name="T11">operand1</text:span>)-&gt;<text:span text:style-name="T14">utf8Name</text:span>();</text:p>
      <text:p text:style-name="КОД"><text:span text:style-name="T7"><text:s text:c="4"/></text:span>}</text:p>
      <text:p text:style-name="КОД"><text:span text:style-name="T7"><text:s text:c="4"/></text:span><text:span text:style-name="T28">cout</text:span><text:span text:style-name="T7"> </text:span><text:span text:style-name="T14">&lt;&lt;</text:span><text:span text:style-name="T7"> </text:span><text:span text:style-name="T19">" * "</text:span>;</text:p>
      <text:p text:style-name="КОД"><text:span text:style-name="T7"><text:s text:c="4"/></text:span><text:span text:style-name="T26">if</text:span><text:span text:style-name="T7"> </text:span>(<text:span text:style-name="T1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IntType</text:span>*)<text:span text:style-name="T11">operand2</text:span>;</text:p>
      <text:p text:style-name="КОД"><text:span text:style-name="T7"><text:s text:c="4"/></text:span>}<text:span text:style-name="T7"> </text:span><text:span text:style-name="T26">else</text:span><text:span text:style-name="T7"> </text:span><text:span text:style-name="T26">if</text:span><text:span text:style-name="T7"> </text:span>(<text:span text:style-name="T1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Symbol</text:span>*)<text:span text:style-name="T11">operand2</text:span>)-&gt;<text:span text:style-name="T14">utf8Name</text:span>();</text:p>
      <text:p text:style-name="КОД"><text:span text:style-name="T7"><text:s text:c="4"/></text:span>}</text:p>
      <text:p text:style-name="КОД"><text:soft-page-break/><text:span text:style-name="T7"><text:s text:c="4"/></text:span><text:span text:style-name="T28">cout</text:span><text:span text:style-name="T7"> </text:span><text:span text:style-name="T14">&lt;&lt;</text:span><text:span text:style-name="T7"> </text:span><text:span text:style-name="T14">endl</text:span>;</text:p>
      <text:p text:style-name="КОД">}</text:p>
      <text:p text:style-name="КОД"><text:span text:style-name="T26">void</text:span><text:span text:style-name="T7"> </text:span><text:span text:style-name="T2">ICodeEmitter</text:span>::<text:span text:style-name="T15">add</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p>
      <text:p text:style-name="КОД"><text:span text:style-name="T7"><text:s text:c="4"/></text:span><text:span text:style-name="T28">cout</text:span><text:span text:style-name="T7"> </text:span><text:span text:style-name="T14">&lt;&lt;</text:span><text:span text:style-name="T7"> </text:span><text:span text:style-name="T11">resultVariable</text:span><text:span text:style-name="T14">-&gt;utf8Name</text:span>()<text:span text:style-name="T7"> </text:span><text:span text:style-name="T14">&lt;&lt;</text:span><text:span text:style-name="T7"> </text:span><text:span text:style-name="T19">" := "</text:span>;</text:p>
      <text:p text:style-name="КОД"><text:span text:style-name="T7"><text:s text:c="4"/></text:span><text:span text:style-name="T26">if</text:span><text:span text:style-name="T7"> </text:span>(<text:span text:style-name="T1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IntType</text:span>*)<text:span text:style-name="T11">operand1</text:span>;</text:p>
      <text:p text:style-name="КОД"><text:span text:style-name="T7"><text:s text:c="4"/></text:span>}<text:span text:style-name="T7"> </text:span><text:span text:style-name="T26">else</text:span><text:span text:style-name="T7"> </text:span><text:span text:style-name="T26">if</text:span><text:span text:style-name="T7"> </text:span>(<text:span text:style-name="T1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Symbol</text:span>*)<text:span text:style-name="T11">operand1</text:span>)-&gt;<text:span text:style-name="T14">utf8Name</text:span>();</text:p>
      <text:p text:style-name="КОД"><text:span text:style-name="T7"><text:s text:c="4"/></text:span>}</text:p>
      <text:p text:style-name="КОД"><text:span text:style-name="T7"><text:s text:c="4"/></text:span><text:span text:style-name="T28">cout</text:span><text:span text:style-name="T7"> </text:span><text:span text:style-name="T14">&lt;&lt;</text:span><text:span text:style-name="T7"> </text:span><text:span text:style-name="T19">" + "</text:span>;</text:p>
      <text:p text:style-name="КОД"><text:span text:style-name="T7"><text:s text:c="4"/></text:span><text:span text:style-name="T26">if</text:span><text:span text:style-name="T7"> </text:span>(<text:span text:style-name="T1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IntType</text:span>*)<text:span text:style-name="T11">operand2</text:span>;</text:p>
      <text:p text:style-name="КОД"><text:span text:style-name="T7"><text:s text:c="4"/></text:span>}<text:span text:style-name="T7"> </text:span><text:span text:style-name="T26">else</text:span><text:span text:style-name="T7"> </text:span><text:span text:style-name="T26">if</text:span><text:span text:style-name="T7"> </text:span>(<text:span text:style-name="T1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8">cout</text:span><text:span text:style-name="T7"> </text:span><text:span text:style-name="T14">&lt;&lt;</text:span><text:span text:style-name="T7"> </text:span>((<text:span text:style-name="T2">Symbol</text:span>*)<text:span text:style-name="T11">operand2</text:span>)-&gt;<text:span text:style-name="T14">utf8Name</text:span>();</text:p>
      <text:p text:style-name="КОД"><text:span text:style-name="T7"><text:s text:c="4"/></text:span>}</text:p>
      <text:p text:style-name="КОД"><text:span text:style-name="T7"><text:s text:c="4"/></text:span><text:span text:style-name="T28">cout</text:span><text:span text:style-name="T7"> </text:span><text:span text:style-name="T14">&lt;&lt;</text:span><text:span text:style-name="T7"> </text:span><text:span text:style-name="T14">endl</text:span>;</text:p>
      <text:p text:style-name="КОД">}</text:p>
      <text:p text:style-name="КОД"><text:span text:style-name="T26">void</text:span><text:span text:style-name="T7"> </text:span><text:span text:style-name="T2">ICodeEmitter</text:span>::<text:span text:style-name="T15">binaryOp</text:span>(<text:span text:style-name="T2">OperationType</text:span><text:span text:style-name="T7"> </text:span><text:span text:style-name="T11">operationType</text:span>,</text:p>
      <text:p text:style-name="КОД"><text:span text:style-name="T7"><text:s text:c="28"/></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p>
      <text:p text:style-name="КОД"><text:span text:style-name="T7"><text:s text:c="4"/></text:span><text:span text:style-name="T26">switch</text:span><text:span text:style-name="T7"> </text:span>(<text:span text:style-name="T11">operationType</text:span>)<text:span text:style-name="T7"> </text:span>{</text:p>
      <text:p text:style-name="КОД"><text:span text:style-name="T7"><text:s text:c="4"/></text:span><text:span text:style-name="T26">case</text:span><text:span text:style-name="T7"> </text:span><text:span text:style-name="T2">OperationType</text:span>::<text:span text:style-name="T2">Multiply</text:span>:</text:p>
      <text:p text:style-name="КОД"><text:span text:style-name="T7"><text:s text:c="8"/></text:span><text:span text:style-name="T14">multiply</text:span>(<text:span text:style-name="T11">resultVariable</text:span>,<text:span text:style-name="T7"> </text:span><text:span text:style-name="T11">operand1Type</text:span>,<text:span text:style-name="T7"> </text:span><text:span text:style-name="T13">operand1</text:span>,<text:span text:style-name="T7"> </text:span><text:span text:style-name="T11">operand2Type</text:span>,<text:span text:style-name="T7"> </text:span><text:span text:style-name="T13">operand2</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OperationType</text:span>::<text:span text:style-name="T2">Add</text:span>:</text:p>
      <text:p text:style-name="КОД"><text:span text:style-name="T7"><text:s text:c="8"/></text:span><text:span text:style-name="T14">add</text:span>(<text:span text:style-name="T11">resultVariable</text:span>,<text:span text:style-name="T7"> </text:span><text:span text:style-name="T11">operand1Type</text:span>,<text:span text:style-name="T7"> </text:span><text:span text:style-name="T13">operand1</text:span>,<text:span text:style-name="T7"> </text:span><text:span text:style-name="T11">operand2Type</text:span>,<text:span text:style-name="T7"> </text:span><text:span text:style-name="T13">operand2</text:span>);</text:p>
      <text:p text:style-name="КОД"><text:span text:style-name="T7"><text:s text:c="8"/></text:span><text:span text:style-name="T26">break</text:span>;</text:p>
      <text:p text:style-name="КОД"><text:span text:style-name="T7"><text:s text:c="4"/></text:span>}</text:p>
      <text:p text:style-name="КОД">}</text:p>
      <text:p text:style-name="КОД"><text:span text:style-name="T26">void</text:span><text:span text:style-name="T7"> </text:span><text:span text:style-name="T2">ICodeEmitter</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6">void</text:span><text:span text:style-name="T7"> </text:span>*<text:span text:style-name="T11">rvalue</text:span>)</text:p>
      <text:p text:style-name="КОД">{</text:p>
      <text:p text:style-name="КОД"><text:span text:style-name="T7"><text:s text:c="4"/></text:span><text:span text:style-name="T28">cout</text:span><text:span text:style-name="T7"> </text:span><text:span text:style-name="T14">&lt;&lt;</text:span><text:span text:style-name="T7"> </text:span><text:span text:style-name="T11">lvalue</text:span>-&gt;<text:span text:style-name="T14">utf8Name</text:span>()<text:span text:style-name="T7"> </text:span><text:span text:style-name="T14">&lt;&lt;</text:span><text:span text:style-name="T7"> </text:span><text:span text:style-name="T19">" := "</text:span>;</text:p>
      <text:p text:style-name="КОД"><text:span text:style-name="T7"><text:s text:c="4"/></text:span><text:span text:style-name="T26">switch</text:span><text:span text:style-name="T7"> </text:span>(<text:span text:style-name="T11">rvalueType</text:span>)<text:span text:style-name="T7"> </text:span>{</text:p>
      <text:p text:style-name="КОД"><text:span text:style-name="T7"><text:s text:c="4"/></text:span><text:span text:style-name="T26">case</text:span><text:span text:style-name="T7"> </text:span><text:span text:style-name="T2">SymbolType</text:span>::<text:span text:style-name="T2">Integer</text:span>:</text:p>
      <text:p text:style-name="КОД"><text:span text:style-name="T7"><text:s text:c="8"/></text:span><text:span text:style-name="T28">cout</text:span><text:span text:style-name="T7"> </text:span><text:span text:style-name="T14">&lt;&lt;</text:span><text:span text:style-name="T7"> </text:span>*(<text:span text:style-name="T2">IntType</text:span>*)<text:span text:style-name="T11">rvalue</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SymbolType</text:span>::<text:span text:style-name="T2">Variable</text:span>:</text:p>
      <text:p text:style-name="КОД"><text:span text:style-name="T7"><text:s text:c="8"/></text:span><text:span text:style-name="T28">cout</text:span><text:span text:style-name="T7"> </text:span><text:span text:style-name="T14">&lt;&lt;</text:span><text:span text:style-name="T7"> </text:span>((<text:span text:style-name="T2">Symbol</text:span>*)<text:span text:style-name="T11">rvalue</text:span>)-&gt;<text:span text:style-name="T14">utf8Name</text:span>();</text:p>
      <text:p text:style-name="КОД"><text:span text:style-name="T7"><text:s text:c="8"/></text:span><text:span text:style-name="T26">break</text:span>;</text:p>
      <text:p text:style-name="КОД"><text:span text:style-name="T7"><text:s text:c="4"/></text:span>}</text:p>
      <text:p text:style-name="КОД"><text:span text:style-name="T7"><text:s text:c="4"/></text:span><text:span text:style-name="T28">cout</text:span><text:span text:style-name="T7"> </text:span><text:span text:style-name="T14">&lt;&lt;</text:span><text:span text:style-name="T7"> </text:span><text:span text:style-name="T14">endl</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Horizontal_20_Line"/>
      <text:p text:style-name="P143">Изменения в классе Parser:</text:p>
      <text:p text:style-name="КОД"><text:span text:style-name="T26">void</text:span><text:span text:style-name="T7"> </text:span><text:span text:style-name="T2">Parser</text:span>::<text:span text:style-name="T15">AssignStatement</text:span>()</text:p>
      <text:p text:style-name="КОД">{</text:p>
      <text:p text:style-name="КОД"><text:span text:style-name="T7"><text:s text:c="4"/></text:span><text:span text:style-name="T14">Variable</text:span>();</text:p>
      <text:p text:style-name="КОД"><text:span text:style-name="T7"><text:s text:c="4"/></text:span><text:span text:style-name="T40">_types</text:span>.<text:span text:style-name="T14">pop</text:span>();<text:span text:style-name="T7"> </text:span><text:span text:style-name="T19">//</text:span><text:span text:style-name="T7"> </text:span><text:span text:style-name="T19">пока</text:span><text:span text:style-name="T7"> </text:span><text:span text:style-name="T19">всегда</text:span><text:span text:style-name="T7"> </text:span><text:span text:style-name="T19">SymbolType::Variable</text:span></text:p>
      <text:p text:style-name="КОД"><text:span text:style-name="T7"><text:s text:c="4"/></text:span><text:span text:style-name="T26">auto</text:span><text:span text:style-name="T7"> </text:span><text:span text:style-name="T11">lvalue</text:span><text:span text:style-name="T7"> </text:span>=<text:span text:style-name="T7"> </text:span><text:span text:style-name="T40">_variables</text:span>.<text:span text:style-name="T14">top</text:span>();</text:p>
      <text:p text:style-name="КОД"><text:span text:style-name="T7"><text:s text:c="4"/></text:span><text:span text:style-name="T40">_variables</text:span>.<text:span text:style-name="T14">pop</text:span>();</text:p>
      <text:p text:style-name="КОД"><text:span text:style-name="T7"><text:s text:c="4"/></text:span><text:span text:style-name="T14">match</text:span>(<text:span text:style-name="T2">Token</text:span>::<text:span text:style-name="T2">Assign</text:span>);</text:p>
      <text:p text:style-name="КОД"><text:span text:style-name="T7"><text:s text:c="4"/></text:span><text:span text:style-name="T14">Expression</text:span>();</text:p>
      <text:p text:style-name="КОД"><text:span text:style-name="T7"><text:s text:c="4"/></text:span><text:span text:style-name="T19">//</text:span><text:span text:style-name="T7"> </text:span><text:span text:style-name="T19">после</text:span><text:span text:style-name="T7"> </text:span><text:span text:style-name="T19">Expression</text:span><text:span text:style-name="T7"> </text:span><text:span text:style-name="T19">всегда</text:span><text:span text:style-name="T7"> </text:span><text:span text:style-name="T19">что-то</text:span><text:span text:style-name="T7"> </text:span><text:span text:style-name="T19">есть</text:span><text:span text:style-name="T7"> </text:span><text:span text:style-name="T19">в</text:span><text:span text:style-name="T7"> </text:span><text:span text:style-name="T19">стеке</text:span></text:p>
      <text:p text:style-name="КОД"><text:span text:style-name="T7"><text:s text:c="4"/></text:span><text:span text:style-name="T26">void</text:span><text:span text:style-name="T7"> </text:span>*<text:span text:style-name="T11">rvalue</text:span><text:span text:style-name="T7"> </text:span>=<text:span text:style-name="T7"> </text:span><text:span text:style-name="T26">nullptr</text:span>;</text:p>
      <text:p text:style-name="КОД"><text:span text:style-name="T7"><text:s text:c="4"/></text:span><text:span text:style-name="T26">auto</text:span><text:span text:style-name="T7"> </text:span><text:span text:style-name="T11">rvalueType</text:span><text:span text:style-name="T7"> </text:span>=<text:span text:style-name="T7"> </text:span><text:span text:style-name="T40">_types</text:span>.<text:span text:style-name="T14">top</text:span>();</text:p>
      <text:p text:style-name="КОД"><text:soft-page-break/><text:span text:style-name="T7"><text:s text:c="4"/></text:span><text:span text:style-name="T40">_types</text:span>.<text:span text:style-name="T14">pop</text:span>();</text:p>
      <text:p text:style-name="КОД"><text:span text:style-name="T7"><text:s text:c="4"/></text:span><text:span text:style-name="T2">IntType</text:span><text:span text:style-name="T7"> </text:span><text:span text:style-name="T11">irvalue</text:span>;</text:p>
      <text:p text:style-name="КОД"><text:span text:style-name="T7"><text:s text:c="4"/></text:span><text:span text:style-name="T26">switch</text:span><text:span text:style-name="T7"> </text:span>(<text:span text:style-name="T11">rvalueType</text:span>)<text:span text:style-name="T7"> </text:span>{</text:p>
      <text:p text:style-name="КОД"><text:span text:style-name="T7"><text:s text:c="4"/></text:span><text:span text:style-name="T26">case</text:span><text:span text:style-name="T7"> </text:span><text:span text:style-name="T2">SymbolType</text:span>::<text:span text:style-name="T2">Variable</text:span>:</text:p>
      <text:p text:style-name="КОД"><text:span text:style-name="T7"><text:s text:c="8"/></text:span><text:span text:style-name="T11">rvalue</text:span><text:span text:style-name="T7"> </text:span>=<text:span text:style-name="T7"> </text:span><text:span text:style-name="T40">_variables</text:span>.<text:span text:style-name="T14">top</text:span>().<text:span text:style-name="T14">get</text:span>();</text:p>
      <text:p text:style-name="КОД"><text:span text:style-name="T7"><text:s text:c="8"/></text:span><text:span text:style-name="T40">_variables</text:span>.<text:span text:style-name="T14">pop</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SymbolType</text:span>::<text:span text:style-name="T2">Integer</text:span>:</text:p>
      <text:p text:style-name="КОД"><text:span text:style-name="T7"><text:s text:c="8"/></text:span><text:span text:style-name="T11">irvalue</text:span><text:span text:style-name="T7"> </text:span>=<text:span text:style-name="T7"> </text:span><text:span text:style-name="T40">_integers</text:span>.<text:span text:style-name="T14">top</text:span>();</text:p>
      <text:p text:style-name="КОД"><text:span text:style-name="T7"><text:s text:c="8"/></text:span><text:span text:style-name="T11">rvalue</text:span><text:span text:style-name="T7"> </text:span>=<text:span text:style-name="T7"> </text:span>&amp;<text:span text:style-name="T11">irvalue</text:span>;</text:p>
      <text:p text:style-name="КОД"><text:span text:style-name="T7"><text:s text:c="8"/></text:span><text:span text:style-name="T40">_integers</text:span>.<text:span text:style-name="T14">pop</text:span>();</text:p>
      <text:p text:style-name="КОД"><text:span text:style-name="T7"><text:s text:c="8"/></text:span><text:span text:style-name="T26">break</text:span>;</text:p>
      <text:p text:style-name="КОД"><text:span text:style-name="T7"><text:s text:c="4"/></text:span>}</text:p>
      <text:p text:style-name="КОД"><text:span text:style-name="T7"><text:s text:c="4"/></text:span><text:span text:style-name="T14">emitAssign</text:span>(<text:span text:style-name="T13">lvalue</text:span>,<text:span text:style-name="T7"> </text:span><text:span text:style-name="T11">rvalueType</text:span>,<text:span text:style-name="T7"> </text:span><text:span text:style-name="T13">rvalue</text:span>);</text:p>
      <text:p text:style-name="КОД">}</text:p>
      <text:p text:style-name="Horizontal_20_Line"/>
      <text:p text:style-name="P144">У нас есть несколько выражений в тестах:</text:p>
      <text:p text:style-name="КОД"><text:span text:style-name="T19">i</text:span><text:span text:style-name="T7"> </text:span><text:span text:style-name="T19">=</text:span><text:span text:style-name="T7"> </text:span><text:span text:style-name="T19">3</text:span><text:span text:style-name="T7"> </text:span><text:span text:style-name="T19">+</text:span><text:span text:style-name="T7"> </text:span><text:span text:style-name="T19">2;</text:span></text:p>
      <text:p text:style-name="КОД"><text:span text:style-name="T19">i</text:span><text:span text:style-name="T7"> </text:span><text:span text:style-name="T19">=</text:span><text:span text:style-name="T7"> </text:span><text:span text:style-name="T19">3</text:span><text:span text:style-name="T7"> </text:span><text:span text:style-name="T19">+</text:span><text:span text:style-name="T7"> </text:span><text:span text:style-name="T19">2*3;</text:span></text:p>
      <text:p text:style-name="КОД"><text:span text:style-name="T19">x</text:span><text:span text:style-name="T7"> </text:span><text:span text:style-name="T19">=</text:span><text:span text:style-name="T7"> </text:span><text:span text:style-name="T19">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189"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13">а при генерации — где-то сохраниться</text:span>. <text:span text:style-name="T113">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533198203440">
          <table:table-cell table:style-name="Таблица4.A1" office:value-type="string">
            <text:p text:style-name="P177">Операция</text:p>
          </table:table-cell>
          <table:table-cell table:style-name="Таблица4.A1" office:value-type="string">
            <text:p text:style-name="P177">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14">я</text:span> на таблицу символов.</text:p>
      <text:p text:style-name="P148"><text:span text:style-name="T114">Добавим </text:span><text:span text:style-name="T115">структуру</text:span><text:span text:style-name="T114"> OpCode, котор</text:span><text:span text:style-name="T115">ая</text:span><text:span text:style-name="T114"> будет представлять инструкцию, </text:span><text:span text:style-name="T115">все её члены будут открыты. </text:span>Также перенесём перечисление OperationType в файл «<text:span text:style-name="T115">opcode.h».</text:span></text:p>
      <text:p text:style-name="КОД"><text:soft-page-break/>/**</text:p>
      <text:p text:style-name="КОД"><text:span text:style-name="T7"><text:s/></text:span><text:span text:style-name="T24">*</text:span><text:span text:style-name="T7"> </text:span><text:span text:style-name="T25">@file</text:span><text:span text:style-name="T7"> </text:span><text:span text:style-name="T24">opcode.h</text:span></text:p>
      <text:p text:style-name="КОД"><text:span text:style-name="T7"><text:s/></text:span><text:span text:style-name="T24">*</text:span><text:span text:style-name="T7"> </text:span><text:span text:style-name="T25">@brief</text:span><text:span text:style-name="T7"> </text:span><text:span text:style-name="T24">Инструкция</text:span><text:span text:style-name="T7"> </text:span><text:span text:style-name="T24">трёхадресного</text:span><text:span text:style-name="T7"> </text:span><text:span text:style-name="T24">кода</text:span></text:p>
      <text:p text:style-name="КОД"><text:span text:style-name="T7"><text:s/></text:span><text:span text:style-name="T24">*/</text:span></text:p>
      <text:p text:style-name="КОД">#<text:span text:style-name="T24">ifndef</text:span><text:span text:style-name="T7"> </text:span><text:span text:style-name="T24">ESCRIPT_OPCODE_H</text:span></text:p>
      <text:p text:style-name="КОД">#<text:span text:style-name="T24">define</text:span><text:span text:style-name="T7"> </text:span><text:span text:style-name="T24">ESCRIPT_OPCODE_H</text:span></text:p>
      <text:p text:style-name="КОД">#<text:span text:style-name="T24">include</text:span><text:span text:style-name="T7"> </text:span><text:span text:style-name="T19">"EScript_global.h"</text:span></text:p>
      <text:p text:style-name="КОД">#<text:span text:style-name="T24">include</text:span><text:span text:style-name="T7"> </text:span><text:span text:style-name="T19">"types.h"</text:span></text:p>
      <text:p text:style-name="КОД"><text:span text:style-name="T26">namespace</text:span><text:span text:style-name="T7"> </text:span><text:span text:style-name="T3">escript</text:span><text:span text:style-name="T7"> </text:span>{</text:p>
      <text:p text:style-name="КОД"><text:span text:style-name="T26">class</text:span><text:span text:style-name="T7"> </text:span><text:span text:style-name="T3">Symbol</text:span>;</text:p>
      <text:p text:style-name="КОД"><text:span text:style-name="T26">enum</text:span><text:span text:style-name="T7"> </text:span><text:span text:style-name="T26">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19">//</text:span><text:span text:style-name="T7"> </text:span><text:span text:style-name="T19">op1*op2</text:span></text:p>
      <text:p text:style-name="КОД"><text:span text:style-name="T7"><text:s text:c="4"/></text:span><text:span text:style-name="T2">Add</text:span>,<text:span text:style-name="T7"> <text:s text:c="11"/></text:span><text:span text:style-name="T19">//</text:span><text:span text:style-name="T7"> </text:span><text:span text:style-name="T19">op1+op2</text:span></text:p>
      <text:p text:style-name="КОД">};</text:p>
      <text:p text:style-name="КОД"><text:span text:style-name="T26">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0">intValue</text:span>;</text:p>
      <text:p text:style-name="КОД"><text:span text:style-name="T7"><text:s text:c="4"/></text:span><text:span text:style-name="T2">RealType</text:span><text:span text:style-name="T7"> </text:span><text:span text:style-name="T40">realValue</text:span>;</text:p>
      <text:p text:style-name="КОД"><text:span text:style-name="T7"><text:s text:c="4"/></text:span><text:span text:style-name="T2">Symbol</text:span><text:span text:style-name="T7"> </text:span>*<text:span text:style-name="T40">variable</text:span>;</text:p>
      <text:p text:style-name="КОД">};</text:p>
      <text:p text:style-name="КОД">/**</text:p>
      <text:p text:style-name="КОД"><text:span text:style-name="T7"><text:s/></text:span><text:span text:style-name="T24">*</text:span><text:span text:style-name="T7"> </text:span><text:span text:style-name="T25">@brief</text:span><text:span text:style-name="T7"> </text:span><text:span text:style-name="T24">Инструкция</text:span><text:span text:style-name="T7"> </text:span><text:span text:style-name="T24">трёхадресного</text:span><text:span text:style-name="T7"> </text:span><text:span text:style-name="T24">кода</text:span></text:p>
      <text:p text:style-name="КОД"><text:span text:style-name="T7"><text:s/></text:span><text:span text:style-name="T24">*/</text:span></text:p>
      <text:p text:style-name="КОД"><text:span text:style-name="T26">struct</text:span><text:span text:style-name="T7"> </text:span><text:span text:style-name="T24">ESCRIPT_EXPORT</text:span><text:span text:style-name="T7"> </text:span><text:span text:style-name="T3">OpCode</text:span></text:p>
      <text:p text:style-name="КОД">{</text:p>
      <text:p text:style-name="КОД"><text:span text:style-name="T26">public</text:span>:</text:p>
      <text:p text:style-name="КОД"><text:span text:style-name="T7"><text:s text:c="4"/></text:span><text:span text:style-name="T2">OperationType</text:span><text:span text:style-name="T7"> </text:span><text:span text:style-name="T40">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0">lvalue</text:span><text:span text:style-name="T7"> </text:span>=<text:span text:style-name="T7"> </text:span><text:span text:style-name="T26">nullptr</text:span>;</text:p>
      <text:p text:style-name="КОД"><text:span text:style-name="T7"><text:s text:c="4"/></text:span><text:span text:style-name="T2">SymbolType</text:span><text:span text:style-name="T7"> </text:span><text:span text:style-name="T40">operandType1</text:span>;</text:p>
      <text:p text:style-name="КОД"><text:span text:style-name="T7"><text:s text:c="4"/></text:span><text:span text:style-name="T2">SymbolType</text:span><text:span text:style-name="T7"> </text:span><text:span text:style-name="T40">operandType2</text:span>;</text:p>
      <text:p text:style-name="КОД"><text:span text:style-name="T7"><text:s text:c="4"/></text:span><text:span text:style-name="T2">OperandRecord</text:span><text:span text:style-name="T7"> </text:span><text:span text:style-name="T40">operand1</text:span>;</text:p>
      <text:p text:style-name="КОД"><text:span text:style-name="T7"><text:s text:c="4"/></text:span><text:span text:style-name="T2">OperandRecord</text:span><text:span text:style-name="T7"> </text:span><text:span text:style-name="T40">operand2</text:span>;</text:p>
      <text:p text:style-name="КОД">};</text:p>
      <text:p text:style-name="КОД">}<text:span text:style-name="T7"> </text:span><text:span text:style-name="T19">//</text:span><text:span text:style-name="T7"> </text:span><text:span text:style-name="T19">namespace</text:span><text:span text:style-name="T7"> </text:span><text:span text:style-name="T19">escript</text:span></text:p>
      <text:p text:style-name="КОД">#<text:span text:style-name="T24">endif</text:span><text:span text:style-name="T7"> </text:span><text:span text:style-name="T19">//</text:span><text:span text:style-name="T7"> </text:span><text:span text:style-name="T19">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25">щено</text:span>:</text:p>
      <text:p text:style-name="КОД"><text:span text:style-name="T26">void</text:span><text:span text:style-name="T7"> </text:span><text:span text:style-name="T2">OpCode_Test</text:span>::<text:span text:style-name="T15">test_opCodeWork</text:span>()</text:p>
      <text:p text:style-name="КОД">{</text:p>
      <text:p text:style-name="КОД"><text:span text:style-name="T7"><text:s text:c="4"/></text:span><text:span text:style-name="T2">OpCode</text:span><text:span text:style-name="T7"> </text:span><text:span text:style-name="T11">code1</text:span>;</text:p>
      <text:p text:style-name="КОД"><text:span text:style-name="T7"><text:s text:c="4"/></text:span><text:span text:style-name="T11">code1</text:span>.<text:span text:style-name="T40">operandType1</text:span><text:span text:style-name="T7"> </text:span>=<text:span text:style-name="T7"> </text:span><text:span text:style-name="T2">SymbolType</text:span>::<text:span text:style-name="T2">Integer</text:span>;</text:p>
      <text:p text:style-name="КОД"><text:span text:style-name="T7"><text:s text:c="4"/></text:span><text:span text:style-name="T11">code1</text:span>.<text:span text:style-name="T40">operand1</text:span>.<text:span text:style-name="T40">intValue</text:span><text:span text:style-name="T7"> </text:span>=<text:span text:style-name="T7"> </text:span><text:span text:style-name="T24">15</text:span>;</text:p>
      <text:p text:style-name="КОД"><text:span text:style-name="T7"><text:s text:c="4"/></text:span><text:span text:style-name="T11">code1</text:span>.<text:span text:style-name="T40">operandType2</text:span><text:span text:style-name="T7"> </text:span>=<text:span text:style-name="T7"> </text:span><text:span text:style-name="T2">SymbolType</text:span>::<text:span text:style-name="T2">Real</text:span>;</text:p>
      <text:p text:style-name="КОД"><text:span text:style-name="T7"><text:s text:c="4"/></text:span><text:span text:style-name="T11">code1</text:span>.<text:span text:style-name="T40">operand2</text:span>.<text:span text:style-name="T40">realValue</text:span><text:span text:style-name="T7"> </text:span>=<text:span text:style-name="T7"> </text:span><text:span text:style-name="T24">16</text:span>;</text:p>
      <text:p text:style-name="КОД"><text:span text:style-name="T7"><text:s text:c="4"/></text:span><text:span text:style-name="T24">assert</text:span>(<text:span text:style-name="T11">code1</text:span>.<text:span text:style-name="T40">operand1</text:span>.<text:span text:style-name="T40">intValue</text:span><text:span text:style-name="T7"> </text:span>==<text:span text:style-name="T7"> </text:span><text:span text:style-name="T24">15</text:span>);</text:p>
      <text:p text:style-name="КОД"><text:span text:style-name="T7"><text:s text:c="4"/></text:span><text:span text:style-name="T24">assert</text:span>(<text:span text:style-name="T11">code1</text:span>.<text:span text:style-name="T40">operand2</text:span>.<text:span text:style-name="T40">realValue</text:span><text:span text:style-name="T7"> </text:span>==<text:span text:style-name="T7"> </text:span><text:span text:style-name="T24">16</text:span>);</text:p>
      <text:p text:style-name="КОД">}</text:p>
      <text:p text:style-name="Horizontal_20_Line"/>
      <text:p text:style-name="Text_20_body">Мы сделали вывод на экран в методах ICodeEmitter, <text:span text:style-name="T125">но </text:span><text:span text:style-name="T116">очевидно, </text:span><text:span text:style-name="T125">преобразование инструкции в строку — </text:span><text:span text:style-name="T116">это задача класса OpCode.</text:span></text:p>
      <text:p text:style-name="P149">Добавим метод toString() <text:span text:style-name="T117">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5">toString</text:span>()<text:span text:style-name="T7"> </text:span><text:span text:style-name="T26">const</text:span></text:p>
      <text:p text:style-name="КОД">{</text:p>
      <text:p text:style-name="КОД"><text:span text:style-name="T7"><text:s text:c="4"/></text:span><text:span text:style-name="T2">std</text:span>::<text:span text:style-name="T2">string</text:span><text:span text:style-name="T7"> </text:span><text:span text:style-name="T11">op</text:span>;</text:p>
      <text:p text:style-name="КОД"><text:soft-page-break/><text:span text:style-name="T7"><text:s text:c="4"/></text:span><text:span text:style-name="T26">int</text:span><text:span text:style-name="T7"> </text:span><text:span text:style-name="T11">numberOfOperands</text:span><text:span text:style-name="T7"> </text:span>=<text:span text:style-name="T7"> </text:span><text:span text:style-name="T24">0</text:span>;</text:p>
      <text:p text:style-name="КОД"><text:span text:style-name="T7"><text:s text:c="4"/></text:span><text:span text:style-name="T2">std</text:span>::<text:span text:style-name="T2">string</text:span><text:span text:style-name="T7"> </text:span><text:span text:style-name="T11">opSign</text:span>;</text:p>
      <text:p text:style-name="КОД"><text:span text:style-name="T7"><text:s text:c="4"/></text:span><text:span text:style-name="T2">std</text:span>::<text:span text:style-name="T2">string</text:span><text:span text:style-name="T7"> </text:span><text:span text:style-name="T11">assign</text:span><text:span text:style-name="T7"> </text:span>=<text:span text:style-name="T7"> </text:span><text:span text:style-name="T19">":="</text:span>;</text:p>
      <text:p text:style-name="КОД"><text:span text:style-name="T7"><text:s text:c="4"/></text:span><text:span text:style-name="T26">switch</text:span><text:span text:style-name="T7"> </text:span>(<text:span text:style-name="T40">operation</text:span>)<text:span text:style-name="T7"> </text:span>{</text:p>
      <text:p text:style-name="КОД"><text:span text:style-name="T7"><text:s text:c="4"/></text:span><text:span text:style-name="T26">case</text:span><text:span text:style-name="T7"> </text:span><text:span text:style-name="T2">OperationType</text:span>::<text:span text:style-name="T2">None</text:span>:</text:p>
      <text:p text:style-name="КОД"><text:span text:style-name="T7"><text:s text:c="8"/></text:span><text:span text:style-name="T11">op</text:span><text:span text:style-name="T7"> </text:span><text:span text:style-name="T14">=</text:span><text:span text:style-name="T7"> </text:span><text:span text:style-name="T19">"NONE"</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OperationType</text:span>::<text:span text:style-name="T2">Add</text:span>:</text:p>
      <text:p text:style-name="КОД"><text:span text:style-name="T7"><text:s text:c="8"/></text:span><text:span text:style-name="T11">op</text:span><text:span text:style-name="T7"> </text:span><text:span text:style-name="T14">=</text:span><text:span text:style-name="T7"> </text:span><text:span text:style-name="T19">"+"</text:span>;</text:p>
      <text:p text:style-name="КОД"><text:span text:style-name="T7"><text:s text:c="8"/></text:span><text:span text:style-name="T11">opSign</text:span><text:span text:style-name="T7"> </text:span><text:span text:style-name="T14">=</text:span><text:span text:style-name="T7"> </text:span><text:span text:style-name="T11">assign</text:span>;</text:p>
      <text:p text:style-name="КОД"><text:span text:style-name="T7"><text:s text:c="8"/></text:span><text:span text:style-name="T11">numberOfOperands</text:span><text:span text:style-name="T7"> </text:span>=<text:span text:style-name="T7"> </text:span><text:span text:style-name="T24">2</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OperationType</text:span>::<text:span text:style-name="T2">Multiply</text:span>:</text:p>
      <text:p text:style-name="КОД"><text:span text:style-name="T7"><text:s text:c="8"/></text:span><text:span text:style-name="T11">op</text:span><text:span text:style-name="T7"> </text:span><text:span text:style-name="T14">=</text:span><text:span text:style-name="T7"> </text:span><text:span text:style-name="T19">"*"</text:span>;</text:p>
      <text:p text:style-name="КОД"><text:span text:style-name="T7"><text:s text:c="8"/></text:span><text:span text:style-name="T11">numberOfOperands</text:span><text:span text:style-name="T7"> </text:span>=<text:span text:style-name="T7"> </text:span><text:span text:style-name="T24">2</text:span>;</text:p>
      <text:p text:style-name="КОД"><text:span text:style-name="T7"><text:s text:c="8"/></text:span><text:span text:style-name="T11">opSign</text:span><text:span text:style-name="T7"> </text:span><text:span text:style-name="T14">=</text:span><text:span text:style-name="T7"> </text:span><text:span text:style-name="T11">assign</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OperationType</text:span>::<text:span text:style-name="T2">Assign</text:span>:</text:p>
      <text:p text:style-name="КОД"><text:span text:style-name="T7"><text:s text:c="8"/></text:span><text:span text:style-name="T11">numberOfOperands</text:span><text:span text:style-name="T7"> </text:span>=<text:span text:style-name="T7"> </text:span><text:span text:style-name="T24">1</text:span>;</text:p>
      <text:p text:style-name="КОД"><text:span text:style-name="T7"><text:s text:c="8"/></text:span><text:span text:style-name="T11">opSign</text:span><text:span text:style-name="T7"> </text:span><text:span text:style-name="T14">=</text:span><text:span text:style-name="T7"> </text:span><text:span text:style-name="T11">assign</text:span>;</text:p>
      <text:p text:style-name="КОД"><text:span text:style-name="T7"><text:s text:c="8"/></text:span><text:span text:style-name="T26">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1">result</text:span>;</text:p>
      <text:p text:style-name="КОД"><text:span text:style-name="T7"><text:s text:c="4"/></text:span><text:span text:style-name="T26">if</text:span><text:span text:style-name="T7"> </text:span>(<text:span text:style-name="T40">lvalue</text:span>)</text:p>
      <text:p text:style-name="КОД"><text:span text:style-name="T7"><text:s text:c="8"/></text:span><text:span text:style-name="T11">result</text:span>.<text:span text:style-name="T14">append</text:span>(<text:span text:style-name="T40">lvalue</text:span>-&gt;<text:span text:style-name="T14">utf8Name</text:span>());</text:p>
      <text:p text:style-name="КОД"><text:span text:style-name="T7"><text:s text:c="4"/></text:span><text:span text:style-name="T26">if</text:span><text:span text:style-name="T7"> </text:span>(<text:span text:style-name="T11">opSign</text:span>.<text:span text:style-name="T14">length</text:span>())<text:span text:style-name="T7"> </text:span>{</text:p>
      <text:p text:style-name="КОД"><text:span text:style-name="T7"><text:s text:c="8"/></text:span><text:span text:style-name="T11">result</text:span>.<text:span text:style-name="T14">append</text:span>(<text:span text:style-name="T19">" "</text:span>).<text:span text:style-name="T14">append</text:span>(<text:span text:style-name="T11">opSign</text:span>).<text:span text:style-name="T14">append</text:span>(<text:span text:style-name="T19">" "</text:span>);</text:p>
      <text:p text:style-name="КОД"><text:span text:style-name="T7"><text:s text:c="4"/></text:span>}</text:p>
      <text:p text:style-name="КОД"><text:span text:style-name="T7"><text:s text:c="4"/></text:span><text:span text:style-name="T26">if</text:span><text:span text:style-name="T7"> </text:span>(<text:span text:style-name="T11">numberOfOperands</text:span><text:span text:style-name="T7"> </text:span>&gt;<text:span text:style-name="T7"> </text:span><text:span text:style-name="T24">0</text:span>)<text:span text:style-name="T7"> </text:span>{</text:p>
      <text:p text:style-name="КОД"><text:span text:style-name="T7"><text:s text:c="8"/></text:span><text:span text:style-name="T11">result</text:span>.<text:span text:style-name="T14">append</text:span>(<text:span text:style-name="T14">operandToString</text:span>(<text:span text:style-name="T40">operand1Type</text:span>,<text:span text:style-name="T7"> </text:span><text:span text:style-name="T40">operand1</text:span>));</text:p>
      <text:p text:style-name="КОД"><text:span text:style-name="T7"><text:s text:c="8"/></text:span><text:span text:style-name="T26">if</text:span><text:span text:style-name="T7"> </text:span>(<text:span text:style-name="T11">numberOfOperands</text:span><text:span text:style-name="T7"> </text:span>&gt;<text:span text:style-name="T7"> </text:span><text:span text:style-name="T24">1</text:span>)<text:span text:style-name="T7"> </text:span>{</text:p>
      <text:p text:style-name="КОД"><text:span text:style-name="T7"><text:s text:c="12"/></text:span><text:span text:style-name="T11">result</text:span>.<text:span text:style-name="T14">push_back</text:span>(<text:span text:style-name="T19">' '</text:span>);</text:p>
      <text:p text:style-name="КОД"><text:span text:style-name="T7"><text:s text:c="12"/></text:span><text:span text:style-name="T11">result</text:span>.<text:span text:style-name="T14">append</text:span>(<text:span text:style-name="T11">op</text:span>);</text:p>
      <text:p text:style-name="КОД"><text:span text:style-name="T7"><text:s text:c="12"/></text:span><text:span text:style-name="T11">result</text:span>.<text:span text:style-name="T14">push_back</text:span>(<text:span text:style-name="T19">' '</text:span>);</text:p>
      <text:p text:style-name="КОД"><text:span text:style-name="T7"><text:s text:c="12"/></text:span><text:span text:style-name="T11">result</text:span>.<text:span text:style-name="T14">append</text:span>(<text:span text:style-name="T14">operandToString</text:span>(<text:span text:style-name="T40">operand2Type</text:span>,<text:span text:style-name="T7"> </text:span><text:span text:style-name="T40">operand2</text:span>));</text:p>
      <text:p text:style-name="КОД"><text:span text:style-name="T7"><text:s text:c="8"/></text:span>}</text:p>
      <text:p text:style-name="КОД"><text:span text:style-name="T7"><text:s text:c="4"/></text:span>}</text:p>
      <text:p text:style-name="КОД"><text:span text:style-name="T7"><text:s text:c="4"/></text:span><text:span text:style-name="T26">return</text:span><text:span text:style-name="T7"> </text:span><text:span text:style-name="T11">result</text:span>;</text:p>
      <text:p text:style-name="КОД">}</text:p>
      <text:p text:style-name="КОД"><text:span text:style-name="T26">void</text:span><text:span text:style-name="T7"> </text:span><text:span text:style-name="T2">OpCode</text:span>::<text:span text:style-name="T15">setOperand1</text:span>(<text:span text:style-name="T2">SymbolType</text:span><text:span text:style-name="T7"> </text:span><text:span text:style-name="T11">operandType</text:span>,<text:span text:style-name="T7"> </text:span><text:span text:style-name="T26">void</text:span><text:span text:style-name="T7"> </text:span>*<text:span text:style-name="T11">value</text:span>)</text:p>
      <text:p text:style-name="КОД">{</text:p>
      <text:p text:style-name="КОД"><text:span text:style-name="T7"><text:s text:c="4"/></text:span><text:span text:style-name="T14">setOperand</text:span>(<text:span text:style-name="T41">operand1Type</text:span>,<text:span text:style-name="T7"> </text:span><text:span text:style-name="T41">operand1</text:span>,<text:span text:style-name="T7"> </text:span><text:span text:style-name="T11">operandType</text:span>,<text:span text:style-name="T7"> </text:span><text:span text:style-name="T13">value</text:span>);</text:p>
      <text:p text:style-name="КОД">}</text:p>
      <text:p text:style-name="КОД"><text:span text:style-name="T26">void</text:span><text:span text:style-name="T7"> </text:span><text:span text:style-name="T2">OpCode</text:span>::<text:span text:style-name="T15">setOperand2</text:span>(<text:span text:style-name="T2">SymbolType</text:span><text:span text:style-name="T7"> </text:span><text:span text:style-name="T11">operandType</text:span>,<text:span text:style-name="T7"> </text:span><text:span text:style-name="T26">void</text:span><text:span text:style-name="T7"> </text:span>*<text:span text:style-name="T11">value</text:span>)</text:p>
      <text:p text:style-name="КОД">{</text:p>
      <text:p text:style-name="КОД"><text:span text:style-name="T7"><text:s text:c="4"/></text:span><text:span text:style-name="T14">setOperand</text:span>(<text:span text:style-name="T41">operand2Type</text:span>,<text:span text:style-name="T7"> </text:span><text:span text:style-name="T41">operand2</text:span>,<text:span text:style-name="T7"> </text:span><text:span text:style-name="T11">operandType</text:span>,<text:span text:style-name="T7"> </text:span><text:span text:style-name="T13">value</text:span>);</text:p>
      <text:p text:style-name="КОД">}</text:p>
      <text:p text:style-name="КОД"><text:span text:style-name="T26">void</text:span><text:span text:style-name="T7"> </text:span><text:span text:style-name="T2">OpCode</text:span>::<text:span text:style-name="T15">setOperand</text:span>(<text:span text:style-name="T2">SymbolType</text:span><text:span text:style-name="T7"> </text:span>&amp;<text:span text:style-name="T11">operandType</text:span>,<text:span text:style-name="T7"> </text:span><text:span text:style-name="T2">OperandRecord</text:span><text:span text:style-name="T7"> </text:span>&amp;<text:span text:style-name="T11">op</text:span>,</text:p>
      <text:p text:style-name="КОД"><text:span text:style-name="T7"><text:s text:c="24"/></text:span><text:span text:style-name="T2">SymbolType</text:span><text:span text:style-name="T7"> </text:span><text:span text:style-name="T11">newOperandType</text:span>,<text:span text:style-name="T7"> </text:span><text:span text:style-name="T26">void</text:span><text:span text:style-name="T7"> </text:span>*<text:span text:style-name="T11">value</text:span>)</text:p>
      <text:p text:style-name="КОД">{</text:p>
      <text:p text:style-name="КОД"><text:span text:style-name="T7"><text:s text:c="4"/></text:span><text:span text:style-name="T11">operandType</text:span><text:span text:style-name="T7"> </text:span>=<text:span text:style-name="T7"> </text:span><text:span text:style-name="T11">newOperandType</text:span>;</text:p>
      <text:p text:style-name="КОД"><text:span text:style-name="T7"><text:s text:c="4"/></text:span><text:span text:style-name="T26">switch</text:span><text:span text:style-name="T7"> </text:span>(<text:span text:style-name="T11">operandType</text:span>)<text:span text:style-name="T7"> </text:span>{</text:p>
      <text:p text:style-name="КОД"><text:span text:style-name="T7"><text:s text:c="4"/></text:span><text:span text:style-name="T26">case</text:span><text:span text:style-name="T7"> </text:span><text:span text:style-name="T2">SymbolType</text:span>::<text:span text:style-name="T2">Integer</text:span>:</text:p>
      <text:p text:style-name="КОД"><text:span text:style-name="T7"><text:s text:c="8"/></text:span><text:span text:style-name="T11">op</text:span>.<text:span text:style-name="T40">intValue</text:span><text:span text:style-name="T7"> </text:span>=<text:span text:style-name="T7"> </text:span>*(<text:span text:style-name="T2">IntType</text:span>*)<text:span text:style-name="T11">value</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SymbolType</text:span>::<text:span text:style-name="T2">Real</text:span>:</text:p>
      <text:p text:style-name="КОД"><text:span text:style-name="T7"><text:s text:c="8"/></text:span><text:span text:style-name="T11">op</text:span>.<text:span text:style-name="T40">realValue</text:span><text:span text:style-name="T7"> </text:span>=<text:span text:style-name="T7"> </text:span>*(<text:span text:style-name="T2">RealType</text:span>*)<text:span text:style-name="T11">value</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SymbolType</text:span>::<text:span text:style-name="T2">Variable</text:span>:</text:p>
      <text:p text:style-name="КОД"><text:span text:style-name="T7"><text:s text:c="8"/></text:span><text:span text:style-name="T11">op</text:span>.<text:span text:style-name="T40">variable</text:span><text:span text:style-name="T7"> </text:span>=<text:span text:style-name="T7"> </text:span>(<text:span text:style-name="T2">Symbol</text:span>*)<text:span text:style-name="T11">value</text:span>;</text:p>
      <text:p text:style-name="КОД"><text:span text:style-name="T7"><text:s text:c="8"/></text:span><text:span text:style-name="T26">break</text:span>;</text:p>
      <text:p text:style-name="КОД"><text:span text:style-name="T7"><text:s text:c="4"/></text:span><text:span text:style-name="T26">default</text:span>:</text:p>
      <text:p text:style-name="КОД"><text:span text:style-name="T7"><text:s text:c="8"/></text:span><text:span text:style-name="T26">throw</text:span><text:span text:style-name="T7"> </text:span><text:span text:style-name="T2">std</text:span>::<text:span text:style-name="T2">domain_error</text:span>(<text:span text:style-name="T19">"Unsupported SymbolType"</text:span>);</text:p>
      <text:p text:style-name="КОД"><text:span text:style-name="T7"><text:s text:c="4"/></text:span>}</text:p>
      <text:p text:style-name="КОД"><text:soft-page-break/>}</text:p>
      <text:p text:style-name="КОД"><text:span text:style-name="T2">std</text:span>::<text:span text:style-name="T2">string</text:span><text:span text:style-name="T7"> </text:span><text:span text:style-name="T2">OpCode</text:span>::<text:span text:style-name="T15">operandToString</text:span>(<text:span text:style-name="T2">SymbolType</text:span><text:span text:style-name="T7"> </text:span><text:span text:style-name="T11">operandType</text:span>,<text:span text:style-name="T7"> </text:span><text:span text:style-name="T2">OperandRecord</text:span><text:span text:style-name="T7"> </text:span><text:span text:style-name="T11">op</text:span>)<text:span text:style-name="T7"> </text:span><text:span text:style-name="T26">const</text:span></text:p>
      <text:p text:style-name="КОД">{</text:p>
      <text:p text:style-name="КОД"><text:span text:style-name="T7"><text:s text:c="4"/></text:span><text:span text:style-name="T2">std</text:span>::<text:span text:style-name="T2">string</text:span><text:span text:style-name="T7"> </text:span><text:span text:style-name="T11">opStr</text:span>;</text:p>
      <text:p text:style-name="КОД"><text:span text:style-name="T7"><text:s text:c="4"/></text:span><text:span text:style-name="T26">switch</text:span><text:span text:style-name="T7"> </text:span>(<text:span text:style-name="T11">operandType</text:span>)<text:span text:style-name="T7"> </text:span>{</text:p>
      <text:p text:style-name="КОД"><text:span text:style-name="T7"><text:s text:c="4"/></text:span><text:span text:style-name="T26">case</text:span><text:span text:style-name="T7"> </text:span><text:span text:style-name="T2">SymbolType</text:span>::<text:span text:style-name="T2">Integer</text:span>:</text:p>
      <text:p text:style-name="КОД"><text:span text:style-name="T7"><text:s text:c="8"/></text:span><text:span text:style-name="T11">opStr</text:span><text:span text:style-name="T7"> </text:span><text:span text:style-name="T14">=</text:span><text:span text:style-name="T7"> </text:span><text:span text:style-name="T2">std</text:span>::<text:span text:style-name="T14">to_string</text:span>(<text:span text:style-name="T11">op</text:span>.<text:span text:style-name="T40">intValue</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SymbolType</text:span>::<text:span text:style-name="T2">Real</text:span>:</text:p>
      <text:p text:style-name="КОД"><text:span text:style-name="T7"><text:s text:c="8"/></text:span><text:span text:style-name="T11">opStr</text:span><text:span text:style-name="T7"> </text:span><text:span text:style-name="T14">=</text:span><text:span text:style-name="T7"> </text:span><text:span text:style-name="T2">std</text:span>::<text:span text:style-name="T14">to_string</text:span>(<text:span text:style-name="T11">op</text:span>.<text:span text:style-name="T40">realValue</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SymbolType</text:span>::<text:span text:style-name="T2">Variable</text:span>:</text:p>
      <text:p text:style-name="КОД"><text:span text:style-name="T7"><text:s text:c="8"/></text:span><text:span text:style-name="T11">opStr</text:span><text:span text:style-name="T7"> </text:span><text:span text:style-name="T14">=</text:span><text:span text:style-name="T7"> </text:span><text:span text:style-name="T11">op</text:span>.<text:span text:style-name="T40">variable</text:span>-&gt;<text:span text:style-name="T14">utf8Name</text:span>();</text:p>
      <text:p text:style-name="КОД"><text:span text:style-name="T7"><text:s text:c="8"/></text:span><text:span text:style-name="T26">break</text:span>;</text:p>
      <text:p text:style-name="КОД"><text:span text:style-name="T7"><text:s text:c="4"/></text:span><text:span text:style-name="T26">default</text:span>:</text:p>
      <text:p text:style-name="КОД"><text:span text:style-name="T7"><text:s text:c="8"/></text:span><text:span text:style-name="T26">throw</text:span><text:span text:style-name="T7"> </text:span><text:span text:style-name="T2">std</text:span>::<text:span text:style-name="T2">domain_error</text:span>(<text:span text:style-name="T19">"Unsupported SymbolType"</text:span>);</text:p>
      <text:p text:style-name="КОД"><text:span text:style-name="T7"><text:s text:c="4"/></text:span>}</text:p>
      <text:p text:style-name="КОД"><text:span text:style-name="T7"><text:s text:c="4"/></text:span><text:span text:style-name="T26">return</text:span><text:span text:style-name="T7"> </text:span><text:span text:style-name="T11">opStr</text:span>;</text:p>
      <text:p text:style-name="КОД">}</text:p>
      <text:p text:style-name="Horizontal_20_Line"/>
      <text:p text:style-name="P150">Отлично. Теперь мы можем выкинуть два метода из ICodeEmitter и значительно упростить <text:span text:style-name="T119">оставшиеся</text:span> два:</text:p>
      <text:p text:style-name="КОД"><text:span text:style-name="T26">class</text:span><text:span text:style-name="T7"> </text:span><text:span text:style-name="T24">ESCRIPT_EXPORT</text:span><text:span text:style-name="T7"> </text:span><text:span text:style-name="T3">ICodeEmitter</text:span></text:p>
      <text:p text:style-name="КОД">{</text:p>
      <text:p text:style-name="КОД"><text:span text:style-name="T26">public</text:span>:</text:p>
      <text:p text:style-name="КОД"><text:span text:style-name="T7"><text:s text:c="4"/></text:span><text:span text:style-name="T26">void</text:span><text:span text:style-name="T7"> </text:span><text:span text:style-name="T15">binaryOp</text:span>(<text:span text:style-name="T2">OperationType</text:span><text:span text:style-name="T7"> </text:span><text:span text:style-name="T11">operationType</text:span>,</text:p>
      <text:p text:style-name="КОД"><text:span text:style-name="T7"><text:s text:c="18"/></text:span><text:span text:style-name="T2">Symbol</text:span><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span text:style-name="T7"><text:s text:c="4"/></text:span><text:span text:style-name="T26">void</text:span><text:span text:style-name="T7"> </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6">void</text:span><text:span text:style-name="T7"> </text:span>*<text:span text:style-name="T11">rvalue</text:span>);</text:p>
      <text:p text:style-name="КОД">};</text:p>
      <text:p text:style-name="Horizontal_20_Line"/>
      <text:p text:style-name="КОД"><text:span text:style-name="T26">void</text:span><text:span text:style-name="T7"> </text:span>ICodeEmitter::binaryOp(OperationType<text:span text:style-name="T7"> </text:span>operationType,</text:p>
      <text:p text:style-name="P178"><text:span text:style-name="T7"><text:s text:c="28"/></text:span><text:span text:style-name="T2">Symbol</text:span><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6">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6">void</text:span><text:span text:style-name="T7"> </text:span>*<text:span text:style-name="T11">operand2</text:span>)</text:p>
      <text:p text:style-name="КОД">{</text:p>
      <text:p text:style-name="КОД"><text:span text:style-name="T7"><text:s text:c="4"/></text:span><text:span text:style-name="T26">switch</text:span><text:span text:style-name="T7"> </text:span>(<text:span text:style-name="T11">operationType</text:span>)<text:span text:style-name="T7"> </text:span>{</text:p>
      <text:p text:style-name="КОД"><text:span text:style-name="T7"><text:s text:c="4"/></text:span><text:span text:style-name="T26">case</text:span><text:span text:style-name="T7"> </text:span><text:span text:style-name="T2">OperationType</text:span>::<text:span text:style-name="T2">Multiply</text:span>:</text:p>
      <text:p text:style-name="КОД"><text:span text:style-name="T7"><text:s text:c="4"/></text:span><text:span text:style-name="T26">case</text:span><text:span text:style-name="T7"> </text:span><text:span text:style-name="T2">OperationType</text:span>::<text:span text:style-name="T2">Add</text:span>:</text:p>
      <text:p text:style-name="КОД"><text:span text:style-name="T7"><text:s text:c="8"/></text:span><text:span text:style-name="T26">break</text:span>;</text:p>
      <text:p text:style-name="КОД"><text:span text:style-name="T7"><text:s text:c="4"/></text:span><text:span text:style-name="T26">default</text:span>:</text:p>
      <text:p text:style-name="КОД"><text:span text:style-name="T7"><text:s text:c="8"/></text:span><text:span text:style-name="T26">throw</text:span><text:span text:style-name="T7"> </text:span><text:span text:style-name="T2">std</text:span>::<text:span text:style-name="T2">domain_error</text:span>(<text:span text:style-name="T19">"Invalid binary operation"</text:span>);</text:p>
      <text:p text:style-name="КОД"><text:span text:style-name="T7"><text:s text:c="4"/></text:span>}</text:p>
      <text:p text:style-name="КОД"><text:span text:style-name="T7"><text:s text:c="4"/></text:span><text:span text:style-name="T2">OpCode</text:span><text:span text:style-name="T7"> </text:span><text:span text:style-name="T11">code</text:span>;</text:p>
      <text:p text:style-name="КОД"><text:span text:style-name="T7"><text:s text:c="4"/></text:span><text:span text:style-name="T11">code</text:span>.<text:span text:style-name="T40">lvalue</text:span><text:span text:style-name="T7"> </text:span>=<text:span text:style-name="T7"> </text:span><text:span text:style-name="T11">resultVariable</text:span>;</text:p>
      <text:p text:style-name="КОД"><text:span text:style-name="T7"><text:s text:c="4"/></text:span><text:span text:style-name="T11">code</text:span>.<text:span text:style-name="T14">setOperand1</text:span>(<text:span text:style-name="T11">operand1Type</text:span>,<text:span text:style-name="T7"> </text:span><text:span text:style-name="T13">operand1</text:span>);</text:p>
      <text:p text:style-name="КОД"><text:span text:style-name="T7"><text:s text:c="4"/></text:span><text:span text:style-name="T11">code</text:span>.<text:span text:style-name="T14">setOperand2</text:span>(<text:span text:style-name="T11">operand2Type</text:span>,<text:span text:style-name="T7"> </text:span><text:span text:style-name="T13">operand2</text:span>);</text:p>
      <text:p text:style-name="КОД"><text:span text:style-name="T7"><text:s text:c="4"/></text:span><text:span text:style-name="T11">code</text:span>.<text:span text:style-name="T40">operation</text:span><text:span text:style-name="T7"> </text:span>=<text:span text:style-name="T7"> </text:span><text:span text:style-name="T11">operationType</text:span>;</text:p>
      <text:p text:style-name="КОД"><text:span text:style-name="T7"><text:s text:c="4"/></text:span><text:span text:style-name="T28">cout</text:span><text:span text:style-name="T7"> </text:span><text:span text:style-name="T14">&lt;&lt;</text:span><text:span text:style-name="T7"> </text:span><text:span text:style-name="T11">code</text:span>.<text:span text:style-name="T14">toString</text:span>()<text:span text:style-name="T7"> </text:span><text:span text:style-name="T14">&lt;&lt;</text:span><text:span text:style-name="T7"> </text:span><text:span text:style-name="T14">endl</text:span>;</text:p>
      <text:p text:style-name="КОД">}</text:p>
      <text:p text:style-name="КОД"><text:span text:style-name="T26">void</text:span><text:span text:style-name="T7"> </text:span><text:span text:style-name="T2">ICodeEmitter</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6">void</text:span><text:span text:style-name="T7"> </text:span>*<text:span text:style-name="T11">rvalue</text:span>)</text:p>
      <text:p text:style-name="КОД">{</text:p>
      <text:p text:style-name="КОД"><text:span text:style-name="T7"><text:s text:c="4"/></text:span><text:span text:style-name="T2">OpCode</text:span><text:span text:style-name="T7"> </text:span><text:span text:style-name="T11">code</text:span>;</text:p>
      <text:p text:style-name="КОД"><text:span text:style-name="T7"><text:s text:c="4"/></text:span><text:span text:style-name="T11">code</text:span>.<text:span text:style-name="T40">lvalue</text:span><text:span text:style-name="T7"> </text:span>=<text:span text:style-name="T7"> </text:span><text:span text:style-name="T11">lvalue</text:span>;</text:p>
      <text:p text:style-name="КОД"><text:span text:style-name="T7"><text:s text:c="4"/></text:span><text:span text:style-name="T11">code</text:span>.<text:span text:style-name="T40">operation</text:span><text:span text:style-name="T7"> </text:span>=<text:span text:style-name="T7"> </text:span><text:span text:style-name="T2">OperationType</text:span>::<text:span text:style-name="T2">Assign</text:span>;</text:p>
      <text:p text:style-name="КОД"><text:span text:style-name="T7"><text:s text:c="4"/></text:span><text:span text:style-name="T11">code</text:span>.<text:span text:style-name="T14">setOperand1</text:span>(<text:span text:style-name="T11">rvalueType</text:span>,<text:span text:style-name="T7"> </text:span><text:span text:style-name="T13">rvalue</text:span>);</text:p>
      <text:p text:style-name="КОД"><text:span text:style-name="T7"><text:s text:c="4"/></text:span><text:span text:style-name="T28">cout</text:span><text:span text:style-name="T7"> </text:span><text:span text:style-name="T14">&lt;&lt;</text:span><text:span text:style-name="T7"> </text:span><text:span text:style-name="T11">code</text:span>.<text:span text:style-name="T14">toString</text:span>()<text:span text:style-name="T7"> </text:span><text:span text:style-name="T14">&lt;&lt;</text:span><text:span text:style-name="T7"> </text:span><text:span text:style-name="T14">endl</text:span>;</text:p>
      <text:p text:style-name="КОД">}</text:p>
      <text:p text:style-name="Horizontal_20_Line"/>
      <text:p text:style-name="P151"><text:soft-page-break/>Результат тот же, а код намного красивее.</text:p>
      <text:p text:style-name="P152">Допишем немного тестов:</text:p>
      <text:p text:style-name="КОД"><text:span text:style-name="T26">void</text:span><text:span text:style-name="T7"> </text:span><text:span text:style-name="T2">OpCode_Test</text:span>::<text:span text:style-name="T15">test_opCodeWork</text:span>()</text:p>
      <text:p text:style-name="КОД">{</text:p>
      <text:p text:style-name="КОД"><text:span text:style-name="T7"><text:s text:c="4"/></text:span><text:span text:style-name="T2">OpCode</text:span><text:span text:style-name="T7"> </text:span><text:span text:style-name="T11">code1</text:span>;</text:p>
      <text:p text:style-name="КОД"><text:span text:style-name="T7"><text:s text:c="4"/></text:span><text:span text:style-name="T11">code1</text:span>.<text:span text:style-name="T40">operand1Type</text:span><text:span text:style-name="T7"> </text:span>=<text:span text:style-name="T7"> </text:span><text:span text:style-name="T2">SymbolType</text:span>::<text:span text:style-name="T2">Integer</text:span>;</text:p>
      <text:p text:style-name="КОД"><text:span text:style-name="T7"><text:s text:c="4"/></text:span><text:span text:style-name="T11">code1</text:span>.<text:span text:style-name="T40">operand1</text:span>.<text:span text:style-name="T40">intValue</text:span><text:span text:style-name="T7"> </text:span>=<text:span text:style-name="T7"> </text:span><text:span text:style-name="T24">15</text:span>;</text:p>
      <text:p text:style-name="КОД"><text:span text:style-name="T7"><text:s text:c="4"/></text:span><text:span text:style-name="T11">code1</text:span>.<text:span text:style-name="T40">operand2Type</text:span><text:span text:style-name="T7"> </text:span>=<text:span text:style-name="T7"> </text:span><text:span text:style-name="T2">SymbolType</text:span>::<text:span text:style-name="T2">Real</text:span>;</text:p>
      <text:p text:style-name="КОД"><text:span text:style-name="T7"><text:s text:c="4"/></text:span><text:span text:style-name="T11">code1</text:span>.<text:span text:style-name="T40">operand2</text:span>.<text:span text:style-name="T40">realValue</text:span><text:span text:style-name="T7"> </text:span>=<text:span text:style-name="T7"> </text:span><text:span text:style-name="T24">16</text:span>;</text:p>
      <text:p text:style-name="КОД"><text:span text:style-name="T7"><text:s text:c="4"/></text:span><text:span text:style-name="T24">assert</text:span>(<text:span text:style-name="T11">code1</text:span>.<text:span text:style-name="T40">operand1</text:span>.<text:span text:style-name="T40">intValue</text:span><text:span text:style-name="T7"> </text:span>==<text:span text:style-name="T7"> </text:span><text:span text:style-name="T24">15</text:span>);</text:p>
      <text:p text:style-name="КОД"><text:span text:style-name="T7"><text:s text:c="4"/></text:span><text:span text:style-name="T24">assert</text:span>(<text:span text:style-name="T11">code1</text:span>.<text:span text:style-name="T40">operand1Type</text:span><text:span text:style-name="T7"> </text:span>==<text:span text:style-name="T7"> </text:span><text:span text:style-name="T2">SymbolType</text:span>::<text:span text:style-name="T2">Integer</text:span>);</text:p>
      <text:p text:style-name="КОД"><text:span text:style-name="T7"><text:s text:c="4"/></text:span><text:span text:style-name="T24">assert</text:span>(<text:span text:style-name="T11">code1</text:span>.<text:span text:style-name="T40">operand2</text:span>.<text:span text:style-name="T40">realValue</text:span><text:span text:style-name="T7"> </text:span>==<text:span text:style-name="T7"> </text:span><text:span text:style-name="T24">16</text:span>);</text:p>
      <text:p text:style-name="КОД"><text:span text:style-name="T7"><text:s text:c="4"/></text:span><text:span text:style-name="T24">assert</text:span>(<text:span text:style-name="T11">code1</text:span>.<text:span text:style-name="T40">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1">i1</text:span><text:span text:style-name="T7"> </text:span>=<text:span text:style-name="T7"> </text:span><text:span text:style-name="T24">5678</text:span>;</text:p>
      <text:p text:style-name="КОД"><text:span text:style-name="T7"><text:s text:c="4"/></text:span><text:span text:style-name="T2">IntType</text:span><text:span text:style-name="T7"> </text:span><text:span text:style-name="T11">i2</text:span><text:span text:style-name="T7"> </text:span>=<text:span text:style-name="T7"> </text:span><text:span text:style-name="T24">654123</text:span>;</text:p>
      <text:p text:style-name="КОД"><text:span text:style-name="T7"><text:s text:c="4"/></text:span><text:span text:style-name="T11">code1</text:span>.<text:span text:style-name="T14">setOperand1</text:span>(<text:span text:style-name="T2">SymbolType</text:span>::<text:span text:style-name="T2">Integer</text:span>,<text:span text:style-name="T7"> </text:span><text:span text:style-name="T118">&amp;</text:span><text:span text:style-name="T13">i1</text:span>);</text:p>
      <text:p text:style-name="КОД"><text:span text:style-name="T7"><text:s text:c="4"/></text:span><text:span text:style-name="T11">code1</text:span>.<text:span text:style-name="T14">setOperand2</text:span>(<text:span text:style-name="T2">SymbolType</text:span>::<text:span text:style-name="T2">Integer</text:span>,<text:span text:style-name="T7"> </text:span><text:span text:style-name="T118">&amp;</text:span><text:span text:style-name="T13">i2</text:span>);</text:p>
      <text:p text:style-name="КОД"><text:span text:style-name="T7"><text:s text:c="4"/></text:span><text:span text:style-name="T24">assert</text:span>(<text:span text:style-name="T11">code1</text:span>.<text:span text:style-name="T40">operand1</text:span>.<text:span text:style-name="T40">intValue</text:span><text:span text:style-name="T7"> </text:span>==<text:span text:style-name="T7"> </text:span><text:span text:style-name="T11">i1</text:span>);</text:p>
      <text:p text:style-name="КОД"><text:span text:style-name="T7"><text:s text:c="4"/></text:span><text:span text:style-name="T24">assert</text:span>(<text:span text:style-name="T11">code1</text:span>.<text:span text:style-name="T40">operand1Type</text:span><text:span text:style-name="T7"> </text:span>==<text:span text:style-name="T7"> </text:span><text:span text:style-name="T2">SymbolType</text:span>::<text:span text:style-name="T2">Integer</text:span>);</text:p>
      <text:p text:style-name="КОД"><text:span text:style-name="T7"><text:s text:c="4"/></text:span><text:span text:style-name="T24">assert</text:span>(<text:span text:style-name="T11">code1</text:span>.<text:span text:style-name="T40">operand2</text:span>.<text:span text:style-name="T40">intValue</text:span><text:span text:style-name="T7"> </text:span>==<text:span text:style-name="T7"> </text:span><text:span text:style-name="T11">i2</text:span>);</text:p>
      <text:p text:style-name="КОД"><text:span text:style-name="T7"><text:s text:c="4"/></text:span><text:span text:style-name="T24">assert</text:span>(<text:span text:style-name="T11">code1</text:span>.<text:span text:style-name="T40">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2">э</text:span>тап завершён. <text:span text:style-name="T121">Код: EScriptEngine-7.zip</text:span></text:p>
      <text:p text:style-name="P154">01.08.2023</text:p>
      <text:h text:style-name="P190" text:outline-level="2">Рефакторинг</text:h>
      <text:p text:style-name="P196"><text:span text:style-name="T120">Мы поправили часть кода, однако в pa</text:span><text:span text:style-name="T123">r</text:span><text:span text:style-name="T120">ser.cpp н</text:span><text:span text:style-name="T112">аши ф</text:span>ункции выглядят очень непривлекательно. Давайте займёмся их доработкой. </text:p>
      <text:p text:style-name="P198"><text:span text:style-name="T126">Сначала сократим мет</text:span>од AssignStatement(), здесь можно оставить только извлечение lvalue, остальное перенести в emitAssign():</text:p>
      <text:p text:style-name="КОД"><text:span text:style-name="T26">void</text:span><text:span text:style-name="T7"> </text:span><text:span text:style-name="T2">Parser</text:span>::<text:span text:style-name="T15">AssignStatement</text:span>()</text:p>
      <text:p text:style-name="КОД">{</text:p>
      <text:p text:style-name="КОД"><text:span text:style-name="T7"><text:s text:c="4"/></text:span><text:span text:style-name="T14">Variable</text:span>();</text:p>
      <text:p text:style-name="КОД"><text:span text:style-name="T7"><text:s text:c="4"/></text:span><text:span text:style-name="T40">_types</text:span>.<text:span text:style-name="T14">pop</text:span>();<text:span text:style-name="T7"> </text:span><text:span text:style-name="T19">//</text:span><text:span text:style-name="T7"> </text:span><text:span text:style-name="T19">пока</text:span><text:span text:style-name="T7"> </text:span><text:span text:style-name="T19">всегда</text:span><text:span text:style-name="T7"> </text:span><text:span text:style-name="T19">SymbolType::Variable</text:span></text:p>
      <text:p text:style-name="КОД"><text:span text:style-name="T7"><text:s text:c="4"/></text:span><text:span text:style-name="T26">auto</text:span><text:span text:style-name="T7"> </text:span><text:span text:style-name="T11">lvalue</text:span><text:span text:style-name="T7"> </text:span>=<text:span text:style-name="T7"> </text:span><text:span text:style-name="T40">_variables</text:span>.<text:span text:style-name="T14">top</text:span>();</text:p>
      <text:p text:style-name="КОД"><text:span text:style-name="T7"><text:s text:c="4"/></text:span><text:span text:style-name="T40">_variables</text:span>.<text:span text:style-name="T14">pop</text:span>();</text:p>
      <text:p text:style-name="КОД"><text:span text:style-name="T7"><text:s text:c="4"/></text:span><text:span text:style-name="T14">match</text:span>(<text:span text:style-name="T2">Token</text:span>::<text:span text:style-name="T2">Assign</text:span>);</text:p>
      <text:p text:style-name="КОД"><text:span text:style-name="T7"><text:s text:c="4"/></text:span><text:span text:style-name="T14">Expression</text:span>();</text:p>
      <text:p text:style-name="КОД"><text:span text:style-name="T7"><text:s text:c="4"/></text:span><text:span text:style-name="T14">emitAssign</text:span>(<text:span text:style-name="T13">lvalue</text:span>);</text:p>
      <text:p text:style-name="КОД">}</text:p>
      <text:p text:style-name="Horizontal_20_Line"/>
      <text:p text:style-name="P197">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5">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1">rec</text:span>;</text:p>
      <text:p text:style-name="КОД"><text:span text:style-name="T7"><text:s text:c="4"/></text:span><text:span text:style-name="T26">auto</text:span><text:span text:style-name="T7"> </text:span><text:span text:style-name="T11">valueType</text:span><text:span text:style-name="T7"> </text:span>=<text:span text:style-name="T7"> </text:span><text:span text:style-name="T40">_types</text:span>.<text:span text:style-name="T14">top</text:span>();</text:p>
      <text:p text:style-name="КОД"><text:span text:style-name="T7"><text:s text:c="4"/></text:span><text:span text:style-name="T11">rec</text:span>.<text:span text:style-name="T40">first</text:span><text:span text:style-name="T7"> </text:span>=<text:span text:style-name="T7"> </text:span><text:span text:style-name="T11">valueType</text:span>;</text:p>
      <text:p text:style-name="КОД"><text:span text:style-name="T7"><text:s text:c="4"/></text:span><text:span text:style-name="T40">_types</text:span>.<text:span text:style-name="T14">pop</text:span>();</text:p>
      <text:p text:style-name="КОД"><text:span text:style-name="T7"><text:s text:c="4"/></text:span><text:span text:style-name="T26">switch</text:span><text:span text:style-name="T7"> </text:span>(<text:span text:style-name="T11">valueType</text:span>)<text:span text:style-name="T7"> </text:span>{</text:p>
      <text:p text:style-name="КОД"><text:span text:style-name="T7"><text:s text:c="4"/></text:span><text:span text:style-name="T26">case</text:span><text:span text:style-name="T7"> </text:span><text:span text:style-name="T2">SymbolType</text:span>::<text:span text:style-name="T2">Variable</text:span>:</text:p>
      <text:p text:style-name="КОД"><text:span text:style-name="T7"><text:s text:c="8"/></text:span><text:span text:style-name="T11">rec</text:span>.<text:span text:style-name="T40">second</text:span>.<text:span text:style-name="T40">variable</text:span><text:span text:style-name="T7"> </text:span>=<text:span text:style-name="T7"> </text:span><text:span text:style-name="T40">_variables</text:span>.<text:span text:style-name="T14">top</text:span>().<text:span text:style-name="T14">get</text:span>();</text:p>
      <text:p text:style-name="КОД"><text:span text:style-name="T7"><text:s text:c="8"/></text:span><text:span text:style-name="T40">_variables</text:span>.<text:span text:style-name="T14">pop</text:span>();</text:p>
      <text:p text:style-name="КОД"><text:soft-page-break/><text:span text:style-name="T7"><text:s text:c="8"/></text:span><text:span text:style-name="T26">break</text:span>;</text:p>
      <text:p text:style-name="КОД"><text:span text:style-name="T7"><text:s text:c="4"/></text:span><text:span text:style-name="T26">case</text:span><text:span text:style-name="T7"> </text:span><text:span text:style-name="T2">SymbolType</text:span>::<text:span text:style-name="T2">Integer</text:span>:</text:p>
      <text:p text:style-name="КОД"><text:span text:style-name="T7"><text:s text:c="8"/></text:span><text:span text:style-name="T11">rec</text:span>.<text:span text:style-name="T40">second</text:span>.<text:span text:style-name="T40">intValue</text:span><text:span text:style-name="T7"> </text:span>=<text:span text:style-name="T7"> </text:span><text:span text:style-name="T40">_integers</text:span>.<text:span text:style-name="T14">top</text:span>();</text:p>
      <text:p text:style-name="КОД"><text:span text:style-name="T7"><text:s text:c="8"/></text:span><text:span text:style-name="T40">_integers</text:span>.<text:span text:style-name="T14">pop</text:span>();</text:p>
      <text:p text:style-name="КОД"><text:span text:style-name="T7"><text:s text:c="8"/></text:span><text:span text:style-name="T26">break</text:span>;</text:p>
      <text:p text:style-name="КОД"><text:span text:style-name="T7"><text:s text:c="4"/></text:span><text:span text:style-name="T26">case</text:span><text:span text:style-name="T7"> </text:span><text:span text:style-name="T2">SymbolType</text:span>::<text:span text:style-name="T2">Real</text:span>:</text:p>
      <text:p text:style-name="КОД"><text:span text:style-name="T7"><text:s text:c="8"/></text:span><text:span text:style-name="T11">rec</text:span>.<text:span text:style-name="T40">second</text:span>.<text:span text:style-name="T40">realValue</text:span><text:span text:style-name="T7"> </text:span>=<text:span text:style-name="T7"> </text:span><text:span text:style-name="T40">_integers</text:span>.<text:span text:style-name="T14">top</text:span>();</text:p>
      <text:p text:style-name="КОД"><text:span text:style-name="T7"><text:s text:c="8"/></text:span><text:span text:style-name="T40">_reals</text:span>.<text:span text:style-name="T14">pop</text:span>();</text:p>
      <text:p text:style-name="КОД"><text:span text:style-name="T7"><text:s text:c="8"/></text:span><text:span text:style-name="T26">break</text:span>;</text:p>
      <text:p text:style-name="КОД"><text:span text:style-name="T7"><text:s text:c="4"/></text:span><text:span text:style-name="T26">default</text:span>:</text:p>
      <text:p text:style-name="КОД"><text:span text:style-name="T7"><text:s text:c="8"/></text:span><text:span text:style-name="T26">throw</text:span><text:span text:style-name="T7"> </text:span><text:span text:style-name="T2">std</text:span>::<text:span text:style-name="T2">domain_error</text:span>(<text:span text:style-name="T19">"Unsupported SymbolType"</text:span>);</text:p>
      <text:p text:style-name="КОД"><text:span text:style-name="T7"><text:s text:c="4"/></text:span>}</text:p>
      <text:p text:style-name="КОД"><text:span text:style-name="T7"><text:s text:c="4"/></text:span><text:span text:style-name="T26">return</text:span><text:span text:style-name="T7"> </text:span><text:span text:style-name="T11">rec</text:span>;</text:p>
      <text:p text:style-name="КОД">}</text:p>
      <text:p text:style-name="Horizontal_20_Line"/>
      <text:p text:style-name="Text_20_body">Метод вернёт пару: тип значения в стеке+значение в виде объединения OperandRecord. <text:span text:style-name="T126">Тогда код emitAssign тоже сократится:</text:span></text:p>
      <text:p text:style-name="КОД"><text:span text:style-name="T26">void</text:span><text:span text:style-name="T7"> </text:span>Parser::emitAssign(std::shared_ptr&lt;Symbol&gt;<text:span text:style-name="T7"> </text:span>&amp;lvalue)</text:p>
      <text:p text:style-name="КОД">{</text:p>
      <text:p text:style-name="КОД"><text:span text:style-name="T7"><text:s text:c="4"/></text:span><text:span text:style-name="T19">//</text:span><text:span text:style-name="T7"> </text:span><text:span text:style-name="T19">после</text:span><text:span text:style-name="T7"> </text:span><text:span text:style-name="T19">Expression</text:span><text:span text:style-name="T7"> </text:span><text:span text:style-name="T19">всегда</text:span><text:span text:style-name="T7"> </text:span><text:span text:style-name="T19">что-то</text:span><text:span text:style-name="T7"> </text:span><text:span text:style-name="T19">есть</text:span><text:span text:style-name="T7"> </text:span><text:span text:style-name="T19">в</text:span><text:span text:style-name="T7"> </text:span><text:span text:style-name="T19">стеке</text:span></text:p>
      <text:p text:style-name="КОД"><text:span text:style-name="T7"><text:s text:c="4"/></text:span><text:span text:style-name="T26">auto</text:span><text:span text:style-name="T7"> </text:span><text:span text:style-name="T11">rec</text:span><text:span text:style-name="T7"> </text:span>=<text:span text:style-name="T7"> </text:span><text:span text:style-name="T14">popStackValue</text:span>();</text:p>
      <text:p text:style-name="КОД"><text:span text:style-name="T7"><text:s text:c="4"/></text:span><text:span text:style-name="T40">_emitter</text:span><text:span text:style-name="T14">-&gt;assign</text:span>(<text:span text:style-name="T13">lvalue</text:span><text:span text:style-name="T118">.</text:span><text:span text:style-name="T16">get</text:span><text:span text:style-name="T118">()</text:span>,<text:span text:style-name="T7"> </text:span><text:span text:style-name="T11">rec</text:span>.<text:span text:style-name="T40">first</text:span>,<text:span text:style-name="T7"> </text:span><text:span text:style-name="T11">rec</text:span>.<text:span text:style-name="T40">second</text:span>);</text:p>
      <text:p text:style-name="КОД">}</text:p>
      <text:p text:style-name="Horizontal_20_Line"/>
      <text:p text:style-name="P199"><text:span text:style-name="T127">Подобный срам наблюдается в </text:span>emitBinaryOp<text:span text:style-name="T127">(), исправим и его:</text:span></text:p>
      <text:p text:style-name="КОД"><text:span text:style-name="T26">void</text:span><text:span text:style-name="T7"> </text:span><text:span text:style-name="T2">Parser</text:span>::<text:span text:style-name="T15">emitBinaryOp</text:span>(<text:span text:style-name="T2">OperationType</text:span><text:span text:style-name="T7"> </text:span><text:span text:style-name="T11">opType</text:span>,<text:span text:style-name="T7"> </text:span><text:span text:style-name="T2">std</text:span>::<text:span text:style-name="T2">shared_ptr</text:span>&lt;<text:span text:style-name="T2">Symbol</text:span>&gt;<text:span text:style-name="T7"> </text:span>&amp;<text:span text:style-name="T11">tmpVariable</text:span>)</text:p>
      <text:p text:style-name="КОД">{</text:p>
      <text:p text:style-name="КОД"><text:span text:style-name="T7"><text:s text:c="4"/></text:span><text:span text:style-name="T26">switch</text:span><text:span text:style-name="T7"> </text:span>(<text:span text:style-name="T11">opType</text:span>)<text:span text:style-name="T7"> </text:span>{</text:p>
      <text:p text:style-name="КОД"><text:span text:style-name="T7"><text:s text:c="4"/></text:span><text:span text:style-name="T26">case</text:span><text:span text:style-name="T7"> </text:span><text:span text:style-name="T2">OperationType</text:span>::<text:span text:style-name="T2">Add</text:span>:</text:p>
      <text:p text:style-name="КОД"><text:span text:style-name="T7"><text:s text:c="4"/></text:span><text:span text:style-name="T26">case</text:span><text:span text:style-name="T7"> </text:span><text:span text:style-name="T2">OperationType</text:span>::<text:span text:style-name="T2">Multiply</text:span>:<text:span text:style-name="T7"> </text:span>{</text:p>
      <text:p text:style-name="КОД"><text:span text:style-name="T7"><text:s text:c="8"/></text:span><text:span text:style-name="T26">auto</text:span><text:span text:style-name="T7"> </text:span><text:span text:style-name="T11">opRecord2</text:span><text:span text:style-name="T7"> </text:span>=<text:span text:style-name="T7"> </text:span><text:span text:style-name="T14">popStackValue</text:span>();</text:p>
      <text:p text:style-name="КОД"><text:span text:style-name="T7"><text:s text:c="8"/></text:span><text:span text:style-name="T26">auto</text:span><text:span text:style-name="T7"> </text:span><text:span text:style-name="T11">opRecord1</text:span><text:span text:style-name="T7"> </text:span>=<text:span text:style-name="T7"> </text:span><text:span text:style-name="T14">popStackValue</text:span>();</text:p>
      <text:p text:style-name="КОД"><text:span text:style-name="T7"><text:s text:c="8"/></text:span><text:span text:style-name="T40">_emitter</text:span><text:span text:style-name="T14">-&gt;binaryOp</text:span>(<text:span text:style-name="T11">opType</text:span>,<text:span text:style-name="T7"> </text:span><text:span text:style-name="T13">tmpVariable</text:span><text:span text:style-name="T118">.</text:span><text:span text:style-name="T16">get</text:span><text:span text:style-name="T118">()</text:span>,</text:p>
      <text:p text:style-name="КОД"><text:span text:style-name="T7"><text:s text:c="27"/></text:span><text:span text:style-name="T11">opRecord1</text:span>.<text:span text:style-name="T40">first</text:span>,<text:span text:style-name="T7"> </text:span><text:span text:style-name="T11">opRecord1</text:span>.<text:span text:style-name="T40">second</text:span>,</text:p>
      <text:p text:style-name="КОД"><text:span text:style-name="T7"><text:s text:c="27"/></text:span><text:span text:style-name="T11">opRecord2</text:span>.<text:span text:style-name="T40">first</text:span>,<text:span text:style-name="T7"> </text:span><text:span text:style-name="T11">opRecord2</text:span>.<text:span text:style-name="T40">second</text:span>);</text:p>
      <text:p text:style-name="КОД"><text:span text:style-name="T7"><text:s text:c="8"/></text:span><text:span text:style-name="T26">break</text:span>;</text:p>
      <text:p text:style-name="КОД"><text:span text:style-name="T7"><text:s text:c="4"/></text:span>}</text:p>
      <text:p text:style-name="КОД"><text:span text:style-name="T7"><text:s text:c="4"/></text:span><text:span text:style-name="T26">default</text:span>:</text:p>
      <text:p text:style-name="КОД"><text:span text:style-name="T7"><text:s text:c="8"/></text:span><text:span text:style-name="T26">throw</text:span><text:span text:style-name="T7"> </text:span><text:span text:style-name="T2">std</text:span>::<text:span text:style-name="T2">domain_error</text:span>(<text:span text:style-name="T19">"Invalid binary operation"</text:span>);</text:p>
      <text:p text:style-name="КОД"><text:span text:style-name="T7"><text:s text:c="4"/></text:span>}</text:p>
      <text:p text:style-name="КОД">}</text:p>
      <text:p text:style-name="Horizontal_20_Line"/>
      <text:p text:style-name="P200">И добавили вторую версию метода</text:p>
      <text:p text:style-name="КОД"><text:span text:style-name="T26">void</text:span><text:span text:style-name="T7"> </text:span><text:span text:style-name="T2">ICodeEmitter</text:span>::<text:span text:style-name="T15">binaryOp</text:span>(<text:span text:style-name="T2">OperationType</text:span><text:span text:style-name="T7"> </text:span><text:span text:style-name="T11">operationType</text:span>,</text:p>
      <text:p text:style-name="КОД"><text:span text:style-name="T7"><text:s text:c="28"/></text:span><text:span text:style-name="T2">Symbol</text:span><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p>
      <text:p text:style-name="КОД"><text:span text:style-name="T7"><text:s text:c="28"/></text:span><text:span text:style-name="T26">const</text:span><text:span text:style-name="T7"> </text:span><text:span text:style-name="T2">OperandRecord</text:span><text:span text:style-name="T7"> </text:span>&amp;<text:span text:style-name="T11">operand1</text:span>,</text:p>
      <text:p text:style-name="КОД"><text:span text:style-name="T7"><text:s text:c="28"/></text:span><text:span text:style-name="T2">SymbolType</text:span><text:span text:style-name="T7"> </text:span><text:span text:style-name="T11">operand2Type</text:span>,</text:p>
      <text:p text:style-name="КОД"><text:span text:style-name="T7"><text:s text:c="28"/></text:span><text:span text:style-name="T26">const</text:span><text:span text:style-name="T7"> </text:span><text:span text:style-name="T2">OperandRecord</text:span><text:span text:style-name="T7"> </text:span>&amp;<text:span text:style-name="T11">operand2</text:span>)</text:p>
      <text:p text:style-name="КОД">{</text:p>
      <text:p text:style-name="КОД"><text:span text:style-name="T7"><text:s text:c="4"/></text:span><text:span text:style-name="T26">switch</text:span><text:span text:style-name="T7"> </text:span>(<text:span text:style-name="T11">operationType</text:span>)<text:span text:style-name="T7"> </text:span>{</text:p>
      <text:p text:style-name="КОД"><text:span text:style-name="T7"><text:s text:c="4"/></text:span><text:span text:style-name="T26">case</text:span><text:span text:style-name="T7"> </text:span><text:span text:style-name="T2">OperationType</text:span>::<text:span text:style-name="T2">Multiply</text:span>:</text:p>
      <text:p text:style-name="КОД"><text:span text:style-name="T7"><text:s text:c="4"/></text:span><text:span text:style-name="T26">case</text:span><text:span text:style-name="T7"> </text:span><text:span text:style-name="T2">OperationType</text:span>::<text:span text:style-name="T2">Add</text:span>:</text:p>
      <text:p text:style-name="КОД"><text:span text:style-name="T7"><text:s text:c="8"/></text:span><text:span text:style-name="T26">break</text:span>;</text:p>
      <text:p text:style-name="КОД"><text:span text:style-name="T7"><text:s text:c="4"/></text:span><text:span text:style-name="T26">default</text:span>:</text:p>
      <text:p text:style-name="КОД"><text:span text:style-name="T7"><text:s text:c="8"/></text:span><text:span text:style-name="T26">throw</text:span><text:span text:style-name="T7"> </text:span><text:span text:style-name="T2">std</text:span>::<text:span text:style-name="T2">domain_error</text:span>(<text:span text:style-name="T19">"Invalid binary operation"</text:span>);</text:p>
      <text:p text:style-name="КОД"><text:span text:style-name="T7"><text:s text:c="4"/></text:span>}</text:p>
      <text:p text:style-name="КОД"><text:soft-page-break/><text:span text:style-name="T7"><text:s text:c="4"/></text:span><text:span text:style-name="T2">OpCode</text:span><text:span text:style-name="T7"> </text:span><text:span text:style-name="T11">code</text:span>;</text:p>
      <text:p text:style-name="КОД"><text:span text:style-name="T7"><text:s text:c="4"/></text:span><text:span text:style-name="T11">code</text:span>.<text:span text:style-name="T40">lvalue</text:span><text:span text:style-name="T7"> </text:span>=<text:span text:style-name="T7"> </text:span><text:span text:style-name="T11">resultVariable</text:span>;</text:p>
      <text:p text:style-name="КОД"><text:span text:style-name="T7"><text:s text:c="4"/></text:span><text:span text:style-name="T11">code</text:span>.<text:span text:style-name="T40">operand1Type</text:span><text:span text:style-name="T7"> </text:span>=<text:span text:style-name="T7"> </text:span><text:span text:style-name="T11">operand1Type</text:span>;</text:p>
      <text:p text:style-name="КОД"><text:span text:style-name="T7"><text:s text:c="4"/></text:span><text:span text:style-name="T11">code</text:span>.<text:span text:style-name="T40">operand1</text:span><text:span text:style-name="T7"> </text:span><text:span text:style-name="T14">=</text:span><text:span text:style-name="T7"> </text:span><text:span text:style-name="T11">operand1</text:span>;</text:p>
      <text:p text:style-name="КОД"><text:span text:style-name="T7"><text:s text:c="4"/></text:span><text:span text:style-name="T11">code</text:span>.<text:span text:style-name="T40">operand2Type</text:span><text:span text:style-name="T7"> </text:span>=<text:span text:style-name="T7"> </text:span><text:span text:style-name="T11">operand2Type</text:span>;</text:p>
      <text:p text:style-name="КОД"><text:span text:style-name="T7"><text:s text:c="4"/></text:span><text:span text:style-name="T11">code</text:span>.<text:span text:style-name="T40">operand2</text:span><text:span text:style-name="T7"> </text:span><text:span text:style-name="T14">=</text:span><text:span text:style-name="T7"> </text:span><text:span text:style-name="T11">operand2</text:span>;</text:p>
      <text:p text:style-name="КОД"><text:span text:style-name="T7"><text:s text:c="4"/></text:span><text:span text:style-name="T11">code</text:span>.<text:span text:style-name="T40">operation</text:span><text:span text:style-name="T7"> </text:span>=<text:span text:style-name="T7"> </text:span><text:span text:style-name="T11">operationType</text:span>;</text:p>
      <text:p text:style-name="КОД"><text:span text:style-name="T7"><text:s text:c="4"/></text:span><text:span text:style-name="T28">cout</text:span><text:span text:style-name="T7"> </text:span><text:span text:style-name="T14">&lt;&lt;</text:span><text:span text:style-name="T7"> </text:span><text:span text:style-name="T11">code</text:span>.<text:span text:style-name="T14">toString</text:span>()<text:span text:style-name="T7"> </text:span><text:span text:style-name="T14">&lt;&lt;</text:span><text:span text:style-name="T7"> </text:span><text:span text:style-name="T14">endl</text:span>;</text:p>
      <text:p text:style-name="КОД">}</text:p>
      <text:p text:style-name="Horizontal_20_Line"/>
      <text:p text:style-name="P200">Со временем мы одну из них можем убрать, пока оставим обе.</text:p>
      <text:p text:style-name="P201">Код в parser.cpp стал значительно приятнее.</text:p>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7-31T23:00:28.654579182</dc:date>
    <meta:editing-duration>P1DT5H44M8S</meta:editing-duration>
    <meta:editing-cycles>218</meta:editing-cycles>
    <meta:document-statistic meta:table-count="4" meta:image-count="3" meta:object-count="0" meta:page-count="58" meta:paragraph-count="2584" meta:word-count="11285" meta:character-count="93983" meta:non-whitespace-character-count="73266"/>
  </office:meta>
</office:document-meta>
</file>